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4571in"/>
    </style:style>
    <style:style style:name="co3" style:family="table-column">
      <style:table-column-properties fo:break-before="auto" style:column-width="1.60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4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2" style:family="table-cell" style:parent-style-name="Default" style:data-style-name="N43"/>
    <style:style style:name="ce3" style:family="table-cell" style:parent-style-name="Default" style:data-style-name="N100"/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07.22.2014a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table:style-name="ce1" office:value-type="string" table:number-columns-spanned="6" table:number-rows-spanned="1">
            <text:p><text:span text:style-name="T1">TinyTag #001 with LP-80 #002 <text:s/>(RIL 63)</text:span>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<text:span text:style-name="T1">TinyTag #002 with LP-80 #001 <text:s/>(RIL 73)</text:span>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4" office:value-type="float" office:value="720319">
            <text:p>720319</text:p>
          </table:table-cell>
          <table:table-cell/>
          <table:table-cell office:value-type="string">
            <text:p>S/N</text:p>
          </table:table-cell>
          <table:table-cell/>
          <table:table-cell table:number-columns-repeated="4" office:value-type="float" office:value="720479">
            <text:p>72047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4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4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4" office:value-type="string">
            <text:p>Light Interception #1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4" office:value-type="string">
            <text:p>Light Interception #2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</table:table-row>
        <table:table-row table:style-name="ro2">
          <table:table-cell/>
          <table:table-cell office:value-type="float" office:value="177">
            <text:p>177</text:p>
          </table:table-cell>
          <table:table-cell office:value-type="string">
            <text:p>2014-07-22 14:04:43</text:p>
          </table:table-cell>
          <table:table-cell office:value-type="string">
            <text:p>33.590 °C</text:p>
          </table:table-cell>
          <table:table-cell office:value-type="string">
            <text:p>33.540 °C</text:p>
          </table:table-cell>
          <table:table-cell office:value-type="string">
            <text:p>64.1 %RH</text:p>
          </table:table-cell>
          <table:table-cell office:value-type="string">
            <text:p>63.6 %RH</text:p>
          </table:table-cell>
          <table:table-cell/>
          <table:table-cell office:value-type="float" office:value="175">
            <text:p>175</text:p>
          </table:table-cell>
          <table:table-cell table:style-name="ce3" office:value-type="string">
            <text:p>2014-07-22 14:04:57</text:p>
          </table:table-cell>
          <table:table-cell office:value-type="string">
            <text:p>37.041 °C</text:p>
          </table:table-cell>
          <table:table-cell office:value-type="string">
            <text:p>36.940 °C</text:p>
          </table:table-cell>
          <table:table-cell office:value-type="string">
            <text:p>51.4 %RH</text:p>
          </table:table-cell>
          <table:table-cell office:value-type="string">
            <text:p>50.4 %RH</text:p>
          </table:table-cell>
        </table:table-row>
        <table:table-row table:style-name="ro2">
          <table:table-cell/>
          <table:table-cell office:value-type="float" office:value="178">
            <text:p>178</text:p>
          </table:table-cell>
          <table:table-cell office:value-type="string">
            <text:p>2014-07-22 14:05:13</text:p>
          </table:table-cell>
          <table:table-cell office:value-type="string">
            <text:p>33.542 °C</text:p>
          </table:table-cell>
          <table:table-cell office:value-type="string">
            <text:p>33.524 °C</text:p>
          </table:table-cell>
          <table:table-cell office:value-type="string">
            <text:p>63.6 %RH</text:p>
          </table:table-cell>
          <table:table-cell office:value-type="string">
            <text:p>61.5 %RH</text:p>
          </table:table-cell>
          <table:table-cell/>
          <table:table-cell office:value-type="float" office:value="176">
            <text:p>176</text:p>
          </table:table-cell>
          <table:table-cell table:style-name="ce3" office:value-type="string">
            <text:p>2014-07-22 14:05:27</text:p>
          </table:table-cell>
          <table:table-cell office:value-type="string">
            <text:p>36.936 °C</text:p>
          </table:table-cell>
          <table:table-cell office:value-type="string">
            <text:p>36.834 °C</text:p>
          </table:table-cell>
          <table:table-cell office:value-type="string">
            <text:p>50.9 %RH</text:p>
          </table:table-cell>
          <table:table-cell office:value-type="string">
            <text:p>50.4 %RH</text:p>
          </table:table-cell>
        </table:table-row>
        <table:table-row table:style-name="ro2">
          <table:table-cell/>
          <table:table-cell office:value-type="float" office:value="179">
            <text:p>179</text:p>
          </table:table-cell>
          <table:table-cell office:value-type="string">
            <text:p>2014-07-22 14:05:43</text:p>
          </table:table-cell>
          <table:table-cell office:value-type="string">
            <text:p>33.529 °C</text:p>
          </table:table-cell>
          <table:table-cell office:value-type="string">
            <text:p>33.524 °C</text:p>
          </table:table-cell>
          <table:table-cell table:number-columns-repeated="2" office:value-type="string">
            <text:p>62.3 %RH</text:p>
          </table:table-cell>
          <table:table-cell/>
          <table:table-cell office:value-type="float" office:value="177">
            <text:p>177</text:p>
          </table:table-cell>
          <table:table-cell table:style-name="ce3" office:value-type="string">
            <text:p>2014-07-22 14:05:57</text:p>
          </table:table-cell>
          <table:table-cell office:value-type="string">
            <text:p>36.829 °C</text:p>
          </table:table-cell>
          <table:table-cell office:value-type="string">
            <text:p>36.727 °C</text:p>
          </table:table-cell>
          <table:table-cell office:value-type="string">
            <text:p>50.4 %RH</text:p>
          </table:table-cell>
          <table:table-cell office:value-type="string">
            <text:p>49.6 %RH</text:p>
          </table:table-cell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string">
            <text:p>2014-07-22 14:06:13</text:p>
          </table:table-cell>
          <table:table-cell office:value-type="string">
            <text:p>33.537 °C</text:p>
          </table:table-cell>
          <table:table-cell office:value-type="string">
            <text:p>33.535 °C</text:p>
          </table:table-cell>
          <table:table-cell office:value-type="string">
            <text:p>62.8 %RH</text:p>
          </table:table-cell>
          <table:table-cell office:value-type="string">
            <text:p>61.5 %RH</text:p>
          </table:table-cell>
          <table:table-cell/>
          <table:table-cell office:value-type="float" office:value="178">
            <text:p>178</text:p>
          </table:table-cell>
          <table:table-cell table:style-name="ce3" office:value-type="string">
            <text:p>2014-07-22 14:06:27</text:p>
          </table:table-cell>
          <table:table-cell office:value-type="string">
            <text:p>36.724 °C</text:p>
          </table:table-cell>
          <table:table-cell office:value-type="string">
            <text:p>36.643 °C</text:p>
          </table:table-cell>
          <table:table-cell table:number-columns-repeated="2" office:value-type="string">
            <text:p>53.4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2014-07-22 14:06:43</text:p>
          </table:table-cell>
          <table:table-cell office:value-type="string">
            <text:p>33.559 °C</text:p>
          </table:table-cell>
          <table:table-cell office:value-type="string">
            <text:p>33.557 °C</text:p>
          </table:table-cell>
          <table:table-cell office:value-type="string">
            <text:p>62.5 %RH</text:p>
          </table:table-cell>
          <table:table-cell office:value-type="string">
            <text:p>61.0 %RH</text:p>
          </table:table-cell>
          <table:table-cell/>
          <table:table-cell office:value-type="float" office:value="179">
            <text:p>179</text:p>
          </table:table-cell>
          <table:table-cell table:style-name="ce3" office:value-type="string">
            <text:p>2014-07-22 14:06:57</text:p>
          </table:table-cell>
          <table:table-cell office:value-type="string">
            <text:p>36.645 °C</text:p>
          </table:table-cell>
          <table:table-cell office:value-type="string">
            <text:p>36.576 °C</text:p>
          </table:table-cell>
          <table:table-cell office:value-type="string">
            <text:p>54.7 %RH</text:p>
          </table:table-cell>
          <table:table-cell office:value-type="string">
            <text:p>53.7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string">
            <text:p>2014-07-22 14:08:43</text:p>
          </table:table-cell>
          <table:table-cell table:number-columns-repeated="2" office:value-type="string">
            <text:p>33.672 °C</text:p>
          </table:table-cell>
          <table:table-cell table:number-columns-repeated="2" office:value-type="string">
            <text:p>66.5 %RH</text:p>
          </table:table-cell>
          <table:table-cell/>
          <table:table-cell office:value-type="float" office:value="183">
            <text:p>183</text:p>
          </table:table-cell>
          <table:table-cell table:style-name="ce3" office:value-type="string">
            <text:p>2014-07-22 14:08:57</text:p>
          </table:table-cell>
          <table:table-cell office:value-type="string">
            <text:p>36.387 °C</text:p>
          </table:table-cell>
          <table:table-cell office:value-type="string">
            <text:p>36.341 °C</text:p>
          </table:table-cell>
          <table:table-cell office:value-type="string">
            <text:p>49.9 %RH</text:p>
          </table:table-cell>
          <table:table-cell office:value-type="string">
            <text:p>47.3 %RH</text:p>
          </table:table-cell>
        </table:table-row>
        <table:table-row table:style-name="ro2">
          <table:table-cell/>
          <table:table-cell office:value-type="float" office:value="186">
            <text:p>186</text:p>
          </table:table-cell>
          <table:table-cell office:value-type="string">
            <text:p>2014-07-22 14:09:13</text:p>
          </table:table-cell>
          <table:table-cell table:number-columns-repeated="2" office:value-type="string">
            <text:p>33.707 °C</text:p>
          </table:table-cell>
          <table:table-cell office:value-type="string">
            <text:p>66.2 %RH</text:p>
          </table:table-cell>
          <table:table-cell office:value-type="string">
            <text:p>56.8 %RH</text:p>
          </table:table-cell>
          <table:table-cell/>
          <table:table-cell office:value-type="float" office:value="184">
            <text:p>184</text:p>
          </table:table-cell>
          <table:table-cell table:style-name="ce3" office:value-type="string">
            <text:p>2014-07-22 14:09:27</text:p>
          </table:table-cell>
          <table:table-cell office:value-type="string">
            <text:p>36.339 °C</text:p>
          </table:table-cell>
          <table:table-cell office:value-type="string">
            <text:p>36.294 °C</text:p>
          </table:table-cell>
          <table:table-cell office:value-type="string">
            <text:p>47.8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187">
            <text:p>187</text:p>
          </table:table-cell>
          <table:table-cell office:value-type="string">
            <text:p>2014-07-22 14:09:43</text:p>
          </table:table-cell>
          <table:table-cell table:number-columns-repeated="2" office:value-type="string">
            <text:p>33.731 °C</text:p>
          </table:table-cell>
          <table:table-cell table:number-columns-repeated="2" office:value-type="string">
            <text:p>62.8 %RH</text:p>
          </table:table-cell>
          <table:table-cell/>
          <table:table-cell office:value-type="float" office:value="185">
            <text:p>185</text:p>
          </table:table-cell>
          <table:table-cell table:style-name="ce3" office:value-type="string">
            <text:p>2014-07-22 14:09:57</text:p>
          </table:table-cell>
          <table:table-cell office:value-type="string">
            <text:p>36.292 °C</text:p>
          </table:table-cell>
          <table:table-cell office:value-type="string">
            <text:p>36.242 °C</text:p>
          </table:table-cell>
          <table:table-cell table:number-columns-repeated="2" office:value-type="string">
            <text:p>47.6 %RH</text:p>
          </table:table-cell>
        </table:table-row>
        <table:table-row table:style-name="ro2">
          <table:table-cell/>
          <table:table-cell office:value-type="float" office:value="188">
            <text:p>188</text:p>
          </table:table-cell>
          <table:table-cell office:value-type="string">
            <text:p>2014-07-22 14:10:13</text:p>
          </table:table-cell>
          <table:table-cell table:number-columns-repeated="2" office:value-type="string">
            <text:p>33.770 °C</text:p>
          </table:table-cell>
          <table:table-cell office:value-type="string">
            <text:p>64.1 %RH</text:p>
          </table:table-cell>
          <table:table-cell office:value-type="string">
            <text:p>55.8 %RH</text:p>
          </table:table-cell>
          <table:table-cell/>
          <table:table-cell office:value-type="float" office:value="186">
            <text:p>186</text:p>
          </table:table-cell>
          <table:table-cell table:style-name="ce3" office:value-type="string">
            <text:p>2014-07-22 14:10:27</text:p>
          </table:table-cell>
          <table:table-cell office:value-type="string">
            <text:p>36.243 °C</text:p>
          </table:table-cell>
          <table:table-cell office:value-type="string">
            <text:p>36.188 °C</text:p>
          </table:table-cell>
          <table:table-cell office:value-type="string">
            <text:p>48.3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189">
            <text:p>189</text:p>
          </table:table-cell>
          <table:table-cell office:value-type="string">
            <text:p>2014-07-22 14:10:43</text:p>
          </table:table-cell>
          <table:table-cell table:number-columns-repeated="2" office:value-type="string">
            <text:p>33.791 °C</text:p>
          </table:table-cell>
          <table:table-cell table:number-columns-repeated="2" office:value-type="string">
            <text:p>56.6 %RH</text:p>
          </table:table-cell>
          <table:table-cell/>
          <table:table-cell office:value-type="float" office:value="187">
            <text:p>187</text:p>
          </table:table-cell>
          <table:table-cell table:style-name="ce3" office:value-type="string">
            <text:p>2014-07-22 14:10:57</text:p>
          </table:table-cell>
          <table:table-cell office:value-type="string">
            <text:p>36.188 °C</text:p>
          </table:table-cell>
          <table:table-cell office:value-type="string">
            <text:p>36.131 °C</text:p>
          </table:table-cell>
          <table:table-cell office:value-type="string">
            <text:p>47.6 %RH</text:p>
          </table:table-cell>
          <table:table-cell office:value-type="string">
            <text:p>47.3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string">
            <text:p>2014-07-22 14:11:13</text:p>
          </table:table-cell>
          <table:table-cell office:value-type="string">
            <text:p>33.811 °C</text:p>
          </table:table-cell>
          <table:table-cell office:value-type="string">
            <text:p>33.807 °C</text:p>
          </table:table-cell>
          <table:table-cell office:value-type="string">
            <text:p>56.1 %RH</text:p>
          </table:table-cell>
          <table:table-cell office:value-type="string">
            <text:p>54.6 %RH</text:p>
          </table:table-cell>
          <table:table-cell/>
          <table:table-cell office:value-type="float" office:value="188">
            <text:p>188</text:p>
          </table:table-cell>
          <table:table-cell table:style-name="ce3" office:value-type="string">
            <text:p>2014-07-22 14:11:27</text:p>
          </table:table-cell>
          <table:table-cell office:value-type="string">
            <text:p>36.129 °C</text:p>
          </table:table-cell>
          <table:table-cell office:value-type="string">
            <text:p>36.066 °C</text:p>
          </table:table-cell>
          <table:table-cell table:number-columns-repeated="2" office:value-type="string">
            <text:p>49.4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195">
            <text:p>195</text:p>
          </table:table-cell>
          <table:table-cell office:value-type="string">
            <text:p>2014-07-22 14:13:43</text:p>
          </table:table-cell>
          <table:table-cell table:number-columns-repeated="2" office:value-type="string">
            <text:p>33.949 °C</text:p>
          </table:table-cell>
          <table:table-cell office:value-type="string">
            <text:p>57.6 %RH</text:p>
          </table:table-cell>
          <table:table-cell office:value-type="string">
            <text:p>52.8 %RH</text:p>
          </table:table-cell>
          <table:table-cell/>
          <table:table-cell office:value-type="float" office:value="193">
            <text:p>193</text:p>
          </table:table-cell>
          <table:table-cell table:style-name="ce3" office:value-type="string">
            <text:p>2014-07-22 14:13:57</text:p>
          </table:table-cell>
          <table:table-cell office:value-type="string">
            <text:p>35.920 °C</text:p>
          </table:table-cell>
          <table:table-cell office:value-type="string">
            <text:p>35.894 °C</text:p>
          </table:table-cell>
          <table:table-cell office:value-type="string">
            <text:p>47.1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196">
            <text:p>196</text:p>
          </table:table-cell>
          <table:table-cell office:value-type="string">
            <text:p>2014-07-22 14:14:13</text:p>
          </table:table-cell>
          <table:table-cell table:number-columns-repeated="2" office:value-type="string">
            <text:p>33.976 °C</text:p>
          </table:table-cell>
          <table:table-cell office:value-type="string">
            <text:p>52.5 %RH</text:p>
          </table:table-cell>
          <table:table-cell office:value-type="string">
            <text:p>51.5 %RH</text:p>
          </table:table-cell>
          <table:table-cell/>
          <table:table-cell office:value-type="float" office:value="194">
            <text:p>194</text:p>
          </table:table-cell>
          <table:table-cell table:style-name="ce3" office:value-type="string">
            <text:p>2014-07-22 14:14:27</text:p>
          </table:table-cell>
          <table:table-cell office:value-type="string">
            <text:p>35.892 °C</text:p>
          </table:table-cell>
          <table:table-cell office:value-type="string">
            <text:p>35.853 °C</text:p>
          </table:table-cell>
          <table:table-cell table:number-columns-repeated="2" office:value-type="string">
            <text:p>47.8 %RH</text:p>
          </table:table-cell>
        </table:table-row>
        <table:table-row table:style-name="ro2">
          <table:table-cell/>
          <table:table-cell office:value-type="float" office:value="197">
            <text:p>197</text:p>
          </table:table-cell>
          <table:table-cell office:value-type="string">
            <text:p>2014-07-22 14:14:43</text:p>
          </table:table-cell>
          <table:table-cell office:value-type="string">
            <text:p>34.001 °C</text:p>
          </table:table-cell>
          <table:table-cell office:value-type="string">
            <text:p>33.999 °C</text:p>
          </table:table-cell>
          <table:table-cell office:value-type="string">
            <text:p>53.3 %RH</text:p>
          </table:table-cell>
          <table:table-cell office:value-type="string">
            <text:p>51.8 %RH</text:p>
          </table:table-cell>
          <table:table-cell/>
          <table:table-cell office:value-type="float" office:value="195">
            <text:p>195</text:p>
          </table:table-cell>
          <table:table-cell table:style-name="ce3" office:value-type="string">
            <text:p>2014-07-22 14:14:57</text:p>
          </table:table-cell>
          <table:table-cell office:value-type="string">
            <text:p>35.853 °C</text:p>
          </table:table-cell>
          <table:table-cell office:value-type="string">
            <text:p>35.811 °C</text:p>
          </table:table-cell>
          <table:table-cell office:value-type="string">
            <text:p>49.4 %RH</text:p>
          </table:table-cell>
          <table:table-cell office:value-type="string">
            <text:p>48.6 %RH</text:p>
          </table:table-cell>
        </table:table-row>
        <table:table-row table:style-name="ro2">
          <table:table-cell/>
          <table:table-cell office:value-type="float" office:value="198">
            <text:p>198</text:p>
          </table:table-cell>
          <table:table-cell office:value-type="string">
            <text:p>2014-07-22 14:15:13</text:p>
          </table:table-cell>
          <table:table-cell office:value-type="string">
            <text:p>34.031 °C</text:p>
          </table:table-cell>
          <table:table-cell office:value-type="string">
            <text:p>34.028 °C</text:p>
          </table:table-cell>
          <table:table-cell office:value-type="string">
            <text:p>53.5 %RH</text:p>
          </table:table-cell>
          <table:table-cell office:value-type="string">
            <text:p>52.8 %RH</text:p>
          </table:table-cell>
          <table:table-cell/>
          <table:table-cell office:value-type="float" office:value="196">
            <text:p>196</text:p>
          </table:table-cell>
          <table:table-cell table:style-name="ce3" office:value-type="string">
            <text:p>2014-07-22 14:15:27</text:p>
          </table:table-cell>
          <table:table-cell office:value-type="string">
            <text:p>35.810 °C</text:p>
          </table:table-cell>
          <table:table-cell office:value-type="string">
            <text:p>35.782 °C</text:p>
          </table:table-cell>
          <table:table-cell office:value-type="string">
            <text:p>48.6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199">
            <text:p>199</text:p>
          </table:table-cell>
          <table:table-cell office:value-type="string">
            <text:p>2014-07-22 14:15:43</text:p>
          </table:table-cell>
          <table:table-cell table:number-columns-repeated="2" office:value-type="string">
            <text:p>34.061 °C</text:p>
          </table:table-cell>
          <table:table-cell office:value-type="string">
            <text:p>53.8 %RH</text:p>
          </table:table-cell>
          <table:table-cell office:value-type="string">
            <text:p>52.3 %RH</text:p>
          </table:table-cell>
          <table:table-cell/>
          <table:table-cell office:value-type="float" office:value="197">
            <text:p>197</text:p>
          </table:table-cell>
          <table:table-cell table:style-name="ce3" office:value-type="string">
            <text:p>2014-07-22 14:15:57</text:p>
          </table:table-cell>
          <table:table-cell office:value-type="string">
            <text:p>35.782 °C</text:p>
          </table:table-cell>
          <table:table-cell office:value-type="string">
            <text:p>35.738 °C</text:p>
          </table:table-cell>
          <table:table-cell office:value-type="string">
            <text:p>46.8 %RH</text:p>
          </table:table-cell>
          <table:table-cell office:value-type="string">
            <text:p>46.6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string">
            <text:p>2014-07-22 14:16:13</text:p>
          </table:table-cell>
          <table:table-cell table:number-columns-repeated="2" office:value-type="string">
            <text:p>34.091 °C</text:p>
          </table:table-cell>
          <table:table-cell office:value-type="string">
            <text:p>52.8 %RH</text:p>
          </table:table-cell>
          <table:table-cell office:value-type="string">
            <text:p>51.0 %RH</text:p>
          </table:table-cell>
          <table:table-cell/>
          <table:table-cell office:value-type="float" office:value="198">
            <text:p>198</text:p>
          </table:table-cell>
          <table:table-cell table:style-name="ce3" office:value-type="string">
            <text:p>2014-07-22 14:16:27</text:p>
          </table:table-cell>
          <table:table-cell office:value-type="string">
            <text:p>35.738 °C</text:p>
          </table:table-cell>
          <table:table-cell office:value-type="string">
            <text:p>35.692 °C</text:p>
          </table:table-cell>
          <table:table-cell table:number-columns-repeated="2" office:value-type="string">
            <text:p>47.1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06">
            <text:p>206</text:p>
          </table:table-cell>
          <table:table-cell office:value-type="string">
            <text:p>2014-07-22 14:19:13</text:p>
          </table:table-cell>
          <table:table-cell table:number-columns-repeated="2" office:value-type="string">
            <text:p>34.258 °C</text:p>
          </table:table-cell>
          <table:table-cell office:value-type="string">
            <text:p>59.1 %RH</text:p>
          </table:table-cell>
          <table:table-cell office:value-type="string">
            <text:p>55.6 %RH</text:p>
          </table:table-cell>
          <table:table-cell/>
          <table:table-cell office:value-type="float" office:value="204">
            <text:p>204</text:p>
          </table:table-cell>
          <table:table-cell table:style-name="ce3" office:value-type="string">
            <text:p>2014-07-22 14:19:27</text:p>
          </table:table-cell>
          <table:table-cell table:number-columns-repeated="2" office:value-type="string">
            <text:p>35.764 °C</text:p>
          </table:table-cell>
          <table:table-cell table:number-columns-repeated="2" office:value-type="string">
            <text:p>54.5 %RH</text:p>
          </table:table-cell>
        </table:table-row>
        <table:table-row table:style-name="ro2">
          <table:table-cell/>
          <table:table-cell office:value-type="float" office:value="207">
            <text:p>207</text:p>
          </table:table-cell>
          <table:table-cell office:value-type="string">
            <text:p>2014-07-22 14:19:43</text:p>
          </table:table-cell>
          <table:table-cell office:value-type="string">
            <text:p>34.285 °C</text:p>
          </table:table-cell>
          <table:table-cell office:value-type="string">
            <text:p>34.282 °C</text:p>
          </table:table-cell>
          <table:table-cell office:value-type="string">
            <text:p>55.8 %RH</text:p>
          </table:table-cell>
          <table:table-cell office:value-type="string">
            <text:p>51.5 %RH</text:p>
          </table:table-cell>
          <table:table-cell/>
          <table:table-cell office:value-type="float" office:value="205">
            <text:p>205</text:p>
          </table:table-cell>
          <table:table-cell table:style-name="ce3" office:value-type="string">
            <text:p>2014-07-22 14:19:57</text:p>
          </table:table-cell>
          <table:table-cell table:number-columns-repeated="2" office:value-type="string">
            <text:p>35.810 °C</text:p>
          </table:table-cell>
          <table:table-cell office:value-type="string">
            <text:p>54.5 %RH</text:p>
          </table:table-cell>
          <table:table-cell office:value-type="string">
            <text:p>49.1 %RH</text:p>
          </table:table-cell>
        </table:table-row>
        <table:table-row table:style-name="ro2">
          <table:table-cell/>
          <table:table-cell office:value-type="float" office:value="208">
            <text:p>208</text:p>
          </table:table-cell>
          <table:table-cell office:value-type="string">
            <text:p>2014-07-22 14:20:13</text:p>
          </table:table-cell>
          <table:table-cell table:number-columns-repeated="2" office:value-type="string">
            <text:p>34.318 °C</text:p>
          </table:table-cell>
          <table:table-cell office:value-type="string">
            <text:p>54.6 %RH</text:p>
          </table:table-cell>
          <table:table-cell office:value-type="string">
            <text:p>53.3 %RH</text:p>
          </table:table-cell>
          <table:table-cell/>
          <table:table-cell office:value-type="float" office:value="206">
            <text:p>206</text:p>
          </table:table-cell>
          <table:table-cell table:style-name="ce3" office:value-type="string">
            <text:p>2014-07-22 14:20:27</text:p>
          </table:table-cell>
          <table:table-cell office:value-type="string">
            <text:p>35.842 °C</text:p>
          </table:table-cell>
          <table:table-cell office:value-type="string">
            <text:p>35.839 °C</text:p>
          </table:table-cell>
          <table:table-cell table:number-columns-repeated="2" office:value-type="string">
            <text:p>51.2 %RH</text:p>
          </table:table-cell>
        </table:table-row>
        <table:table-row table:style-name="ro2">
          <table:table-cell/>
          <table:table-cell office:value-type="float" office:value="209">
            <text:p>209</text:p>
          </table:table-cell>
          <table:table-cell office:value-type="string">
            <text:p>2014-07-22 14:20:43</text:p>
          </table:table-cell>
          <table:table-cell table:number-columns-repeated="2" office:value-type="string">
            <text:p>34.359 °C</text:p>
          </table:table-cell>
          <table:table-cell table:number-columns-repeated="2" office:value-type="string">
            <text:p>55.6 %RH</text:p>
          </table:table-cell>
          <table:table-cell/>
          <table:table-cell office:value-type="float" office:value="207">
            <text:p>207</text:p>
          </table:table-cell>
          <table:table-cell table:style-name="ce3" office:value-type="string">
            <text:p>2014-07-22 14:20:57</text:p>
          </table:table-cell>
          <table:table-cell table:number-columns-repeated="2" office:value-type="string">
            <text:p>35.865 °C</text:p>
          </table:table-cell>
          <table:table-cell office:value-type="string">
            <text:p>51.2 %RH</text:p>
          </table:table-cell>
          <table:table-cell office:value-type="string">
            <text:p>47.8 %RH</text:p>
          </table:table-cell>
        </table:table-row>
        <table:table-row table:style-name="ro2">
          <table:table-cell/>
          <table:table-cell office:value-type="float" office:value="210">
            <text:p>210</text:p>
          </table:table-cell>
          <table:table-cell office:value-type="string">
            <text:p>2014-07-22 14:21:13</text:p>
          </table:table-cell>
          <table:table-cell table:number-columns-repeated="2" office:value-type="string">
            <text:p>34.393 °C</text:p>
          </table:table-cell>
          <table:table-cell office:value-type="string">
            <text:p>55.6 %RH</text:p>
          </table:table-cell>
          <table:table-cell office:value-type="string">
            <text:p>53.0 %RH</text:p>
          </table:table-cell>
          <table:table-cell/>
          <table:table-cell office:value-type="float" office:value="208">
            <text:p>208</text:p>
          </table:table-cell>
          <table:table-cell table:style-name="ce3" office:value-type="string">
            <text:p>2014-07-22 14:21:27</text:p>
          </table:table-cell>
          <table:table-cell table:number-columns-repeated="2" office:value-type="string">
            <text:p>35.886 °C</text:p>
          </table:table-cell>
          <table:table-cell table:number-columns-repeated="2" office:value-type="string">
            <text:p>48.6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string">
            <text:p>2014-07-22 14:21:43</text:p>
          </table:table-cell>
          <table:table-cell table:number-columns-repeated="2" office:value-type="string">
            <text:p>34.420 °C</text:p>
          </table:table-cell>
          <table:table-cell office:value-type="string">
            <text:p>54.6 %RH</text:p>
          </table:table-cell>
          <table:table-cell office:value-type="string">
            <text:p>54.3 %RH</text:p>
          </table:table-cell>
          <table:table-cell/>
          <table:table-cell office:value-type="float" office:value="209">
            <text:p>209</text:p>
          </table:table-cell>
          <table:table-cell table:style-name="ce3" office:value-type="string">
            <text:p>2014-07-22 14:21:57</text:p>
          </table:table-cell>
          <table:table-cell office:value-type="string">
            <text:p>35.909 °C</text:p>
          </table:table-cell>
          <table:table-cell office:value-type="string">
            <text:p>35.905 °C</text:p>
          </table:table-cell>
          <table:table-cell table:number-columns-repeated="2" office:value-type="string">
            <text:p>49.1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18">
            <text:p>218</text:p>
          </table:table-cell>
          <table:table-cell office:value-type="string">
            <text:p>2014-07-22 14:25:13</text:p>
          </table:table-cell>
          <table:table-cell table:number-columns-repeated="2" office:value-type="string">
            <text:p>34.644 °C</text:p>
          </table:table-cell>
          <table:table-cell table:number-columns-repeated="2" office:value-type="string">
            <text:p>54.6 %RH</text:p>
          </table:table-cell>
          <table:table-cell/>
          <table:table-cell office:value-type="float" office:value="216">
            <text:p>216</text:p>
          </table:table-cell>
          <table:table-cell table:style-name="ce3" office:value-type="string">
            <text:p>2014-07-22 14:25:27</text:p>
          </table:table-cell>
          <table:table-cell office:value-type="string">
            <text:p>36.011 °C</text:p>
          </table:table-cell>
          <table:table-cell office:value-type="string">
            <text:p>36.009 °C</text:p>
          </table:table-cell>
          <table:table-cell office:value-type="string">
            <text:p>55.0 %RH</text:p>
          </table:table-cell>
          <table:table-cell office:value-type="string">
            <text:p>50.6 %RH</text:p>
          </table:table-cell>
        </table:table-row>
        <table:table-row table:style-name="ro2">
          <table:table-cell/>
          <table:table-cell office:value-type="float" office:value="219">
            <text:p>219</text:p>
          </table:table-cell>
          <table:table-cell office:value-type="string">
            <text:p>2014-07-22 14:25:43</text:p>
          </table:table-cell>
          <table:table-cell office:value-type="string">
            <text:p>34.681 °C</text:p>
          </table:table-cell>
          <table:table-cell office:value-type="string">
            <text:p>34.678 °C</text:p>
          </table:table-cell>
          <table:table-cell office:value-type="string">
            <text:p>55.1 %RH</text:p>
          </table:table-cell>
          <table:table-cell office:value-type="string">
            <text:p>53.8 %RH</text:p>
          </table:table-cell>
          <table:table-cell/>
          <table:table-cell office:value-type="float" office:value="217">
            <text:p>217</text:p>
          </table:table-cell>
          <table:table-cell table:style-name="ce3" office:value-type="string">
            <text:p>2014-07-22 14:25:57</text:p>
          </table:table-cell>
          <table:table-cell office:value-type="string">
            <text:p>36.051 °C</text:p>
          </table:table-cell>
          <table:table-cell office:value-type="string">
            <text:p>36.046 °C</text:p>
          </table:table-cell>
          <table:table-cell table:number-columns-repeated="2" office:value-type="string">
            <text:p>52.7 %RH</text:p>
          </table:table-cell>
        </table:table-row>
        <table:table-row table:style-name="ro2">
          <table:table-cell/>
          <table:table-cell office:value-type="float" office:value="220">
            <text:p>220</text:p>
          </table:table-cell>
          <table:table-cell office:value-type="string">
            <text:p>2014-07-22 14:26:13</text:p>
          </table:table-cell>
          <table:table-cell table:number-columns-repeated="2" office:value-type="string">
            <text:p>34.718 °C</text:p>
          </table:table-cell>
          <table:table-cell office:value-type="string">
            <text:p>55.1 %RH</text:p>
          </table:table-cell>
          <table:table-cell office:value-type="string">
            <text:p>52.8 %RH</text:p>
          </table:table-cell>
          <table:table-cell/>
          <table:table-cell office:value-type="float" office:value="218">
            <text:p>218</text:p>
          </table:table-cell>
          <table:table-cell table:style-name="ce3" office:value-type="string">
            <text:p>2014-07-22 14:26:27</text:p>
          </table:table-cell>
          <table:table-cell office:value-type="string">
            <text:p>36.085 °C</text:p>
          </table:table-cell>
          <table:table-cell office:value-type="string">
            <text:p>36.084 °C</text:p>
          </table:table-cell>
          <table:table-cell table:number-columns-repeated="2" office:value-type="string">
            <text:p>53.2 %RH</text:p>
          </table:table-cell>
        </table:table-row>
        <table:table-row table:style-name="ro2">
          <table:table-cell/>
          <table:table-cell office:value-type="float" office:value="221">
            <text:p>221</text:p>
          </table:table-cell>
          <table:table-cell office:value-type="string">
            <text:p>2014-07-22 14:26:43</text:p>
          </table:table-cell>
          <table:table-cell table:number-columns-repeated="2" office:value-type="string">
            <text:p>34.745 °C</text:p>
          </table:table-cell>
          <table:table-cell office:value-type="string">
            <text:p>54.6 %RH</text:p>
          </table:table-cell>
          <table:table-cell office:value-type="string">
            <text:p>53.3 %RH</text:p>
          </table:table-cell>
          <table:table-cell/>
          <table:table-cell office:value-type="float" office:value="219">
            <text:p>219</text:p>
          </table:table-cell>
          <table:table-cell table:style-name="ce3" office:value-type="string">
            <text:p>2014-07-22 14:26:57</text:p>
          </table:table-cell>
          <table:table-cell office:value-type="string">
            <text:p>36.134 °C</text:p>
          </table:table-cell>
          <table:table-cell office:value-type="string">
            <text:p>36.131 °C</text:p>
          </table:table-cell>
          <table:table-cell office:value-type="string">
            <text:p>55.5 %RH</text:p>
          </table:table-cell>
          <table:table-cell office:value-type="string">
            <text:p>52.4 %RH</text:p>
          </table:table-cell>
        </table:table-row>
        <table:table-row table:style-name="ro2">
          <table:table-cell/>
          <table:table-cell office:value-type="float" office:value="222">
            <text:p>222</text:p>
          </table:table-cell>
          <table:table-cell office:value-type="string">
            <text:p>2014-07-22 14:27:13</text:p>
          </table:table-cell>
          <table:table-cell table:number-columns-repeated="2" office:value-type="string">
            <text:p>34.774 °C</text:p>
          </table:table-cell>
          <table:table-cell office:value-type="string">
            <text:p>53.8 %RH</text:p>
          </table:table-cell>
          <table:table-cell office:value-type="string">
            <text:p>50.8 %RH</text:p>
          </table:table-cell>
          <table:table-cell/>
          <table:table-cell office:value-type="float" office:value="220">
            <text:p>220</text:p>
          </table:table-cell>
          <table:table-cell table:style-name="ce3" office:value-type="string">
            <text:p>2014-07-22 14:27:27</text:p>
          </table:table-cell>
          <table:table-cell table:number-columns-repeated="2" office:value-type="string">
            <text:p>36.170 °C</text:p>
          </table:table-cell>
          <table:table-cell office:value-type="string">
            <text:p>52.4 %RH</text:p>
          </table:table-cell>
          <table:table-cell office:value-type="string">
            <text:p>49.9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3">
            <text:p>223</text:p>
          </table:table-cell>
          <table:table-cell office:value-type="string">
            <text:p>2014-07-22 14:27:43</text:p>
          </table:table-cell>
          <table:table-cell table:number-columns-repeated="2" office:value-type="string">
            <text:p>34.799 °C</text:p>
          </table:table-cell>
          <table:table-cell table:number-columns-repeated="2" office:value-type="string">
            <text:p>51.5 %RH</text:p>
          </table:table-cell>
          <table:table-cell/>
          <table:table-cell office:value-type="float" office:value="221">
            <text:p>221</text:p>
          </table:table-cell>
          <table:table-cell table:style-name="ce3" office:value-type="string">
            <text:p>2014-07-22 14:27:57</text:p>
          </table:table-cell>
          <table:table-cell office:value-type="string">
            <text:p>36.175 °C</text:p>
          </table:table-cell>
          <table:table-cell office:value-type="string">
            <text:p>36.170 °C</text:p>
          </table:table-cell>
          <table:table-cell office:value-type="string">
            <text:p>49.9 %RH</text:p>
          </table:table-cell>
          <table:table-cell office:value-type="string">
            <text:p>47.8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29">
            <text:p>229</text:p>
          </table:table-cell>
          <table:table-cell office:value-type="string">
            <text:p>2014-07-22 14:30:43</text:p>
          </table:table-cell>
          <table:table-cell table:number-columns-repeated="2" office:value-type="string">
            <text:p>35.078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  <table:table-cell/>
          <table:table-cell office:value-type="float" office:value="227">
            <text:p>227</text:p>
          </table:table-cell>
          <table:table-cell table:style-name="ce3" office:value-type="string">
            <text:p>2014-07-22 14:30:57</text:p>
          </table:table-cell>
          <table:table-cell office:value-type="string">
            <text:p>36.370 °C</text:p>
          </table:table-cell>
          <table:table-cell office:value-type="string">
            <text:p>36.369 °C</text:p>
          </table:table-cell>
          <table:table-cell office:value-type="string">
            <text:p>47.1 %RH</text:p>
          </table:table-cell>
          <table:table-cell office:value-type="string">
            <text:p>45.8 %RH</text:p>
          </table:table-cell>
        </table:table-row>
        <table:table-row table:style-name="ro2">
          <table:table-cell/>
          <table:table-cell office:value-type="float" office:value="230">
            <text:p>230</text:p>
          </table:table-cell>
          <table:table-cell office:value-type="string">
            <text:p>2014-07-22 14:31:13</text:p>
          </table:table-cell>
          <table:table-cell table:number-columns-repeated="2" office:value-type="string">
            <text:p>35.133 °C</text:p>
          </table:table-cell>
          <table:table-cell office:value-type="string">
            <text:p>50.5 %RH</text:p>
          </table:table-cell>
          <table:table-cell office:value-type="string">
            <text:p>49.5 %RH</text:p>
          </table:table-cell>
          <table:table-cell/>
          <table:table-cell office:value-type="float" office:value="228">
            <text:p>228</text:p>
          </table:table-cell>
          <table:table-cell table:style-name="ce3" office:value-type="string">
            <text:p>2014-07-22 14:31:27</text:p>
          </table:table-cell>
          <table:table-cell office:value-type="string">
            <text:p>36.432 °C</text:p>
          </table:table-cell>
          <table:table-cell office:value-type="string">
            <text:p>36.419 °C</text:p>
          </table:table-cell>
          <table:table-cell office:value-type="string">
            <text:p>46.8 %RH</text:p>
          </table:table-cell>
          <table:table-cell office:value-type="string">
            <text:p>46.3 %RH</text:p>
          </table:table-cell>
        </table:table-row>
        <table:table-row table:style-name="ro2">
          <table:table-cell/>
          <table:table-cell office:value-type="float" office:value="231">
            <text:p>231</text:p>
          </table:table-cell>
          <table:table-cell office:value-type="string">
            <text:p>2014-07-22 14:31:43</text:p>
          </table:table-cell>
          <table:table-cell table:number-columns-repeated="2" office:value-type="string">
            <text:p>35.195 °C</text:p>
          </table:table-cell>
          <table:table-cell office:value-type="string">
            <text:p>49.8 %RH</text:p>
          </table:table-cell>
          <table:table-cell office:value-type="string">
            <text:p>49.2 %RH</text:p>
          </table:table-cell>
          <table:table-cell/>
          <table:table-cell office:value-type="float" office:value="229">
            <text:p>229</text:p>
          </table:table-cell>
          <table:table-cell table:style-name="ce3" office:value-type="string">
            <text:p>2014-07-22 14:31:57</text:p>
          </table:table-cell>
          <table:table-cell office:value-type="string">
            <text:p>36.472 °C</text:p>
          </table:table-cell>
          <table:table-cell office:value-type="string">
            <text:p>36.465 °C</text:p>
          </table:table-cell>
          <table:table-cell office:value-type="string">
            <text:p>48.1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232">
            <text:p>232</text:p>
          </table:table-cell>
          <table:table-cell office:value-type="string">
            <text:p>2014-07-22 14:32:13</text:p>
          </table:table-cell>
          <table:table-cell office:value-type="string">
            <text:p>35.261 °C</text:p>
          </table:table-cell>
          <table:table-cell office:value-type="string">
            <text:p>35.250 °C</text:p>
          </table:table-cell>
          <table:table-cell office:value-type="string">
            <text:p>48.7 %RH</text:p>
          </table:table-cell>
          <table:table-cell office:value-type="string">
            <text:p>47.7 %RH</text:p>
          </table:table-cell>
          <table:table-cell/>
          <table:table-cell office:value-type="float" office:value="230">
            <text:p>230</text:p>
          </table:table-cell>
          <table:table-cell table:style-name="ce3" office:value-type="string">
            <text:p>2014-07-22 14:32:27</text:p>
          </table:table-cell>
          <table:table-cell table:number-columns-repeated="2" office:value-type="string">
            <text:p>36.501 °C</text:p>
          </table:table-cell>
          <table:table-cell office:value-type="string">
            <text:p>47.1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233">
            <text:p>233</text:p>
          </table:table-cell>
          <table:table-cell office:value-type="string">
            <text:p>2014-07-22 14:32:43</text:p>
          </table:table-cell>
          <table:table-cell table:number-columns-repeated="2" office:value-type="string">
            <text:p>35.314 °C</text:p>
          </table:table-cell>
          <table:table-cell table:number-columns-repeated="2" office:value-type="string">
            <text:p>49.0 %RH</text:p>
          </table:table-cell>
          <table:table-cell/>
          <table:table-cell office:value-type="float" office:value="231">
            <text:p>231</text:p>
          </table:table-cell>
          <table:table-cell table:style-name="ce3" office:value-type="string">
            <text:p>2014-07-22 14:32:57</text:p>
          </table:table-cell>
          <table:table-cell office:value-type="string">
            <text:p>36.553 °C</text:p>
          </table:table-cell>
          <table:table-cell office:value-type="string">
            <text:p>36.547 °C</text:p>
          </table:table-cell>
          <table:table-cell office:value-type="string">
            <text:p>48.1 %RH</text:p>
          </table:table-cell>
          <table:table-cell office:value-type="string">
            <text:p>46.3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2014-07-22 14:33:13</text:p>
          </table:table-cell>
          <table:table-cell table:number-columns-repeated="2" office:value-type="string">
            <text:p>35.367 °C</text:p>
          </table:table-cell>
          <table:table-cell office:value-type="string">
            <text:p>49.5 %RH</text:p>
          </table:table-cell>
          <table:table-cell office:value-type="string">
            <text:p>48.2 %RH</text:p>
          </table:table-cell>
          <table:table-cell/>
          <table:table-cell office:value-type="float" office:value="232">
            <text:p>232</text:p>
          </table:table-cell>
          <table:table-cell table:style-name="ce3" office:value-type="string">
            <text:p>2014-07-22 14:33:27</text:p>
          </table:table-cell>
          <table:table-cell office:value-type="string">
            <text:p>36.624 °C</text:p>
          </table:table-cell>
          <table:table-cell office:value-type="string">
            <text:p>36.621 °C</text:p>
          </table:table-cell>
          <table:table-cell table:number-columns-repeated="2" office:value-type="string">
            <text:p>46.8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38">
            <text:p>238</text:p>
          </table:table-cell>
          <table:table-cell office:value-type="string">
            <text:p>2014-07-22 14:35:13</text:p>
          </table:table-cell>
          <table:table-cell office:value-type="string">
            <text:p>35.612 °C</text:p>
          </table:table-cell>
          <table:table-cell office:value-type="string">
            <text:p>35.611 °C</text:p>
          </table:table-cell>
          <table:table-cell office:value-type="string">
            <text:p>51.0 %RH</text:p>
          </table:table-cell>
          <table:table-cell office:value-type="string">
            <text:p>47.7 %RH</text:p>
          </table:table-cell>
          <table:table-cell/>
          <table:table-cell office:value-type="float" office:value="236">
            <text:p>236</text:p>
          </table:table-cell>
          <table:table-cell table:style-name="ce3" office:value-type="string">
            <text:p>2014-07-22 14:35:27</text:p>
          </table:table-cell>
          <table:table-cell table:number-columns-repeated="2" office:value-type="string">
            <text:p>36.852 °C</text:p>
          </table:table-cell>
          <table:table-cell office:value-type="string">
            <text:p>47.3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239">
            <text:p>239</text:p>
          </table:table-cell>
          <table:table-cell office:value-type="string">
            <text:p>2014-07-22 14:35:43</text:p>
          </table:table-cell>
          <table:table-cell table:number-columns-repeated="2" office:value-type="string">
            <text:p>35.685 °C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  <table:table-cell/>
          <table:table-cell office:value-type="float" office:value="237">
            <text:p>237</text:p>
          </table:table-cell>
          <table:table-cell table:style-name="ce3" office:value-type="string">
            <text:p>2014-07-22 14:35:57</text:p>
          </table:table-cell>
          <table:table-cell table:number-columns-repeated="2" office:value-type="string">
            <text:p>36.896 °C</text:p>
          </table:table-cell>
          <table:table-cell table:number-columns-repeated="2" office:value-type="string">
            <text:p>47.6 %RH</text:p>
          </table:table-cell>
        </table:table-row>
        <table:table-row table:style-name="ro2">
          <table:table-cell/>
          <table:table-cell office:value-type="float" office:value="240">
            <text:p>240</text:p>
          </table:table-cell>
          <table:table-cell office:value-type="string">
            <text:p>2014-07-22 14:36:13</text:p>
          </table:table-cell>
          <table:table-cell office:value-type="string">
            <text:p>35.766 °C</text:p>
          </table:table-cell>
          <table:table-cell office:value-type="string">
            <text:p>35.747 °C</text:p>
          </table:table-cell>
          <table:table-cell table:number-columns-repeated="2" office:value-type="string">
            <text:p>48.0 %RH</text:p>
          </table:table-cell>
          <table:table-cell/>
          <table:table-cell office:value-type="float" office:value="238">
            <text:p>238</text:p>
          </table:table-cell>
          <table:table-cell table:style-name="ce3" office:value-type="string">
            <text:p>2014-07-22 14:36:27</text:p>
          </table:table-cell>
          <table:table-cell table:number-columns-repeated="2" office:value-type="string">
            <text:p>36.945 °C</text:p>
          </table:table-cell>
          <table:table-cell table:number-columns-repeated="2" office:value-type="string">
            <text:p>48.6 %RH</text:p>
          </table:table-cell>
        </table:table-row>
        <table:table-row table:style-name="ro2">
          <table:table-cell/>
          <table:table-cell office:value-type="float" office:value="241">
            <text:p>241</text:p>
          </table:table-cell>
          <table:table-cell office:value-type="string">
            <text:p>2014-07-22 14:36:43</text:p>
          </table:table-cell>
          <table:table-cell table:number-columns-repeated="2" office:value-type="string">
            <text:p>35.832 °C</text:p>
          </table:table-cell>
          <table:table-cell office:value-type="string">
            <text:p>48.2 %RH</text:p>
          </table:table-cell>
          <table:table-cell office:value-type="string">
            <text:p>46.7 %RH</text:p>
          </table:table-cell>
          <table:table-cell/>
          <table:table-cell office:value-type="float" office:value="239">
            <text:p>239</text:p>
          </table:table-cell>
          <table:table-cell table:style-name="ce3" office:value-type="string">
            <text:p>2014-07-22 14:36:57</text:p>
          </table:table-cell>
          <table:table-cell table:number-columns-repeated="2" office:value-type="string">
            <text:p>37.000 °C</text:p>
          </table:table-cell>
          <table:table-cell office:value-type="string">
            <text:p>48.3 %RH</text:p>
          </table:table-cell>
          <table:table-cell office:value-type="string">
            <text:p>44.8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string">
            <text:p>2014-07-22 14:37:13</text:p>
          </table:table-cell>
          <table:table-cell office:value-type="string">
            <text:p>35.900 °C</text:p>
          </table:table-cell>
          <table:table-cell office:value-type="string">
            <text:p>35.899 °C</text:p>
          </table:table-cell>
          <table:table-cell office:value-type="string">
            <text:p>47.5 %RH</text:p>
          </table:table-cell>
          <table:table-cell office:value-type="string">
            <text:p>46.2 %RH</text:p>
          </table:table-cell>
          <table:table-cell/>
          <table:table-cell office:value-type="float" office:value="240">
            <text:p>240</text:p>
          </table:table-cell>
          <table:table-cell table:style-name="ce3" office:value-type="string">
            <text:p>2014-07-22 14:37:27</text:p>
          </table:table-cell>
          <table:table-cell table:number-columns-repeated="2" office:value-type="string">
            <text:p>37.079 °C</text:p>
          </table:table-cell>
          <table:table-cell office:value-type="string">
            <text:p>45.5 %RH</text:p>
          </table:table-cell>
          <table:table-cell office:value-type="string">
            <text:p>44.3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65">
            <text:p>265</text:p>
          </table:table-cell>
          <table:table-cell office:value-type="string">
            <text:p>2014-07-22 14:48:43</text:p>
          </table:table-cell>
          <table:table-cell table:number-columns-repeated="2" office:value-type="string">
            <text:p>36.766 °C</text:p>
          </table:table-cell>
          <table:table-cell office:value-type="string">
            <text:p>47.7 %RH</text:p>
          </table:table-cell>
          <table:table-cell office:value-type="string">
            <text:p>46.2 %RH</text:p>
          </table:table-cell>
          <table:table-cell/>
          <table:table-cell office:value-type="float" office:value="263">
            <text:p>263</text:p>
          </table:table-cell>
          <table:table-cell table:style-name="ce3" office:value-type="string">
            <text:p>2014-07-22 14:48:57</text:p>
          </table:table-cell>
          <table:table-cell table:number-columns-repeated="2" office:value-type="string">
            <text:p>38.178 °C</text:p>
          </table:table-cell>
          <table:table-cell office:value-type="string">
            <text:p>43.6 %RH</text:p>
          </table:table-cell>
          <table:table-cell office:value-type="string">
            <text:p>43.1 %RH</text:p>
          </table:table-cell>
        </table:table-row>
        <table:table-row table:style-name="ro2">
          <table:table-cell/>
          <table:table-cell office:value-type="float" office:value="266">
            <text:p>266</text:p>
          </table:table-cell>
          <table:table-cell office:value-type="string">
            <text:p>2014-07-22 14:49:13</text:p>
          </table:table-cell>
          <table:table-cell table:number-columns-repeated="2" office:value-type="string">
            <text:p>36.847 °C</text:p>
          </table:table-cell>
          <table:table-cell office:value-type="string">
            <text:p>46.2 %RH</text:p>
          </table:table-cell>
          <table:table-cell office:value-type="string">
            <text:p>45.2 %RH</text:p>
          </table:table-cell>
          <table:table-cell/>
          <table:table-cell office:value-type="float" office:value="264">
            <text:p>264</text:p>
          </table:table-cell>
          <table:table-cell table:style-name="ce3" office:value-type="string">
            <text:p>2014-07-22 14:49:27</text:p>
          </table:table-cell>
          <table:table-cell table:number-columns-repeated="2" office:value-type="string">
            <text:p>38.368 °C</text:p>
          </table:table-cell>
          <table:table-cell office:value-type="string">
            <text:p>43.1 %RH</text:p>
          </table:table-cell>
          <table:table-cell office:value-type="string">
            <text:p>42.4 %RH</text:p>
          </table:table-cell>
        </table:table-row>
        <table:table-row table:style-name="ro2">
          <table:table-cell/>
          <table:table-cell office:value-type="float" office:value="267">
            <text:p>267</text:p>
          </table:table-cell>
          <table:table-cell office:value-type="string">
            <text:p>2014-07-22 14:49:43</text:p>
          </table:table-cell>
          <table:table-cell office:value-type="string">
            <text:p>36.919 °C</text:p>
          </table:table-cell>
          <table:table-cell office:value-type="string">
            <text:p>36.917 °C</text:p>
          </table:table-cell>
          <table:table-cell office:value-type="string">
            <text:p>46.7 %RH</text:p>
          </table:table-cell>
          <table:table-cell office:value-type="string">
            <text:p>45.7 %RH</text:p>
          </table:table-cell>
          <table:table-cell/>
          <table:table-cell office:value-type="float" office:value="265">
            <text:p>265</text:p>
          </table:table-cell>
          <table:table-cell table:style-name="ce3" office:value-type="string">
            <text:p>2014-07-22 14:49:57</text:p>
          </table:table-cell>
          <table:table-cell table:number-columns-repeated="2" office:value-type="string">
            <text:p>38.558 °C</text:p>
          </table:table-cell>
          <table:table-cell table:number-columns-repeated="2" office:value-type="string">
            <text:p>42.9 %RH</text:p>
          </table:table-cell>
        </table:table-row>
        <table:table-row table:style-name="ro2">
          <table:table-cell/>
          <table:table-cell office:value-type="float" office:value="268">
            <text:p>268</text:p>
          </table:table-cell>
          <table:table-cell office:value-type="string">
            <text:p>2014-07-22 14:50:13</text:p>
          </table:table-cell>
          <table:table-cell table:number-columns-repeated="2" office:value-type="string">
            <text:p>36.982 °C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  <table:table-cell/>
          <table:table-cell office:value-type="float" office:value="266">
            <text:p>266</text:p>
          </table:table-cell>
          <table:table-cell table:style-name="ce3" office:value-type="string">
            <text:p>2014-07-22 14:50:27</text:p>
          </table:table-cell>
          <table:table-cell table:number-columns-repeated="2" office:value-type="string">
            <text:p>38.726 °C</text:p>
          </table:table-cell>
          <table:table-cell office:value-type="string">
            <text:p>43.3 %RH</text:p>
          </table:table-cell>
          <table:table-cell office:value-type="string">
            <text:p>41.6 %RH</text:p>
          </table:table-cell>
        </table:table-row>
        <table:table-row table:style-name="ro2">
          <table:table-cell/>
          <table:table-cell office:value-type="float" office:value="269">
            <text:p>269</text:p>
          </table:table-cell>
          <table:table-cell office:value-type="string">
            <text:p>2014-07-22 14:50:43</text:p>
          </table:table-cell>
          <table:table-cell table:number-columns-repeated="2" office:value-type="string">
            <text:p>37.046 °C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  <table:table-cell/>
          <table:table-cell office:value-type="float" office:value="267">
            <text:p>267</text:p>
          </table:table-cell>
          <table:table-cell table:style-name="ce3" office:value-type="string">
            <text:p>2014-07-22 14:50:57</text:p>
          </table:table-cell>
          <table:table-cell table:number-columns-repeated="2" office:value-type="string">
            <text:p>38.932 °C</text:p>
          </table:table-cell>
          <table:table-cell office:value-type="string">
            <text:p>41.9 %RH</text:p>
          </table:table-cell>
          <table:table-cell office:value-type="string">
            <text:p>39.0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string">
            <text:p>2014-07-22 14:51:13</text:p>
          </table:table-cell>
          <table:table-cell table:number-columns-repeated="2" office:value-type="string">
            <text:p>37.125 °C</text:p>
          </table:table-cell>
          <table:table-cell office:value-type="string">
            <text:p>46.0 %RH</text:p>
          </table:table-cell>
          <table:table-cell office:value-type="string">
            <text:p>44.7 %RH</text:p>
          </table:table-cell>
          <table:table-cell/>
          <table:table-cell office:value-type="float" office:value="268">
            <text:p>268</text:p>
          </table:table-cell>
          <table:table-cell table:style-name="ce3" office:value-type="string">
            <text:p>2014-07-22 14:51:27</text:p>
          </table:table-cell>
          <table:table-cell table:number-columns-repeated="2" office:value-type="string">
            <text:p>39.173 °C</text:p>
          </table:table-cell>
          <table:table-cell office:value-type="string">
            <text:p>41.1 %RH</text:p>
          </table:table-cell>
          <table:table-cell office:value-type="string">
            <text:p>40.4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77">
            <text:p>277</text:p>
          </table:table-cell>
          <table:table-cell office:value-type="string">
            <text:p>2014-07-22 14:54:43</text:p>
          </table:table-cell>
          <table:table-cell table:number-columns-repeated="2" office:value-type="string">
            <text:p>38.445 °C</text:p>
          </table:table-cell>
          <table:table-cell office:value-type="string">
            <text:p>40.6 %RH</text:p>
          </table:table-cell>
          <table:table-cell office:value-type="string">
            <text:p>40.1 %RH</text:p>
          </table:table-cell>
          <table:table-cell/>
          <table:table-cell office:value-type="float" office:value="275">
            <text:p>275</text:p>
          </table:table-cell>
          <table:table-cell table:style-name="ce3" office:value-type="string">
            <text:p>2014-07-22 14:54:57</text:p>
          </table:table-cell>
          <table:table-cell table:number-columns-repeated="2" office:value-type="string">
            <text:p>40.322 °C</text:p>
          </table:table-cell>
          <table:table-cell office:value-type="string">
            <text:p>41.9 %RH</text:p>
          </table:table-cell>
          <table:table-cell office:value-type="string">
            <text:p>38.7 %RH</text:p>
          </table:table-cell>
        </table:table-row>
        <table:table-row table:style-name="ro2">
          <table:table-cell/>
          <table:table-cell office:value-type="float" office:value="278">
            <text:p>278</text:p>
          </table:table-cell>
          <table:table-cell office:value-type="string">
            <text:p>2014-07-22 14:55:13</text:p>
          </table:table-cell>
          <table:table-cell office:value-type="string">
            <text:p>38.522 °C</text:p>
          </table:table-cell>
          <table:table-cell office:value-type="string">
            <text:p>38.510 °C</text:p>
          </table:table-cell>
          <table:table-cell office:value-type="string">
            <text:p>41.8 %RH</text:p>
          </table:table-cell>
          <table:table-cell office:value-type="string">
            <text:p>39.9 %RH</text:p>
          </table:table-cell>
          <table:table-cell/>
          <table:table-cell office:value-type="float" office:value="276">
            <text:p>276</text:p>
          </table:table-cell>
          <table:table-cell table:style-name="ce3" office:value-type="string">
            <text:p>2014-07-22 14:55:27</text:p>
          </table:table-cell>
          <table:table-cell table:number-columns-repeated="2" office:value-type="string">
            <text:p>40.403 °C</text:p>
          </table:table-cell>
          <table:table-cell office:value-type="string">
            <text:p>39.2 %RH</text:p>
          </table:table-cell>
          <table:table-cell office:value-type="string">
            <text:p>39.0 %RH</text:p>
          </table:table-cell>
        </table:table-row>
        <table:table-row table:style-name="ro2">
          <table:table-cell/>
          <table:table-cell office:value-type="float" office:value="279">
            <text:p>279</text:p>
          </table:table-cell>
          <table:table-cell office:value-type="string">
            <text:p>2014-07-22 14:55:43</text:p>
          </table:table-cell>
          <table:table-cell table:number-columns-repeated="2" office:value-type="string">
            <text:p>38.563 °C</text:p>
          </table:table-cell>
          <table:table-cell table:number-columns-repeated="2" office:value-type="string">
            <text:p>43.3 %RH</text:p>
          </table:table-cell>
          <table:table-cell/>
          <table:table-cell office:value-type="float" office:value="277">
            <text:p>277</text:p>
          </table:table-cell>
          <table:table-cell table:style-name="ce3" office:value-type="string">
            <text:p>2014-07-22 14:55:57</text:p>
          </table:table-cell>
          <table:table-cell table:number-columns-repeated="2" office:value-type="string">
            <text:p>40.493 °C</text:p>
          </table:table-cell>
          <table:table-cell office:value-type="string">
            <text:p>40.9 %RH</text:p>
          </table:table-cell>
          <table:table-cell office:value-type="string">
            <text:p>40.7 %RH</text:p>
          </table:table-cell>
        </table:table-row>
        <table:table-row table:style-name="ro2">
          <table:table-cell/>
          <table:table-cell office:value-type="float" office:value="280">
            <text:p>280</text:p>
          </table:table-cell>
          <table:table-cell office:value-type="string">
            <text:p>2014-07-22 14:56:13</text:p>
          </table:table-cell>
          <table:table-cell table:number-columns-repeated="2" office:value-type="string">
            <text:p>38.608 °C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  <table:table-cell/>
          <table:table-cell office:value-type="float" office:value="278">
            <text:p>278</text:p>
          </table:table-cell>
          <table:table-cell table:style-name="ce3" office:value-type="string">
            <text:p>2014-07-22 14:56:27</text:p>
          </table:table-cell>
          <table:table-cell table:number-columns-repeated="2" office:value-type="string">
            <text:p>40.551 °C</text:p>
          </table:table-cell>
          <table:table-cell office:value-type="string">
            <text:p>40.7 %RH</text:p>
          </table:table-cell>
          <table:table-cell office:value-type="string">
            <text:p>39.9 %RH</text:p>
          </table:table-cell>
        </table:table-row>
        <table:table-row table:style-name="ro2">
          <table:table-cell/>
          <table:table-cell office:value-type="float" office:value="281">
            <text:p>281</text:p>
          </table:table-cell>
          <table:table-cell office:value-type="string">
            <text:p>2014-07-22 14:56:43</text:p>
          </table:table-cell>
          <table:table-cell table:number-columns-repeated="2" office:value-type="string">
            <text:p>38.736 °C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  <table:table-cell/>
          <table:table-cell office:value-type="float" office:value="279">
            <text:p>279</text:p>
          </table:table-cell>
          <table:table-cell table:style-name="ce3" office:value-type="string">
            <text:p>2014-07-22 14:56:57</text:p>
          </table:table-cell>
          <table:table-cell table:number-columns-repeated="2" office:value-type="string">
            <text:p>40.603 °C</text:p>
          </table:table-cell>
          <table:table-cell office:value-type="string">
            <text:p>40.9 %RH</text:p>
          </table:table-cell>
          <table:table-cell office:value-type="string">
            <text:p>39.7 %RH</text:p>
          </table:table-cell>
        </table:table-row>
        <table:table-row table:style-name="ro2">
          <table:table-cell/>
          <table:table-cell office:value-type="float" office:value="282">
            <text:p>282</text:p>
          </table:table-cell>
          <table:table-cell office:value-type="string">
            <text:p>2014-07-22 14:57:13</text:p>
          </table:table-cell>
          <table:table-cell table:number-columns-repeated="2" office:value-type="string">
            <text:p>38.904 °C</text:p>
          </table:table-cell>
          <table:table-cell office:value-type="string">
            <text:p>41.8 %RH</text:p>
          </table:table-cell>
          <table:table-cell office:value-type="string">
            <text:p>40.6 %RH</text:p>
          </table:table-cell>
          <table:table-cell/>
          <table:table-cell office:value-type="float" office:value="280">
            <text:p>280</text:p>
          </table:table-cell>
          <table:table-cell table:style-name="ce3" office:value-type="string">
            <text:p>2014-07-22 14:57:27</text:p>
          </table:table-cell>
          <table:table-cell office:value-type="string">
            <text:p>40.605 °C</text:p>
          </table:table-cell>
          <table:table-cell office:value-type="string">
            <text:p>40.596 °C</text:p>
          </table:table-cell>
          <table:table-cell table:number-columns-repeated="2" office:value-type="string">
            <text:p>41.9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office:value-type="string">
            <text:p>2014-07-22 14:57:43</text:p>
          </table:table-cell>
          <table:table-cell office:value-type="string">
            <text:p>39.015 °C</text:p>
          </table:table-cell>
          <table:table-cell office:value-type="string">
            <text:p>39.009 °C</text:p>
          </table:table-cell>
          <table:table-cell office:value-type="string">
            <text:p>40.6 %RH</text:p>
          </table:table-cell>
          <table:table-cell office:value-type="string">
            <text:p>39.4 %RH</text:p>
          </table:table-cell>
          <table:table-cell/>
          <table:table-cell office:value-type="float" office:value="281">
            <text:p>281</text:p>
          </table:table-cell>
          <table:table-cell table:style-name="ce3" office:value-type="string">
            <text:p>2014-07-22 14:57:57</text:p>
          </table:table-cell>
          <table:table-cell table:number-columns-repeated="2" office:value-type="string">
            <text:p>40.617 °C</text:p>
          </table:table-cell>
          <table:table-cell office:value-type="string">
            <text:p>42.1 %RH</text:p>
          </table:table-cell>
          <table:table-cell office:value-type="string">
            <text:p>39.4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96">
            <text:p>296</text:p>
          </table:table-cell>
          <table:table-cell office:value-type="string">
            <text:p>2014-07-22 15:04:13</text:p>
          </table:table-cell>
          <table:table-cell office:value-type="string">
            <text:p>39.136 °C</text:p>
          </table:table-cell>
          <table:table-cell office:value-type="string">
            <text:p>38.951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  <table:table-cell/>
          <table:table-cell office:value-type="float" office:value="294">
            <text:p>294</text:p>
          </table:table-cell>
          <table:table-cell table:style-name="ce3" office:value-type="string">
            <text:p>2014-07-22 15:04:27</text:p>
          </table:table-cell>
          <table:table-cell office:value-type="string">
            <text:p>40.834 °C</text:p>
          </table:table-cell>
          <table:table-cell office:value-type="string">
            <text:p>40.690 °C</text:p>
          </table:table-cell>
          <table:table-cell office:value-type="string">
            <text:p>44.1 %RH</text:p>
          </table:table-cell>
          <table:table-cell office:value-type="string">
            <text:p>43.6 %RH</text:p>
          </table:table-cell>
        </table:table-row>
        <table:table-row table:style-name="ro2">
          <table:table-cell/>
          <table:table-cell office:value-type="float" office:value="297">
            <text:p>297</text:p>
          </table:table-cell>
          <table:table-cell office:value-type="string">
            <text:p>2014-07-22 15:04:43</text:p>
          </table:table-cell>
          <table:table-cell office:value-type="string">
            <text:p>38.944 °C</text:p>
          </table:table-cell>
          <table:table-cell office:value-type="string">
            <text:p>38.773 °C</text:p>
          </table:table-cell>
          <table:table-cell office:value-type="string">
            <text:p>45.2 %RH</text:p>
          </table:table-cell>
          <table:table-cell office:value-type="string">
            <text:p>44.7 %RH</text:p>
          </table:table-cell>
          <table:table-cell/>
          <table:table-cell office:value-type="float" office:value="295">
            <text:p>295</text:p>
          </table:table-cell>
          <table:table-cell table:style-name="ce3" office:value-type="string">
            <text:p>2014-07-22 15:04:57</text:p>
          </table:table-cell>
          <table:table-cell office:value-type="string">
            <text:p>40.685 °C</text:p>
          </table:table-cell>
          <table:table-cell office:value-type="string">
            <text:p>40.516 °C</text:p>
          </table:table-cell>
          <table:table-cell office:value-type="string">
            <text:p>43.6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298">
            <text:p>298</text:p>
          </table:table-cell>
          <table:table-cell office:value-type="string">
            <text:p>2014-07-22 15:05:13</text:p>
          </table:table-cell>
          <table:table-cell office:value-type="string">
            <text:p>38.770 °C</text:p>
          </table:table-cell>
          <table:table-cell office:value-type="string">
            <text:p>38.596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  <table:table-cell/>
          <table:table-cell office:value-type="float" office:value="296">
            <text:p>296</text:p>
          </table:table-cell>
          <table:table-cell table:style-name="ce3" office:value-type="string">
            <text:p>2014-07-22 15:05:27</text:p>
          </table:table-cell>
          <table:table-cell office:value-type="string">
            <text:p>40.513 °C</text:p>
          </table:table-cell>
          <table:table-cell office:value-type="string">
            <text:p>40.360 °C</text:p>
          </table:table-cell>
          <table:table-cell office:value-type="string">
            <text:p>43.1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299">
            <text:p>299</text:p>
          </table:table-cell>
          <table:table-cell office:value-type="string">
            <text:p>2014-07-22 15:05:43</text:p>
          </table:table-cell>
          <table:table-cell office:value-type="string">
            <text:p>38.591 °C</text:p>
          </table:table-cell>
          <table:table-cell office:value-type="string">
            <text:p>38.421 °C</text:p>
          </table:table-cell>
          <table:table-cell office:value-type="string">
            <text:p>44.5 %RH</text:p>
          </table:table-cell>
          <table:table-cell office:value-type="string">
            <text:p>44.0 %RH</text:p>
          </table:table-cell>
          <table:table-cell/>
          <table:table-cell office:value-type="float" office:value="297">
            <text:p>297</text:p>
          </table:table-cell>
          <table:table-cell table:style-name="ce3" office:value-type="string">
            <text:p>2014-07-22 15:05:57</text:p>
          </table:table-cell>
          <table:table-cell office:value-type="string">
            <text:p>40.353 °C</text:p>
          </table:table-cell>
          <table:table-cell office:value-type="string">
            <text:p>40.206 °C</text:p>
          </table:table-cell>
          <table:table-cell office:value-type="string">
            <text:p>42.9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string">
            <text:p>2014-07-22 15:06:13</text:p>
          </table:table-cell>
          <table:table-cell office:value-type="string">
            <text:p>38.421 °C</text:p>
          </table:table-cell>
          <table:table-cell office:value-type="string">
            <text:p>38.269 °C</text:p>
          </table:table-cell>
          <table:table-cell table:number-columns-repeated="2" office:value-type="string">
            <text:p>44.7 %RH</text:p>
          </table:table-cell>
          <table:table-cell/>
          <table:table-cell office:value-type="float" office:value="298">
            <text:p>298</text:p>
          </table:table-cell>
          <table:table-cell table:style-name="ce3" office:value-type="string">
            <text:p>2014-07-22 15:06:27</text:p>
          </table:table-cell>
          <table:table-cell office:value-type="string">
            <text:p>40.197 °C</text:p>
          </table:table-cell>
          <table:table-cell office:value-type="string">
            <text:p>40.058 °C</text:p>
          </table:table-cell>
          <table:table-cell office:value-type="string">
            <text:p>42.1 %RH</text:p>
          </table:table-cell>
          <table:table-cell office:value-type="string">
            <text:p>41.9 %RH</text:p>
          </table:table-cell>
        </table:table-row>
        <table:table-row table:style-name="ro2">
          <table:table-cell/>
          <table:table-cell office:value-type="float" office:value="301">
            <text:p>301</text:p>
          </table:table-cell>
          <table:table-cell office:value-type="string">
            <text:p>2014-07-22 15:06:43</text:p>
          </table:table-cell>
          <table:table-cell office:value-type="string">
            <text:p>38.264 °C</text:p>
          </table:table-cell>
          <table:table-cell office:value-type="string">
            <text:p>38.108 °C</text:p>
          </table:table-cell>
          <table:table-cell office:value-type="string">
            <text:p>45.0 %RH</text:p>
          </table:table-cell>
          <table:table-cell office:value-type="string">
            <text:p>44.5 %RH</text:p>
          </table:table-cell>
          <table:table-cell/>
          <table:table-cell office:value-type="float" office:value="299">
            <text:p>299</text:p>
          </table:table-cell>
          <table:table-cell table:style-name="ce3" office:value-type="string">
            <text:p>2014-07-22 15:06:57</text:p>
          </table:table-cell>
          <table:table-cell office:value-type="string">
            <text:p>40.053 °C</text:p>
          </table:table-cell>
          <table:table-cell office:value-type="string">
            <text:p>39.927 °C</text:p>
          </table:table-cell>
          <table:table-cell table:number-columns-repeated="2" office:value-type="string">
            <text:p>42.9 %RH</text:p>
          </table:table-cell>
        </table:table-row>
        <table:table-row table:style-name="ro2">
          <table:table-cell/>
          <table:table-cell office:value-type="float" office:value="302">
            <text:p>302</text:p>
          </table:table-cell>
          <table:table-cell office:value-type="string">
            <text:p>2014-07-22 15:07:13</text:p>
          </table:table-cell>
          <table:table-cell office:value-type="string">
            <text:p>38.105 °C</text:p>
          </table:table-cell>
          <table:table-cell office:value-type="string">
            <text:p>37.969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  <table:table-cell/>
          <table:table-cell office:value-type="float" office:value="300">
            <text:p>300</text:p>
          </table:table-cell>
          <table:table-cell table:style-name="ce3" office:value-type="string">
            <text:p>2014-07-22 15:07:27</text:p>
          </table:table-cell>
          <table:table-cell office:value-type="string">
            <text:p>39.920 °C</text:p>
          </table:table-cell>
          <table:table-cell office:value-type="string">
            <text:p>39.767 °C</text:p>
          </table:table-cell>
          <table:table-cell office:value-type="string">
            <text:p>43.6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303">
            <text:p>303</text:p>
          </table:table-cell>
          <table:table-cell office:value-type="string">
            <text:p>2014-07-22 15:07:43</text:p>
          </table:table-cell>
          <table:table-cell office:value-type="string">
            <text:p>37.961 °C</text:p>
          </table:table-cell>
          <table:table-cell office:value-type="string">
            <text:p>37.843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  <table:table-cell/>
          <table:table-cell office:value-type="float" office:value="301">
            <text:p>301</text:p>
          </table:table-cell>
          <table:table-cell table:style-name="ce3" office:value-type="string">
            <text:p>2014-07-22 15:07:57</text:p>
          </table:table-cell>
          <table:table-cell office:value-type="string">
            <text:p>39.764 °C</text:p>
          </table:table-cell>
          <table:table-cell office:value-type="string">
            <text:p>39.644 °C</text:p>
          </table:table-cell>
          <table:table-cell office:value-type="string">
            <text:p>42.4 %RH</text:p>
          </table:table-cell>
          <table:table-cell office:value-type="string">
            <text:p>41.9 %RH</text:p>
          </table:table-cell>
        </table:table-row>
        <table:table-row table:style-name="ro2">
          <table:table-cell/>
          <table:table-cell office:value-type="float" office:value="304">
            <text:p>304</text:p>
          </table:table-cell>
          <table:table-cell office:value-type="string">
            <text:p>2014-07-22 15:08:13</text:p>
          </table:table-cell>
          <table:table-cell office:value-type="string">
            <text:p>37.838 °C</text:p>
          </table:table-cell>
          <table:table-cell office:value-type="string">
            <text:p>37.728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  <table:table-cell/>
          <table:table-cell office:value-type="float" office:value="302">
            <text:p>302</text:p>
          </table:table-cell>
          <table:table-cell table:style-name="ce3" office:value-type="string">
            <text:p>2014-07-22 15:08:27</text:p>
          </table:table-cell>
          <table:table-cell office:value-type="string">
            <text:p>39.642 °C</text:p>
          </table:table-cell>
          <table:table-cell office:value-type="string">
            <text:p>39.541 °C</text:p>
          </table:table-cell>
          <table:table-cell office:value-type="string">
            <text:p>42.1 %RH</text:p>
          </table:table-cell>
          <table:table-cell office:value-type="string">
            <text:p>41.9 %RH</text:p>
          </table:table-cell>
        </table:table-row>
        <table:table-row table:style-name="ro2">
          <table:table-cell/>
          <table:table-cell office:value-type="float" office:value="305">
            <text:p>305</text:p>
          </table:table-cell>
          <table:table-cell office:value-type="string">
            <text:p>2014-07-22 15:08:43</text:p>
          </table:table-cell>
          <table:table-cell office:value-type="string">
            <text:p>37.721 °C</text:p>
          </table:table-cell>
          <table:table-cell office:value-type="string">
            <text:p>37.618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  <table:table-cell/>
          <table:table-cell office:value-type="float" office:value="303">
            <text:p>303</text:p>
          </table:table-cell>
          <table:table-cell table:style-name="ce3" office:value-type="string">
            <text:p>2014-07-22 15:08:57</text:p>
          </table:table-cell>
          <table:table-cell office:value-type="string">
            <text:p>39.540 °C</text:p>
          </table:table-cell>
          <table:table-cell office:value-type="string">
            <text:p>39.464 °C</text:p>
          </table:table-cell>
          <table:table-cell office:value-type="string">
            <text:p>41.9 %RH</text:p>
          </table:table-cell>
          <table:table-cell office:value-type="string">
            <text:p>41.6 %RH</text:p>
          </table:table-cell>
        </table:table-row>
        <table:table-row table:style-name="ro2">
          <table:table-cell/>
          <table:table-cell office:value-type="float" office:value="306">
            <text:p>306</text:p>
          </table:table-cell>
          <table:table-cell office:value-type="string">
            <text:p>2014-07-22 15:09:13</text:p>
          </table:table-cell>
          <table:table-cell office:value-type="string">
            <text:p>37.616 °C</text:p>
          </table:table-cell>
          <table:table-cell office:value-type="string">
            <text:p>37.523 °C</text:p>
          </table:table-cell>
          <table:table-cell office:value-type="string">
            <text:p>45.0 %RH</text:p>
          </table:table-cell>
          <table:table-cell office:value-type="string">
            <text:p>44.0 %RH</text:p>
          </table:table-cell>
          <table:table-cell/>
          <table:table-cell office:value-type="float" office:value="304">
            <text:p>304</text:p>
          </table:table-cell>
          <table:table-cell table:style-name="ce3" office:value-type="string">
            <text:p>2014-07-22 15:09:27</text:p>
          </table:table-cell>
          <table:table-cell office:value-type="string">
            <text:p>39.458 °C</text:p>
          </table:table-cell>
          <table:table-cell office:value-type="string">
            <text:p>39.401 °C</text:p>
          </table:table-cell>
          <table:table-cell office:value-type="string">
            <text:p>42.1 %RH</text:p>
          </table:table-cell>
          <table:table-cell office:value-type="string">
            <text:p>41.4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office:value-type="string">
            <text:p>2014-07-22 15:09:43</text:p>
          </table:table-cell>
          <table:table-cell office:value-type="string">
            <text:p>37.522 °C</text:p>
          </table:table-cell>
          <table:table-cell office:value-type="string">
            <text:p>37.439 °C</text:p>
          </table:table-cell>
          <table:table-cell table:number-columns-repeated="2" office:value-type="string">
            <text:p>45.5 %RH</text:p>
          </table:table-cell>
          <table:table-cell/>
          <table:table-cell office:value-type="float" office:value="305">
            <text:p>305</text:p>
          </table:table-cell>
          <table:table-cell table:style-name="ce3" office:value-type="string">
            <text:p>2014-07-22 15:09:57</text:p>
          </table:table-cell>
          <table:table-cell office:value-type="string">
            <text:p>39.401 °C</text:p>
          </table:table-cell>
          <table:table-cell office:value-type="string">
            <text:p>39.347 °C</text:p>
          </table:table-cell>
          <table:table-cell office:value-type="string">
            <text:p>41.9 %RH</text:p>
          </table:table-cell>
          <table:table-cell office:value-type="string">
            <text:p>41.4 %RH</text:p>
          </table:table-cell>
        </table:table-row>
        <table:table-row table:style-name="ro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09">
            <text:p>309</text:p>
          </table:table-cell>
          <table:table-cell office:value-type="string">
            <text:p>2014-07-22 15:10:43</text:p>
          </table:table-cell>
          <table:table-cell office:value-type="string">
            <text:p>37.363 °C</text:p>
          </table:table-cell>
          <table:table-cell office:value-type="string">
            <text:p>37.310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  <table:table-cell/>
          <table:table-cell office:value-type="float" office:value="307">
            <text:p>307</text:p>
          </table:table-cell>
          <table:table-cell table:style-name="ce3" office:value-type="string">
            <text:p>2014-07-22 15:10:57</text:p>
          </table:table-cell>
          <table:table-cell office:value-type="string">
            <text:p>39.279 °C</text:p>
          </table:table-cell>
          <table:table-cell office:value-type="string">
            <text:p>39.243 °C</text:p>
          </table:table-cell>
          <table:table-cell office:value-type="string">
            <text:p>41.4 %RH</text:p>
          </table:table-cell>
          <table:table-cell office:value-type="string">
            <text:p>39.7 %RH</text:p>
          </table:table-cell>
        </table:table-row>
        <table:table-row table:style-name="ro2">
          <table:table-cell/>
          <table:table-cell office:value-type="float" office:value="310">
            <text:p>310</text:p>
          </table:table-cell>
          <table:table-cell office:value-type="string">
            <text:p>2014-07-22 15:11:13</text:p>
          </table:table-cell>
          <table:table-cell office:value-type="string">
            <text:p>37.310 °C</text:p>
          </table:table-cell>
          <table:table-cell office:value-type="string">
            <text:p>37.254 °C</text:p>
          </table:table-cell>
          <table:table-cell office:value-type="string">
            <text:p>47.2 %RH</text:p>
          </table:table-cell>
          <table:table-cell office:value-type="string">
            <text:p>46.7 %RH</text:p>
          </table:table-cell>
          <table:table-cell/>
          <table:table-cell office:value-type="float" office:value="308">
            <text:p>308</text:p>
          </table:table-cell>
          <table:table-cell table:style-name="ce3" office:value-type="string">
            <text:p>2014-07-22 15:11:27</text:p>
          </table:table-cell>
          <table:table-cell office:value-type="string">
            <text:p>39.246 °C</text:p>
          </table:table-cell>
          <table:table-cell office:value-type="string">
            <text:p>39.189 °C</text:p>
          </table:table-cell>
          <table:table-cell table:number-columns-repeated="2" office:value-type="string">
            <text:p>42.6 %RH</text:p>
          </table:table-cell>
        </table:table-row>
        <table:table-row table:style-name="ro2">
          <table:table-cell/>
          <table:table-cell office:value-type="float" office:value="311">
            <text:p>311</text:p>
          </table:table-cell>
          <table:table-cell office:value-type="string">
            <text:p>2014-07-22 15:11:43</text:p>
          </table:table-cell>
          <table:table-cell office:value-type="string">
            <text:p>37.254 °C</text:p>
          </table:table-cell>
          <table:table-cell office:value-type="string">
            <text:p>37.186 °C</text:p>
          </table:table-cell>
          <table:table-cell office:value-type="string">
            <text:p>46.7 %RH</text:p>
          </table:table-cell>
          <table:table-cell office:value-type="string">
            <text:p>46.0 %RH</text:p>
          </table:table-cell>
          <table:table-cell/>
          <table:table-cell office:value-type="float" office:value="309">
            <text:p>309</text:p>
          </table:table-cell>
          <table:table-cell table:style-name="ce3" office:value-type="string">
            <text:p>2014-07-22 15:11:57</text:p>
          </table:table-cell>
          <table:table-cell office:value-type="string">
            <text:p>39.187 °C</text:p>
          </table:table-cell>
          <table:table-cell office:value-type="string">
            <text:p>39.095 °C</text:p>
          </table:table-cell>
          <table:table-cell office:value-type="string">
            <text:p>43.3 %RH</text:p>
          </table:table-cell>
          <table:table-cell office:value-type="string">
            <text:p>40.9 %RH</text:p>
          </table:table-cell>
        </table:table-row>
        <table:table-row table:style-name="ro2">
          <table:table-cell/>
          <table:table-cell office:value-type="float" office:value="312">
            <text:p>312</text:p>
          </table:table-cell>
          <table:table-cell office:value-type="string">
            <text:p>2014-07-22 15:12:13</text:p>
          </table:table-cell>
          <table:table-cell office:value-type="string">
            <text:p>37.191 °C</text:p>
          </table:table-cell>
          <table:table-cell office:value-type="string">
            <text:p>37.127 °C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  <table:table-cell/>
          <table:table-cell office:value-type="float" office:value="310">
            <text:p>310</text:p>
          </table:table-cell>
          <table:table-cell table:style-name="ce3" office:value-type="string">
            <text:p>2014-07-22 15:12:27</text:p>
          </table:table-cell>
          <table:table-cell office:value-type="string">
            <text:p>39.090 °C</text:p>
          </table:table-cell>
          <table:table-cell office:value-type="string">
            <text:p>38.943 °C</text:p>
          </table:table-cell>
          <table:table-cell table:number-columns-repeated="2" office:value-type="string">
            <text:p>44.8 %RH</text:p>
          </table:table-cell>
        </table:table-row>
        <table:table-row table:style-name="ro2">
          <table:table-cell/>
          <table:table-cell office:value-type="float" office:value="313">
            <text:p>313</text:p>
          </table:table-cell>
          <table:table-cell office:value-type="string">
            <text:p>2014-07-22 15:12:43</text:p>
          </table:table-cell>
          <table:table-cell table:number-columns-repeated="2" office:value-type="string">
            <text:p>37.133 °C</text:p>
          </table:table-cell>
          <table:table-cell office:value-type="string">
            <text:p>47.5 %RH</text:p>
          </table:table-cell>
          <table:table-cell office:value-type="string">
            <text:p>44.5 %RH</text:p>
          </table:table-cell>
          <table:table-cell/>
          <table:table-cell office:value-type="float" office:value="311">
            <text:p>311</text:p>
          </table:table-cell>
          <table:table-cell table:style-name="ce3" office:value-type="string">
            <text:p>2014-07-22 15:12:57</text:p>
          </table:table-cell>
          <table:table-cell office:value-type="string">
            <text:p>38.941 °C</text:p>
          </table:table-cell>
          <table:table-cell office:value-type="string">
            <text:p>38.939 °C</text:p>
          </table:table-cell>
          <table:table-cell office:value-type="string">
            <text:p>44.8 %RH</text:p>
          </table:table-cell>
          <table:table-cell office:value-type="string">
            <text:p>41.1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4">
            <text:p>314</text:p>
          </table:table-cell>
          <table:table-cell office:value-type="string">
            <text:p>2014-07-22 15:13:13</text:p>
          </table:table-cell>
          <table:table-cell table:number-columns-repeated="2" office:value-type="string">
            <text:p>37.383 °C</text:p>
          </table:table-cell>
          <table:table-cell office:value-type="string">
            <text:p>44.3 %RH</text:p>
          </table:table-cell>
          <table:table-cell office:value-type="string">
            <text:p>40.6 %RH</text:p>
          </table:table-cell>
          <table:table-cell/>
          <table:table-cell office:value-type="float" office:value="312">
            <text:p>312</text:p>
          </table:table-cell>
          <table:table-cell table:style-name="ce3" office:value-type="string">
            <text:p>2014-07-22 15:13:27</text:p>
          </table:table-cell>
          <table:table-cell table:number-columns-repeated="2" office:value-type="string">
            <text:p>39.182 °C</text:p>
          </table:table-cell>
          <table:table-cell office:value-type="string">
            <text:p>40.9 %RH</text:p>
          </table:table-cell>
          <table:table-cell office:value-type="string">
            <text:p>39.0 %RH</text:p>
          </table:table-cell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17">
            <text:p>317</text:p>
          </table:table-cell>
          <table:table-cell office:value-type="string">
            <text:p>2014-07-22 15:14:43</text:p>
          </table:table-cell>
          <table:table-cell table:number-columns-repeated="2" office:value-type="string">
            <text:p>38.684 °C</text:p>
          </table:table-cell>
          <table:table-cell office:value-type="string">
            <text:p>41.1 %RH</text:p>
          </table:table-cell>
          <table:table-cell office:value-type="string">
            <text:p>39.2 %RH</text:p>
          </table:table-cell>
          <table:table-cell/>
          <table:table-cell office:value-type="float" office:value="315">
            <text:p>315</text:p>
          </table:table-cell>
          <table:table-cell table:style-name="ce3" office:value-type="string">
            <text:p>2014-07-22 15:14:57</text:p>
          </table:table-cell>
          <table:table-cell table:number-columns-repeated="2" office:value-type="string">
            <text:p>40.149 °C</text:p>
          </table:table-cell>
          <table:table-cell office:value-type="string">
            <text:p>40.7 %RH</text:p>
          </table:table-cell>
          <table:table-cell office:value-type="string">
            <text:p>38.5 %RH</text:p>
          </table:table-cell>
        </table:table-row>
        <table:table-row table:style-name="ro2">
          <table:table-cell/>
          <table:table-cell office:value-type="float" office:value="318">
            <text:p>318</text:p>
          </table:table-cell>
          <table:table-cell office:value-type="string">
            <text:p>2014-07-22 15:15:13</text:p>
          </table:table-cell>
          <table:table-cell table:number-columns-repeated="2" office:value-type="string">
            <text:p>39.138 °C</text:p>
          </table:table-cell>
          <table:table-cell office:value-type="string">
            <text:p>39.9 %RH</text:p>
          </table:table-cell>
          <table:table-cell office:value-type="string">
            <text:p>38.2 %RH</text:p>
          </table:table-cell>
          <table:table-cell/>
          <table:table-cell office:value-type="float" office:value="316">
            <text:p>316</text:p>
          </table:table-cell>
          <table:table-cell table:style-name="ce3" office:value-type="string">
            <text:p>2014-07-22 15:15:27</text:p>
          </table:table-cell>
          <table:table-cell table:number-columns-repeated="2" office:value-type="string">
            <text:p>40.511 °C</text:p>
          </table:table-cell>
          <table:table-cell office:value-type="string">
            <text:p>38.7 %RH</text:p>
          </table:table-cell>
          <table:table-cell office:value-type="string">
            <text:p>37.5 %RH</text:p>
          </table:table-cell>
        </table:table-row>
        <table:table-row table:style-name="ro2">
          <table:table-cell/>
          <table:table-cell office:value-type="float" office:value="319">
            <text:p>319</text:p>
          </table:table-cell>
          <table:table-cell office:value-type="string">
            <text:p>2014-07-22 15:15:43</text:p>
          </table:table-cell>
          <table:table-cell table:number-columns-repeated="2" office:value-type="string">
            <text:p>39.617 °C</text:p>
          </table:table-cell>
          <table:table-cell office:value-type="string">
            <text:p>38.4 %RH</text:p>
          </table:table-cell>
          <table:table-cell office:value-type="string">
            <text:p>38.0 %RH</text:p>
          </table:table-cell>
          <table:table-cell/>
          <table:table-cell office:value-type="float" office:value="317">
            <text:p>317</text:p>
          </table:table-cell>
          <table:table-cell table:style-name="ce3" office:value-type="string">
            <text:p>2014-07-22 15:15:57</text:p>
          </table:table-cell>
          <table:table-cell table:number-columns-repeated="2" office:value-type="string">
            <text:p>40.873 °C</text:p>
          </table:table-cell>
          <table:table-cell office:value-type="string">
            <text:p>38.0 %RH</text:p>
          </table:table-cell>
          <table:table-cell office:value-type="string">
            <text:p>37.3 %RH</text:p>
          </table:table-cell>
        </table:table-row>
        <table:table-row table:style-name="ro2">
          <table:table-cell/>
          <table:table-cell office:value-type="float" office:value="320">
            <text:p>320</text:p>
          </table:table-cell>
          <table:table-cell office:value-type="string">
            <text:p>2014-07-22 15:16:13</text:p>
          </table:table-cell>
          <table:table-cell table:number-columns-repeated="2" office:value-type="string">
            <text:p>40.037 °C</text:p>
          </table:table-cell>
          <table:table-cell office:value-type="string">
            <text:p>38.2 %RH</text:p>
          </table:table-cell>
          <table:table-cell office:value-type="string">
            <text:p>37.7 %RH</text:p>
          </table:table-cell>
          <table:table-cell/>
          <table:table-cell office:value-type="float" office:value="318">
            <text:p>318</text:p>
          </table:table-cell>
          <table:table-cell table:style-name="ce3" office:value-type="string">
            <text:p>2014-07-22 15:16:27</text:p>
          </table:table-cell>
          <table:table-cell table:number-columns-repeated="2" office:value-type="string">
            <text:p>41.190 °C</text:p>
          </table:table-cell>
          <table:table-cell office:value-type="string">
            <text:p>37.7 %RH</text:p>
          </table:table-cell>
          <table:table-cell office:value-type="string">
            <text:p>37.5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1">
            <text:p>321</text:p>
          </table:table-cell>
          <table:table-cell office:value-type="string">
            <text:p>2014-07-22 15:16:43</text:p>
          </table:table-cell>
          <table:table-cell table:number-columns-repeated="2" office:value-type="string">
            <text:p>40.350 °C</text:p>
          </table:table-cell>
          <table:table-cell office:value-type="string">
            <text:p>38.2 %RH</text:p>
          </table:table-cell>
          <table:table-cell office:value-type="string">
            <text:p>37.2 %RH</text:p>
          </table:table-cell>
          <table:table-cell/>
          <table:table-cell office:value-type="float" office:value="319">
            <text:p>319</text:p>
          </table:table-cell>
          <table:table-cell table:style-name="ce3" office:value-type="string">
            <text:p>2014-07-22 15:16:57</text:p>
          </table:table-cell>
          <table:table-cell table:number-columns-repeated="2" office:value-type="string">
            <text:p>41.473 °C</text:p>
          </table:table-cell>
          <table:table-cell office:value-type="string">
            <text:p>38.0 %RH</text:p>
          </table:table-cell>
          <table:table-cell office:value-type="string">
            <text:p>37.0 %RH</text:p>
          </table:table-cell>
        </table:table-row>
        <table:table-row table:style-name="ro2" table:number-rows-repeated="1045823">
          <table:table-cell table:number-columns-repeated="14"/>
        </table:table-row>
        <table:table-row table:style-name="ro3" table:number-rows-repeated="265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7.22.2014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table:style-name="ce1" office:value-type="string" table:number-columns-spanned="6" table:number-rows-spanned="1">
            <text:p><text:span text:style-name="T1">TinyTag #001 with LP-80 #002 <text:s/>(RIL 63)</text:span>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<text:span text:style-name="T1">TinyTag #002 with LP-80 #001 <text:s/>(RIL 73)</text:span>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4" office:value-type="float" office:value="720319">
            <text:p>720319</text:p>
          </table:table-cell>
          <table:table-cell/>
          <table:table-cell office:value-type="string">
            <text:p>S/N</text:p>
          </table:table-cell>
          <table:table-cell/>
          <table:table-cell table:number-columns-repeated="4" office:value-type="float" office:value="720479">
            <text:p>72047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4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4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4" office:value-type="string">
            <text:p>Light Interception #1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4" office:value-type="string">
            <text:p>Light Interception #2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table:style-name="ce3" office:value-type="string">
            <text:p>2014-07-22 15:31:13</text:p>
          </table:table-cell>
          <table:table-cell office:value-type="string">
            <text:p>38.643 °C</text:p>
          </table:table-cell>
          <table:table-cell office:value-type="string">
            <text:p>38.583 °C</text:p>
          </table:table-cell>
          <table:table-cell office:value-type="string">
            <text:p>46.5 %RH</text:p>
          </table:table-cell>
          <table:table-cell office:value-type="string">
            <text:p>46.2 %RH</text:p>
          </table:table-cell>
          <table:table-cell/>
          <table:table-cell office:value-type="float" office:value="348">
            <text:p>348</text:p>
          </table:table-cell>
          <table:table-cell table:style-name="ce3" office:value-type="string">
            <text:p>2014-07-22 15:31:27</text:p>
          </table:table-cell>
          <table:table-cell office:value-type="string">
            <text:p>40.932 °C</text:p>
          </table:table-cell>
          <table:table-cell office:value-type="string">
            <text:p>40.798 °C</text:p>
          </table:table-cell>
          <table:table-cell office:value-type="string">
            <text:p>40.2 %RH</text:p>
          </table:table-cell>
          <table:table-cell office:value-type="string">
            <text:p>37.3 %RH</text:p>
          </table:table-cell>
        </table:table-row>
        <table:table-row table:style-name="ro2">
          <table:table-cell/>
          <table:table-cell office:value-type="float" office:value="351">
            <text:p>351</text:p>
          </table:table-cell>
          <table:table-cell table:style-name="ce3" office:value-type="string">
            <text:p>2014-07-22 15:31:43</text:p>
          </table:table-cell>
          <table:table-cell office:value-type="string">
            <text:p>38.581 °C</text:p>
          </table:table-cell>
          <table:table-cell office:value-type="string">
            <text:p>38.532 °C</text:p>
          </table:table-cell>
          <table:table-cell office:value-type="string">
            <text:p>46.2 %RH</text:p>
          </table:table-cell>
          <table:table-cell office:value-type="string">
            <text:p>44.5 %RH</text:p>
          </table:table-cell>
          <table:table-cell/>
          <table:table-cell office:value-type="float" office:value="349">
            <text:p>349</text:p>
          </table:table-cell>
          <table:table-cell table:style-name="ce3" office:value-type="string">
            <text:p>2014-07-22 15:31:57</text:p>
          </table:table-cell>
          <table:table-cell office:value-type="string">
            <text:p>40.793 °C</text:p>
          </table:table-cell>
          <table:table-cell office:value-type="string">
            <text:p>40.645 °C</text:p>
          </table:table-cell>
          <table:table-cell office:value-type="string">
            <text:p>39.0 %RH</text:p>
          </table:table-cell>
          <table:table-cell office:value-type="string">
            <text:p>38.5 %RH</text:p>
          </table:table-cell>
        </table:table-row>
        <table:table-row table:style-name="ro2">
          <table:table-cell/>
          <table:table-cell office:value-type="float" office:value="352">
            <text:p>352</text:p>
          </table:table-cell>
          <table:table-cell table:style-name="ce3" office:value-type="string">
            <text:p>2014-07-22 15:32:13</text:p>
          </table:table-cell>
          <table:table-cell office:value-type="string">
            <text:p>38.532 °C</text:p>
          </table:table-cell>
          <table:table-cell office:value-type="string">
            <text:p>38.467 °C</text:p>
          </table:table-cell>
          <table:table-cell table:number-columns-repeated="2" office:value-type="string">
            <text:p>45.2 %RH</text:p>
          </table:table-cell>
          <table:table-cell/>
          <table:table-cell office:value-type="float" office:value="350">
            <text:p>350</text:p>
          </table:table-cell>
          <table:table-cell table:style-name="ce3" office:value-type="string">
            <text:p>2014-07-22 15:32:27</text:p>
          </table:table-cell>
          <table:table-cell office:value-type="string">
            <text:p>40.641 °C</text:p>
          </table:table-cell>
          <table:table-cell office:value-type="string">
            <text:p>40.481 °C</text:p>
          </table:table-cell>
          <table:table-cell office:value-type="string">
            <text:p>40.2 %RH</text:p>
          </table:table-cell>
          <table:table-cell office:value-type="string">
            <text:p>39.9 %RH</text:p>
          </table:table-cell>
        </table:table-row>
        <table:table-row table:style-name="ro2">
          <table:table-cell/>
          <table:table-cell office:value-type="float" office:value="353">
            <text:p>353</text:p>
          </table:table-cell>
          <table:table-cell table:style-name="ce3" office:value-type="string">
            <text:p>2014-07-22 15:32:43</text:p>
          </table:table-cell>
          <table:table-cell office:value-type="string">
            <text:p>38.465 °C</text:p>
          </table:table-cell>
          <table:table-cell office:value-type="string">
            <text:p>38.438 °C</text:p>
          </table:table-cell>
          <table:table-cell office:value-type="string">
            <text:p>45.2 %RH</text:p>
          </table:table-cell>
          <table:table-cell office:value-type="string">
            <text:p>43.8 %RH</text:p>
          </table:table-cell>
          <table:table-cell/>
          <table:table-cell office:value-type="float" office:value="351">
            <text:p>351</text:p>
          </table:table-cell>
          <table:table-cell table:style-name="ce3" office:value-type="string">
            <text:p>2014-07-22 15:32:57</text:p>
          </table:table-cell>
          <table:table-cell office:value-type="string">
            <text:p>40.478 °C</text:p>
          </table:table-cell>
          <table:table-cell office:value-type="string">
            <text:p>40.367 °C</text:p>
          </table:table-cell>
          <table:table-cell office:value-type="string">
            <text:p>40.7 %RH</text:p>
          </table:table-cell>
          <table:table-cell office:value-type="string">
            <text:p>37.7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4">
            <text:p>354</text:p>
          </table:table-cell>
          <table:table-cell table:style-name="ce3" office:value-type="string">
            <text:p>2014-07-22 15:33:13</text:p>
          </table:table-cell>
          <table:table-cell office:value-type="string">
            <text:p>38.436 °C</text:p>
          </table:table-cell>
          <table:table-cell office:value-type="string">
            <text:p>38.386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  <table:table-cell/>
          <table:table-cell office:value-type="float" office:value="352">
            <text:p>352</text:p>
          </table:table-cell>
          <table:table-cell table:style-name="ce3" office:value-type="string">
            <text:p>2014-07-22 15:33:27</text:p>
          </table:table-cell>
          <table:table-cell office:value-type="string">
            <text:p>40.362 °C</text:p>
          </table:table-cell>
          <table:table-cell office:value-type="string">
            <text:p>40.241 °C</text:p>
          </table:table-cell>
          <table:table-cell office:value-type="string">
            <text:p>38.5 %RH</text:p>
          </table:table-cell>
          <table:table-cell office:value-type="string">
            <text:p>37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59">
            <text:p>359</text:p>
          </table:table-cell>
          <table:table-cell table:style-name="ce3" office:value-type="string">
            <text:p>2014-07-22 15:35:43</text:p>
          </table:table-cell>
          <table:table-cell office:value-type="string">
            <text:p>38.182 °C</text:p>
          </table:table-cell>
          <table:table-cell office:value-type="string">
            <text:p>38.076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/>
          <table:table-cell office:value-type="float" office:value="357">
            <text:p>357</text:p>
          </table:table-cell>
          <table:table-cell table:style-name="ce3" office:value-type="string">
            <text:p>2014-07-22 15:35:57</text:p>
          </table:table-cell>
          <table:table-cell office:value-type="string">
            <text:p>39.802 °C</text:p>
          </table:table-cell>
          <table:table-cell office:value-type="string">
            <text:p>39.671 °C</text:p>
          </table:table-cell>
          <table:table-cell table:number-columns-repeated="2" office:value-type="string">
            <text:p>39.7 %RH</text:p>
          </table:table-cell>
        </table:table-row>
        <table:table-row table:style-name="ro2">
          <table:table-cell/>
          <table:table-cell office:value-type="float" office:value="360">
            <text:p>360</text:p>
          </table:table-cell>
          <table:table-cell table:style-name="ce3" office:value-type="string">
            <text:p>2014-07-22 15:36:13</text:p>
          </table:table-cell>
          <table:table-cell office:value-type="string">
            <text:p>38.071 °C</text:p>
          </table:table-cell>
          <table:table-cell office:value-type="string">
            <text:p>37.949 °C</text:p>
          </table:table-cell>
          <table:table-cell office:value-type="string">
            <text:p>46.2 %RH</text:p>
          </table:table-cell>
          <table:table-cell office:value-type="string">
            <text:p>45.0 %RH</text:p>
          </table:table-cell>
          <table:table-cell/>
          <table:table-cell office:value-type="float" office:value="358">
            <text:p>358</text:p>
          </table:table-cell>
          <table:table-cell table:style-name="ce3" office:value-type="string">
            <text:p>2014-07-22 15:36:27</text:p>
          </table:table-cell>
          <table:table-cell office:value-type="string">
            <text:p>39.664 °C</text:p>
          </table:table-cell>
          <table:table-cell office:value-type="string">
            <text:p>39.531 °C</text:p>
          </table:table-cell>
          <table:table-cell office:value-type="string">
            <text:p>43.1 %RH</text:p>
          </table:table-cell>
          <table:table-cell office:value-type="string">
            <text:p>40.7 %RH</text:p>
          </table:table-cell>
        </table:table-row>
        <table:table-row table:style-name="ro2">
          <table:table-cell/>
          <table:table-cell office:value-type="float" office:value="361">
            <text:p>361</text:p>
          </table:table-cell>
          <table:table-cell table:style-name="ce3" office:value-type="string">
            <text:p>2014-07-22 15:36:43</text:p>
          </table:table-cell>
          <table:table-cell office:value-type="string">
            <text:p>37.946 °C</text:p>
          </table:table-cell>
          <table:table-cell office:value-type="string">
            <text:p>37.894 °C</text:p>
          </table:table-cell>
          <table:table-cell office:value-type="string">
            <text:p>45.2 %RH</text:p>
          </table:table-cell>
          <table:table-cell office:value-type="string">
            <text:p>44.0 %RH</text:p>
          </table:table-cell>
          <table:table-cell/>
          <table:table-cell office:value-type="float" office:value="359">
            <text:p>359</text:p>
          </table:table-cell>
          <table:table-cell table:style-name="ce3" office:value-type="string">
            <text:p>2014-07-22 15:36:57</text:p>
          </table:table-cell>
          <table:table-cell office:value-type="string">
            <text:p>39.524 °C</text:p>
          </table:table-cell>
          <table:table-cell office:value-type="string">
            <text:p>39.493 °C</text:p>
          </table:table-cell>
          <table:table-cell office:value-type="string">
            <text:p>41.6 %RH</text:p>
          </table:table-cell>
          <table:table-cell office:value-type="string">
            <text:p>39.2 %RH</text:p>
          </table:table-cell>
        </table:table-row>
        <table:table-row table:style-name="ro2">
          <table:table-cell/>
          <table:table-cell office:value-type="float" office:value="362">
            <text:p>362</text:p>
          </table:table-cell>
          <table:table-cell table:style-name="ce3" office:value-type="string">
            <text:p>2014-07-22 15:37:13</text:p>
          </table:table-cell>
          <table:table-cell table:number-columns-repeated="2" office:value-type="string">
            <text:p>38.014 °C</text:p>
          </table:table-cell>
          <table:table-cell office:value-type="string">
            <text:p>44.0 %RH</text:p>
          </table:table-cell>
          <table:table-cell office:value-type="string">
            <text:p>41.4 %RH</text:p>
          </table:table-cell>
          <table:table-cell/>
          <table:table-cell office:value-type="float" office:value="360">
            <text:p>360</text:p>
          </table:table-cell>
          <table:table-cell table:style-name="ce3" office:value-type="string">
            <text:p>2014-07-22 15:37:27</text:p>
          </table:table-cell>
          <table:table-cell table:number-columns-repeated="2" office:value-type="string">
            <text:p>39.651 °C</text:p>
          </table:table-cell>
          <table:table-cell office:value-type="string">
            <text:p>38.7 %RH</text:p>
          </table:table-cell>
          <table:table-cell office:value-type="string">
            <text:p>37.3 %RH</text:p>
          </table:table-cell>
        </table:table-row>
        <table:table-row table:style-name="ro2">
          <table:table-cell/>
          <table:table-cell office:value-type="float" office:value="363">
            <text:p>363</text:p>
          </table:table-cell>
          <table:table-cell table:style-name="ce3" office:value-type="string">
            <text:p>2014-07-22 15:37:43</text:p>
          </table:table-cell>
          <table:table-cell table:number-columns-repeated="2" office:value-type="string">
            <text:p>38.398 °C</text:p>
          </table:table-cell>
          <table:table-cell office:value-type="string">
            <text:p>41.1 %RH</text:p>
          </table:table-cell>
          <table:table-cell office:value-type="string">
            <text:p>37.7 %RH</text:p>
          </table:table-cell>
          <table:table-cell/>
          <table:table-cell office:value-type="float" office:value="361">
            <text:p>361</text:p>
          </table:table-cell>
          <table:table-cell table:style-name="ce3" office:value-type="string">
            <text:p>2014-07-22 15:37:57</text:p>
          </table:table-cell>
          <table:table-cell table:number-columns-repeated="2" office:value-type="string">
            <text:p>39.991 °C</text:p>
          </table:table-cell>
          <table:table-cell office:value-type="string">
            <text:p>37.3 %RH</text:p>
          </table:table-cell>
          <table:table-cell office:value-type="string">
            <text:p>36.5 %RH</text:p>
          </table:table-cell>
        </table:table-row>
        <table:table-row table:style-name="ro2">
          <table:table-cell/>
          <table:table-cell office:value-type="float" office:value="364">
            <text:p>364</text:p>
          </table:table-cell>
          <table:table-cell table:style-name="ce3" office:value-type="string">
            <text:p>2014-07-22 15:38:13</text:p>
          </table:table-cell>
          <table:table-cell table:number-columns-repeated="2" office:value-type="string">
            <text:p>38.888 °C</text:p>
          </table:table-cell>
          <table:table-cell office:value-type="string">
            <text:p>38.4 %RH</text:p>
          </table:table-cell>
          <table:table-cell office:value-type="string">
            <text:p>38.2 %RH</text:p>
          </table:table-cell>
          <table:table-cell/>
          <table:table-cell office:value-type="float" office:value="362">
            <text:p>362</text:p>
          </table:table-cell>
          <table:table-cell table:style-name="ce3" office:value-type="string">
            <text:p>2014-07-22 15:38:27</text:p>
          </table:table-cell>
          <table:table-cell table:number-columns-repeated="2" office:value-type="string">
            <text:p>40.331 °C</text:p>
          </table:table-cell>
          <table:table-cell office:value-type="string">
            <text:p>36.8 %RH</text:p>
          </table:table-cell>
          <table:table-cell office:value-type="string">
            <text:p>36.3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5">
            <text:p>365</text:p>
          </table:table-cell>
          <table:table-cell table:style-name="ce3" office:value-type="string">
            <text:p>2014-07-22 15:38:43</text:p>
          </table:table-cell>
          <table:table-cell table:number-columns-repeated="2" office:value-type="string">
            <text:p>39.144 °C</text:p>
          </table:table-cell>
          <table:table-cell office:value-type="string">
            <text:p>42.8 %RH</text:p>
          </table:table-cell>
          <table:table-cell office:value-type="string">
            <text:p>42.3 %RH</text:p>
          </table:table-cell>
          <table:table-cell/>
          <table:table-cell office:value-type="float" office:value="363">
            <text:p>363</text:p>
          </table:table-cell>
          <table:table-cell table:style-name="ce3" office:value-type="string">
            <text:p>2014-07-22 15:38:57</text:p>
          </table:table-cell>
          <table:table-cell office:value-type="string">
            <text:p>40.405 °C</text:p>
          </table:table-cell>
          <table:table-cell office:value-type="string">
            <text:p>40.402 °C</text:p>
          </table:table-cell>
          <table:table-cell office:value-type="string">
            <text:p>41.6 %RH</text:p>
          </table:table-cell>
          <table:table-cell office:value-type="string">
            <text:p>41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72">
            <text:p>372</text:p>
          </table:table-cell>
          <table:table-cell table:style-name="ce3" office:value-type="string">
            <text:p>2014-07-22 15:42:13</text:p>
          </table:table-cell>
          <table:table-cell office:value-type="string">
            <text:p>37.924 °C</text:p>
          </table:table-cell>
          <table:table-cell office:value-type="string">
            <text:p>37.684 °C</text:p>
          </table:table-cell>
          <table:table-cell office:value-type="string">
            <text:p>47.7 %RH</text:p>
          </table:table-cell>
          <table:table-cell office:value-type="string">
            <text:p>47.2 %RH</text:p>
          </table:table-cell>
          <table:table-cell/>
          <table:table-cell office:value-type="float" office:value="370">
            <text:p>370</text:p>
          </table:table-cell>
          <table:table-cell table:style-name="ce3" office:value-type="string">
            <text:p>2014-07-22 15:42:27</text:p>
          </table:table-cell>
          <table:table-cell office:value-type="string">
            <text:p>39.403 °C</text:p>
          </table:table-cell>
          <table:table-cell office:value-type="string">
            <text:p>39.243 °C</text:p>
          </table:table-cell>
          <table:table-cell table:number-columns-repeated="2" office:value-type="string">
            <text:p>42.9 %RH</text:p>
          </table:table-cell>
        </table:table-row>
        <table:table-row table:style-name="ro2">
          <table:table-cell/>
          <table:table-cell office:value-type="float" office:value="373">
            <text:p>373</text:p>
          </table:table-cell>
          <table:table-cell table:style-name="ce3" office:value-type="string">
            <text:p>2014-07-22 15:42:43</text:p>
          </table:table-cell>
          <table:table-cell office:value-type="string">
            <text:p>37.668 °C</text:p>
          </table:table-cell>
          <table:table-cell office:value-type="string">
            <text:p>37.459 °C</text:p>
          </table:table-cell>
          <table:table-cell table:number-columns-repeated="2" office:value-type="string">
            <text:p>47.2 %RH</text:p>
          </table:table-cell>
          <table:table-cell/>
          <table:table-cell office:value-type="float" office:value="371">
            <text:p>371</text:p>
          </table:table-cell>
          <table:table-cell table:style-name="ce3" office:value-type="string">
            <text:p>2014-07-22 15:42:57</text:p>
          </table:table-cell>
          <table:table-cell office:value-type="string">
            <text:p>39.238 °C</text:p>
          </table:table-cell>
          <table:table-cell office:value-type="string">
            <text:p>39.114 °C</text:p>
          </table:table-cell>
          <table:table-cell office:value-type="string">
            <text:p>42.9 %RH</text:p>
          </table:table-cell>
          <table:table-cell office:value-type="string">
            <text:p>41.6 %RH</text:p>
          </table:table-cell>
        </table:table-row>
        <table:table-row table:style-name="ro2">
          <table:table-cell/>
          <table:table-cell office:value-type="float" office:value="374">
            <text:p>374</text:p>
          </table:table-cell>
          <table:table-cell table:style-name="ce3" office:value-type="string">
            <text:p>2014-07-22 15:43:13</text:p>
          </table:table-cell>
          <table:table-cell office:value-type="string">
            <text:p>37.457 °C</text:p>
          </table:table-cell>
          <table:table-cell office:value-type="string">
            <text:p>37.293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  <table:table-cell/>
          <table:table-cell office:value-type="float" office:value="372">
            <text:p>372</text:p>
          </table:table-cell>
          <table:table-cell table:style-name="ce3" office:value-type="string">
            <text:p>2014-07-22 15:43:27</text:p>
          </table:table-cell>
          <table:table-cell office:value-type="string">
            <text:p>39.110 °C</text:p>
          </table:table-cell>
          <table:table-cell office:value-type="string">
            <text:p>38.993 °C</text:p>
          </table:table-cell>
          <table:table-cell office:value-type="string">
            <text:p>43.1 %RH</text:p>
          </table:table-cell>
          <table:table-cell office:value-type="string">
            <text:p>41.1 %RH</text:p>
          </table:table-cell>
        </table:table-row>
        <table:table-row table:style-name="ro2">
          <table:table-cell/>
          <table:table-cell office:value-type="float" office:value="375">
            <text:p>375</text:p>
          </table:table-cell>
          <table:table-cell table:style-name="ce3" office:value-type="string">
            <text:p>2014-07-22 15:43:43</text:p>
          </table:table-cell>
          <table:table-cell office:value-type="string">
            <text:p>37.288 °C</text:p>
          </table:table-cell>
          <table:table-cell office:value-type="string">
            <text:p>37.166 °C</text:p>
          </table:table-cell>
          <table:table-cell office:value-type="string">
            <text:p>48.5 %RH</text:p>
          </table:table-cell>
          <table:table-cell office:value-type="string">
            <text:p>47.5 %RH</text:p>
          </table:table-cell>
          <table:table-cell/>
          <table:table-cell office:value-type="float" office:value="373">
            <text:p>373</text:p>
          </table:table-cell>
          <table:table-cell table:style-name="ce3" office:value-type="string">
            <text:p>2014-07-22 15:43:57</text:p>
          </table:table-cell>
          <table:table-cell office:value-type="string">
            <text:p>38.988 °C</text:p>
          </table:table-cell>
          <table:table-cell office:value-type="string">
            <text:p>38.883 °C</text:p>
          </table:table-cell>
          <table:table-cell table:number-columns-repeated="2" office:value-type="string">
            <text:p>43.6 %RH</text:p>
          </table:table-cell>
        </table:table-row>
        <table:table-row table:style-name="ro2">
          <table:table-cell/>
          <table:table-cell office:value-type="float" office:value="376">
            <text:p>376</text:p>
          </table:table-cell>
          <table:table-cell table:style-name="ce3" office:value-type="string">
            <text:p>2014-07-22 15:44:13</text:p>
          </table:table-cell>
          <table:table-cell office:value-type="string">
            <text:p>37.161 °C</text:p>
          </table:table-cell>
          <table:table-cell office:value-type="string">
            <text:p>37.089 °C</text:p>
          </table:table-cell>
          <table:table-cell office:value-type="string">
            <text:p>47.7 %RH</text:p>
          </table:table-cell>
          <table:table-cell office:value-type="string">
            <text:p>46.0 %RH</text:p>
          </table:table-cell>
          <table:table-cell/>
          <table:table-cell office:value-type="float" office:value="374">
            <text:p>374</text:p>
          </table:table-cell>
          <table:table-cell table:style-name="ce3" office:value-type="string">
            <text:p>2014-07-22 15:44:27</text:p>
          </table:table-cell>
          <table:table-cell table:number-columns-repeated="2" office:value-type="string">
            <text:p>38.929 °C</text:p>
          </table:table-cell>
          <table:table-cell office:value-type="string">
            <text:p>43.6 %RH</text:p>
          </table:table-cell>
          <table:table-cell office:value-type="string">
            <text:p>37.0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7">
            <text:p>377</text:p>
          </table:table-cell>
          <table:table-cell table:style-name="ce3" office:value-type="string">
            <text:p>2014-07-22 15:44:43</text:p>
          </table:table-cell>
          <table:table-cell table:number-columns-repeated="2" office:value-type="string">
            <text:p>37.222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  <table:table-cell/>
          <table:table-cell office:value-type="float" office:value="375">
            <text:p>375</text:p>
          </table:table-cell>
          <table:table-cell table:style-name="ce3" office:value-type="string">
            <text:p>2014-07-22 15:44:57</text:p>
          </table:table-cell>
          <table:table-cell table:number-columns-repeated="2" office:value-type="string">
            <text:p>39.170 °C</text:p>
          </table:table-cell>
          <table:table-cell table:number-columns-repeated="2" office:value-type="string">
            <text:p>38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83">
            <text:p>383</text:p>
          </table:table-cell>
          <table:table-cell table:style-name="ce3" office:value-type="string">
            <text:p>2014-07-22 15:47:43</text:p>
          </table:table-cell>
          <table:table-cell table:number-columns-repeated="2" office:value-type="string">
            <text:p>38.327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  <table:table-cell/>
          <table:table-cell office:value-type="float" office:value="381">
            <text:p>381</text:p>
          </table:table-cell>
          <table:table-cell table:style-name="ce3" office:value-type="string">
            <text:p>2014-07-22 15:47:57</text:p>
          </table:table-cell>
          <table:table-cell table:number-columns-repeated="2" office:value-type="string">
            <text:p>40.775 °C</text:p>
          </table:table-cell>
          <table:table-cell office:value-type="string">
            <text:p>36.8 %RH</text:p>
          </table:table-cell>
          <table:table-cell office:value-type="string">
            <text:p>36.5 %RH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 table:style-name="ce3" office:value-type="string">
            <text:p>2014-07-22 15:48:13</text:p>
          </table:table-cell>
          <table:table-cell table:number-columns-repeated="2" office:value-type="string">
            <text:p>38.521 °C</text:p>
          </table:table-cell>
          <table:table-cell office:value-type="string">
            <text:p>46.2 %RH</text:p>
          </table:table-cell>
          <table:table-cell office:value-type="string">
            <text:p>42.6 %RH</text:p>
          </table:table-cell>
          <table:table-cell/>
          <table:table-cell office:value-type="float" office:value="382">
            <text:p>382</text:p>
          </table:table-cell>
          <table:table-cell table:style-name="ce3" office:value-type="string">
            <text:p>2014-07-22 15:48:27</text:p>
          </table:table-cell>
          <table:table-cell table:number-columns-repeated="2" office:value-type="string">
            <text:p>40.889 °C</text:p>
          </table:table-cell>
          <table:table-cell table:number-columns-repeated="2" office:value-type="string">
            <text:p>39.2 %RH</text:p>
          </table:table-cell>
        </table:table-row>
        <table:table-row table:style-name="ro2">
          <table:table-cell/>
          <table:table-cell office:value-type="float" office:value="385">
            <text:p>385</text:p>
          </table:table-cell>
          <table:table-cell table:style-name="ce3" office:value-type="string">
            <text:p>2014-07-22 15:48:43</text:p>
          </table:table-cell>
          <table:table-cell table:number-columns-repeated="2" office:value-type="string">
            <text:p>38.719 °C</text:p>
          </table:table-cell>
          <table:table-cell office:value-type="string">
            <text:p>44.7 %RH</text:p>
          </table:table-cell>
          <table:table-cell office:value-type="string">
            <text:p>42.1 %RH</text:p>
          </table:table-cell>
          <table:table-cell/>
          <table:table-cell office:value-type="float" office:value="383">
            <text:p>383</text:p>
          </table:table-cell>
          <table:table-cell table:style-name="ce3" office:value-type="string">
            <text:p>2014-07-22 15:48:57</text:p>
          </table:table-cell>
          <table:table-cell office:value-type="string">
            <text:p>40.908 °C</text:p>
          </table:table-cell>
          <table:table-cell office:value-type="string">
            <text:p>40.899 °C</text:p>
          </table:table-cell>
          <table:table-cell office:value-type="string">
            <text:p>39.2 %RH</text:p>
          </table:table-cell>
          <table:table-cell office:value-type="string">
            <text:p>37.7 %RH</text:p>
          </table:table-cell>
        </table:table-row>
        <table:table-row table:style-name="ro2">
          <table:table-cell/>
          <table:table-cell office:value-type="float" office:value="386">
            <text:p>386</text:p>
          </table:table-cell>
          <table:table-cell table:style-name="ce3" office:value-type="string">
            <text:p>2014-07-22 15:49:13</text:p>
          </table:table-cell>
          <table:table-cell table:number-columns-repeated="2" office:value-type="string">
            <text:p>38.839 °C</text:p>
          </table:table-cell>
          <table:table-cell office:value-type="string">
            <text:p>42.1 %RH</text:p>
          </table:table-cell>
          <table:table-cell office:value-type="string">
            <text:p>41.8 %RH</text:p>
          </table:table-cell>
          <table:table-cell/>
          <table:table-cell office:value-type="float" office:value="384">
            <text:p>384</text:p>
          </table:table-cell>
          <table:table-cell table:style-name="ce3" office:value-type="string">
            <text:p>2014-07-22 15:49:27</text:p>
          </table:table-cell>
          <table:table-cell office:value-type="string">
            <text:p>40.902 °C</text:p>
          </table:table-cell>
          <table:table-cell office:value-type="string">
            <text:p>40.883 °C</text:p>
          </table:table-cell>
          <table:table-cell office:value-type="string">
            <text:p>37.7 %RH</text:p>
          </table:table-cell>
          <table:table-cell office:value-type="string">
            <text:p>36.0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7">
            <text:p>387</text:p>
          </table:table-cell>
          <table:table-cell table:style-name="ce3" office:value-type="string">
            <text:p>2014-07-22 15:49:43</text:p>
          </table:table-cell>
          <table:table-cell office:value-type="string">
            <text:p>38.843 °C</text:p>
          </table:table-cell>
          <table:table-cell office:value-type="string">
            <text:p>38.807 °C</text:p>
          </table:table-cell>
          <table:table-cell office:value-type="string">
            <text:p>43.5 %RH</text:p>
          </table:table-cell>
          <table:table-cell office:value-type="string">
            <text:p>42.8 %RH</text:p>
          </table:table-cell>
          <table:table-cell/>
          <table:table-cell office:value-type="float" office:value="385">
            <text:p>385</text:p>
          </table:table-cell>
          <table:table-cell table:style-name="ce3" office:value-type="string">
            <text:p>2014-07-22 15:49:57</text:p>
          </table:table-cell>
          <table:table-cell office:value-type="string">
            <text:p>40.880 °C</text:p>
          </table:table-cell>
          <table:table-cell office:value-type="string">
            <text:p>40.861 °C</text:p>
          </table:table-cell>
          <table:table-cell table:number-columns-repeated="2" office:value-type="string">
            <text:p>38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92">
            <text:p>392</text:p>
          </table:table-cell>
          <table:table-cell table:style-name="ce3" office:value-type="string">
            <text:p>2014-07-22 15:52:13</text:p>
          </table:table-cell>
          <table:table-cell table:number-columns-repeated="2" office:value-type="string">
            <text:p>38.863 °C</text:p>
          </table:table-cell>
          <table:table-cell office:value-type="string">
            <text:p>42.8 %RH</text:p>
          </table:table-cell>
          <table:table-cell office:value-type="string">
            <text:p>42.3 %RH</text:p>
          </table:table-cell>
          <table:table-cell/>
          <table:table-cell office:value-type="float" office:value="390">
            <text:p>390</text:p>
          </table:table-cell>
          <table:table-cell table:style-name="ce3" office:value-type="string">
            <text:p>2014-07-22 15:52:27</text:p>
          </table:table-cell>
          <table:table-cell table:number-columns-repeated="2" office:value-type="string">
            <text:p>41.109 °C</text:p>
          </table:table-cell>
          <table:table-cell office:value-type="string">
            <text:p>37.5 %RH</text:p>
          </table:table-cell>
          <table:table-cell office:value-type="string">
            <text:p>35.6 %RH</text:p>
          </table:table-cell>
        </table:table-row>
        <table:table-row table:style-name="ro2">
          <table:table-cell/>
          <table:table-cell office:value-type="float" office:value="393">
            <text:p>393</text:p>
          </table:table-cell>
          <table:table-cell table:style-name="ce3" office:value-type="string">
            <text:p>2014-07-22 15:52:43</text:p>
          </table:table-cell>
          <table:table-cell table:number-columns-repeated="2" office:value-type="string">
            <text:p>38.900 °C</text:p>
          </table:table-cell>
          <table:table-cell office:value-type="string">
            <text:p>42.6 %RH</text:p>
          </table:table-cell>
          <table:table-cell office:value-type="string">
            <text:p>40.9 %RH</text:p>
          </table:table-cell>
          <table:table-cell/>
          <table:table-cell office:value-type="float" office:value="391">
            <text:p>391</text:p>
          </table:table-cell>
          <table:table-cell table:style-name="ce3" office:value-type="string">
            <text:p>2014-07-22 15:52:57</text:p>
          </table:table-cell>
          <table:table-cell table:number-columns-repeated="2" office:value-type="string">
            <text:p>41.298 °C</text:p>
          </table:table-cell>
          <table:table-cell office:value-type="string">
            <text:p>36.8 %RH</text:p>
          </table:table-cell>
          <table:table-cell office:value-type="string">
            <text:p>34.1 %RH</text:p>
          </table:table-cell>
        </table:table-row>
        <table:table-row table:style-name="ro2">
          <table:table-cell/>
          <table:table-cell office:value-type="float" office:value="394">
            <text:p>394</text:p>
          </table:table-cell>
          <table:table-cell table:style-name="ce3" office:value-type="string">
            <text:p>2014-07-22 15:53:13</text:p>
          </table:table-cell>
          <table:table-cell office:value-type="string">
            <text:p>38.937 °C</text:p>
          </table:table-cell>
          <table:table-cell office:value-type="string">
            <text:p>38.934 °C</text:p>
          </table:table-cell>
          <table:table-cell table:number-columns-repeated="2" office:value-type="string">
            <text:p>41.8 %RH</text:p>
          </table:table-cell>
          <table:table-cell/>
          <table:table-cell office:value-type="float" office:value="392">
            <text:p>392</text:p>
          </table:table-cell>
          <table:table-cell table:style-name="ce3" office:value-type="string">
            <text:p>2014-07-22 15:53:27</text:p>
          </table:table-cell>
          <table:table-cell table:number-columns-repeated="2" office:value-type="string">
            <text:p>41.545 °C</text:p>
          </table:table-cell>
          <table:table-cell office:value-type="string">
            <text:p>35.6 %RH</text:p>
          </table:table-cell>
          <table:table-cell office:value-type="string">
            <text:p>34.8 %RH</text:p>
          </table:table-cell>
        </table:table-row>
        <table:table-row table:style-name="ro2">
          <table:table-cell/>
          <table:table-cell office:value-type="float" office:value="395">
            <text:p>395</text:p>
          </table:table-cell>
          <table:table-cell table:style-name="ce3" office:value-type="string">
            <text:p>2014-07-22 15:53:43</text:p>
          </table:table-cell>
          <table:table-cell table:number-columns-repeated="2" office:value-type="string">
            <text:p>38.973 °C</text:p>
          </table:table-cell>
          <table:table-cell table:number-columns-repeated="2" office:value-type="string">
            <text:p>42.8 %RH</text:p>
          </table:table-cell>
          <table:table-cell/>
          <table:table-cell office:value-type="float" office:value="393">
            <text:p>393</text:p>
          </table:table-cell>
          <table:table-cell table:style-name="ce3" office:value-type="string">
            <text:p>2014-07-22 15:53:57</text:p>
          </table:table-cell>
          <table:table-cell table:number-columns-repeated="2" office:value-type="string">
            <text:p>41.789 °C</text:p>
          </table:table-cell>
          <table:table-cell office:value-type="string">
            <text:p>37.7 %RH</text:p>
          </table:table-cell>
          <table:table-cell office:value-type="string">
            <text:p>37.5 %RH</text:p>
          </table:table-cell>
        </table:table-row>
        <table:table-row table:style-name="ro2">
          <table:table-cell/>
          <table:table-cell office:value-type="float" office:value="396">
            <text:p>396</text:p>
          </table:table-cell>
          <table:table-cell table:style-name="ce3" office:value-type="string">
            <text:p>2014-07-22 15:54:13</text:p>
          </table:table-cell>
          <table:table-cell office:value-type="string">
            <text:p>38.995 °C</text:p>
          </table:table-cell>
          <table:table-cell office:value-type="string">
            <text:p>38.992 °C</text:p>
          </table:table-cell>
          <table:table-cell office:value-type="string">
            <text:p>44.0 %RH</text:p>
          </table:table-cell>
          <table:table-cell office:value-type="string">
            <text:p>41.6 %RH</text:p>
          </table:table-cell>
          <table:table-cell/>
          <table:table-cell office:value-type="float" office:value="394">
            <text:p>394</text:p>
          </table:table-cell>
          <table:table-cell table:style-name="ce3" office:value-type="string">
            <text:p>2014-07-22 15:54:27</text:p>
          </table:table-cell>
          <table:table-cell table:number-columns-repeated="2" office:value-type="string">
            <text:p>41.878 °C</text:p>
          </table:table-cell>
          <table:table-cell office:value-type="string">
            <text:p>39.0 %RH</text:p>
          </table:table-cell>
          <table:table-cell office:value-type="string">
            <text:p>36.8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97">
            <text:p>397</text:p>
          </table:table-cell>
          <table:table-cell table:style-name="ce3" office:value-type="string">
            <text:p>2014-07-22 15:54:43</text:p>
          </table:table-cell>
          <table:table-cell table:number-columns-repeated="2" office:value-type="string">
            <text:p>39.037 °C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  <table:table-cell/>
          <table:table-cell office:value-type="float" office:value="395">
            <text:p>395</text:p>
          </table:table-cell>
          <table:table-cell table:style-name="ce3" office:value-type="string">
            <text:p>2014-07-22 15:54:57</text:p>
          </table:table-cell>
          <table:table-cell office:value-type="string">
            <text:p>41.899 °C</text:p>
          </table:table-cell>
          <table:table-cell office:value-type="string">
            <text:p>41.897 °C</text:p>
          </table:table-cell>
          <table:table-cell office:value-type="string">
            <text:p>36.5 %RH</text:p>
          </table:table-cell>
          <table:table-cell office:value-type="string">
            <text:p>34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04">
            <text:p>404</text:p>
          </table:table-cell>
          <table:table-cell table:style-name="ce3" office:value-type="string">
            <text:p>2014-07-22 15:58:13</text:p>
          </table:table-cell>
          <table:table-cell office:value-type="string">
            <text:p>38.875 °C</text:p>
          </table:table-cell>
          <table:table-cell office:value-type="string">
            <text:p>38.605 °C</text:p>
          </table:table-cell>
          <table:table-cell office:value-type="string">
            <text:p>45.0 %RH</text:p>
          </table:table-cell>
          <table:table-cell office:value-type="string">
            <text:p>44.3 %RH</text:p>
          </table:table-cell>
          <table:table-cell/>
          <table:table-cell office:value-type="float" office:value="402">
            <text:p>402</text:p>
          </table:table-cell>
          <table:table-cell table:style-name="ce3" office:value-type="string">
            <text:p>2014-07-22 15:58:27</text:p>
          </table:table-cell>
          <table:table-cell office:value-type="string">
            <text:p>41.430 °C</text:p>
          </table:table-cell>
          <table:table-cell office:value-type="string">
            <text:p>41.154 °C</text:p>
          </table:table-cell>
          <table:table-cell office:value-type="string">
            <text:p>39.9 %RH</text:p>
          </table:table-cell>
          <table:table-cell office:value-type="string">
            <text:p>39.4 %RH</text:p>
          </table:table-cell>
        </table:table-row>
        <table:table-row table:style-name="ro2">
          <table:table-cell/>
          <table:table-cell office:value-type="float" office:value="405">
            <text:p>405</text:p>
          </table:table-cell>
          <table:table-cell table:style-name="ce3" office:value-type="string">
            <text:p>2014-07-22 15:58:43</text:p>
          </table:table-cell>
          <table:table-cell office:value-type="string">
            <text:p>38.598 °C</text:p>
          </table:table-cell>
          <table:table-cell office:value-type="string">
            <text:p>38.339 °C</text:p>
          </table:table-cell>
          <table:table-cell office:value-type="string">
            <text:p>44.5 %RH</text:p>
          </table:table-cell>
          <table:table-cell office:value-type="string">
            <text:p>44.0 %RH</text:p>
          </table:table-cell>
          <table:table-cell/>
          <table:table-cell office:value-type="float" office:value="403">
            <text:p>403</text:p>
          </table:table-cell>
          <table:table-cell table:style-name="ce3" office:value-type="string">
            <text:p>2014-07-22 15:58:57</text:p>
          </table:table-cell>
          <table:table-cell office:value-type="string">
            <text:p>41.147 °C</text:p>
          </table:table-cell>
          <table:table-cell office:value-type="string">
            <text:p>40.864 °C</text:p>
          </table:table-cell>
          <table:table-cell table:number-columns-repeated="2" office:value-type="string">
            <text:p>39.7 %RH</text:p>
          </table:table-cell>
        </table:table-row>
        <table:table-row table:style-name="ro2">
          <table:table-cell/>
          <table:table-cell office:value-type="float" office:value="406">
            <text:p>406</text:p>
          </table:table-cell>
          <table:table-cell table:style-name="ce3" office:value-type="string">
            <text:p>2014-07-22 15:59:13</text:p>
          </table:table-cell>
          <table:table-cell office:value-type="string">
            <text:p>38.327 °C</text:p>
          </table:table-cell>
          <table:table-cell office:value-type="string">
            <text:p>38.084 °C</text:p>
          </table:table-cell>
          <table:table-cell table:number-columns-repeated="2" office:value-type="string">
            <text:p>45.5 %RH</text:p>
          </table:table-cell>
          <table:table-cell/>
          <table:table-cell office:value-type="float" office:value="404">
            <text:p>404</text:p>
          </table:table-cell>
          <table:table-cell table:style-name="ce3" office:value-type="string">
            <text:p>2014-07-22 15:59:27</text:p>
          </table:table-cell>
          <table:table-cell office:value-type="string">
            <text:p>40.855 °C</text:p>
          </table:table-cell>
          <table:table-cell office:value-type="string">
            <text:p>40.566 °C</text:p>
          </table:table-cell>
          <table:table-cell office:value-type="string">
            <text:p>39.9 %RH</text:p>
          </table:table-cell>
          <table:table-cell office:value-type="string">
            <text:p>39.7 %RH</text:p>
          </table:table-cell>
        </table:table-row>
        <table:table-row table:style-name="ro2">
          <table:table-cell/>
          <table:table-cell office:value-type="float" office:value="407">
            <text:p>407</text:p>
          </table:table-cell>
          <table:table-cell table:style-name="ce3" office:value-type="string">
            <text:p>2014-07-22 15:59:43</text:p>
          </table:table-cell>
          <table:table-cell office:value-type="string">
            <text:p>38.078 °C</text:p>
          </table:table-cell>
          <table:table-cell office:value-type="string">
            <text:p>37.888 °C</text:p>
          </table:table-cell>
          <table:table-cell table:number-columns-repeated="2" office:value-type="string">
            <text:p>45.7 %RH</text:p>
          </table:table-cell>
          <table:table-cell/>
          <table:table-cell office:value-type="float" office:value="405">
            <text:p>405</text:p>
          </table:table-cell>
          <table:table-cell table:style-name="ce3" office:value-type="string">
            <text:p>2014-07-22 15:59:57</text:p>
          </table:table-cell>
          <table:table-cell office:value-type="string">
            <text:p>40.558 °C</text:p>
          </table:table-cell>
          <table:table-cell office:value-type="string">
            <text:p>40.286 °C</text:p>
          </table:table-cell>
          <table:table-cell office:value-type="string">
            <text:p>41.9 %RH</text:p>
          </table:table-cell>
          <table:table-cell office:value-type="string">
            <text:p>41.4 %RH</text:p>
          </table:table-cell>
        </table:table-row>
        <table:table-row table:style-name="ro2">
          <table:table-cell/>
          <table:table-cell office:value-type="float" office:value="408">
            <text:p>408</text:p>
          </table:table-cell>
          <table:table-cell table:style-name="ce3" office:value-type="string">
            <text:p>2014-07-22 16:00:13</text:p>
          </table:table-cell>
          <table:table-cell office:value-type="string">
            <text:p>37.879 °C</text:p>
          </table:table-cell>
          <table:table-cell office:value-type="string">
            <text:p>37.703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  <table:table-cell/>
          <table:table-cell office:value-type="float" office:value="406">
            <text:p>406</text:p>
          </table:table-cell>
          <table:table-cell table:style-name="ce3" office:value-type="string">
            <text:p>2014-07-22 16:00:27</text:p>
          </table:table-cell>
          <table:table-cell office:value-type="string">
            <text:p>40.275 °C</text:p>
          </table:table-cell>
          <table:table-cell office:value-type="string">
            <text:p>40.010 °C</text:p>
          </table:table-cell>
          <table:table-cell table:number-columns-repeated="2" office:value-type="string">
            <text:p>44.3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9">
            <text:p>409</text:p>
          </table:table-cell>
          <table:table-cell table:style-name="ce3" office:value-type="string">
            <text:p>2014-07-22 16:00:43</text:p>
          </table:table-cell>
          <table:table-cell office:value-type="string">
            <text:p>37.696 °C</text:p>
          </table:table-cell>
          <table:table-cell office:value-type="string">
            <text:p>37.510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  <table:table-cell/>
          <table:table-cell office:value-type="float" office:value="407">
            <text:p>407</text:p>
          </table:table-cell>
          <table:table-cell table:style-name="ce3" office:value-type="string">
            <text:p>2014-07-22 16:00:57</text:p>
          </table:table-cell>
          <table:table-cell office:value-type="string">
            <text:p>40.001 °C</text:p>
          </table:table-cell>
          <table:table-cell office:value-type="string">
            <text:p>39.759 °C</text:p>
          </table:table-cell>
          <table:table-cell office:value-type="string">
            <text:p>44.3 %RH</text:p>
          </table:table-cell>
          <table:table-cell office:value-type="string">
            <text:p>43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17">
            <text:p>417</text:p>
          </table:table-cell>
          <table:table-cell table:style-name="ce3" office:value-type="string">
            <text:p>2014-07-22 16:04:43</text:p>
          </table:table-cell>
          <table:table-cell office:value-type="string">
            <text:p>36.612 °C</text:p>
          </table:table-cell>
          <table:table-cell office:value-type="string">
            <text:p>36.483 °C</text:p>
          </table:table-cell>
          <table:table-cell table:number-columns-repeated="2" office:value-type="string">
            <text:p>48.0 %RH</text:p>
          </table:table-cell>
          <table:table-cell/>
          <table:table-cell office:value-type="float" office:value="415">
            <text:p>415</text:p>
          </table:table-cell>
          <table:table-cell table:style-name="ce3" office:value-type="string">
            <text:p>2014-07-22 16:04:57</text:p>
          </table:table-cell>
          <table:table-cell office:value-type="string">
            <text:p>38.136 °C</text:p>
          </table:table-cell>
          <table:table-cell office:value-type="string">
            <text:p>37.978 °C</text:p>
          </table:table-cell>
          <table:table-cell office:value-type="string">
            <text:p>50.6 %RH</text:p>
          </table:table-cell>
          <table:table-cell office:value-type="string">
            <text:p>47.6 %RH</text:p>
          </table:table-cell>
        </table:table-row>
        <table:table-row table:style-name="ro2">
          <table:table-cell/>
          <table:table-cell office:value-type="float" office:value="418">
            <text:p>418</text:p>
          </table:table-cell>
          <table:table-cell table:style-name="ce3" office:value-type="string">
            <text:p>2014-07-22 16:05:13</text:p>
          </table:table-cell>
          <table:table-cell office:value-type="string">
            <text:p>36.483 °C</text:p>
          </table:table-cell>
          <table:table-cell office:value-type="string">
            <text:p>36.364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  <table:table-cell/>
          <table:table-cell office:value-type="float" office:value="416">
            <text:p>416</text:p>
          </table:table-cell>
          <table:table-cell table:style-name="ce3" office:value-type="string">
            <text:p>2014-07-22 16:05:27</text:p>
          </table:table-cell>
          <table:table-cell office:value-type="string">
            <text:p>37.974 °C</text:p>
          </table:table-cell>
          <table:table-cell office:value-type="string">
            <text:p>37.824 °C</text:p>
          </table:table-cell>
          <table:table-cell office:value-type="string">
            <text:p>49.1 %RH</text:p>
          </table:table-cell>
          <table:table-cell office:value-type="string">
            <text:p>48.6 %RH</text:p>
          </table:table-cell>
        </table:table-row>
        <table:table-row table:style-name="ro2">
          <table:table-cell/>
          <table:table-cell office:value-type="float" office:value="419">
            <text:p>419</text:p>
          </table:table-cell>
          <table:table-cell table:style-name="ce3" office:value-type="string">
            <text:p>2014-07-22 16:05:43</text:p>
          </table:table-cell>
          <table:table-cell office:value-type="string">
            <text:p>36.364 °C</text:p>
          </table:table-cell>
          <table:table-cell office:value-type="string">
            <text:p>36.284 °C</text:p>
          </table:table-cell>
          <table:table-cell table:number-columns-repeated="2" office:value-type="string">
            <text:p>50.8 %RH</text:p>
          </table:table-cell>
          <table:table-cell/>
          <table:table-cell office:value-type="float" office:value="417">
            <text:p>417</text:p>
          </table:table-cell>
          <table:table-cell table:style-name="ce3" office:value-type="string">
            <text:p>2014-07-22 16:05:57</text:p>
          </table:table-cell>
          <table:table-cell office:value-type="string">
            <text:p>37.821 °C</text:p>
          </table:table-cell>
          <table:table-cell office:value-type="string">
            <text:p>37.656 °C</text:p>
          </table:table-cell>
          <table:table-cell office:value-type="string">
            <text:p>48.9 %RH</text:p>
          </table:table-cell>
          <table:table-cell office:value-type="string">
            <text:p>48.3 %RH</text:p>
          </table:table-cell>
        </table:table-row>
        <table:table-row table:style-name="ro2">
          <table:table-cell/>
          <table:table-cell office:value-type="float" office:value="420">
            <text:p>420</text:p>
          </table:table-cell>
          <table:table-cell table:style-name="ce3" office:value-type="string">
            <text:p>2014-07-22 16:06:13</text:p>
          </table:table-cell>
          <table:table-cell office:value-type="string">
            <text:p>36.281 °C</text:p>
          </table:table-cell>
          <table:table-cell office:value-type="string">
            <text:p>36.212 °C</text:p>
          </table:table-cell>
          <table:table-cell office:value-type="string">
            <text:p>51.0 %RH</text:p>
          </table:table-cell>
          <table:table-cell office:value-type="string">
            <text:p>49.8 %RH</text:p>
          </table:table-cell>
          <table:table-cell/>
          <table:table-cell office:value-type="float" office:value="418">
            <text:p>418</text:p>
          </table:table-cell>
          <table:table-cell table:style-name="ce3" office:value-type="string">
            <text:p>2014-07-22 16:06:27</text:p>
          </table:table-cell>
          <table:table-cell office:value-type="string">
            <text:p>37.653 °C</text:p>
          </table:table-cell>
          <table:table-cell office:value-type="string">
            <text:p>37.495 °C</text:p>
          </table:table-cell>
          <table:table-cell table:number-columns-repeated="2" office:value-type="string">
            <text:p>51.2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table:style-name="ce3" office:value-type="string">
            <text:p>2014-07-22 16:06:43</text:p>
          </table:table-cell>
          <table:table-cell office:value-type="string">
            <text:p>36.211 °C</text:p>
          </table:table-cell>
          <table:table-cell office:value-type="string">
            <text:p>36.146 °C</text:p>
          </table:table-cell>
          <table:table-cell office:value-type="string">
            <text:p>50.0 %RH</text:p>
          </table:table-cell>
          <table:table-cell office:value-type="string">
            <text:p>49.2 %RH</text:p>
          </table:table-cell>
          <table:table-cell/>
          <table:table-cell office:value-type="float" office:value="419">
            <text:p>419</text:p>
          </table:table-cell>
          <table:table-cell table:style-name="ce3" office:value-type="string">
            <text:p>2014-07-22 16:06:57</text:p>
          </table:table-cell>
          <table:table-cell office:value-type="string">
            <text:p>37.490 °C</text:p>
          </table:table-cell>
          <table:table-cell office:value-type="string">
            <text:p>37.361 °C</text:p>
          </table:table-cell>
          <table:table-cell office:value-type="string">
            <text:p>51.7 %RH</text:p>
          </table:table-cell>
          <table:table-cell office:value-type="string">
            <text:p>48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27">
            <text:p>427</text:p>
          </table:table-cell>
          <table:table-cell table:style-name="ce3" office:value-type="string">
            <text:p>2014-07-22 16:09:43</text:p>
          </table:table-cell>
          <table:table-cell office:value-type="string">
            <text:p>36.144 °C</text:p>
          </table:table-cell>
          <table:table-cell office:value-type="string">
            <text:p>36.141 °C</text:p>
          </table:table-cell>
          <table:table-cell table:number-columns-repeated="2" office:value-type="string">
            <text:p>48.2 %RH</text:p>
          </table:table-cell>
          <table:table-cell/>
          <table:table-cell office:value-type="float" office:value="425">
            <text:p>425</text:p>
          </table:table-cell>
          <table:table-cell table:style-name="ce3" office:value-type="string">
            <text:p>2014-07-22 16:09:57</text:p>
          </table:table-cell>
          <table:table-cell office:value-type="string">
            <text:p>37.019 °C</text:p>
          </table:table-cell>
          <table:table-cell office:value-type="string">
            <text:p>37.008 °C</text:p>
          </table:table-cell>
          <table:table-cell office:value-type="string">
            <text:p>48.1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428">
            <text:p>428</text:p>
          </table:table-cell>
          <table:table-cell table:style-name="ce3" office:value-type="string">
            <text:p>2014-07-22 16:10:13</text:p>
          </table:table-cell>
          <table:table-cell office:value-type="string">
            <text:p>36.151 °C</text:p>
          </table:table-cell>
          <table:table-cell office:value-type="string">
            <text:p>36.149 °C</text:p>
          </table:table-cell>
          <table:table-cell table:number-columns-repeated="2" office:value-type="string">
            <text:p>49.8 %RH</text:p>
          </table:table-cell>
          <table:table-cell/>
          <table:table-cell office:value-type="float" office:value="426">
            <text:p>426</text:p>
          </table:table-cell>
          <table:table-cell table:style-name="ce3" office:value-type="string">
            <text:p>2014-07-22 16:10:27</text:p>
          </table:table-cell>
          <table:table-cell office:value-type="string">
            <text:p>37.010 °C</text:p>
          </table:table-cell>
          <table:table-cell office:value-type="string">
            <text:p>36.991 °C</text:p>
          </table:table-cell>
          <table:table-cell office:value-type="string">
            <text:p>48.3 %RH</text:p>
          </table:table-cell>
          <table:table-cell office:value-type="string">
            <text:p>47.3 %RH</text:p>
          </table:table-cell>
        </table:table-row>
        <table:table-row table:style-name="ro2">
          <table:table-cell/>
          <table:table-cell office:value-type="float" office:value="429">
            <text:p>429</text:p>
          </table:table-cell>
          <table:table-cell table:style-name="ce3" office:value-type="string">
            <text:p>2014-07-22 16:10:43</text:p>
          </table:table-cell>
          <table:table-cell office:value-type="string">
            <text:p>36.173 °C</text:p>
          </table:table-cell>
          <table:table-cell office:value-type="string">
            <text:p>36.167 °C</text:p>
          </table:table-cell>
          <table:table-cell office:value-type="string">
            <text:p>49.8 %RH</text:p>
          </table:table-cell>
          <table:table-cell office:value-type="string">
            <text:p>45.5 %RH</text:p>
          </table:table-cell>
          <table:table-cell/>
          <table:table-cell office:value-type="float" office:value="427">
            <text:p>427</text:p>
          </table:table-cell>
          <table:table-cell table:style-name="ce3" office:value-type="string">
            <text:p>2014-07-22 16:10:57</text:p>
          </table:table-cell>
          <table:table-cell office:value-type="string">
            <text:p>37.001 °C</text:p>
          </table:table-cell>
          <table:table-cell office:value-type="string">
            <text:p>36.987 °C</text:p>
          </table:table-cell>
          <table:table-cell office:value-type="string">
            <text:p>47.1 %RH</text:p>
          </table:table-cell>
          <table:table-cell office:value-type="string">
            <text:p>43.6 %RH</text:p>
          </table:table-cell>
        </table:table-row>
        <table:table-row table:style-name="ro2">
          <table:table-cell/>
          <table:table-cell office:value-type="float" office:value="430">
            <text:p>430</text:p>
          </table:table-cell>
          <table:table-cell table:style-name="ce3" office:value-type="string">
            <text:p>2014-07-22 16:11:13</text:p>
          </table:table-cell>
          <table:table-cell office:value-type="string">
            <text:p>36.173 °C</text:p>
          </table:table-cell>
          <table:table-cell office:value-type="string">
            <text:p>36.146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  <table:table-cell/>
          <table:table-cell office:value-type="float" office:value="428">
            <text:p>428</text:p>
          </table:table-cell>
          <table:table-cell table:style-name="ce3" office:value-type="string">
            <text:p>2014-07-22 16:11:27</text:p>
          </table:table-cell>
          <table:table-cell office:value-type="string">
            <text:p>36.985 °C</text:p>
          </table:table-cell>
          <table:table-cell office:value-type="string">
            <text:p>36.972 °C</text:p>
          </table:table-cell>
          <table:table-cell table:number-columns-repeated="2" office:value-type="string">
            <text:p>44.1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table:style-name="ce3" office:value-type="string">
            <text:p>2014-07-22 16:11:43</text:p>
          </table:table-cell>
          <table:table-cell office:value-type="string">
            <text:p>36.144 °C</text:p>
          </table:table-cell>
          <table:table-cell office:value-type="string">
            <text:p>36.105 °C</text:p>
          </table:table-cell>
          <table:table-cell table:number-columns-repeated="2" office:value-type="string">
            <text:p>46.7 %RH</text:p>
          </table:table-cell>
          <table:table-cell/>
          <table:table-cell office:value-type="float" office:value="429">
            <text:p>429</text:p>
          </table:table-cell>
          <table:table-cell table:style-name="ce3" office:value-type="string">
            <text:p>2014-07-22 16:11:57</text:p>
          </table:table-cell>
          <table:table-cell office:value-type="string">
            <text:p>36.978 °C</text:p>
          </table:table-cell>
          <table:table-cell office:value-type="string">
            <text:p>36.962 °C</text:p>
          </table:table-cell>
          <table:table-cell table:number-columns-repeated="2" office:value-type="string">
            <text:p>45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37">
            <text:p>437</text:p>
          </table:table-cell>
          <table:table-cell table:style-name="ce3" office:value-type="string">
            <text:p>2014-07-22 16:14:43</text:p>
          </table:table-cell>
          <table:table-cell office:value-type="string">
            <text:p>36.029 °C</text:p>
          </table:table-cell>
          <table:table-cell office:value-type="string">
            <text:p>36.022 °C</text:p>
          </table:table-cell>
          <table:table-cell office:value-type="string">
            <text:p>53.0 %RH</text:p>
          </table:table-cell>
          <table:table-cell office:value-type="string">
            <text:p>50.0 %RH</text:p>
          </table:table-cell>
          <table:table-cell/>
          <table:table-cell office:value-type="float" office:value="435">
            <text:p>435</text:p>
          </table:table-cell>
          <table:table-cell table:style-name="ce3" office:value-type="string">
            <text:p>2014-07-22 16:14:57</text:p>
          </table:table-cell>
          <table:table-cell office:value-type="string">
            <text:p>36.927 °C</text:p>
          </table:table-cell>
          <table:table-cell office:value-type="string">
            <text:p>36.890 °C</text:p>
          </table:table-cell>
          <table:table-cell office:value-type="string">
            <text:p>49.6 %RH</text:p>
          </table:table-cell>
          <table:table-cell office:value-type="string">
            <text:p>48.9 %RH</text:p>
          </table:table-cell>
        </table:table-row>
        <table:table-row table:style-name="ro2">
          <table:table-cell/>
          <table:table-cell office:value-type="float" office:value="438">
            <text:p>438</text:p>
          </table:table-cell>
          <table:table-cell table:style-name="ce3" office:value-type="string">
            <text:p>2014-07-22 16:15:13</text:p>
          </table:table-cell>
          <table:table-cell office:value-type="string">
            <text:p>36.033 °C</text:p>
          </table:table-cell>
          <table:table-cell office:value-type="string">
            <text:p>36.025 °C</text:p>
          </table:table-cell>
          <table:table-cell office:value-type="string">
            <text:p>49.5 %RH</text:p>
          </table:table-cell>
          <table:table-cell office:value-type="string">
            <text:p>49.0 %RH</text:p>
          </table:table-cell>
          <table:table-cell/>
          <table:table-cell office:value-type="float" office:value="436">
            <text:p>436</text:p>
          </table:table-cell>
          <table:table-cell table:style-name="ce3" office:value-type="string">
            <text:p>2014-07-22 16:15:27</text:p>
          </table:table-cell>
          <table:table-cell office:value-type="string">
            <text:p>36.888 °C</text:p>
          </table:table-cell>
          <table:table-cell office:value-type="string">
            <text:p>36.847 °C</text:p>
          </table:table-cell>
          <table:table-cell office:value-type="string">
            <text:p>48.9 %RH</text:p>
          </table:table-cell>
          <table:table-cell office:value-type="string">
            <text:p>48.1 %RH</text:p>
          </table:table-cell>
        </table:table-row>
        <table:table-row table:style-name="ro2">
          <table:table-cell/>
          <table:table-cell office:value-type="float" office:value="439">
            <text:p>439</text:p>
          </table:table-cell>
          <table:table-cell table:style-name="ce3" office:value-type="string">
            <text:p>2014-07-22 16:15:43</text:p>
          </table:table-cell>
          <table:table-cell table:number-columns-repeated="2" office:value-type="string">
            <text:p>36.037 °C</text:p>
          </table:table-cell>
          <table:table-cell table:number-columns-repeated="2" office:value-type="string">
            <text:p>50.3 %RH</text:p>
          </table:table-cell>
          <table:table-cell/>
          <table:table-cell office:value-type="float" office:value="437">
            <text:p>437</text:p>
          </table:table-cell>
          <table:table-cell table:style-name="ce3" office:value-type="string">
            <text:p>2014-07-22 16:15:57</text:p>
          </table:table-cell>
          <table:table-cell office:value-type="string">
            <text:p>36.842 °C</text:p>
          </table:table-cell>
          <table:table-cell office:value-type="string">
            <text:p>36.806 °C</text:p>
          </table:table-cell>
          <table:table-cell table:number-columns-repeated="2" office:value-type="string">
            <text:p>50.4 %RH</text:p>
          </table:table-cell>
        </table:table-row>
        <table:table-row table:style-name="ro2">
          <table:table-cell/>
          <table:table-cell office:value-type="float" office:value="440">
            <text:p>440</text:p>
          </table:table-cell>
          <table:table-cell table:style-name="ce3" office:value-type="string">
            <text:p>2014-07-22 16:16:13</text:p>
          </table:table-cell>
          <table:table-cell table:number-columns-repeated="2" office:value-type="string">
            <text:p>36.055 °C</text:p>
          </table:table-cell>
          <table:table-cell table:number-columns-repeated="2" office:value-type="string">
            <text:p>50.5 %RH</text:p>
          </table:table-cell>
          <table:table-cell/>
          <table:table-cell office:value-type="float" office:value="438">
            <text:p>438</text:p>
          </table:table-cell>
          <table:table-cell table:style-name="ce3" office:value-type="string">
            <text:p>2014-07-22 16:16:27</text:p>
          </table:table-cell>
          <table:table-cell office:value-type="string">
            <text:p>36.802 °C</text:p>
          </table:table-cell>
          <table:table-cell office:value-type="string">
            <text:p>36.780 °C</text:p>
          </table:table-cell>
          <table:table-cell office:value-type="string">
            <text:p>50.4 %RH</text:p>
          </table:table-cell>
          <table:table-cell office:value-type="string">
            <text:p>47.1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1">
            <text:p>441</text:p>
          </table:table-cell>
          <table:table-cell table:style-name="ce3" office:value-type="string">
            <text:p>2014-07-22 16:16:43</text:p>
          </table:table-cell>
          <table:table-cell table:number-columns-repeated="2" office:value-type="string">
            <text:p>36.079 °C</text:p>
          </table:table-cell>
          <table:table-cell table:number-columns-repeated="2" office:value-type="string">
            <text:p>51.5 %RH</text:p>
          </table:table-cell>
          <table:table-cell/>
          <table:table-cell office:value-type="float" office:value="439">
            <text:p>439</text:p>
          </table:table-cell>
          <table:table-cell table:style-name="ce3" office:value-type="string">
            <text:p>2014-07-22 16:16:57</text:p>
          </table:table-cell>
          <table:table-cell office:value-type="string">
            <text:p>36.780 °C</text:p>
          </table:table-cell>
          <table:table-cell office:value-type="string">
            <text:p>36.765 °C</text:p>
          </table:table-cell>
          <table:table-cell office:value-type="string">
            <text:p>47.8 %RH</text:p>
          </table:table-cell>
          <table:table-cell office:value-type="string">
            <text:p>47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48">
            <text:p>448</text:p>
          </table:table-cell>
          <table:table-cell table:style-name="ce3" office:value-type="string">
            <text:p>2014-07-22 16:20:13</text:p>
          </table:table-cell>
          <table:table-cell office:value-type="string">
            <text:p>35.614 °C</text:p>
          </table:table-cell>
          <table:table-cell office:value-type="string">
            <text:p>35.530 °C</text:p>
          </table:table-cell>
          <table:table-cell office:value-type="string">
            <text:p>52.5 %RH</text:p>
          </table:table-cell>
          <table:table-cell office:value-type="string">
            <text:p>49.2 %RH</text:p>
          </table:table-cell>
          <table:table-cell/>
          <table:table-cell office:value-type="float" office:value="446">
            <text:p>446</text:p>
          </table:table-cell>
          <table:table-cell table:style-name="ce3" office:value-type="string">
            <text:p>2014-07-22 16:20:27</text:p>
          </table:table-cell>
          <table:table-cell office:value-type="string">
            <text:p>36.292 °C</text:p>
          </table:table-cell>
          <table:table-cell office:value-type="string">
            <text:p>36.209 °C</text:p>
          </table:table-cell>
          <table:table-cell office:value-type="string">
            <text:p>51.4 %RH</text:p>
          </table:table-cell>
          <table:table-cell office:value-type="string">
            <text:p>50.6 %RH</text:p>
          </table:table-cell>
        </table:table-row>
        <table:table-row table:style-name="ro2">
          <table:table-cell/>
          <table:table-cell office:value-type="float" office:value="449">
            <text:p>449</text:p>
          </table:table-cell>
          <table:table-cell table:style-name="ce3" office:value-type="string">
            <text:p>2014-07-22 16:20:43</text:p>
          </table:table-cell>
          <table:table-cell office:value-type="string">
            <text:p>35.528 °C</text:p>
          </table:table-cell>
          <table:table-cell office:value-type="string">
            <text:p>35.472 °C</text:p>
          </table:table-cell>
          <table:table-cell office:value-type="string">
            <text:p>49.2 %RH</text:p>
          </table:table-cell>
          <table:table-cell office:value-type="string">
            <text:p>48.0 %RH</text:p>
          </table:table-cell>
          <table:table-cell/>
          <table:table-cell office:value-type="float" office:value="447">
            <text:p>447</text:p>
          </table:table-cell>
          <table:table-cell table:style-name="ce3" office:value-type="string">
            <text:p>2014-07-22 16:20:57</text:p>
          </table:table-cell>
          <table:table-cell office:value-type="string">
            <text:p>36.207 °C</text:p>
          </table:table-cell>
          <table:table-cell office:value-type="string">
            <text:p>36.141 °C</text:p>
          </table:table-cell>
          <table:table-cell table:number-columns-repeated="2" office:value-type="string">
            <text:p>50.9 %RH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table:style-name="ce3" office:value-type="string">
            <text:p>2014-07-22 16:21:13</text:p>
          </table:table-cell>
          <table:table-cell office:value-type="string">
            <text:p>35.472 °C</text:p>
          </table:table-cell>
          <table:table-cell office:value-type="string">
            <text:p>35.454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  <table:table-cell/>
          <table:table-cell office:value-type="float" office:value="448">
            <text:p>448</text:p>
          </table:table-cell>
          <table:table-cell table:style-name="ce3" office:value-type="string">
            <text:p>2014-07-22 16:21:27</text:p>
          </table:table-cell>
          <table:table-cell office:value-type="string">
            <text:p>36.139 °C</text:p>
          </table:table-cell>
          <table:table-cell office:value-type="string">
            <text:p>36.092 °C</text:p>
          </table:table-cell>
          <table:table-cell office:value-type="string">
            <text:p>52.7 %RH</text:p>
          </table:table-cell>
          <table:table-cell office:value-type="string">
            <text:p>50.4 %RH</text:p>
          </table:table-cell>
        </table:table-row>
        <table:table-row table:style-name="ro2">
          <table:table-cell/>
          <table:table-cell office:value-type="float" office:value="451">
            <text:p>451</text:p>
          </table:table-cell>
          <table:table-cell table:style-name="ce3" office:value-type="string">
            <text:p>2014-07-22 16:21:43</text:p>
          </table:table-cell>
          <table:table-cell table:number-columns-repeated="2" office:value-type="string">
            <text:p>35.466 °C</text:p>
          </table:table-cell>
          <table:table-cell office:value-type="string">
            <text:p>50.3 %RH</text:p>
          </table:table-cell>
          <table:table-cell office:value-type="string">
            <text:p>49.0 %RH</text:p>
          </table:table-cell>
          <table:table-cell/>
          <table:table-cell office:value-type="float" office:value="449">
            <text:p>449</text:p>
          </table:table-cell>
          <table:table-cell table:style-name="ce3" office:value-type="string">
            <text:p>2014-07-22 16:21:57</text:p>
          </table:table-cell>
          <table:table-cell office:value-type="string">
            <text:p>36.087 °C</text:p>
          </table:table-cell>
          <table:table-cell office:value-type="string">
            <text:p>36.030 °C</text:p>
          </table:table-cell>
          <table:table-cell table:number-columns-repeated="2" office:value-type="string">
            <text:p>54.0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2">
            <text:p>452</text:p>
          </table:table-cell>
          <table:table-cell table:style-name="ce3" office:value-type="string">
            <text:p>2014-07-22 16:22:13</text:p>
          </table:table-cell>
          <table:table-cell table:number-columns-repeated="2" office:value-type="string">
            <text:p>35.495 °C</text:p>
          </table:table-cell>
          <table:table-cell table:number-columns-repeated="2" office:value-type="string">
            <text:p>51.5 %RH</text:p>
          </table:table-cell>
          <table:table-cell/>
          <table:table-cell office:value-type="float" office:value="450">
            <text:p>450</text:p>
          </table:table-cell>
          <table:table-cell table:style-name="ce3" office:value-type="string">
            <text:p>2014-07-22 16:22:27</text:p>
          </table:table-cell>
          <table:table-cell office:value-type="string">
            <text:p>36.037 °C</text:p>
          </table:table-cell>
          <table:table-cell office:value-type="string">
            <text:p>36.001 °C</text:p>
          </table:table-cell>
          <table:table-cell office:value-type="string">
            <text:p>54.0 %RH</text:p>
          </table:table-cell>
          <table:table-cell office:value-type="string">
            <text:p>51.9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57">
            <text:p>457</text:p>
          </table:table-cell>
          <table:table-cell table:style-name="ce3" office:value-type="string">
            <text:p>2014-07-22 16:24:43</text:p>
          </table:table-cell>
          <table:table-cell office:value-type="string">
            <text:p>35.474 °C</text:p>
          </table:table-cell>
          <table:table-cell office:value-type="string">
            <text:p>35.414 °C</text:p>
          </table:table-cell>
          <table:table-cell office:value-type="string">
            <text:p>52.3 %RH</text:p>
          </table:table-cell>
          <table:table-cell office:value-type="string">
            <text:p>51.3 %RH</text:p>
          </table:table-cell>
          <table:table-cell/>
          <table:table-cell office:value-type="float" office:value="455">
            <text:p>455</text:p>
          </table:table-cell>
          <table:table-cell table:style-name="ce3" office:value-type="string">
            <text:p>2014-07-22 16:24:57</text:p>
          </table:table-cell>
          <table:table-cell office:value-type="string">
            <text:p>35.738 °C</text:p>
          </table:table-cell>
          <table:table-cell office:value-type="string">
            <text:p>35.653 °C</text:p>
          </table:table-cell>
          <table:table-cell table:number-columns-repeated="2" office:value-type="string">
            <text:p>52.7 %RH</text:p>
          </table:table-cell>
        </table:table-row>
        <table:table-row table:style-name="ro2">
          <table:table-cell/>
          <table:table-cell office:value-type="float" office:value="458">
            <text:p>458</text:p>
          </table:table-cell>
          <table:table-cell table:style-name="ce3" office:value-type="string">
            <text:p>2014-07-22 16:25:13</text:p>
          </table:table-cell>
          <table:table-cell office:value-type="string">
            <text:p>35.412 °C</text:p>
          </table:table-cell>
          <table:table-cell office:value-type="string">
            <text:p>35.364 °C</text:p>
          </table:table-cell>
          <table:table-cell office:value-type="string">
            <text:p>53.8 %RH</text:p>
          </table:table-cell>
          <table:table-cell office:value-type="string">
            <text:p>52.8 %RH</text:p>
          </table:table-cell>
          <table:table-cell/>
          <table:table-cell office:value-type="float" office:value="456">
            <text:p>456</text:p>
          </table:table-cell>
          <table:table-cell table:style-name="ce3" office:value-type="string">
            <text:p>2014-07-22 16:25:27</text:p>
          </table:table-cell>
          <table:table-cell office:value-type="string">
            <text:p>35.653 °C</text:p>
          </table:table-cell>
          <table:table-cell office:value-type="string">
            <text:p>35.591 °C</text:p>
          </table:table-cell>
          <table:table-cell office:value-type="string">
            <text:p>56.2 %RH</text:p>
          </table:table-cell>
          <table:table-cell office:value-type="string">
            <text:p>55.2 %RH</text:p>
          </table:table-cell>
        </table:table-row>
        <table:table-row table:style-name="ro2">
          <table:table-cell/>
          <table:table-cell office:value-type="float" office:value="459">
            <text:p>459</text:p>
          </table:table-cell>
          <table:table-cell table:style-name="ce3" office:value-type="string">
            <text:p>2014-07-22 16:25:43</text:p>
          </table:table-cell>
          <table:table-cell office:value-type="string">
            <text:p>35.364 °C</text:p>
          </table:table-cell>
          <table:table-cell office:value-type="string">
            <text:p>35.329 °C</text:p>
          </table:table-cell>
          <table:table-cell office:value-type="string">
            <text:p>52.5 %RH</text:p>
          </table:table-cell>
          <table:table-cell office:value-type="string">
            <text:p>51.3 %RH</text:p>
          </table:table-cell>
          <table:table-cell/>
          <table:table-cell office:value-type="float" office:value="457">
            <text:p>457</text:p>
          </table:table-cell>
          <table:table-cell table:style-name="ce3" office:value-type="string">
            <text:p>2014-07-22 16:25:57</text:p>
          </table:table-cell>
          <table:table-cell office:value-type="string">
            <text:p>35.590 °C</text:p>
          </table:table-cell>
          <table:table-cell office:value-type="string">
            <text:p>35.548 °C</text:p>
          </table:table-cell>
          <table:table-cell office:value-type="string">
            <text:p>55.7 %RH</text:p>
          </table:table-cell>
          <table:table-cell office:value-type="string">
            <text:p>51.4 %RH</text:p>
          </table:table-cell>
        </table:table-row>
        <table:table-row table:style-name="ro2">
          <table:table-cell/>
          <table:table-cell office:value-type="float" office:value="460">
            <text:p>460</text:p>
          </table:table-cell>
          <table:table-cell table:style-name="ce3" office:value-type="string">
            <text:p>2014-07-22 16:26:13</text:p>
          </table:table-cell>
          <table:table-cell office:value-type="string">
            <text:p>35.327 °C</text:p>
          </table:table-cell>
          <table:table-cell office:value-type="string">
            <text:p>35.295 °C</text:p>
          </table:table-cell>
          <table:table-cell table:number-columns-repeated="2" office:value-type="string">
            <text:p>51.3 %RH</text:p>
          </table:table-cell>
          <table:table-cell/>
          <table:table-cell office:value-type="float" office:value="458">
            <text:p>458</text:p>
          </table:table-cell>
          <table:table-cell table:style-name="ce3" office:value-type="string">
            <text:p>2014-07-22 16:26:27</text:p>
          </table:table-cell>
          <table:table-cell office:value-type="string">
            <text:p>35.548 °C</text:p>
          </table:table-cell>
          <table:table-cell office:value-type="string">
            <text:p>35.495 °C</text:p>
          </table:table-cell>
          <table:table-cell office:value-type="string">
            <text:p>51.9 %RH</text:p>
          </table:table-cell>
          <table:table-cell office:value-type="string">
            <text:p>50.4 %RH</text:p>
          </table:table-cell>
        </table:table-row>
        <table:table-row table:style-name="ro2">
          <table:table-cell/>
          <table:table-cell office:value-type="float" office:value="461">
            <text:p>461</text:p>
          </table:table-cell>
          <table:table-cell table:style-name="ce3" office:value-type="string">
            <text:p>2014-07-22 16:26:43</text:p>
          </table:table-cell>
          <table:table-cell office:value-type="string">
            <text:p>35.295 °C</text:p>
          </table:table-cell>
          <table:table-cell office:value-type="string">
            <text:p>35.274 °C</text:p>
          </table:table-cell>
          <table:table-cell office:value-type="string">
            <text:p>53.0 %RH</text:p>
          </table:table-cell>
          <table:table-cell office:value-type="string">
            <text:p>48.7 %RH</text:p>
          </table:table-cell>
          <table:table-cell/>
          <table:table-cell office:value-type="float" office:value="459">
            <text:p>459</text:p>
          </table:table-cell>
          <table:table-cell table:style-name="ce3" office:value-type="string">
            <text:p>2014-07-22 16:26:57</text:p>
          </table:table-cell>
          <table:table-cell office:value-type="string">
            <text:p>35.499 °C</text:p>
          </table:table-cell>
          <table:table-cell office:value-type="string">
            <text:p>35.453 °C</text:p>
          </table:table-cell>
          <table:table-cell office:value-type="string">
            <text:p>51.7 %RH</text:p>
          </table:table-cell>
          <table:table-cell office:value-type="string">
            <text:p>49.9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2">
            <text:p>462</text:p>
          </table:table-cell>
          <table:table-cell table:style-name="ce3" office:value-type="string">
            <text:p>2014-07-22 16:27:13</text:p>
          </table:table-cell>
          <table:table-cell office:value-type="string">
            <text:p>35.277 °C</text:p>
          </table:table-cell>
          <table:table-cell office:value-type="string">
            <text:p>35.263 °C</text:p>
          </table:table-cell>
          <table:table-cell office:value-type="string">
            <text:p>48.5 %RH</text:p>
          </table:table-cell>
          <table:table-cell office:value-type="string">
            <text:p>48.0 %RH</text:p>
          </table:table-cell>
          <table:table-cell/>
          <table:table-cell office:value-type="float" office:value="460">
            <text:p>460</text:p>
          </table:table-cell>
          <table:table-cell table:style-name="ce3" office:value-type="string">
            <text:p>2014-07-22 16:27:27</text:p>
          </table:table-cell>
          <table:table-cell office:value-type="string">
            <text:p>35.451 °C</text:p>
          </table:table-cell>
          <table:table-cell office:value-type="string">
            <text:p>35.407 °C</text:p>
          </table:table-cell>
          <table:table-cell table:number-columns-repeated="2" office:value-type="string">
            <text:p>50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68">
            <text:p>468</text:p>
          </table:table-cell>
          <table:table-cell table:style-name="ce3" office:value-type="string">
            <text:p>2014-07-22 16:30:13</text:p>
          </table:table-cell>
          <table:table-cell office:value-type="string">
            <text:p>35.126 °C</text:p>
          </table:table-cell>
          <table:table-cell office:value-type="string">
            <text:p>35.059 °C</text:p>
          </table:table-cell>
          <table:table-cell office:value-type="string">
            <text:p>59.4 %RH</text:p>
          </table:table-cell>
          <table:table-cell office:value-type="string">
            <text:p>59.1 %RH</text:p>
          </table:table-cell>
          <table:table-cell/>
          <table:table-cell office:value-type="float" office:value="466">
            <text:p>466</text:p>
          </table:table-cell>
          <table:table-cell table:style-name="ce3" office:value-type="string">
            <text:p>2014-07-22 16:30:27</text:p>
          </table:table-cell>
          <table:table-cell office:value-type="string">
            <text:p>35.153 °C</text:p>
          </table:table-cell>
          <table:table-cell office:value-type="string">
            <text:p>35.107 °C</text:p>
          </table:table-cell>
          <table:table-cell table:number-columns-repeated="2" office:value-type="string">
            <text:p>56.0 %RH</text:p>
          </table:table-cell>
        </table:table-row>
        <table:table-row table:style-name="ro2">
          <table:table-cell/>
          <table:table-cell office:value-type="float" office:value="469">
            <text:p>469</text:p>
          </table:table-cell>
          <table:table-cell table:style-name="ce3" office:value-type="string">
            <text:p>2014-07-22 16:30:43</text:p>
          </table:table-cell>
          <table:table-cell office:value-type="string">
            <text:p>35.054 °C</text:p>
          </table:table-cell>
          <table:table-cell office:value-type="string">
            <text:p>34.988 °C</text:p>
          </table:table-cell>
          <table:table-cell office:value-type="string">
            <text:p>68.6 %RH</text:p>
          </table:table-cell>
          <table:table-cell office:value-type="string">
            <text:p>58.1 %RH</text:p>
          </table:table-cell>
          <table:table-cell/>
          <table:table-cell office:value-type="float" office:value="467">
            <text:p>467</text:p>
          </table:table-cell>
          <table:table-cell table:style-name="ce3" office:value-type="string">
            <text:p>2014-07-22 16:30:57</text:p>
          </table:table-cell>
          <table:table-cell office:value-type="string">
            <text:p>35.104 °C</text:p>
          </table:table-cell>
          <table:table-cell office:value-type="string">
            <text:p>35.052 °C</text:p>
          </table:table-cell>
          <table:table-cell office:value-type="string">
            <text:p>57.0 %RH</text:p>
          </table:table-cell>
          <table:table-cell office:value-type="string">
            <text:p>55.7 %RH</text:p>
          </table:table-cell>
        </table:table-row>
        <table:table-row table:style-name="ro2">
          <table:table-cell/>
          <table:table-cell office:value-type="float" office:value="470">
            <text:p>470</text:p>
          </table:table-cell>
          <table:table-cell table:style-name="ce3" office:value-type="string">
            <text:p>2014-07-22 16:31:13</text:p>
          </table:table-cell>
          <table:table-cell office:value-type="string">
            <text:p>34.988 °C</text:p>
          </table:table-cell>
          <table:table-cell office:value-type="string">
            <text:p>34.905 °C</text:p>
          </table:table-cell>
          <table:table-cell office:value-type="string">
            <text:p>57.3 %RH</text:p>
          </table:table-cell>
          <table:table-cell office:value-type="string">
            <text:p>53.0 %RH</text:p>
          </table:table-cell>
          <table:table-cell/>
          <table:table-cell office:value-type="float" office:value="468">
            <text:p>468</text:p>
          </table:table-cell>
          <table:table-cell table:style-name="ce3" office:value-type="string">
            <text:p>2014-07-22 16:31:27</text:p>
          </table:table-cell>
          <table:table-cell office:value-type="string">
            <text:p>35.052 °C</text:p>
          </table:table-cell>
          <table:table-cell office:value-type="string">
            <text:p>34.996 °C</text:p>
          </table:table-cell>
          <table:table-cell office:value-type="string">
            <text:p>56.8 %RH</text:p>
          </table:table-cell>
          <table:table-cell office:value-type="string">
            <text:p>56.5 %RH</text:p>
          </table:table-cell>
        </table:table-row>
        <table:table-row table:style-name="ro2">
          <table:table-cell/>
          <table:table-cell office:value-type="float" office:value="471">
            <text:p>471</text:p>
          </table:table-cell>
          <table:table-cell table:style-name="ce3" office:value-type="string">
            <text:p>2014-07-22 16:31:43</text:p>
          </table:table-cell>
          <table:table-cell office:value-type="string">
            <text:p>34.900 °C</text:p>
          </table:table-cell>
          <table:table-cell office:value-type="string">
            <text:p>34.809 °C</text:p>
          </table:table-cell>
          <table:table-cell office:value-type="string">
            <text:p>53.3 %RH</text:p>
          </table:table-cell>
          <table:table-cell office:value-type="string">
            <text:p>51.3 %RH</text:p>
          </table:table-cell>
          <table:table-cell/>
          <table:table-cell office:value-type="float" office:value="469">
            <text:p>469</text:p>
          </table:table-cell>
          <table:table-cell table:style-name="ce3" office:value-type="string">
            <text:p>2014-07-22 16:31:57</text:p>
          </table:table-cell>
          <table:table-cell office:value-type="string">
            <text:p>34.995 °C</text:p>
          </table:table-cell>
          <table:table-cell office:value-type="string">
            <text:p>34.935 °C</text:p>
          </table:table-cell>
          <table:table-cell office:value-type="string">
            <text:p>56.5 %RH</text:p>
          </table:table-cell>
          <table:table-cell office:value-type="string">
            <text:p>55.7 %RH</text:p>
          </table:table-cell>
        </table:table-row>
        <table:table-row table:style-name="ro2">
          <table:table-cell/>
          <table:table-cell office:value-type="float" office:value="472">
            <text:p>472</text:p>
          </table:table-cell>
          <table:table-cell table:style-name="ce3" office:value-type="string">
            <text:p>2014-07-22 16:32:13</text:p>
          </table:table-cell>
          <table:table-cell office:value-type="string">
            <text:p>34.799 °C</text:p>
          </table:table-cell>
          <table:table-cell office:value-type="string">
            <text:p>34.713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  <table:table-cell/>
          <table:table-cell office:value-type="float" office:value="470">
            <text:p>470</text:p>
          </table:table-cell>
          <table:table-cell table:style-name="ce3" office:value-type="string">
            <text:p>2014-07-22 16:32:27</text:p>
          </table:table-cell>
          <table:table-cell office:value-type="string">
            <text:p>34.934 °C</text:p>
          </table:table-cell>
          <table:table-cell office:value-type="string">
            <text:p>34.878 °C</text:p>
          </table:table-cell>
          <table:table-cell office:value-type="string">
            <text:p>57.3 %RH</text:p>
          </table:table-cell>
          <table:table-cell office:value-type="string">
            <text:p>55.0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3">
            <text:p>473</text:p>
          </table:table-cell>
          <table:table-cell table:style-name="ce3" office:value-type="string">
            <text:p>2014-07-22 16:32:43</text:p>
          </table:table-cell>
          <table:table-cell office:value-type="string">
            <text:p>34.711 °C</text:p>
          </table:table-cell>
          <table:table-cell office:value-type="string">
            <text:p>34.630 °C</text:p>
          </table:table-cell>
          <table:table-cell office:value-type="string">
            <text:p>51.5 %RH</text:p>
          </table:table-cell>
          <table:table-cell office:value-type="string">
            <text:p>50.5 %RH</text:p>
          </table:table-cell>
          <table:table-cell/>
          <table:table-cell office:value-type="float" office:value="471">
            <text:p>471</text:p>
          </table:table-cell>
          <table:table-cell table:style-name="ce3" office:value-type="string">
            <text:p>2014-07-22 16:32:57</text:p>
          </table:table-cell>
          <table:table-cell office:value-type="string">
            <text:p>34.873 °C</text:p>
          </table:table-cell>
          <table:table-cell office:value-type="string">
            <text:p>34.828 °C</text:p>
          </table:table-cell>
          <table:table-cell office:value-type="string">
            <text:p>54.7 %RH</text:p>
          </table:table-cell>
          <table:table-cell office:value-type="string">
            <text:p>52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78">
            <text:p>478</text:p>
          </table:table-cell>
          <table:table-cell table:style-name="ce3" office:value-type="string">
            <text:p>2014-07-22 16:35:13</text:p>
          </table:table-cell>
          <table:table-cell office:value-type="string">
            <text:p>34.310 °C</text:p>
          </table:table-cell>
          <table:table-cell office:value-type="string">
            <text:p>34.248 °C</text:p>
          </table:table-cell>
          <table:table-cell office:value-type="string">
            <text:p>58.3 %RH</text:p>
          </table:table-cell>
          <table:table-cell office:value-type="string">
            <text:p>58.1 %RH</text:p>
          </table:table-cell>
          <table:table-cell/>
          <table:table-cell office:value-type="float" office:value="476">
            <text:p>476</text:p>
          </table:table-cell>
          <table:table-cell table:style-name="ce3" office:value-type="string">
            <text:p>2014-07-22 16:35:27</text:p>
          </table:table-cell>
          <table:table-cell office:value-type="string">
            <text:p>34.726 °C</text:p>
          </table:table-cell>
          <table:table-cell office:value-type="string">
            <text:p>34.713 °C</text:p>
          </table:table-cell>
          <table:table-cell office:value-type="string">
            <text:p>54.5 %RH</text:p>
          </table:table-cell>
          <table:table-cell office:value-type="string">
            <text:p>54.0 %RH</text:p>
          </table:table-cell>
        </table:table-row>
        <table:table-row table:style-name="ro2">
          <table:table-cell/>
          <table:table-cell office:value-type="float" office:value="479">
            <text:p>479</text:p>
          </table:table-cell>
          <table:table-cell table:style-name="ce3" office:value-type="string">
            <text:p>2014-07-22 16:35:43</text:p>
          </table:table-cell>
          <table:table-cell office:value-type="string">
            <text:p>34.250 °C</text:p>
          </table:table-cell>
          <table:table-cell office:value-type="string">
            <text:p>34.194 °C</text:p>
          </table:table-cell>
          <table:table-cell table:number-columns-repeated="2" office:value-type="string">
            <text:p>58.3 %RH</text:p>
          </table:table-cell>
          <table:table-cell/>
          <table:table-cell office:value-type="float" office:value="477">
            <text:p>477</text:p>
          </table:table-cell>
          <table:table-cell table:style-name="ce3" office:value-type="string">
            <text:p>2014-07-22 16:35:57</text:p>
          </table:table-cell>
          <table:table-cell office:value-type="string">
            <text:p>34.721 °C</text:p>
          </table:table-cell>
          <table:table-cell office:value-type="string">
            <text:p>34.711 °C</text:p>
          </table:table-cell>
          <table:table-cell table:number-columns-repeated="2" office:value-type="string">
            <text:p>54.5 %RH</text:p>
          </table:table-cell>
        </table:table-row>
        <table:table-row table:style-name="ro2">
          <table:table-cell/>
          <table:table-cell office:value-type="float" office:value="480">
            <text:p>480</text:p>
          </table:table-cell>
          <table:table-cell table:style-name="ce3" office:value-type="string">
            <text:p>2014-07-22 16:36:13</text:p>
          </table:table-cell>
          <table:table-cell office:value-type="string">
            <text:p>34.193 °C</text:p>
          </table:table-cell>
          <table:table-cell office:value-type="string">
            <text:p>34.124 °C</text:p>
          </table:table-cell>
          <table:table-cell office:value-type="string">
            <text:p>58.3 %RH</text:p>
          </table:table-cell>
          <table:table-cell office:value-type="string">
            <text:p>54.8 %RH</text:p>
          </table:table-cell>
          <table:table-cell/>
          <table:table-cell office:value-type="float" office:value="478">
            <text:p>478</text:p>
          </table:table-cell>
          <table:table-cell table:style-name="ce3" office:value-type="string">
            <text:p>2014-07-22 16:36:27</text:p>
          </table:table-cell>
          <table:table-cell office:value-type="string">
            <text:p>34.713 °C</text:p>
          </table:table-cell>
          <table:table-cell office:value-type="string">
            <text:p>34.704 °C</text:p>
          </table:table-cell>
          <table:table-cell office:value-type="string">
            <text:p>54.5 %RH</text:p>
          </table:table-cell>
          <table:table-cell office:value-type="string">
            <text:p>53.7 %RH</text:p>
          </table:table-cell>
        </table:table-row>
        <table:table-row table:style-name="ro2">
          <table:table-cell/>
          <table:table-cell office:value-type="float" office:value="481">
            <text:p>481</text:p>
          </table:table-cell>
          <table:table-cell table:style-name="ce3" office:value-type="string">
            <text:p>2014-07-22 16:36:43</text:p>
          </table:table-cell>
          <table:table-cell office:value-type="string">
            <text:p>34.126 °C</text:p>
          </table:table-cell>
          <table:table-cell office:value-type="string">
            <text:p>34.058 °C</text:p>
          </table:table-cell>
          <table:table-cell office:value-type="string">
            <text:p>54.8 %RH</text:p>
          </table:table-cell>
          <table:table-cell office:value-type="string">
            <text:p>52.0 %RH</text:p>
          </table:table-cell>
          <table:table-cell/>
          <table:table-cell office:value-type="float" office:value="479">
            <text:p>479</text:p>
          </table:table-cell>
          <table:table-cell table:style-name="ce3" office:value-type="string">
            <text:p>2014-07-22 16:36:57</text:p>
          </table:table-cell>
          <table:table-cell office:value-type="string">
            <text:p>34.705 °C</text:p>
          </table:table-cell>
          <table:table-cell office:value-type="string">
            <text:p>34.696 °C</text:p>
          </table:table-cell>
          <table:table-cell office:value-type="string">
            <text:p>54.0 %RH</text:p>
          </table:table-cell>
          <table:table-cell office:value-type="string">
            <text:p>53.7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table:style-name="ce3" office:value-type="string">
            <text:p>2014-07-22 16:37:13</text:p>
          </table:table-cell>
          <table:table-cell office:value-type="string">
            <text:p>34.060 °C</text:p>
          </table:table-cell>
          <table:table-cell office:value-type="string">
            <text:p>34.004 °C</text:p>
          </table:table-cell>
          <table:table-cell table:number-columns-repeated="2" office:value-type="string">
            <text:p>53.8 %RH</text:p>
          </table:table-cell>
          <table:table-cell/>
          <table:table-cell office:value-type="float" office:value="480">
            <text:p>480</text:p>
          </table:table-cell>
          <table:table-cell table:style-name="ce3" office:value-type="string">
            <text:p>2014-07-22 16:37:27</text:p>
          </table:table-cell>
          <table:table-cell office:value-type="string">
            <text:p>34.699 °C</text:p>
          </table:table-cell>
          <table:table-cell office:value-type="string">
            <text:p>34.686 °C</text:p>
          </table:table-cell>
          <table:table-cell table:number-columns-repeated="2" office:value-type="string">
            <text:p>53.7 %RH</text:p>
          </table:table-cell>
        </table:table-row>
        <table:table-row table:style-name="ro2" table:number-rows-repeated="104597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7.23.2014" table:style-name="ta1">
        <table:table-column table:style-name="co6" table:number-columns-repeated="2" table:default-cell-style-name="Default"/>
        <table:table-column table:style-name="co7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table:style-name="ce1" office:value-type="string" table:number-columns-spanned="6" table:number-rows-spanned="1">
            <text:p><text:span text:style-name="T1">TinyTag #001 with LP-80 #001 <text:s/>(RIL 63)</text:span>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6" table:number-rows-spanned="1">
            <text:p><text:span text:style-name="T1">TinyTag #002 with LP-80 #002 <text:s/>(RIL 73)</text:span>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319">
            <text:p>720319</text:p>
          </table:table-cell>
          <table:table-cell/>
          <table:table-cell office:value-type="string">
            <text:p>S/N</text:p>
          </table:table-cell>
          <table:table-cell/>
          <table:table-cell table:number-columns-repeated="4" office:value-type="float" office:value="720479">
            <text:p>72047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4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#1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4" office:value-type="string">
            <text:p>Light Interception #2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</table:table-row>
        <table:table-row table:style-name="ro2">
          <table:table-cell/>
          <table:table-cell office:value-type="float" office:value="235">
            <text:p>235</text:p>
          </table:table-cell>
          <table:table-cell table:style-name="ce3" office:value-type="string">
            <text:p>2014-07-23 14:37:49</text:p>
          </table:table-cell>
          <table:table-cell office:value-type="string">
            <text:p>37.460 °C</text:p>
          </table:table-cell>
          <table:table-cell office:value-type="string">
            <text:p>37.450 °C</text:p>
          </table:table-cell>
          <table:table-cell office:value-type="string">
            <text:p>37.447 °C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  <table:table-cell office:value-type="string">
            <text:p>41.8 %RH</text:p>
          </table:table-cell>
          <table:table-cell/>
          <table:table-cell office:value-type="float" office:value="230">
            <text:p>230</text:p>
          </table:table-cell>
          <table:table-cell table:style-name="ce3" office:value-type="string">
            <text:p>2014-07-23 14:37:30</text:p>
          </table:table-cell>
          <table:table-cell office:value-type="string">
            <text:p>37.153 °C</text:p>
          </table:table-cell>
          <table:table-cell office:value-type="string">
            <text:p>37.044 °C</text:p>
          </table:table-cell>
          <table:table-cell office:value-type="string">
            <text:p>48.3 %RH</text:p>
          </table:table-cell>
          <table:table-cell office:value-type="string">
            <text:p>47.8 %RH</text:p>
          </table:table-cell>
        </table:table-row>
        <table:table-row table:style-name="ro2">
          <table:table-cell/>
          <table:table-cell office:value-type="float" office:value="236">
            <text:p>236</text:p>
          </table:table-cell>
          <table:table-cell table:style-name="ce3" office:value-type="string">
            <text:p>2014-07-23 14:38:19</text:p>
          </table:table-cell>
          <table:table-cell table:number-columns-repeated="2" office:value-type="string">
            <text:p>37.480 °C</text:p>
          </table:table-cell>
          <table:table-cell office:value-type="string">
            <text:p>37.449 °C</text:p>
          </table:table-cell>
          <table:table-cell office:value-type="string">
            <text:p>44.7 %RH</text:p>
          </table:table-cell>
          <table:table-cell office:value-type="string">
            <text:p>43.0 %RH</text:p>
          </table:table-cell>
          <table:table-cell office:value-type="string">
            <text:p>42.8 %RH</text:p>
          </table:table-cell>
          <table:table-cell/>
          <table:table-cell office:value-type="float" office:value="231">
            <text:p>231</text:p>
          </table:table-cell>
          <table:table-cell table:style-name="ce3" office:value-type="string">
            <text:p>2014-07-23 14:38:00</text:p>
          </table:table-cell>
          <table:table-cell office:value-type="string">
            <text:p>37.043 °C</text:p>
          </table:table-cell>
          <table:table-cell office:value-type="string">
            <text:p>37.000 °C</text:p>
          </table:table-cell>
          <table:table-cell office:value-type="string">
            <text:p>48.1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237">
            <text:p>237</text:p>
          </table:table-cell>
          <table:table-cell table:style-name="ce3" office:value-type="string">
            <text:p>2014-07-23 14:38:49</text:p>
          </table:table-cell>
          <table:table-cell office:value-type="string">
            <text:p>37.494 °C</text:p>
          </table:table-cell>
          <table:table-cell office:value-type="string">
            <text:p>37.492 °C</text:p>
          </table:table-cell>
          <table:table-cell office:value-type="string">
            <text:p>37.482 °C</text:p>
          </table:table-cell>
          <table:table-cell office:value-type="string">
            <text:p>43.8 %RH</text:p>
          </table:table-cell>
          <table:table-cell office:value-type="string">
            <text:p>42.3 %RH</text:p>
          </table:table-cell>
          <table:table-cell office:value-type="string">
            <text:p>41.6 %RH</text:p>
          </table:table-cell>
          <table:table-cell/>
          <table:table-cell office:value-type="float" office:value="232">
            <text:p>232</text:p>
          </table:table-cell>
          <table:table-cell table:style-name="ce3" office:value-type="string">
            <text:p>2014-07-23 14:38:30</text:p>
          </table:table-cell>
          <table:table-cell office:value-type="string">
            <text:p>37.001 °C</text:p>
          </table:table-cell>
          <table:table-cell office:value-type="string">
            <text:p>36.809 °C</text:p>
          </table:table-cell>
          <table:table-cell office:value-type="string">
            <text:p>47.8 %RH</text:p>
          </table:table-cell>
          <table:table-cell office:value-type="string">
            <text:p>47.6 %RH</text:p>
          </table:table-cell>
        </table:table-row>
        <table:table-row table:style-name="ro2">
          <table:table-cell/>
          <table:table-cell office:value-type="float" office:value="238">
            <text:p>238</text:p>
          </table:table-cell>
          <table:table-cell table:style-name="ce3" office:value-type="string">
            <text:p>2014-07-23 14:39:19</text:p>
          </table:table-cell>
          <table:table-cell office:value-type="string">
            <text:p>37.492 °C</text:p>
          </table:table-cell>
          <table:table-cell table:number-columns-repeated="2" office:value-type="string">
            <text:p>37.442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 office:value-type="string">
            <text:p>42.6 %RH</text:p>
          </table:table-cell>
          <table:table-cell/>
          <table:table-cell office:value-type="float" office:value="233">
            <text:p>233</text:p>
          </table:table-cell>
          <table:table-cell table:style-name="ce3" office:value-type="string">
            <text:p>2014-07-23 14:39:00</text:p>
          </table:table-cell>
          <table:table-cell office:value-type="string">
            <text:p>36.798 °C</text:p>
          </table:table-cell>
          <table:table-cell office:value-type="string">
            <text:p>36.499 °C</text:p>
          </table:table-cell>
          <table:table-cell table:number-columns-repeated="2" office:value-type="string">
            <text:p>51.2 %RH</text:p>
          </table:table-cell>
        </table:table-row>
        <table:table-row table:style-name="ro2">
          <table:table-cell/>
          <table:table-cell office:value-type="float" office:value="239">
            <text:p>239</text:p>
          </table:table-cell>
          <table:table-cell table:style-name="ce3" office:value-type="string">
            <text:p>2014-07-23 14:39:49</text:p>
          </table:table-cell>
          <table:table-cell office:value-type="string">
            <text:p>37.444 °C</text:p>
          </table:table-cell>
          <table:table-cell table:number-columns-repeated="2" office:value-type="string">
            <text:p>37.336 °C</text:p>
          </table:table-cell>
          <table:table-cell table:number-columns-repeated="2" office:value-type="string">
            <text:p>46.7 %RH</text:p>
          </table:table-cell>
          <table:table-cell office:value-type="string">
            <text:p>45.0 %RH</text:p>
          </table:table-cell>
          <table:table-cell/>
          <table:table-cell office:value-type="float" office:value="234">
            <text:p>234</text:p>
          </table:table-cell>
          <table:table-cell table:style-name="ce3" office:value-type="string">
            <text:p>2014-07-23 14:39:30</text:p>
          </table:table-cell>
          <table:table-cell office:value-type="string">
            <text:p>36.490 °C</text:p>
          </table:table-cell>
          <table:table-cell office:value-type="string">
            <text:p>36.304 °C</text:p>
          </table:table-cell>
          <table:table-cell office:value-type="string">
            <text:p>51.7 %RH</text:p>
          </table:table-cell>
          <table:table-cell office:value-type="string">
            <text:p>51.4 %RH</text:p>
          </table:table-cell>
        </table:table-row>
        <table:table-row table:style-name="ro2">
          <table:table-cell/>
          <table:table-cell office:value-type="float" office:value="240">
            <text:p>240</text:p>
          </table:table-cell>
          <table:table-cell table:style-name="ce3" office:value-type="string">
            <text:p>2014-07-23 14:40:19</text:p>
          </table:table-cell>
          <table:table-cell office:value-type="string">
            <text:p>37.328 °C</text:p>
          </table:table-cell>
          <table:table-cell table:number-columns-repeated="2" office:value-type="string">
            <text:p>37.117 °C</text:p>
          </table:table-cell>
          <table:table-cell office:value-type="string">
            <text:p>46.7 %RH</text:p>
          </table:table-cell>
          <table:table-cell office:value-type="string">
            <text:p>44.0 %RH</text:p>
          </table:table-cell>
          <table:table-cell office:value-type="string">
            <text:p>43.8 %RH</text:p>
          </table:table-cell>
          <table:table-cell/>
          <table:table-cell office:value-type="float" office:value="235">
            <text:p>235</text:p>
          </table:table-cell>
          <table:table-cell table:style-name="ce3" office:value-type="string">
            <text:p>2014-07-23 14:40:00</text:p>
          </table:table-cell>
          <table:table-cell office:value-type="string">
            <text:p>36.299 °C</text:p>
          </table:table-cell>
          <table:table-cell office:value-type="string">
            <text:p>36.172 °C</text:p>
          </table:table-cell>
          <table:table-cell office:value-type="string">
            <text:p>51.2 %RH</text:p>
          </table:table-cell>
          <table:table-cell office:value-type="string">
            <text:p>47.3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table:style-name="ce3" office:value-type="string">
            <text:p>2014-07-23 14:40:49</text:p>
          </table:table-cell>
          <table:table-cell office:value-type="string">
            <text:p>37.110 °C</text:p>
          </table:table-cell>
          <table:table-cell table:number-columns-repeated="2" office:value-type="string">
            <text:p>36.901 °C</text:p>
          </table:table-cell>
          <table:table-cell office:value-type="string">
            <text:p>46.5 %RH</text:p>
          </table:table-cell>
          <table:table-cell office:value-type="string">
            <text:p>46.0 %RH</text:p>
          </table:table-cell>
          <table:table-cell office:value-type="string">
            <text:p>44.0 %RH</text:p>
          </table:table-cell>
          <table:table-cell/>
          <table:table-cell office:value-type="float" office:value="236">
            <text:p>236</text:p>
          </table:table-cell>
          <table:table-cell table:style-name="ce3" office:value-type="string">
            <text:p>2014-07-23 14:40:30</text:p>
          </table:table-cell>
          <table:table-cell office:value-type="string">
            <text:p>36.165 °C</text:p>
          </table:table-cell>
          <table:table-cell office:value-type="string">
            <text:p>36.094 °C</text:p>
          </table:table-cell>
          <table:table-cell office:value-type="string">
            <text:p>47.1 %RH</text:p>
          </table:table-cell>
          <table:table-cell office:value-type="string">
            <text:p>46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46">
            <text:p>246</text:p>
          </table:table-cell>
          <table:table-cell table:style-name="ce3" office:value-type="string">
            <text:p>2014-07-23 14:43:19</text:p>
          </table:table-cell>
          <table:table-cell table:number-columns-repeated="2" office:value-type="string">
            <text:p>36.802 °C</text:p>
          </table:table-cell>
          <table:table-cell office:value-type="string">
            <text:p>36.743 °C</text:p>
          </table:table-cell>
          <table:table-cell office:value-type="string">
            <text:p>48.2 %RH</text:p>
          </table:table-cell>
          <table:table-cell table:number-columns-repeated="2" office:value-type="string">
            <text:p>45.7 %RH</text:p>
          </table:table-cell>
          <table:table-cell/>
          <table:table-cell office:value-type="float" office:value="241">
            <text:p>241</text:p>
          </table:table-cell>
          <table:table-cell table:style-name="ce3" office:value-type="string">
            <text:p>2014-07-23 14:43:00</text:p>
          </table:table-cell>
          <table:table-cell office:value-type="string">
            <text:p>35.894 °C</text:p>
          </table:table-cell>
          <table:table-cell office:value-type="string">
            <text:p>35.865 °C</text:p>
          </table:table-cell>
          <table:table-cell office:value-type="string">
            <text:p>51.9 %RH</text:p>
          </table:table-cell>
          <table:table-cell office:value-type="string">
            <text:p>50.1 %RH</text:p>
          </table:table-cell>
        </table:table-row>
        <table:table-row table:style-name="ro2">
          <table:table-cell/>
          <table:table-cell office:value-type="float" office:value="247">
            <text:p>247</text:p>
          </table:table-cell>
          <table:table-cell table:style-name="ce3" office:value-type="string">
            <text:p>2014-07-23 14:43:49</text:p>
          </table:table-cell>
          <table:table-cell table:number-columns-repeated="2" office:value-type="string">
            <text:p>36.834 °C</text:p>
          </table:table-cell>
          <table:table-cell office:value-type="string">
            <text:p>36.798 °C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  <table:table-cell/>
          <table:table-cell office:value-type="float" office:value="242">
            <text:p>242</text:p>
          </table:table-cell>
          <table:table-cell table:style-name="ce3" office:value-type="string">
            <text:p>2014-07-23 14:43:30</text:p>
          </table:table-cell>
          <table:table-cell office:value-type="string">
            <text:p>35.865 °C</text:p>
          </table:table-cell>
          <table:table-cell office:value-type="string">
            <text:p>35.750 °C</text:p>
          </table:table-cell>
          <table:table-cell office:value-type="string">
            <text:p>51.4 %RH</text:p>
          </table:table-cell>
          <table:table-cell office:value-type="string">
            <text:p>48.9 %RH</text:p>
          </table:table-cell>
        </table:table-row>
        <table:table-row table:style-name="ro2">
          <table:table-cell/>
          <table:table-cell office:value-type="float" office:value="248">
            <text:p>248</text:p>
          </table:table-cell>
          <table:table-cell table:style-name="ce3" office:value-type="string">
            <text:p>2014-07-23 14:44:19</text:p>
          </table:table-cell>
          <table:table-cell table:number-columns-repeated="2" office:value-type="string">
            <text:p>36.876 °C</text:p>
          </table:table-cell>
          <table:table-cell office:value-type="string">
            <text:p>36.834 °C</text:p>
          </table:table-cell>
          <table:table-cell office:value-type="string">
            <text:p>45.2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  <table:table-cell/>
          <table:table-cell office:value-type="float" office:value="243">
            <text:p>243</text:p>
          </table:table-cell>
          <table:table-cell table:style-name="ce3" office:value-type="string">
            <text:p>2014-07-23 14:44:00</text:p>
          </table:table-cell>
          <table:table-cell office:value-type="string">
            <text:p>35.745 °C</text:p>
          </table:table-cell>
          <table:table-cell office:value-type="string">
            <text:p>35.690 °C</text:p>
          </table:table-cell>
          <table:table-cell office:value-type="string">
            <text:p>49.9 %RH</text:p>
          </table:table-cell>
          <table:table-cell office:value-type="string">
            <text:p>48.1 %RH</text:p>
          </table:table-cell>
        </table:table-row>
        <table:table-row table:style-name="ro2">
          <table:table-cell/>
          <table:table-cell office:value-type="float" office:value="249">
            <text:p>249</text:p>
          </table:table-cell>
          <table:table-cell table:style-name="ce3" office:value-type="string">
            <text:p>2014-07-23 14:44:49</text:p>
          </table:table-cell>
          <table:table-cell office:value-type="string">
            <text:p>36.894 °C</text:p>
          </table:table-cell>
          <table:table-cell office:value-type="string">
            <text:p>36.890 °C</text:p>
          </table:table-cell>
          <table:table-cell office:value-type="string">
            <text:p>36.875 °C</text:p>
          </table:table-cell>
          <table:table-cell office:value-type="string">
            <text:p>47.0 %RH</text:p>
          </table:table-cell>
          <table:table-cell office:value-type="string">
            <text:p>45.5 %RH</text:p>
          </table:table-cell>
          <table:table-cell office:value-type="string">
            <text:p>44.5 %RH</text:p>
          </table:table-cell>
          <table:table-cell/>
          <table:table-cell office:value-type="float" office:value="244">
            <text:p>244</text:p>
          </table:table-cell>
          <table:table-cell table:style-name="ce3" office:value-type="string">
            <text:p>2014-07-23 14:44:30</text:p>
          </table:table-cell>
          <table:table-cell office:value-type="string">
            <text:p>35.690 °C</text:p>
          </table:table-cell>
          <table:table-cell office:value-type="string">
            <text:p>35.679 °C</text:p>
          </table:table-cell>
          <table:table-cell table:number-columns-repeated="2" office:value-type="string">
            <text:p>49.6 %RH</text:p>
          </table:table-cell>
        </table:table-row>
        <table:table-row table:style-name="ro2">
          <table:table-cell/>
          <table:table-cell office:value-type="float" office:value="250">
            <text:p>250</text:p>
          </table:table-cell>
          <table:table-cell table:style-name="ce3" office:value-type="string">
            <text:p>2014-07-23 14:45:19</text:p>
          </table:table-cell>
          <table:table-cell office:value-type="string">
            <text:p>36.891 °C</text:p>
          </table:table-cell>
          <table:table-cell office:value-type="string">
            <text:p>36.888 °C</text:p>
          </table:table-cell>
          <table:table-cell office:value-type="string">
            <text:p>36.881 °C</text:p>
          </table:table-cell>
          <table:table-cell office:value-type="string">
            <text:p>46.0 %RH</text:p>
          </table:table-cell>
          <table:table-cell office:value-type="string">
            <text:p>45.2 %RH</text:p>
          </table:table-cell>
          <table:table-cell office:value-type="string">
            <text:p>44.0 %RH</text:p>
          </table:table-cell>
          <table:table-cell/>
          <table:table-cell office:value-type="float" office:value="245">
            <text:p>245</text:p>
          </table:table-cell>
          <table:table-cell table:style-name="ce3" office:value-type="string">
            <text:p>2014-07-23 14:45:00</text:p>
          </table:table-cell>
          <table:table-cell table:number-columns-repeated="2" office:value-type="string">
            <text:p>35.724 °C</text:p>
          </table:table-cell>
          <table:table-cell office:value-type="string">
            <text:p>49.6 %RH</text:p>
          </table:table-cell>
          <table:table-cell office:value-type="string">
            <text:p>48.6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1">
            <text:p>251</text:p>
          </table:table-cell>
          <table:table-cell table:style-name="ce3" office:value-type="string">
            <text:p>2014-07-23 14:45:49</text:p>
          </table:table-cell>
          <table:table-cell table:number-columns-repeated="2" office:value-type="string">
            <text:p>36.901 °C</text:p>
          </table:table-cell>
          <table:table-cell office:value-type="string">
            <text:p>36.885 °C</text:p>
          </table:table-cell>
          <table:table-cell office:value-type="string">
            <text:p>45.0 %RH</text:p>
          </table:table-cell>
          <table:table-cell office:value-type="string">
            <text:p>43.3 %RH</text:p>
          </table:table-cell>
          <table:table-cell office:value-type="string">
            <text:p>43.0 %RH</text:p>
          </table:table-cell>
          <table:table-cell/>
          <table:table-cell office:value-type="float" office:value="246">
            <text:p>246</text:p>
          </table:table-cell>
          <table:table-cell table:style-name="ce3" office:value-type="string">
            <text:p>2014-07-23 14:45:30</text:p>
          </table:table-cell>
          <table:table-cell office:value-type="string">
            <text:p>35.745 °C</text:p>
          </table:table-cell>
          <table:table-cell office:value-type="string">
            <text:p>35.737 °C</text:p>
          </table:table-cell>
          <table:table-cell office:value-type="string">
            <text:p>49.1 %RH</text:p>
          </table:table-cell>
          <table:table-cell office:value-type="string">
            <text:p>46.8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60">
            <text:p>260</text:p>
          </table:table-cell>
          <table:table-cell table:style-name="ce3" office:value-type="string">
            <text:p>2014-07-23 14:50:19</text:p>
          </table:table-cell>
          <table:table-cell table:number-columns-repeated="2" office:value-type="string">
            <text:p>37.359 °C</text:p>
          </table:table-cell>
          <table:table-cell office:value-type="string">
            <text:p>37.335 °C</text:p>
          </table:table-cell>
          <table:table-cell office:value-type="string">
            <text:p>46.0 %RH</text:p>
          </table:table-cell>
          <table:table-cell table:number-columns-repeated="2" office:value-type="string">
            <text:p>44.0 %RH</text:p>
          </table:table-cell>
          <table:table-cell/>
          <table:table-cell office:value-type="float" office:value="255">
            <text:p>255</text:p>
          </table:table-cell>
          <table:table-cell table:style-name="ce3" office:value-type="string">
            <text:p>2014-07-23 14:50:00</text:p>
          </table:table-cell>
          <table:table-cell office:value-type="string">
            <text:p>36.278 °C</text:p>
          </table:table-cell>
          <table:table-cell office:value-type="string">
            <text:p>36.276 °C</text:p>
          </table:table-cell>
          <table:table-cell office:value-type="string">
            <text:p>47.8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261">
            <text:p>261</text:p>
          </table:table-cell>
          <table:table-cell table:style-name="ce3" office:value-type="string">
            <text:p>2014-07-23 14:50:49</text:p>
          </table:table-cell>
          <table:table-cell table:number-columns-repeated="2" office:value-type="string">
            <text:p>37.394 °C</text:p>
          </table:table-cell>
          <table:table-cell office:value-type="string">
            <text:p>37.361 °C</text:p>
          </table:table-cell>
          <table:table-cell office:value-type="string">
            <text:p>45.0 %RH</text:p>
          </table:table-cell>
          <table:table-cell table:number-columns-repeated="2" office:value-type="string">
            <text:p>44.0 %RH</text:p>
          </table:table-cell>
          <table:table-cell/>
          <table:table-cell office:value-type="float" office:value="256">
            <text:p>256</text:p>
          </table:table-cell>
          <table:table-cell table:style-name="ce3" office:value-type="string">
            <text:p>2014-07-23 14:50:30</text:p>
          </table:table-cell>
          <table:table-cell table:number-columns-repeated="2" office:value-type="string">
            <text:p>36.315 °C</text:p>
          </table:table-cell>
          <table:table-cell office:value-type="string">
            <text:p>48.3 %RH</text:p>
          </table:table-cell>
          <table:table-cell office:value-type="string">
            <text:p>46.3 %RH</text:p>
          </table:table-cell>
        </table:table-row>
        <table:table-row table:style-name="ro2">
          <table:table-cell/>
          <table:table-cell office:value-type="float" office:value="262">
            <text:p>262</text:p>
          </table:table-cell>
          <table:table-cell table:style-name="ce3" office:value-type="string">
            <text:p>2014-07-23 14:51:19</text:p>
          </table:table-cell>
          <table:table-cell table:number-columns-repeated="2" office:value-type="string">
            <text:p>37.444 °C</text:p>
          </table:table-cell>
          <table:table-cell office:value-type="string">
            <text:p>37.398 °C</text:p>
          </table:table-cell>
          <table:table-cell office:value-type="string">
            <text:p>44.3 %RH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  <table:table-cell/>
          <table:table-cell office:value-type="float" office:value="257">
            <text:p>257</text:p>
          </table:table-cell>
          <table:table-cell table:style-name="ce3" office:value-type="string">
            <text:p>2014-07-23 14:51:00</text:p>
          </table:table-cell>
          <table:table-cell office:value-type="string">
            <text:p>36.328 °C</text:p>
          </table:table-cell>
          <table:table-cell office:value-type="string">
            <text:p>36.326 °C</text:p>
          </table:table-cell>
          <table:table-cell office:value-type="string">
            <text:p>49.1 %RH</text:p>
          </table:table-cell>
          <table:table-cell office:value-type="string">
            <text:p>48.6 %RH</text:p>
          </table:table-cell>
        </table:table-row>
        <table:table-row table:style-name="ro2">
          <table:table-cell/>
          <table:table-cell office:value-type="float" office:value="263">
            <text:p>263</text:p>
          </table:table-cell>
          <table:table-cell table:style-name="ce3" office:value-type="string">
            <text:p>2014-07-23 14:51:49</text:p>
          </table:table-cell>
          <table:table-cell table:number-columns-repeated="2" office:value-type="string">
            <text:p>37.489 °C</text:p>
          </table:table-cell>
          <table:table-cell office:value-type="string">
            <text:p>37.442 °C</text:p>
          </table:table-cell>
          <table:table-cell office:value-type="string">
            <text:p>43.8 %RH</text:p>
          </table:table-cell>
          <table:table-cell office:value-type="string">
            <text:p>41.4 %RH</text:p>
          </table:table-cell>
          <table:table-cell office:value-type="string">
            <text:p>40.9 %RH</text:p>
          </table:table-cell>
          <table:table-cell/>
          <table:table-cell office:value-type="float" office:value="258">
            <text:p>258</text:p>
          </table:table-cell>
          <table:table-cell table:style-name="ce3" office:value-type="string">
            <text:p>2014-07-23 14:51:30</text:p>
          </table:table-cell>
          <table:table-cell table:number-columns-repeated="2" office:value-type="string">
            <text:p>36.348 °C</text:p>
          </table:table-cell>
          <table:table-cell office:value-type="string">
            <text:p>48.9 %RH</text:p>
          </table:table-cell>
          <table:table-cell office:value-type="string">
            <text:p>47.3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4">
            <text:p>264</text:p>
          </table:table-cell>
          <table:table-cell table:style-name="ce3" office:value-type="string">
            <text:p>2014-07-23 14:52:19</text:p>
          </table:table-cell>
          <table:table-cell office:value-type="string">
            <text:p>37.502 °C</text:p>
          </table:table-cell>
          <table:table-cell office:value-type="string">
            <text:p>37.495 °C</text:p>
          </table:table-cell>
          <table:table-cell office:value-type="string">
            <text:p>37.487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  <table:table-cell office:value-type="string">
            <text:p>41.4 %RH</text:p>
          </table:table-cell>
          <table:table-cell/>
          <table:table-cell office:value-type="float" office:value="259">
            <text:p>259</text:p>
          </table:table-cell>
          <table:table-cell table:style-name="ce3" office:value-type="string">
            <text:p>2014-07-23 14:52:00</text:p>
          </table:table-cell>
          <table:table-cell table:number-columns-repeated="2" office:value-type="string">
            <text:p>36.408 °C</text:p>
          </table:table-cell>
          <table:table-cell office:value-type="string">
            <text:p>47.8 %RH</text:p>
          </table:table-cell>
          <table:table-cell office:value-type="string">
            <text:p>47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74">
            <text:p>274</text:p>
          </table:table-cell>
          <table:table-cell table:style-name="ce3" office:value-type="string">
            <text:p>2014-07-23 14:57:19</text:p>
          </table:table-cell>
          <table:table-cell office:value-type="string">
            <text:p>36.108 °C</text:p>
          </table:table-cell>
          <table:table-cell table:number-columns-repeated="2" office:value-type="string">
            <text:p>36.079 °C</text:p>
          </table:table-cell>
          <table:table-cell office:value-type="string">
            <text:p>46.0 %RH</text:p>
          </table:table-cell>
          <table:table-cell table:number-columns-repeated="2" office:value-type="string">
            <text:p>45.0 %RH</text:p>
          </table:table-cell>
          <table:table-cell/>
          <table:table-cell office:value-type="float" office:value="269">
            <text:p>269</text:p>
          </table:table-cell>
          <table:table-cell table:style-name="ce3" office:value-type="string">
            <text:p>2014-07-23 14:57:00</text:p>
          </table:table-cell>
          <table:table-cell table:number-columns-repeated="2" office:value-type="string">
            <text:p>35.441 °C</text:p>
          </table:table-cell>
          <table:table-cell office:value-type="string">
            <text:p>48.6 %RH</text:p>
          </table:table-cell>
          <table:table-cell office:value-type="string">
            <text:p>47.3 %RH</text:p>
          </table:table-cell>
        </table:table-row>
        <table:table-row table:style-name="ro2">
          <table:table-cell/>
          <table:table-cell office:value-type="float" office:value="275">
            <text:p>275</text:p>
          </table:table-cell>
          <table:table-cell table:style-name="ce3" office:value-type="string">
            <text:p>2014-07-23 14:57:49</text:p>
          </table:table-cell>
          <table:table-cell office:value-type="string">
            <text:p>36.082 °C</text:p>
          </table:table-cell>
          <table:table-cell office:value-type="string">
            <text:p>36.079 °C</text:p>
          </table:table-cell>
          <table:table-cell office:value-type="string">
            <text:p>36.071 °C</text:p>
          </table:table-cell>
          <table:table-cell table:number-columns-repeated="2" office:value-type="string">
            <text:p>45.0 %RH</text:p>
          </table:table-cell>
          <table:table-cell office:value-type="string">
            <text:p>44.3 %RH</text:p>
          </table:table-cell>
          <table:table-cell/>
          <table:table-cell office:value-type="float" office:value="270">
            <text:p>270</text:p>
          </table:table-cell>
          <table:table-cell table:style-name="ce3" office:value-type="string">
            <text:p>2014-07-23 14:57:30</text:p>
          </table:table-cell>
          <table:table-cell office:value-type="string">
            <text:p>35.462 °C</text:p>
          </table:table-cell>
          <table:table-cell office:value-type="string">
            <text:p>35.461 °C</text:p>
          </table:table-cell>
          <table:table-cell office:value-type="string">
            <text:p>48.3 %RH</text:p>
          </table:table-cell>
          <table:table-cell office:value-type="string">
            <text:p>47.3 %RH</text:p>
          </table:table-cell>
        </table:table-row>
        <table:table-row table:style-name="ro2">
          <table:table-cell/>
          <table:table-cell office:value-type="float" office:value="276">
            <text:p>276</text:p>
          </table:table-cell>
          <table:table-cell table:style-name="ce3" office:value-type="string">
            <text:p>2014-07-23 14:58:19</text:p>
          </table:table-cell>
          <table:table-cell table:number-columns-repeated="2" office:value-type="string">
            <text:p>36.090 °C</text:p>
          </table:table-cell>
          <table:table-cell office:value-type="string">
            <text:p>36.072 °C</text:p>
          </table:table-cell>
          <table:table-cell office:value-type="string">
            <text:p>45.0 %RH</text:p>
          </table:table-cell>
          <table:table-cell table:number-columns-repeated="2" office:value-type="string">
            <text:p>44.0 %RH</text:p>
          </table:table-cell>
          <table:table-cell/>
          <table:table-cell office:value-type="float" office:value="271">
            <text:p>271</text:p>
          </table:table-cell>
          <table:table-cell table:style-name="ce3" office:value-type="string">
            <text:p>2014-07-23 14:58:00</text:p>
          </table:table-cell>
          <table:table-cell office:value-type="string">
            <text:p>35.478 °C</text:p>
          </table:table-cell>
          <table:table-cell office:value-type="string">
            <text:p>35.475 °C</text:p>
          </table:table-cell>
          <table:table-cell office:value-type="string">
            <text:p>48.3 %RH</text:p>
          </table:table-cell>
          <table:table-cell office:value-type="string">
            <text:p>47.8 %RH</text:p>
          </table:table-cell>
        </table:table-row>
        <table:table-row table:style-name="ro2">
          <table:table-cell/>
          <table:table-cell office:value-type="float" office:value="277">
            <text:p>277</text:p>
          </table:table-cell>
          <table:table-cell table:style-name="ce3" office:value-type="string">
            <text:p>2014-07-23 14:58:49</text:p>
          </table:table-cell>
          <table:table-cell table:number-columns-repeated="2" office:value-type="string">
            <text:p>36.115 °C</text:p>
          </table:table-cell>
          <table:table-cell office:value-type="string">
            <text:p>36.090 °C</text:p>
          </table:table-cell>
          <table:table-cell office:value-type="string">
            <text:p>44.7 %RH</text:p>
          </table:table-cell>
          <table:table-cell office:value-type="string">
            <text:p>44.3 %RH</text:p>
          </table:table-cell>
          <table:table-cell office:value-type="string">
            <text:p>43.8 %RH</text:p>
          </table:table-cell>
          <table:table-cell/>
          <table:table-cell office:value-type="float" office:value="272">
            <text:p>272</text:p>
          </table:table-cell>
          <table:table-cell table:style-name="ce3" office:value-type="string">
            <text:p>2014-07-23 14:58:30</text:p>
          </table:table-cell>
          <table:table-cell table:number-columns-repeated="2" office:value-type="string">
            <text:p>35.501 °C</text:p>
          </table:table-cell>
          <table:table-cell table:number-columns-repeated="2" office:value-type="string">
            <text:p>48.3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">
            <text:p>278</text:p>
          </table:table-cell>
          <table:table-cell table:style-name="ce3" office:value-type="string">
            <text:p>2014-07-23 14:59:19</text:p>
          </table:table-cell>
          <table:table-cell table:number-columns-repeated="2" office:value-type="string">
            <text:p>36.162 °C</text:p>
          </table:table-cell>
          <table:table-cell office:value-type="string">
            <text:p>36.116 °C</text:p>
          </table:table-cell>
          <table:table-cell office:value-type="string">
            <text:p>45.0 %RH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  <table:table-cell/>
          <table:table-cell office:value-type="float" office:value="273">
            <text:p>273</text:p>
          </table:table-cell>
          <table:table-cell table:style-name="ce3" office:value-type="string">
            <text:p>2014-07-23 14:59:00</text:p>
          </table:table-cell>
          <table:table-cell table:number-columns-repeated="2" office:value-type="string">
            <text:p>35.532 °C</text:p>
          </table:table-cell>
          <table:table-cell office:value-type="string">
            <text:p>48.6 %RH</text:p>
          </table:table-cell>
          <table:table-cell office:value-type="string">
            <text:p>46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282">
            <text:p>282</text:p>
          </table:table-cell>
          <table:table-cell table:style-name="ce3" office:value-type="string">
            <text:p>2014-07-23 15:01:19</text:p>
          </table:table-cell>
          <table:table-cell office:value-type="string">
            <text:p>36.245 °C</text:p>
          </table:table-cell>
          <table:table-cell office:value-type="string">
            <text:p>36.238 °C</text:p>
          </table:table-cell>
          <table:table-cell office:value-type="string">
            <text:p>36.232 °C</text:p>
          </table:table-cell>
          <table:table-cell table:number-columns-repeated="2" office:value-type="string">
            <text:p>47.7 %RH</text:p>
          </table:table-cell>
          <table:table-cell office:value-type="string">
            <text:p>46.0 %RH</text:p>
          </table:table-cell>
          <table:table-cell/>
          <table:table-cell office:value-type="float" office:value="277">
            <text:p>277</text:p>
          </table:table-cell>
          <table:table-cell table:style-name="ce3" office:value-type="string">
            <text:p>2014-07-23 15:01:00</text:p>
          </table:table-cell>
          <table:table-cell table:number-columns-repeated="2" office:value-type="string">
            <text:p>35.896 °C</text:p>
          </table:table-cell>
          <table:table-cell office:value-type="string">
            <text:p>48.3 %RH</text:p>
          </table:table-cell>
          <table:table-cell office:value-type="string">
            <text:p>47.6 %RH</text:p>
          </table:table-cell>
        </table:table-row>
        <table:table-row table:style-name="ro2">
          <table:table-cell/>
          <table:table-cell office:value-type="float" office:value="283">
            <text:p>283</text:p>
          </table:table-cell>
          <table:table-cell table:style-name="ce3" office:value-type="string">
            <text:p>2014-07-23 15:01:49</text:p>
          </table:table-cell>
          <table:table-cell office:value-type="string">
            <text:p>36.266 °C</text:p>
          </table:table-cell>
          <table:table-cell office:value-type="string">
            <text:p>36.264 °C</text:p>
          </table:table-cell>
          <table:table-cell office:value-type="string">
            <text:p>36.237 °C</text:p>
          </table:table-cell>
          <table:table-cell office:value-type="string">
            <text:p>47.7 %RH</text:p>
          </table:table-cell>
          <table:table-cell table:number-columns-repeated="2" office:value-type="string">
            <text:p>44.5 %RH</text:p>
          </table:table-cell>
          <table:table-cell/>
          <table:table-cell office:value-type="float" office:value="278">
            <text:p>278</text:p>
          </table:table-cell>
          <table:table-cell table:style-name="ce3" office:value-type="string">
            <text:p>2014-07-23 15:01:30</text:p>
          </table:table-cell>
          <table:table-cell office:value-type="string">
            <text:p>36.017 °C</text:p>
          </table:table-cell>
          <table:table-cell office:value-type="string">
            <text:p>36.009 °C</text:p>
          </table:table-cell>
          <table:table-cell office:value-type="string">
            <text:p>49.4 %RH</text:p>
          </table:table-cell>
          <table:table-cell office:value-type="string">
            <text:p>46.3 %RH</text:p>
          </table:table-cell>
        </table:table-row>
        <table:table-row table:style-name="ro2">
          <table:table-cell/>
          <table:table-cell office:value-type="float" office:value="284">
            <text:p>284</text:p>
          </table:table-cell>
          <table:table-cell table:style-name="ce3" office:value-type="string">
            <text:p>2014-07-23 15:02:19</text:p>
          </table:table-cell>
          <table:table-cell table:number-columns-repeated="2" office:value-type="string">
            <text:p>36.300 °C</text:p>
          </table:table-cell>
          <table:table-cell office:value-type="string">
            <text:p>36.268 °C</text:p>
          </table:table-cell>
          <table:table-cell office:value-type="string">
            <text:p>44.5 %RH</text:p>
          </table:table-cell>
          <table:table-cell table:number-columns-repeated="2" office:value-type="string">
            <text:p>43.8 %RH</text:p>
          </table:table-cell>
          <table:table-cell/>
          <table:table-cell office:value-type="float" office:value="279">
            <text:p>279</text:p>
          </table:table-cell>
          <table:table-cell table:style-name="ce3" office:value-type="string">
            <text:p>2014-07-23 15:02:00</text:p>
          </table:table-cell>
          <table:table-cell table:number-columns-repeated="2" office:value-type="string">
            <text:p>36.115 °C</text:p>
          </table:table-cell>
          <table:table-cell office:value-type="string">
            <text:p>46.3 %RH</text:p>
          </table:table-cell>
          <table:table-cell office:value-type="string">
            <text:p>46.1 %RH</text:p>
          </table:table-cell>
        </table:table-row>
        <table:table-row table:style-name="ro2">
          <table:table-cell/>
          <table:table-cell office:value-type="float" office:value="285">
            <text:p>285</text:p>
          </table:table-cell>
          <table:table-cell table:style-name="ce3" office:value-type="string">
            <text:p>2014-07-23 15:02:49</text:p>
          </table:table-cell>
          <table:table-cell table:number-columns-repeated="2" office:value-type="string">
            <text:p>36.341 °C</text:p>
          </table:table-cell>
          <table:table-cell office:value-type="string">
            <text:p>36.300 °C</text:p>
          </table:table-cell>
          <table:table-cell office:value-type="string">
            <text:p>44.0 %RH</text:p>
          </table:table-cell>
          <table:table-cell office:value-type="string">
            <text:p>43.5 %RH</text:p>
          </table:table-cell>
          <table:table-cell office:value-type="string">
            <text:p>43.3 %RH</text:p>
          </table:table-cell>
          <table:table-cell/>
          <table:table-cell office:value-type="float" office:value="280">
            <text:p>280</text:p>
          </table:table-cell>
          <table:table-cell table:style-name="ce3" office:value-type="string">
            <text:p>2014-07-23 15:02:30</text:p>
          </table:table-cell>
          <table:table-cell table:number-columns-repeated="2" office:value-type="string">
            <text:p>36.170 °C</text:p>
          </table:table-cell>
          <table:table-cell table:number-columns-repeated="2" office:value-type="string">
            <text:p>47.8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style-name="ce3" office:value-type="string">
            <text:p>2014-07-23 15:03:19</text:p>
          </table:table-cell>
          <table:table-cell table:number-columns-repeated="2" office:value-type="string">
            <text:p>36.397 °C</text:p>
          </table:table-cell>
          <table:table-cell office:value-type="string">
            <text:p>36.346 °C</text:p>
          </table:table-cell>
          <table:table-cell table:number-columns-repeated="2" office:value-type="string">
            <text:p>44.5 %RH</text:p>
          </table:table-cell>
          <table:table-cell office:value-type="string">
            <text:p>43.3 %RH</text:p>
          </table:table-cell>
          <table:table-cell/>
          <table:table-cell office:value-type="float" office:value="281">
            <text:p>281</text:p>
          </table:table-cell>
          <table:table-cell table:style-name="ce3" office:value-type="string">
            <text:p>2014-07-23 15:03:00</text:p>
          </table:table-cell>
          <table:table-cell office:value-type="string">
            <text:p>36.279 °C</text:p>
          </table:table-cell>
          <table:table-cell office:value-type="string">
            <text:p>36.264 °C</text:p>
          </table:table-cell>
          <table:table-cell office:value-type="string">
            <text:p>47.6 %RH</text:p>
          </table:table-cell>
          <table:table-cell office:value-type="string">
            <text:p>46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05">
            <text:p>305</text:p>
          </table:table-cell>
          <table:table-cell table:style-name="ce3" office:value-type="string">
            <text:p>2014-07-23 15:12:49</text:p>
          </table:table-cell>
          <table:table-cell office:value-type="string">
            <text:p>36.177 °C</text:p>
          </table:table-cell>
          <table:table-cell table:number-columns-repeated="2" office:value-type="string">
            <text:p>36.110 °C</text:p>
          </table:table-cell>
          <table:table-cell office:value-type="string">
            <text:p>43.0 %RH</text:p>
          </table:table-cell>
          <table:table-cell office:value-type="string">
            <text:p>42.8 %RH</text:p>
          </table:table-cell>
          <table:table-cell office:value-type="string">
            <text:p>42.1 %RH</text:p>
          </table:table-cell>
          <table:table-cell/>
          <table:table-cell office:value-type="float" office:value="300">
            <text:p>300</text:p>
          </table:table-cell>
          <table:table-cell table:style-name="ce3" office:value-type="string">
            <text:p>2014-07-23 15:12:30</text:p>
          </table:table-cell>
          <table:table-cell office:value-type="string">
            <text:p>36.720 °C</text:p>
          </table:table-cell>
          <table:table-cell office:value-type="string">
            <text:p>36.612 °C</text:p>
          </table:table-cell>
          <table:table-cell office:value-type="string">
            <text:p>45.0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306">
            <text:p>306</text:p>
          </table:table-cell>
          <table:table-cell table:style-name="ce3" office:value-type="string">
            <text:p>2014-07-23 15:13:19</text:p>
          </table:table-cell>
          <table:table-cell office:value-type="string">
            <text:p>36.115 °C</text:p>
          </table:table-cell>
          <table:table-cell table:number-columns-repeated="2" office:value-type="string">
            <text:p>36.085 °C</text:p>
          </table:table-cell>
          <table:table-cell office:value-type="string">
            <text:p>42.6 %RH</text:p>
          </table:table-cell>
          <table:table-cell office:value-type="string">
            <text:p>41.6 %RH</text:p>
          </table:table-cell>
          <table:table-cell office:value-type="string">
            <text:p>40.9 %RH</text:p>
          </table:table-cell>
          <table:table-cell/>
          <table:table-cell office:value-type="float" office:value="301">
            <text:p>301</text:p>
          </table:table-cell>
          <table:table-cell table:style-name="ce3" office:value-type="string">
            <text:p>2014-07-23 15:13:00</text:p>
          </table:table-cell>
          <table:table-cell office:value-type="string">
            <text:p>36.606 °C</text:p>
          </table:table-cell>
          <table:table-cell office:value-type="string">
            <text:p>36.563 °C</text:p>
          </table:table-cell>
          <table:table-cell office:value-type="string">
            <text:p>43.8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307">
            <text:p>307</text:p>
          </table:table-cell>
          <table:table-cell table:style-name="ce3" office:value-type="string">
            <text:p>2014-07-23 15:13:49</text:p>
          </table:table-cell>
          <table:table-cell table:number-columns-repeated="2" office:value-type="string">
            <text:p>36.136 °C</text:p>
          </table:table-cell>
          <table:table-cell office:value-type="string">
            <text:p>36.087 °C</text:p>
          </table:table-cell>
          <table:table-cell table:number-columns-repeated="2" office:value-type="string">
            <text:p>43.0 %RH</text:p>
          </table:table-cell>
          <table:table-cell office:value-type="string">
            <text:p>41.8 %RH</text:p>
          </table:table-cell>
          <table:table-cell/>
          <table:table-cell office:value-type="float" office:value="302">
            <text:p>302</text:p>
          </table:table-cell>
          <table:table-cell table:style-name="ce3" office:value-type="string">
            <text:p>2014-07-23 15:13:30</text:p>
          </table:table-cell>
          <table:table-cell table:number-columns-repeated="2" office:value-type="string">
            <text:p>36.568 °C</text:p>
          </table:table-cell>
          <table:table-cell table:number-columns-repeated="2" office:value-type="string">
            <text:p>44.6 %RH</text:p>
          </table:table-cell>
        </table:table-row>
        <table:table-row table:style-name="ro2">
          <table:table-cell/>
          <table:table-cell office:value-type="float" office:value="308">
            <text:p>308</text:p>
          </table:table-cell>
          <table:table-cell table:style-name="ce3" office:value-type="string">
            <text:p>2014-07-23 15:14:19</text:p>
          </table:table-cell>
          <table:table-cell table:number-columns-repeated="2" office:value-type="string">
            <text:p>36.185 °C</text:p>
          </table:table-cell>
          <table:table-cell office:value-type="string">
            <text:p>36.139 °C</text:p>
          </table:table-cell>
          <table:table-cell table:number-columns-repeated="2" office:value-type="string">
            <text:p>43.5 %RH</text:p>
          </table:table-cell>
          <table:table-cell office:value-type="string">
            <text:p>42.8 %RH</text:p>
          </table:table-cell>
          <table:table-cell/>
          <table:table-cell office:value-type="float" office:value="303">
            <text:p>303</text:p>
          </table:table-cell>
          <table:table-cell table:style-name="ce3" office:value-type="string">
            <text:p>2014-07-23 15:14:00</text:p>
          </table:table-cell>
          <table:table-cell table:number-columns-repeated="2" office:value-type="string">
            <text:p>36.601 °C</text:p>
          </table:table-cell>
          <table:table-cell table:number-columns-repeated="2" office:value-type="string">
            <text:p>45.3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table:style-name="ce3" office:value-type="string">
            <text:p>2014-07-23 15:14:49</text:p>
          </table:table-cell>
          <table:table-cell table:number-columns-repeated="2" office:value-type="string">
            <text:p>36.220 °C</text:p>
          </table:table-cell>
          <table:table-cell office:value-type="string">
            <text:p>36.188 °C</text:p>
          </table:table-cell>
          <table:table-cell office:value-type="string">
            <text:p>44.3 %RH</text:p>
          </table:table-cell>
          <table:table-cell table:number-columns-repeated="2" office:value-type="string">
            <text:p>43.0 %RH</text:p>
          </table:table-cell>
          <table:table-cell/>
          <table:table-cell office:value-type="float" office:value="304">
            <text:p>304</text:p>
          </table:table-cell>
          <table:table-cell table:style-name="ce3" office:value-type="string">
            <text:p>2014-07-23 15:14:30</text:p>
          </table:table-cell>
          <table:table-cell table:number-columns-repeated="2" office:value-type="string">
            <text:p>36.668 °C</text:p>
          </table:table-cell>
          <table:table-cell office:value-type="string">
            <text:p>45.5 %RH</text:p>
          </table:table-cell>
          <table:table-cell office:value-type="string">
            <text:p>44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29">
            <text:p>329</text:p>
          </table:table-cell>
          <table:table-cell table:style-name="ce3" office:value-type="string">
            <text:p>2014-07-23 15:24:49</text:p>
          </table:table-cell>
          <table:table-cell office:value-type="string">
            <text:p>35.015 °C</text:p>
          </table:table-cell>
          <table:table-cell office:value-type="string">
            <text:p>35.011 °C</text:p>
          </table:table-cell>
          <table:table-cell office:value-type="string">
            <text:p>34.990 °C</text:p>
          </table:table-cell>
          <table:table-cell office:value-type="string">
            <text:p>48.0 %RH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/>
          <table:table-cell office:value-type="float" office:value="324">
            <text:p>324</text:p>
          </table:table-cell>
          <table:table-cell table:style-name="ce3" office:value-type="string">
            <text:p>2014-07-23 15:24:30</text:p>
          </table:table-cell>
          <table:table-cell office:value-type="string">
            <text:p>35.653 °C</text:p>
          </table:table-cell>
          <table:table-cell office:value-type="string">
            <text:p>35.650 °C</text:p>
          </table:table-cell>
          <table:table-cell office:value-type="string">
            <text:p>47.6 %RH</text:p>
          </table:table-cell>
          <table:table-cell office:value-type="string">
            <text:p>45.3 %RH</text:p>
          </table:table-cell>
        </table:table-row>
        <table:table-row table:style-name="ro2">
          <table:table-cell/>
          <table:table-cell office:value-type="float" office:value="330">
            <text:p>330</text:p>
          </table:table-cell>
          <table:table-cell table:style-name="ce3" office:value-type="string">
            <text:p>2014-07-23 15:25:19</text:p>
          </table:table-cell>
          <table:table-cell office:value-type="string">
            <text:p>35.031 °C</text:p>
          </table:table-cell>
          <table:table-cell office:value-type="string">
            <text:p>35.030 °C</text:p>
          </table:table-cell>
          <table:table-cell office:value-type="string">
            <text:p>35.012 °C</text:p>
          </table:table-cell>
          <table:table-cell office:value-type="string">
            <text:p>46.5 %RH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/>
          <table:table-cell office:value-type="float" office:value="325">
            <text:p>325</text:p>
          </table:table-cell>
          <table:table-cell table:style-name="ce3" office:value-type="string">
            <text:p>2014-07-23 15:25:00</text:p>
          </table:table-cell>
          <table:table-cell table:number-columns-repeated="2" office:value-type="string">
            <text:p>35.682 °C</text:p>
          </table:table-cell>
          <table:table-cell office:value-type="string">
            <text:p>46.3 %RH</text:p>
          </table:table-cell>
          <table:table-cell office:value-type="string">
            <text:p>45.5 %RH</text:p>
          </table:table-cell>
        </table:table-row>
        <table:table-row table:style-name="ro2">
          <table:table-cell/>
          <table:table-cell office:value-type="float" office:value="331">
            <text:p>331</text:p>
          </table:table-cell>
          <table:table-cell table:style-name="ce3" office:value-type="string">
            <text:p>2014-07-23 15:25:49</text:p>
          </table:table-cell>
          <table:table-cell office:value-type="string">
            <text:p>35.070 °C</text:p>
          </table:table-cell>
          <table:table-cell office:value-type="string">
            <text:p>35.067 °C</text:p>
          </table:table-cell>
          <table:table-cell office:value-type="string">
            <text:p>35.031 °C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  <table:table-cell office:value-type="string">
            <text:p>45.7 %RH</text:p>
          </table:table-cell>
          <table:table-cell/>
          <table:table-cell office:value-type="float" office:value="326">
            <text:p>326</text:p>
          </table:table-cell>
          <table:table-cell table:style-name="ce3" office:value-type="string">
            <text:p>2014-07-23 15:25:30</text:p>
          </table:table-cell>
          <table:table-cell table:number-columns-repeated="2" office:value-type="string">
            <text:p>35.729 °C</text:p>
          </table:table-cell>
          <table:table-cell table:number-columns-repeated="2" office:value-type="string">
            <text:p>47.1 %RH</text:p>
          </table:table-cell>
        </table:table-row>
        <table:table-row table:style-name="ro2">
          <table:table-cell/>
          <table:table-cell office:value-type="float" office:value="332">
            <text:p>332</text:p>
          </table:table-cell>
          <table:table-cell table:style-name="ce3" office:value-type="string">
            <text:p>2014-07-23 15:26:19</text:p>
          </table:table-cell>
          <table:table-cell table:number-columns-repeated="2" office:value-type="string">
            <text:p>35.116 °C</text:p>
          </table:table-cell>
          <table:table-cell office:value-type="string">
            <text:p>35.065 °C</text:p>
          </table:table-cell>
          <table:table-cell office:value-type="string">
            <text:p>46.2 %RH</text:p>
          </table:table-cell>
          <table:table-cell table:number-columns-repeated="2" office:value-type="string">
            <text:p>44.3 %RH</text:p>
          </table:table-cell>
          <table:table-cell/>
          <table:table-cell office:value-type="float" office:value="327">
            <text:p>327</text:p>
          </table:table-cell>
          <table:table-cell table:style-name="ce3" office:value-type="string">
            <text:p>2014-07-23 15:26:00</text:p>
          </table:table-cell>
          <table:table-cell table:number-columns-repeated="2" office:value-type="string">
            <text:p>35.802 °C</text:p>
          </table:table-cell>
          <table:table-cell office:value-type="string">
            <text:p>47.1 %RH</text:p>
          </table:table-cell>
          <table:table-cell office:value-type="string">
            <text:p>45.5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33">
            <text:p>333</text:p>
          </table:table-cell>
          <table:table-cell table:style-name="ce3" office:value-type="string">
            <text:p>2014-07-23 15:26:49</text:p>
          </table:table-cell>
          <table:table-cell table:number-columns-repeated="2" office:value-type="string">
            <text:p>35.166 °C</text:p>
          </table:table-cell>
          <table:table-cell office:value-type="string">
            <text:p>35.118 °C</text:p>
          </table:table-cell>
          <table:table-cell office:value-type="string">
            <text:p>44.7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  <table:table-cell/>
          <table:table-cell office:value-type="float" office:value="328">
            <text:p>328</text:p>
          </table:table-cell>
          <table:table-cell table:style-name="ce3" office:value-type="string">
            <text:p>2014-07-23 15:26:30</text:p>
          </table:table-cell>
          <table:table-cell table:number-columns-repeated="2" office:value-type="string">
            <text:p>35.868 °C</text:p>
          </table:table-cell>
          <table:table-cell office:value-type="string">
            <text:p>45.5 %RH</text:p>
          </table:table-cell>
          <table:table-cell office:value-type="string">
            <text:p>44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41">
            <text:p>341</text:p>
          </table:table-cell>
          <table:table-cell table:style-name="ce3" office:value-type="string">
            <text:p>2014-07-23 15:30:49</text:p>
          </table:table-cell>
          <table:table-cell office:value-type="string">
            <text:p>35.380 °C</text:p>
          </table:table-cell>
          <table:table-cell office:value-type="string">
            <text:p>35.372 °C</text:p>
          </table:table-cell>
          <table:table-cell office:value-type="string">
            <text:p>35.362 °C</text:p>
          </table:table-cell>
          <table:table-cell table:number-columns-repeated="2" office:value-type="string">
            <text:p>46.2 %RH</text:p>
          </table:table-cell>
          <table:table-cell office:value-type="string">
            <text:p>45.0 %RH</text:p>
          </table:table-cell>
          <table:table-cell/>
          <table:table-cell office:value-type="float" office:value="336">
            <text:p>336</text:p>
          </table:table-cell>
          <table:table-cell table:style-name="ce3" office:value-type="string">
            <text:p>2014-07-23 15:30:30</text:p>
          </table:table-cell>
          <table:table-cell office:value-type="string">
            <text:p>36.216 °C</text:p>
          </table:table-cell>
          <table:table-cell office:value-type="string">
            <text:p>36.211 °C</text:p>
          </table:table-cell>
          <table:table-cell office:value-type="string">
            <text:p>46.1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342">
            <text:p>342</text:p>
          </table:table-cell>
          <table:table-cell table:style-name="ce3" office:value-type="string">
            <text:p>2014-07-23 15:31:19</text:p>
          </table:table-cell>
          <table:table-cell office:value-type="string">
            <text:p>35.391 °C</text:p>
          </table:table-cell>
          <table:table-cell office:value-type="string">
            <text:p>35.387 °C</text:p>
          </table:table-cell>
          <table:table-cell office:value-type="string">
            <text:p>35.375 °C</text:p>
          </table:table-cell>
          <table:table-cell office:value-type="string">
            <text:p>46.2 %RH</text:p>
          </table:table-cell>
          <table:table-cell table:number-columns-repeated="2" office:value-type="string">
            <text:p>45.0 %RH</text:p>
          </table:table-cell>
          <table:table-cell/>
          <table:table-cell office:value-type="float" office:value="337">
            <text:p>337</text:p>
          </table:table-cell>
          <table:table-cell table:style-name="ce3" office:value-type="string">
            <text:p>2014-07-23 15:31:00</text:p>
          </table:table-cell>
          <table:table-cell office:value-type="string">
            <text:p>36.240 °C</text:p>
          </table:table-cell>
          <table:table-cell office:value-type="string">
            <text:p>36.234 °C</text:p>
          </table:table-cell>
          <table:table-cell office:value-type="string">
            <text:p>46.1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343">
            <text:p>343</text:p>
          </table:table-cell>
          <table:table-cell table:style-name="ce3" office:value-type="string">
            <text:p>2014-07-23 15:31:49</text:p>
          </table:table-cell>
          <table:table-cell office:value-type="string">
            <text:p>35.398 °C</text:p>
          </table:table-cell>
          <table:table-cell office:value-type="string">
            <text:p>35.395 °C</text:p>
          </table:table-cell>
          <table:table-cell office:value-type="string">
            <text:p>35.387 °C</text:p>
          </table:table-cell>
          <table:table-cell office:value-type="string">
            <text:p>44.7 %RH</text:p>
          </table:table-cell>
          <table:table-cell office:value-type="string">
            <text:p>43.5 %RH</text:p>
          </table:table-cell>
          <table:table-cell office:value-type="string">
            <text:p>43.3 %RH</text:p>
          </table:table-cell>
          <table:table-cell/>
          <table:table-cell office:value-type="float" office:value="338">
            <text:p>338</text:p>
          </table:table-cell>
          <table:table-cell table:style-name="ce3" office:value-type="string">
            <text:p>2014-07-23 15:31:30</text:p>
          </table:table-cell>
          <table:table-cell office:value-type="string">
            <text:p>36.242 °C</text:p>
          </table:table-cell>
          <table:table-cell office:value-type="string">
            <text:p>36.237 °C</text:p>
          </table:table-cell>
          <table:table-cell office:value-type="string">
            <text:p>44.6 %RH</text:p>
          </table:table-cell>
          <table:table-cell office:value-type="string">
            <text:p>43.8 %RH</text:p>
          </table:table-cell>
        </table:table-row>
        <table:table-row table:style-name="ro2">
          <table:table-cell/>
          <table:table-cell office:value-type="float" office:value="344">
            <text:p>344</text:p>
          </table:table-cell>
          <table:table-cell table:style-name="ce3" office:value-type="string">
            <text:p>2014-07-23 15:32:19</text:p>
          </table:table-cell>
          <table:table-cell office:value-type="string">
            <text:p>35.401 °C</text:p>
          </table:table-cell>
          <table:table-cell office:value-type="string">
            <text:p>35.396 °C</text:p>
          </table:table-cell>
          <table:table-cell office:value-type="string">
            <text:p>35.388 °C</text:p>
          </table:table-cell>
          <table:table-cell office:value-type="string">
            <text:p>45.5 %RH</text:p>
          </table:table-cell>
          <table:table-cell office:value-type="string">
            <text:p>44.0 %RH</text:p>
          </table:table-cell>
          <table:table-cell office:value-type="string">
            <text:p>43.3 %RH</text:p>
          </table:table-cell>
          <table:table-cell/>
          <table:table-cell office:value-type="float" office:value="339">
            <text:p>339</text:p>
          </table:table-cell>
          <table:table-cell table:style-name="ce3" office:value-type="string">
            <text:p>2014-07-23 15:32:00</text:p>
          </table:table-cell>
          <table:table-cell office:value-type="string">
            <text:p>36.248 °C</text:p>
          </table:table-cell>
          <table:table-cell office:value-type="string">
            <text:p>36.245 °C</text:p>
          </table:table-cell>
          <table:table-cell table:number-columns-repeated="2" office:value-type="string">
            <text:p>45.0 %RH</text:p>
          </table:table-cell>
        </table:table-row>
        <table:table-row table:style-name="ro2">
          <table:table-cell/>
          <table:table-cell office:value-type="float" office:value="345">
            <text:p>345</text:p>
          </table:table-cell>
          <table:table-cell table:style-name="ce3" office:value-type="string">
            <text:p>2014-07-23 15:32:49</text:p>
          </table:table-cell>
          <table:table-cell office:value-type="string">
            <text:p>35.406 °C</text:p>
          </table:table-cell>
          <table:table-cell office:value-type="string">
            <text:p>35.391 °C</text:p>
          </table:table-cell>
          <table:table-cell office:value-type="string">
            <text:p>35.382 °C</text:p>
          </table:table-cell>
          <table:table-cell table:number-columns-repeated="2" office:value-type="string">
            <text:p>45.0 %RH</text:p>
          </table:table-cell>
          <table:table-cell office:value-type="string">
            <text:p>42.3 %RH</text:p>
          </table:table-cell>
          <table:table-cell/>
          <table:table-cell office:value-type="float" office:value="340">
            <text:p>340</text:p>
          </table:table-cell>
          <table:table-cell table:style-name="ce3" office:value-type="string">
            <text:p>2014-07-23 15:32:30</text:p>
          </table:table-cell>
          <table:table-cell table:number-columns-repeated="2" office:value-type="string">
            <text:p>36.273 °C</text:p>
          </table:table-cell>
          <table:table-cell office:value-type="string">
            <text:p>45.5 %RH</text:p>
          </table:table-cell>
          <table:table-cell office:value-type="string">
            <text:p>42.6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6">
            <text:p>346</text:p>
          </table:table-cell>
          <table:table-cell table:style-name="ce3" office:value-type="string">
            <text:p>2014-07-23 15:33:19</text:p>
          </table:table-cell>
          <table:table-cell office:value-type="string">
            <text:p>35.391 °C</text:p>
          </table:table-cell>
          <table:table-cell office:value-type="string">
            <text:p>35.388 °C</text:p>
          </table:table-cell>
          <table:table-cell office:value-type="string">
            <text:p>35.377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5.0 %RH</text:p>
          </table:table-cell>
          <table:table-cell/>
          <table:table-cell office:value-type="float" office:value="341">
            <text:p>341</text:p>
          </table:table-cell>
          <table:table-cell table:style-name="ce3" office:value-type="string">
            <text:p>2014-07-23 15:33:00</text:p>
          </table:table-cell>
          <table:table-cell table:number-columns-repeated="2" office:value-type="string">
            <text:p>36.294 °C</text:p>
          </table:table-cell>
          <table:table-cell table:number-columns-repeated="2" office:value-type="string">
            <text:p>45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51">
            <text:p>351</text:p>
          </table:table-cell>
          <table:table-cell table:style-name="ce3" office:value-type="string">
            <text:p>2014-07-23 15:35:49</text:p>
          </table:table-cell>
          <table:table-cell office:value-type="string">
            <text:p>35.269 °C</text:p>
          </table:table-cell>
          <table:table-cell office:value-type="string">
            <text:p>35.237 °C</text:p>
          </table:table-cell>
          <table:table-cell office:value-type="string">
            <text:p>35.235 °C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  <table:table-cell/>
          <table:table-cell office:value-type="float" office:value="346">
            <text:p>346</text:p>
          </table:table-cell>
          <table:table-cell table:style-name="ce3" office:value-type="string">
            <text:p>2014-07-23 15:35:30</text:p>
          </table:table-cell>
          <table:table-cell office:value-type="string">
            <text:p>36.217 °C</text:p>
          </table:table-cell>
          <table:table-cell office:value-type="string">
            <text:p>36.193 °C</text:p>
          </table:table-cell>
          <table:table-cell office:value-type="string">
            <text:p>46.6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352">
            <text:p>352</text:p>
          </table:table-cell>
          <table:table-cell table:style-name="ce3" office:value-type="string">
            <text:p>2014-07-23 15:36:19</text:p>
          </table:table-cell>
          <table:table-cell office:value-type="string">
            <text:p>35.237 °C</text:p>
          </table:table-cell>
          <table:table-cell office:value-type="string">
            <text:p>35.221 °C</text:p>
          </table:table-cell>
          <table:table-cell office:value-type="string">
            <text:p>35.218 °C</text:p>
          </table:table-cell>
          <table:table-cell office:value-type="string">
            <text:p>45.7 %RH</text:p>
          </table:table-cell>
          <table:table-cell office:value-type="string">
            <text:p>44.0 %RH</text:p>
          </table:table-cell>
          <table:table-cell office:value-type="string">
            <text:p>43.3 %RH</text:p>
          </table:table-cell>
          <table:table-cell/>
          <table:table-cell office:value-type="float" office:value="347">
            <text:p>347</text:p>
          </table:table-cell>
          <table:table-cell table:style-name="ce3" office:value-type="string">
            <text:p>2014-07-23 15:36:00</text:p>
          </table:table-cell>
          <table:table-cell office:value-type="string">
            <text:p>36.194 °C</text:p>
          </table:table-cell>
          <table:table-cell office:value-type="string">
            <text:p>36.191 °C</text:p>
          </table:table-cell>
          <table:table-cell office:value-type="string">
            <text:p>44.8 %RH</text:p>
          </table:table-cell>
          <table:table-cell office:value-type="string">
            <text:p>43.6 %RH</text:p>
          </table:table-cell>
        </table:table-row>
        <table:table-row table:style-name="ro2">
          <table:table-cell/>
          <table:table-cell office:value-type="float" office:value="353">
            <text:p>353</text:p>
          </table:table-cell>
          <table:table-cell table:style-name="ce3" office:value-type="string">
            <text:p>2014-07-23 15:36:49</text:p>
          </table:table-cell>
          <table:table-cell office:value-type="string">
            <text:p>35.227 °C</text:p>
          </table:table-cell>
          <table:table-cell table:number-columns-repeated="2" office:value-type="string">
            <text:p>35.200 °C</text:p>
          </table:table-cell>
          <table:table-cell office:value-type="string">
            <text:p>44.0 %RH</text:p>
          </table:table-cell>
          <table:table-cell office:value-type="string">
            <text:p>43.5 %RH</text:p>
          </table:table-cell>
          <table:table-cell office:value-type="string">
            <text:p>42.8 %RH</text:p>
          </table:table-cell>
          <table:table-cell/>
          <table:table-cell office:value-type="float" office:value="348">
            <text:p>348</text:p>
          </table:table-cell>
          <table:table-cell table:style-name="ce3" office:value-type="string">
            <text:p>2014-07-23 15:36:30</text:p>
          </table:table-cell>
          <table:table-cell office:value-type="string">
            <text:p>36.191 °C</text:p>
          </table:table-cell>
          <table:table-cell office:value-type="string">
            <text:p>36.178 °C</text:p>
          </table:table-cell>
          <table:table-cell office:value-type="string">
            <text:p>43.3 %RH</text:p>
          </table:table-cell>
          <table:table-cell office:value-type="string">
            <text:p>42.9 %RH</text:p>
          </table:table-cell>
        </table:table-row>
        <table:table-row table:style-name="ro2">
          <table:table-cell/>
          <table:table-cell office:value-type="float" office:value="354">
            <text:p>354</text:p>
          </table:table-cell>
          <table:table-cell table:style-name="ce3" office:value-type="string">
            <text:p>2014-07-23 15:37:19</text:p>
          </table:table-cell>
          <table:table-cell office:value-type="string">
            <text:p>35.210 °C</text:p>
          </table:table-cell>
          <table:table-cell office:value-type="string">
            <text:p>35.194 °C</text:p>
          </table:table-cell>
          <table:table-cell office:value-type="string">
            <text:p>35.192 °C</text:p>
          </table:table-cell>
          <table:table-cell table:number-columns-repeated="2" office:value-type="string">
            <text:p>44.3 %RH</text:p>
          </table:table-cell>
          <table:table-cell office:value-type="string">
            <text:p>43.5 %RH</text:p>
          </table:table-cell>
          <table:table-cell/>
          <table:table-cell office:value-type="float" office:value="349">
            <text:p>349</text:p>
          </table:table-cell>
          <table:table-cell table:style-name="ce3" office:value-type="string">
            <text:p>2014-07-23 15:37:00</text:p>
          </table:table-cell>
          <table:table-cell office:value-type="string">
            <text:p>36.178 °C</text:p>
          </table:table-cell>
          <table:table-cell office:value-type="string">
            <text:p>36.162 °C</text:p>
          </table:table-cell>
          <table:table-cell office:value-type="string">
            <text:p>43.8 %RH</text:p>
          </table:table-cell>
          <table:table-cell office:value-type="string">
            <text:p>43.1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5">
            <text:p>355</text:p>
          </table:table-cell>
          <table:table-cell table:style-name="ce3" office:value-type="string">
            <text:p>2014-07-23 15:37:49</text:p>
          </table:table-cell>
          <table:table-cell office:value-type="string">
            <text:p>35.197 °C</text:p>
          </table:table-cell>
          <table:table-cell office:value-type="string">
            <text:p>35.192 °C</text:p>
          </table:table-cell>
          <table:table-cell office:value-type="string">
            <text:p>35.189 °C</text:p>
          </table:table-cell>
          <table:table-cell table:number-columns-repeated="2" office:value-type="string">
            <text:p>44.5 %RH</text:p>
          </table:table-cell>
          <table:table-cell office:value-type="string">
            <text:p>43.8 %RH</text:p>
          </table:table-cell>
          <table:table-cell/>
          <table:table-cell office:value-type="float" office:value="350">
            <text:p>350</text:p>
          </table:table-cell>
          <table:table-cell table:style-name="ce3" office:value-type="string">
            <text:p>2014-07-23 15:37:30</text:p>
          </table:table-cell>
          <table:table-cell office:value-type="string">
            <text:p>36.165 °C</text:p>
          </table:table-cell>
          <table:table-cell office:value-type="string">
            <text:p>36.151 °C</text:p>
          </table:table-cell>
          <table:table-cell office:value-type="string">
            <text:p>44.1 %RH</text:p>
          </table:table-cell>
          <table:table-cell office:value-type="string">
            <text:p>42.9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60">
            <text:p>360</text:p>
          </table:table-cell>
          <table:table-cell table:style-name="ce3" office:value-type="string">
            <text:p>2014-07-23 15:40:19</text:p>
          </table:table-cell>
          <table:table-cell office:value-type="string">
            <text:p>35.100 °C</text:p>
          </table:table-cell>
          <table:table-cell office:value-type="string">
            <text:p>35.084 °C</text:p>
          </table:table-cell>
          <table:table-cell office:value-type="string">
            <text:p>35.080 °C</text:p>
          </table:table-cell>
          <table:table-cell office:value-type="string">
            <text:p>48.2 %RH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  <table:table-cell/>
          <table:table-cell office:value-type="float" office:value="355">
            <text:p>355</text:p>
          </table:table-cell>
          <table:table-cell table:style-name="ce3" office:value-type="string">
            <text:p>2014-07-23 15:40:00</text:p>
          </table:table-cell>
          <table:table-cell office:value-type="string">
            <text:p>35.959 °C</text:p>
          </table:table-cell>
          <table:table-cell office:value-type="string">
            <text:p>35.913 °C</text:p>
          </table:table-cell>
          <table:table-cell office:value-type="string">
            <text:p>52.2 %RH</text:p>
          </table:table-cell>
          <table:table-cell office:value-type="string">
            <text:p>50.9 %RH</text:p>
          </table:table-cell>
        </table:table-row>
        <table:table-row table:style-name="ro2">
          <table:table-cell/>
          <table:table-cell office:value-type="float" office:value="361">
            <text:p>361</text:p>
          </table:table-cell>
          <table:table-cell table:style-name="ce3" office:value-type="string">
            <text:p>2014-07-23 15:40:49</text:p>
          </table:table-cell>
          <table:table-cell office:value-type="string">
            <text:p>35.084 °C</text:p>
          </table:table-cell>
          <table:table-cell office:value-type="string">
            <text:p>35.080 °C</text:p>
          </table:table-cell>
          <table:table-cell office:value-type="string">
            <text:p>35.072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5.5 %RH</text:p>
          </table:table-cell>
          <table:table-cell/>
          <table:table-cell office:value-type="float" office:value="356">
            <text:p>356</text:p>
          </table:table-cell>
          <table:table-cell table:style-name="ce3" office:value-type="string">
            <text:p>2014-07-23 15:40:30</text:p>
          </table:table-cell>
          <table:table-cell office:value-type="string">
            <text:p>35.915 °C</text:p>
          </table:table-cell>
          <table:table-cell office:value-type="string">
            <text:p>35.889 °C</text:p>
          </table:table-cell>
          <table:table-cell office:value-type="string">
            <text:p>50.4 %RH</text:p>
          </table:table-cell>
          <table:table-cell office:value-type="string">
            <text:p>45.5 %RH</text:p>
          </table:table-cell>
        </table:table-row>
        <table:table-row table:style-name="ro2">
          <table:table-cell/>
          <table:table-cell office:value-type="float" office:value="362">
            <text:p>362</text:p>
          </table:table-cell>
          <table:table-cell table:style-name="ce3" office:value-type="string">
            <text:p>2014-07-23 15:41:19</text:p>
          </table:table-cell>
          <table:table-cell office:value-type="string">
            <text:p>35.080 °C</text:p>
          </table:table-cell>
          <table:table-cell table:number-columns-repeated="2" office:value-type="string">
            <text:p>35.056 °C</text:p>
          </table:table-cell>
          <table:table-cell table:number-columns-repeated="2" office:value-type="string">
            <text:p>49.0 %RH</text:p>
          </table:table-cell>
          <table:table-cell office:value-type="string">
            <text:p>47.0 %RH</text:p>
          </table:table-cell>
          <table:table-cell/>
          <table:table-cell office:value-type="float" office:value="357">
            <text:p>357</text:p>
          </table:table-cell>
          <table:table-cell table:style-name="ce3" office:value-type="string">
            <text:p>2014-07-23 15:41:00</text:p>
          </table:table-cell>
          <table:table-cell office:value-type="string">
            <text:p>35.891 °C</text:p>
          </table:table-cell>
          <table:table-cell office:value-type="string">
            <text:p>35.871 °C</text:p>
          </table:table-cell>
          <table:table-cell office:value-type="string">
            <text:p>47.1 %RH</text:p>
          </table:table-cell>
          <table:table-cell office:value-type="string">
            <text:p>46.8 %RH</text:p>
          </table:table-cell>
        </table:table-row>
        <table:table-row table:style-name="ro2">
          <table:table-cell/>
          <table:table-cell office:value-type="float" office:value="363">
            <text:p>363</text:p>
          </table:table-cell>
          <table:table-cell table:style-name="ce3" office:value-type="string">
            <text:p>2014-07-23 15:41:49</text:p>
          </table:table-cell>
          <table:table-cell office:value-type="string">
            <text:p>35.054 °C</text:p>
          </table:table-cell>
          <table:table-cell office:value-type="string">
            <text:p>35.015 °C</text:p>
          </table:table-cell>
          <table:table-cell office:value-type="string">
            <text:p>35.012 °C</text:p>
          </table:table-cell>
          <table:table-cell office:value-type="string">
            <text:p>49.2 %RH</text:p>
          </table:table-cell>
          <table:table-cell office:value-type="string">
            <text:p>47.7 %RH</text:p>
          </table:table-cell>
          <table:table-cell office:value-type="string">
            <text:p>47.2 %RH</text:p>
          </table:table-cell>
          <table:table-cell/>
          <table:table-cell office:value-type="float" office:value="358">
            <text:p>358</text:p>
          </table:table-cell>
          <table:table-cell table:style-name="ce3" office:value-type="string">
            <text:p>2014-07-23 15:41:30</text:p>
          </table:table-cell>
          <table:table-cell office:value-type="string">
            <text:p>35.870 °C</text:p>
          </table:table-cell>
          <table:table-cell office:value-type="string">
            <text:p>35.847 °C</text:p>
          </table:table-cell>
          <table:table-cell office:value-type="string">
            <text:p>48.3 %RH</text:p>
          </table:table-cell>
          <table:table-cell office:value-type="string">
            <text:p>48.1 %RH</text:p>
          </table:table-cell>
        </table:table-row>
        <table:table-row table:style-name="ro2">
          <table:table-cell/>
          <table:table-cell office:value-type="float" office:value="364">
            <text:p>364</text:p>
          </table:table-cell>
          <table:table-cell table:style-name="ce3" office:value-type="string">
            <text:p>2014-07-23 15:42:19</text:p>
          </table:table-cell>
          <table:table-cell office:value-type="string">
            <text:p>35.007 °C</text:p>
          </table:table-cell>
          <table:table-cell table:number-columns-repeated="2" office:value-type="string">
            <text:p>34.963 °C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  <table:table-cell office:value-type="string">
            <text:p>47.5 %RH</text:p>
          </table:table-cell>
          <table:table-cell/>
          <table:table-cell office:value-type="float" office:value="359">
            <text:p>359</text:p>
          </table:table-cell>
          <table:table-cell table:style-name="ce3" office:value-type="string">
            <text:p>2014-07-23 15:42:00</text:p>
          </table:table-cell>
          <table:table-cell office:value-type="string">
            <text:p>35.847 °C</text:p>
          </table:table-cell>
          <table:table-cell office:value-type="string">
            <text:p>35.821 °C</text:p>
          </table:table-cell>
          <table:table-cell office:value-type="string">
            <text:p>48.1 %RH</text:p>
          </table:table-cell>
          <table:table-cell office:value-type="string">
            <text:p>46.8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table:style-name="ce3" office:value-type="string">
            <text:p>2014-07-23 15:42:49</text:p>
          </table:table-cell>
          <table:table-cell office:value-type="string">
            <text:p>34.963 °C</text:p>
          </table:table-cell>
          <table:table-cell table:number-columns-repeated="2" office:value-type="string">
            <text:p>34.927 °C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  <table:table-cell/>
          <table:table-cell office:value-type="float" office:value="360">
            <text:p>360</text:p>
          </table:table-cell>
          <table:table-cell table:style-name="ce3" office:value-type="string">
            <text:p>2014-07-23 15:42:30</text:p>
          </table:table-cell>
          <table:table-cell office:value-type="string">
            <text:p>35.821 °C</text:p>
          </table:table-cell>
          <table:table-cell office:value-type="string">
            <text:p>35.811 °C</text:p>
          </table:table-cell>
          <table:table-cell office:value-type="string">
            <text:p>47.8 %RH</text:p>
          </table:table-cell>
          <table:table-cell office:value-type="string">
            <text:p>47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70">
            <text:p>370</text:p>
          </table:table-cell>
          <table:table-cell table:style-name="ce3" office:value-type="string">
            <text:p>2014-07-23 15:45:19</text:p>
          </table:table-cell>
          <table:table-cell office:value-type="string">
            <text:p>34.767 °C</text:p>
          </table:table-cell>
          <table:table-cell table:number-columns-repeated="2" office:value-type="string">
            <text:p>34.726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  <table:table-cell office:value-type="string">
            <text:p>48.2 %RH</text:p>
          </table:table-cell>
          <table:table-cell/>
          <table:table-cell office:value-type="float" office:value="365">
            <text:p>365</text:p>
          </table:table-cell>
          <table:table-cell table:style-name="ce3" office:value-type="string">
            <text:p>2014-07-23 15:45:00</text:p>
          </table:table-cell>
          <table:table-cell office:value-type="string">
            <text:p>35.646 °C</text:p>
          </table:table-cell>
          <table:table-cell office:value-type="string">
            <text:p>35.580 °C</text:p>
          </table:table-cell>
          <table:table-cell office:value-type="string">
            <text:p>48.6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371">
            <text:p>371</text:p>
          </table:table-cell>
          <table:table-cell table:style-name="ce3" office:value-type="string">
            <text:p>2014-07-23 15:45:49</text:p>
          </table:table-cell>
          <table:table-cell office:value-type="string">
            <text:p>34.719 °C</text:p>
          </table:table-cell>
          <table:table-cell office:value-type="string">
            <text:p>34.699 °C</text:p>
          </table:table-cell>
          <table:table-cell office:value-type="string">
            <text:p>34.691 °C</text:p>
          </table:table-cell>
          <table:table-cell office:value-type="string">
            <text:p>51.0 %RH</text:p>
          </table:table-cell>
          <table:table-cell office:value-type="string">
            <text:p>46.5 %RH</text:p>
          </table:table-cell>
          <table:table-cell office:value-type="string">
            <text:p>46.2 %RH</text:p>
          </table:table-cell>
          <table:table-cell/>
          <table:table-cell office:value-type="float" office:value="366">
            <text:p>366</text:p>
          </table:table-cell>
          <table:table-cell table:style-name="ce3" office:value-type="string">
            <text:p>2014-07-23 15:45:30</text:p>
          </table:table-cell>
          <table:table-cell office:value-type="string">
            <text:p>35.578 °C</text:p>
          </table:table-cell>
          <table:table-cell office:value-type="string">
            <text:p>35.522 °C</text:p>
          </table:table-cell>
          <table:table-cell table:number-columns-repeated="2" office:value-type="string">
            <text:p>47.6 %RH</text:p>
          </table:table-cell>
        </table:table-row>
        <table:table-row table:style-name="ro2">
          <table:table-cell/>
          <table:table-cell office:value-type="float" office:value="372">
            <text:p>372</text:p>
          </table:table-cell>
          <table:table-cell table:style-name="ce3" office:value-type="string">
            <text:p>2014-07-23 15:46:19</text:p>
          </table:table-cell>
          <table:table-cell office:value-type="string">
            <text:p>34.697 °C</text:p>
          </table:table-cell>
          <table:table-cell table:number-columns-repeated="2" office:value-type="string">
            <text:p>34.662 °C</text:p>
          </table:table-cell>
          <table:table-cell office:value-type="string">
            <text:p>47.0 %RH</text:p>
          </table:table-cell>
          <table:table-cell office:value-type="string">
            <text:p>46.5 %RH</text:p>
          </table:table-cell>
          <table:table-cell office:value-type="string">
            <text:p>46.0 %RH</text:p>
          </table:table-cell>
          <table:table-cell/>
          <table:table-cell office:value-type="float" office:value="367">
            <text:p>367</text:p>
          </table:table-cell>
          <table:table-cell table:style-name="ce3" office:value-type="string">
            <text:p>2014-07-23 15:46:00</text:p>
          </table:table-cell>
          <table:table-cell office:value-type="string">
            <text:p>35.520 °C</text:p>
          </table:table-cell>
          <table:table-cell office:value-type="string">
            <text:p>35.470 °C</text:p>
          </table:table-cell>
          <table:table-cell office:value-type="string">
            <text:p>48.6 %RH</text:p>
          </table:table-cell>
          <table:table-cell office:value-type="string">
            <text:p>46.8 %RH</text:p>
          </table:table-cell>
        </table:table-row>
        <table:table-row table:style-name="ro2">
          <table:table-cell/>
          <table:table-cell office:value-type="float" office:value="373">
            <text:p>373</text:p>
          </table:table-cell>
          <table:table-cell table:style-name="ce3" office:value-type="string">
            <text:p>2014-07-23 15:46:49</text:p>
          </table:table-cell>
          <table:table-cell office:value-type="string">
            <text:p>34.672 °C</text:p>
          </table:table-cell>
          <table:table-cell office:value-type="string">
            <text:p>34.654 °C</text:p>
          </table:table-cell>
          <table:table-cell office:value-type="string">
            <text:p>34.652 °C</text:p>
          </table:table-cell>
          <table:table-cell table:number-columns-repeated="2" office:value-type="string">
            <text:p>48.0 %RH</text:p>
          </table:table-cell>
          <table:table-cell office:value-type="string">
            <text:p>46.5 %RH</text:p>
          </table:table-cell>
          <table:table-cell/>
          <table:table-cell office:value-type="float" office:value="368">
            <text:p>368</text:p>
          </table:table-cell>
          <table:table-cell table:style-name="ce3" office:value-type="string">
            <text:p>2014-07-23 15:46:30</text:p>
          </table:table-cell>
          <table:table-cell office:value-type="string">
            <text:p>35.467 °C</text:p>
          </table:table-cell>
          <table:table-cell office:value-type="string">
            <text:p>35.422 °C</text:p>
          </table:table-cell>
          <table:table-cell office:value-type="string">
            <text:p>47.3 %RH</text:p>
          </table:table-cell>
          <table:table-cell office:value-type="string">
            <text:p>47.1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table:style-name="ce3" office:value-type="string">
            <text:p>2014-07-23 15:47:19</text:p>
          </table:table-cell>
          <table:table-cell table:number-columns-repeated="2" office:value-type="string">
            <text:p>34.660 °C</text:p>
          </table:table-cell>
          <table:table-cell office:value-type="string">
            <text:p>34.649 °C</text:p>
          </table:table-cell>
          <table:table-cell office:value-type="string">
            <text:p>48.0 %RH</text:p>
          </table:table-cell>
          <table:table-cell table:number-columns-repeated="2" office:value-type="string">
            <text:p>47.5 %RH</text:p>
          </table:table-cell>
          <table:table-cell/>
          <table:table-cell office:value-type="float" office:value="369">
            <text:p>369</text:p>
          </table:table-cell>
          <table:table-cell table:style-name="ce3" office:value-type="string">
            <text:p>2014-07-23 15:47:00</text:p>
          </table:table-cell>
          <table:table-cell office:value-type="string">
            <text:p>35.419 °C</text:p>
          </table:table-cell>
          <table:table-cell office:value-type="string">
            <text:p>35.377 °C</text:p>
          </table:table-cell>
          <table:table-cell table:number-columns-repeated="2" office:value-type="string">
            <text:p>47.8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82">
            <text:p>382</text:p>
          </table:table-cell>
          <table:table-cell table:style-name="ce3" office:value-type="string">
            <text:p>2014-07-23 15:51:19</text:p>
          </table:table-cell>
          <table:table-cell office:value-type="string">
            <text:p>34.593 °C</text:p>
          </table:table-cell>
          <table:table-cell office:value-type="string">
            <text:p>34.570 °C</text:p>
          </table:table-cell>
          <table:table-cell office:value-type="string">
            <text:p>34.568 °C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  <table:table-cell office:value-type="string">
            <text:p>44.7 %RH</text:p>
          </table:table-cell>
          <table:table-cell/>
          <table:table-cell office:value-type="float" office:value="377">
            <text:p>377</text:p>
          </table:table-cell>
          <table:table-cell table:style-name="ce3" office:value-type="string">
            <text:p>2014-07-23 15:51:00</text:p>
          </table:table-cell>
          <table:table-cell office:value-type="string">
            <text:p>35.137 °C</text:p>
          </table:table-cell>
          <table:table-cell office:value-type="string">
            <text:p>35.078 °C</text:p>
          </table:table-cell>
          <table:table-cell office:value-type="string">
            <text:p>46.1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383">
            <text:p>383</text:p>
          </table:table-cell>
          <table:table-cell table:style-name="ce3" office:value-type="string">
            <text:p>2014-07-23 15:51:49</text:p>
          </table:table-cell>
          <table:table-cell table:number-columns-repeated="2" office:value-type="string">
            <text:p>34.571 °C</text:p>
          </table:table-cell>
          <table:table-cell office:value-type="string">
            <text:p>34.552 °C</text:p>
          </table:table-cell>
          <table:table-cell office:value-type="string">
            <text:p>48.2 %RH</text:p>
          </table:table-cell>
          <table:table-cell table:number-columns-repeated="2" office:value-type="string">
            <text:p>47.2 %RH</text:p>
          </table:table-cell>
          <table:table-cell/>
          <table:table-cell office:value-type="float" office:value="378">
            <text:p>378</text:p>
          </table:table-cell>
          <table:table-cell table:style-name="ce3" office:value-type="string">
            <text:p>2014-07-23 15:51:30</text:p>
          </table:table-cell>
          <table:table-cell office:value-type="string">
            <text:p>35.075 °C</text:p>
          </table:table-cell>
          <table:table-cell office:value-type="string">
            <text:p>35.023 °C</text:p>
          </table:table-cell>
          <table:table-cell office:value-type="string">
            <text:p>46.1 %RH</text:p>
          </table:table-cell>
          <table:table-cell office:value-type="string">
            <text:p>45.8 %RH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 table:style-name="ce3" office:value-type="string">
            <text:p>2014-07-23 15:52:19</text:p>
          </table:table-cell>
          <table:table-cell office:value-type="string">
            <text:p>34.565 °C</text:p>
          </table:table-cell>
          <table:table-cell office:value-type="string">
            <text:p>34.555 °C</text:p>
          </table:table-cell>
          <table:table-cell office:value-type="string">
            <text:p>34.549 °C</text:p>
          </table:table-cell>
          <table:table-cell office:value-type="string">
            <text:p>47.2 %RH</text:p>
          </table:table-cell>
          <table:table-cell table:number-columns-repeated="2" office:value-type="string">
            <text:p>45.5 %RH</text:p>
          </table:table-cell>
          <table:table-cell/>
          <table:table-cell office:value-type="float" office:value="379">
            <text:p>379</text:p>
          </table:table-cell>
          <table:table-cell table:style-name="ce3" office:value-type="string">
            <text:p>2014-07-23 15:52:00</text:p>
          </table:table-cell>
          <table:table-cell office:value-type="string">
            <text:p>35.030 °C</text:p>
          </table:table-cell>
          <table:table-cell office:value-type="string">
            <text:p>34.993 °C</text:p>
          </table:table-cell>
          <table:table-cell table:number-columns-repeated="2" office:value-type="string">
            <text:p>49.1 %RH</text:p>
          </table:table-cell>
        </table:table-row>
        <table:table-row table:style-name="ro2">
          <table:table-cell/>
          <table:table-cell office:value-type="float" office:value="385">
            <text:p>385</text:p>
          </table:table-cell>
          <table:table-cell table:style-name="ce3" office:value-type="string">
            <text:p>2014-07-23 15:52:49</text:p>
          </table:table-cell>
          <table:table-cell office:value-type="string">
            <text:p>34.557 °C</text:p>
          </table:table-cell>
          <table:table-cell office:value-type="string">
            <text:p>34.549 °C</text:p>
          </table:table-cell>
          <table:table-cell office:value-type="string">
            <text:p>34.542 °C</text:p>
          </table:table-cell>
          <table:table-cell table:number-columns-repeated="2" office:value-type="string">
            <text:p>49.2 %RH</text:p>
          </table:table-cell>
          <table:table-cell office:value-type="string">
            <text:p>44.5 %RH</text:p>
          </table:table-cell>
          <table:table-cell/>
          <table:table-cell office:value-type="float" office:value="380">
            <text:p>380</text:p>
          </table:table-cell>
          <table:table-cell table:style-name="ce3" office:value-type="string">
            <text:p>2014-07-23 15:52:30</text:p>
          </table:table-cell>
          <table:table-cell office:value-type="string">
            <text:p>34.996 °C</text:p>
          </table:table-cell>
          <table:table-cell office:value-type="string">
            <text:p>34.972 °C</text:p>
          </table:table-cell>
          <table:table-cell office:value-type="string">
            <text:p>50.1 %RH</text:p>
          </table:table-cell>
          <table:table-cell office:value-type="string">
            <text:p>46.6 %RH</text:p>
          </table:table-cell>
        </table:table-row>
        <table:table-row table:style-name="ro2">
          <table:table-cell/>
          <table:table-cell office:value-type="float" office:value="386">
            <text:p>386</text:p>
          </table:table-cell>
          <table:table-cell table:style-name="ce3" office:value-type="string">
            <text:p>2014-07-23 15:53:19</text:p>
          </table:table-cell>
          <table:table-cell office:value-type="string">
            <text:p>34.554 °C</text:p>
          </table:table-cell>
          <table:table-cell office:value-type="string">
            <text:p>34.544 °C</text:p>
          </table:table-cell>
          <table:table-cell office:value-type="string">
            <text:p>34.541 °C</text:p>
          </table:table-cell>
          <table:table-cell office:value-type="string">
            <text:p>49.8 %RH</text:p>
          </table:table-cell>
          <table:table-cell office:value-type="string">
            <text:p>48.5 %RH</text:p>
          </table:table-cell>
          <table:table-cell office:value-type="string">
            <text:p>47.5 %RH</text:p>
          </table:table-cell>
          <table:table-cell/>
          <table:table-cell office:value-type="float" office:value="381">
            <text:p>381</text:p>
          </table:table-cell>
          <table:table-cell table:style-name="ce3" office:value-type="string">
            <text:p>2014-07-23 15:53:00</text:p>
          </table:table-cell>
          <table:table-cell office:value-type="string">
            <text:p>34.979 °C</text:p>
          </table:table-cell>
          <table:table-cell office:value-type="string">
            <text:p>34.963 °C</text:p>
          </table:table-cell>
          <table:table-cell table:number-columns-repeated="2" office:value-type="string">
            <text:p>46.1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table:style-name="ce3" office:value-type="string">
            <text:p>2014-07-23 15:53:49</text:p>
          </table:table-cell>
          <table:table-cell office:value-type="string">
            <text:p>34.549 °C</text:p>
          </table:table-cell>
          <table:table-cell office:value-type="string">
            <text:p>34.531 °C</text:p>
          </table:table-cell>
          <table:table-cell office:value-type="string">
            <text:p>34.525 °C</text:p>
          </table:table-cell>
          <table:table-cell office:value-type="string">
            <text:p>48.2 %RH</text:p>
          </table:table-cell>
          <table:table-cell table:number-columns-repeated="2" office:value-type="string">
            <text:p>46.0 %RH</text:p>
          </table:table-cell>
          <table:table-cell/>
          <table:table-cell office:value-type="float" office:value="382">
            <text:p>382</text:p>
          </table:table-cell>
          <table:table-cell table:style-name="ce3" office:value-type="string">
            <text:p>2014-07-23 15:53:30</text:p>
          </table:table-cell>
          <table:table-cell office:value-type="string">
            <text:p>34.959 °C</text:p>
          </table:table-cell>
          <table:table-cell office:value-type="string">
            <text:p>34.947 °C</text:p>
          </table:table-cell>
          <table:table-cell office:value-type="string">
            <text:p>48.9 %RH</text:p>
          </table:table-cell>
          <table:table-cell office:value-type="string">
            <text:p>48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394">
            <text:p>394</text:p>
          </table:table-cell>
          <table:table-cell table:style-name="ce3" office:value-type="string">
            <text:p>2014-07-23 15:57:19</text:p>
          </table:table-cell>
          <table:table-cell office:value-type="string">
            <text:p>34.351 °C</text:p>
          </table:table-cell>
          <table:table-cell table:number-columns-repeated="2" office:value-type="string">
            <text:p>34.321 °C</text:p>
          </table:table-cell>
          <table:table-cell office:value-type="string">
            <text:p>55.1 %RH</text:p>
          </table:table-cell>
          <table:table-cell office:value-type="string">
            <text:p>54.0 %RH</text:p>
          </table:table-cell>
          <table:table-cell office:value-type="string">
            <text:p>53.0 %RH</text:p>
          </table:table-cell>
          <table:table-cell/>
          <table:table-cell office:value-type="float" office:value="389">
            <text:p>389</text:p>
          </table:table-cell>
          <table:table-cell table:style-name="ce3" office:value-type="string">
            <text:p>2014-07-23 15:57:00</text:p>
          </table:table-cell>
          <table:table-cell office:value-type="string">
            <text:p>34.659 °C</text:p>
          </table:table-cell>
          <table:table-cell office:value-type="string">
            <text:p>34.621 °C</text:p>
          </table:table-cell>
          <table:table-cell table:number-columns-repeated="2" office:value-type="string">
            <text:p>52.4 %RH</text:p>
          </table:table-cell>
        </table:table-row>
        <table:table-row table:style-name="ro2">
          <table:table-cell/>
          <table:table-cell office:value-type="float" office:value="395">
            <text:p>395</text:p>
          </table:table-cell>
          <table:table-cell table:style-name="ce3" office:value-type="string">
            <text:p>2014-07-23 15:57:49</text:p>
          </table:table-cell>
          <table:table-cell office:value-type="string">
            <text:p>34.321 °C</text:p>
          </table:table-cell>
          <table:table-cell office:value-type="string">
            <text:p>34.296 °C</text:p>
          </table:table-cell>
          <table:table-cell office:value-type="string">
            <text:p>34.293 °C</text:p>
          </table:table-cell>
          <table:table-cell office:value-type="string">
            <text:p>54.3 %RH</text:p>
          </table:table-cell>
          <table:table-cell office:value-type="string">
            <text:p>52.5 %RH</text:p>
          </table:table-cell>
          <table:table-cell office:value-type="string">
            <text:p>51.8 %RH</text:p>
          </table:table-cell>
          <table:table-cell/>
          <table:table-cell office:value-type="float" office:value="390">
            <text:p>390</text:p>
          </table:table-cell>
          <table:table-cell table:style-name="ce3" office:value-type="string">
            <text:p>2014-07-23 15:57:30</text:p>
          </table:table-cell>
          <table:table-cell office:value-type="string">
            <text:p>34.621 °C</text:p>
          </table:table-cell>
          <table:table-cell office:value-type="string">
            <text:p>34.579 °C</text:p>
          </table:table-cell>
          <table:table-cell office:value-type="string">
            <text:p>52.2 %RH</text:p>
          </table:table-cell>
          <table:table-cell office:value-type="string">
            <text:p>49.1 %RH</text:p>
          </table:table-cell>
        </table:table-row>
        <table:table-row table:style-name="ro2">
          <table:table-cell/>
          <table:table-cell office:value-type="float" office:value="396">
            <text:p>396</text:p>
          </table:table-cell>
          <table:table-cell table:style-name="ce3" office:value-type="string">
            <text:p>2014-07-23 15:58:19</text:p>
          </table:table-cell>
          <table:table-cell office:value-type="string">
            <text:p>34.296 °C</text:p>
          </table:table-cell>
          <table:table-cell office:value-type="string">
            <text:p>34.269 °C</text:p>
          </table:table-cell>
          <table:table-cell office:value-type="string">
            <text:p>34.267 °C</text:p>
          </table:table-cell>
          <table:table-cell office:value-type="string">
            <text:p>52.8 %RH</text:p>
          </table:table-cell>
          <table:table-cell table:number-columns-repeated="2" office:value-type="string">
            <text:p>49.0 %RH</text:p>
          </table:table-cell>
          <table:table-cell/>
          <table:table-cell office:value-type="float" office:value="391">
            <text:p>391</text:p>
          </table:table-cell>
          <table:table-cell table:style-name="ce3" office:value-type="string">
            <text:p>2014-07-23 15:58:00</text:p>
          </table:table-cell>
          <table:table-cell office:value-type="string">
            <text:p>34.573 °C</text:p>
          </table:table-cell>
          <table:table-cell office:value-type="string">
            <text:p>34.544 °C</text:p>
          </table:table-cell>
          <table:table-cell office:value-type="string">
            <text:p>52.2 %RH</text:p>
          </table:table-cell>
          <table:table-cell office:value-type="string">
            <text:p>48.9 %RH</text:p>
          </table:table-cell>
        </table:table-row>
        <table:table-row table:style-name="ro2">
          <table:table-cell/>
          <table:table-cell office:value-type="float" office:value="397">
            <text:p>397</text:p>
          </table:table-cell>
          <table:table-cell table:style-name="ce3" office:value-type="string">
            <text:p>2014-07-23 15:58:49</text:p>
          </table:table-cell>
          <table:table-cell office:value-type="string">
            <text:p>34.269 °C</text:p>
          </table:table-cell>
          <table:table-cell table:number-columns-repeated="2" office:value-type="string">
            <text:p>34.237 °C</text:p>
          </table:table-cell>
          <table:table-cell table:number-columns-repeated="2" office:value-type="string">
            <text:p>48.7 %RH</text:p>
          </table:table-cell>
          <table:table-cell office:value-type="string">
            <text:p>48.2 %RH</text:p>
          </table:table-cell>
          <table:table-cell/>
          <table:table-cell office:value-type="float" office:value="392">
            <text:p>392</text:p>
          </table:table-cell>
          <table:table-cell table:style-name="ce3" office:value-type="string">
            <text:p>2014-07-23 15:58:30</text:p>
          </table:table-cell>
          <table:table-cell office:value-type="string">
            <text:p>34.541 °C</text:p>
          </table:table-cell>
          <table:table-cell office:value-type="string">
            <text:p>34.506 °C</text:p>
          </table:table-cell>
          <table:table-cell office:value-type="string">
            <text:p>51.4 %RH</text:p>
          </table:table-cell>
          <table:table-cell office:value-type="string">
            <text:p>50.6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table:style-name="ce3" office:value-type="string">
            <text:p>2014-07-23 15:59:19</text:p>
          </table:table-cell>
          <table:table-cell office:value-type="string">
            <text:p>34.237 °C</text:p>
          </table:table-cell>
          <table:table-cell table:number-columns-repeated="2" office:value-type="string">
            <text:p>34.204 °C</text:p>
          </table:table-cell>
          <table:table-cell table:number-columns-repeated="2" office:value-type="string">
            <text:p>50.3 %RH</text:p>
          </table:table-cell>
          <table:table-cell office:value-type="string">
            <text:p>48.7 %RH</text:p>
          </table:table-cell>
          <table:table-cell/>
          <table:table-cell office:value-type="float" office:value="393">
            <text:p>393</text:p>
          </table:table-cell>
          <table:table-cell table:style-name="ce3" office:value-type="string">
            <text:p>2014-07-23 15:59:00</text:p>
          </table:table-cell>
          <table:table-cell office:value-type="string">
            <text:p>34.506 °C</text:p>
          </table:table-cell>
          <table:table-cell office:value-type="string">
            <text:p>34.466 °C</text:p>
          </table:table-cell>
          <table:table-cell office:value-type="string">
            <text:p>50.4 %RH</text:p>
          </table:table-cell>
          <table:table-cell office:value-type="string">
            <text:p>49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4"/>
        </table:table-row>
        <table:table-row table:style-name="ro2">
          <table:table-cell/>
          <table:table-cell office:value-type="float" office:value="415">
            <text:p>415</text:p>
          </table:table-cell>
          <table:table-cell table:style-name="ce3" office:value-type="string">
            <text:p>2014-07-23 16:07:49</text:p>
          </table:table-cell>
          <table:table-cell office:value-type="string">
            <text:p>33.394 °C</text:p>
          </table:table-cell>
          <table:table-cell table:number-columns-repeated="2" office:value-type="string">
            <text:p>33.367 °C</text:p>
          </table:table-cell>
          <table:table-cell table:number-columns-repeated="2" office:value-type="string">
            <text:p>56.3 %RH</text:p>
          </table:table-cell>
          <table:table-cell office:value-type="string">
            <text:p>54.8 %RH</text:p>
          </table:table-cell>
          <table:table-cell/>
          <table:table-cell office:value-type="float" office:value="410">
            <text:p>410</text:p>
          </table:table-cell>
          <table:table-cell table:style-name="ce3" office:value-type="string">
            <text:p>2014-07-23 16:07:30</text:p>
          </table:table-cell>
          <table:table-cell office:value-type="string">
            <text:p>33.476 °C</text:p>
          </table:table-cell>
          <table:table-cell office:value-type="string">
            <text:p>33.424 °C</text:p>
          </table:table-cell>
          <table:table-cell office:value-type="string">
            <text:p>58.0 %RH</text:p>
          </table:table-cell>
          <table:table-cell office:value-type="string">
            <text:p>57.3 %RH</text:p>
          </table:table-cell>
        </table:table-row>
        <table:table-row table:style-name="ro2">
          <table:table-cell/>
          <table:table-cell office:value-type="float" office:value="416">
            <text:p>416</text:p>
          </table:table-cell>
          <table:table-cell table:style-name="ce3" office:value-type="string">
            <text:p>2014-07-23 16:08:19</text:p>
          </table:table-cell>
          <table:table-cell office:value-type="string">
            <text:p>33.369 °C</text:p>
          </table:table-cell>
          <table:table-cell table:number-columns-repeated="2" office:value-type="string">
            <text:p>33.344 °C</text:p>
          </table:table-cell>
          <table:table-cell office:value-type="string">
            <text:p>56.8 %RH</text:p>
          </table:table-cell>
          <table:table-cell office:value-type="string">
            <text:p>55.1 %RH</text:p>
          </table:table-cell>
          <table:table-cell office:value-type="string">
            <text:p>54.8 %RH</text:p>
          </table:table-cell>
          <table:table-cell/>
          <table:table-cell office:value-type="float" office:value="411">
            <text:p>411</text:p>
          </table:table-cell>
          <table:table-cell table:style-name="ce3" office:value-type="string">
            <text:p>2014-07-23 16:08:00</text:p>
          </table:table-cell>
          <table:table-cell office:value-type="string">
            <text:p>33.422 °C</text:p>
          </table:table-cell>
          <table:table-cell office:value-type="string">
            <text:p>33.375 °C</text:p>
          </table:table-cell>
          <table:table-cell office:value-type="string">
            <text:p>58.8 %RH</text:p>
          </table:table-cell>
          <table:table-cell office:value-type="string">
            <text:p>58.6 %RH</text:p>
          </table:table-cell>
        </table:table-row>
        <table:table-row table:style-name="ro2">
          <table:table-cell/>
          <table:table-cell office:value-type="float" office:value="417">
            <text:p>417</text:p>
          </table:table-cell>
          <table:table-cell table:style-name="ce3" office:value-type="string">
            <text:p>2014-07-23 16:08:49</text:p>
          </table:table-cell>
          <table:table-cell office:value-type="string">
            <text:p>33.345 °C</text:p>
          </table:table-cell>
          <table:table-cell table:number-columns-repeated="2" office:value-type="string">
            <text:p>33.318 °C</text:p>
          </table:table-cell>
          <table:table-cell table:number-columns-repeated="2" office:value-type="string">
            <text:p>55.6 %RH</text:p>
          </table:table-cell>
          <table:table-cell office:value-type="string">
            <text:p>54.6 %RH</text:p>
          </table:table-cell>
          <table:table-cell/>
          <table:table-cell office:value-type="float" office:value="412">
            <text:p>412</text:p>
          </table:table-cell>
          <table:table-cell table:style-name="ce3" office:value-type="string">
            <text:p>2014-07-23 16:08:30</text:p>
          </table:table-cell>
          <table:table-cell office:value-type="string">
            <text:p>33.372 °C</text:p>
          </table:table-cell>
          <table:table-cell office:value-type="string">
            <text:p>33.326 °C</text:p>
          </table:table-cell>
          <table:table-cell office:value-type="string">
            <text:p>59.9 %RH</text:p>
          </table:table-cell>
          <table:table-cell office:value-type="string">
            <text:p>57.8 %RH</text:p>
          </table:table-cell>
        </table:table-row>
        <table:table-row table:style-name="ro2">
          <table:table-cell/>
          <table:table-cell office:value-type="float" office:value="418">
            <text:p>418</text:p>
          </table:table-cell>
          <table:table-cell table:style-name="ce3" office:value-type="string">
            <text:p>2014-07-23 16:09:19</text:p>
          </table:table-cell>
          <table:table-cell office:value-type="string">
            <text:p>33.318 °C</text:p>
          </table:table-cell>
          <table:table-cell table:number-columns-repeated="2" office:value-type="string">
            <text:p>33.290 °C</text:p>
          </table:table-cell>
          <table:table-cell office:value-type="string">
            <text:p>56.6 %RH</text:p>
          </table:table-cell>
          <table:table-cell office:value-type="string">
            <text:p>55.8 %RH</text:p>
          </table:table-cell>
          <table:table-cell office:value-type="string">
            <text:p>55.3 %RH</text:p>
          </table:table-cell>
          <table:table-cell/>
          <table:table-cell office:value-type="float" office:value="413">
            <text:p>413</text:p>
          </table:table-cell>
          <table:table-cell table:style-name="ce3" office:value-type="string">
            <text:p>2014-07-23 16:09:00</text:p>
          </table:table-cell>
          <table:table-cell office:value-type="string">
            <text:p>33.325 °C</text:p>
          </table:table-cell>
          <table:table-cell office:value-type="string">
            <text:p>33.281 °C</text:p>
          </table:table-cell>
          <table:table-cell table:number-columns-repeated="2" office:value-type="string">
            <text:p>58.3 %R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table:style-name="ce3" office:value-type="string">
            <text:p>2014-07-23 16:09:49</text:p>
          </table:table-cell>
          <table:table-cell office:value-type="string">
            <text:p>33.290 °C</text:p>
          </table:table-cell>
          <table:table-cell office:value-type="string">
            <text:p>33.264 °C</text:p>
          </table:table-cell>
          <table:table-cell office:value-type="string">
            <text:p>33.262 °C</text:p>
          </table:table-cell>
          <table:table-cell table:number-columns-repeated="2" office:value-type="string">
            <text:p>58.6 %RH</text:p>
          </table:table-cell>
          <table:table-cell office:value-type="string">
            <text:p>55.1 %RH</text:p>
          </table:table-cell>
          <table:table-cell/>
          <table:table-cell office:value-type="float" office:value="414">
            <text:p>414</text:p>
          </table:table-cell>
          <table:table-cell table:style-name="ce3" office:value-type="string">
            <text:p>2014-07-23 16:09:30</text:p>
          </table:table-cell>
          <table:table-cell office:value-type="string">
            <text:p>33.281 °C</text:p>
          </table:table-cell>
          <table:table-cell office:value-type="string">
            <text:p>33.232 °C</text:p>
          </table:table-cell>
          <table:table-cell office:value-type="string">
            <text:p>58.6 %RH</text:p>
          </table:table-cell>
          <table:table-cell office:value-type="string">
            <text:p>58.3 %RH</text:p>
          </table:table-cell>
        </table:table-row>
        <table:table-row table:style-name="ro2" table:number-rows-repeated="104816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.24.2014 a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<text:span text:style-name="T1">TinyTag #001 with LP-80 #001 <text:s/>(RIL 63)</text:span>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<text:span text:style-name="T1">TinyTag #002 with LP-80 #002 <text:s/>(RIL 73)</text:span>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319">
            <text:p>720319</text:p>
          </table:table-cell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479">
            <text:p>72047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1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2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</table:table-row>
        <table:table-row table:style-name="ro2">
          <table:table-cell/>
          <table:table-cell office:value-type="float" office:value="284">
            <text:p>284</text:p>
          </table:table-cell>
          <table:table-cell table:style-name="ce3" office:value-type="string">
            <text:p>2014-07-24 12:38:16</text:p>
          </table:table-cell>
          <table:table-cell office:value-type="string">
            <text:p>34.331 °C</text:p>
          </table:table-cell>
          <table:table-cell table:number-columns-repeated="2" office:value-type="string">
            <text:p>34.237 °C</text:p>
          </table:table-cell>
          <table:table-cell table:number-columns-repeated="2" office:value-type="string">
            <text:p>57.8 %RH</text:p>
          </table:table-cell>
          <table:table-cell office:value-type="string">
            <text:p>55.8 %RH</text:p>
          </table:table-cell>
          <table:table-cell/>
          <table:table-cell office:value-type="float" office:value="282">
            <text:p>282</text:p>
          </table:table-cell>
          <table:table-cell table:style-name="ce3" office:value-type="string">
            <text:p>2014-07-24 12:38:08</text:p>
          </table:table-cell>
          <table:table-cell office:value-type="string">
            <text:p>32.757 °C</text:p>
          </table:table-cell>
          <table:table-cell office:value-type="string">
            <text:p>32.741 °C</text:p>
          </table:table-cell>
          <table:table-cell office:value-type="string">
            <text:p>32.739 °C</text:p>
          </table:table-cell>
          <table:table-cell office:value-type="string">
            <text:p>60.2 %RH</text:p>
          </table:table-cell>
          <table:table-cell office:value-type="string">
            <text:p>59.9 %RH</text:p>
          </table:table-cell>
          <table:table-cell office:value-type="string">
            <text:p>58.8 %RH</text:p>
          </table:table-cell>
        </table:table-row>
        <table:table-row table:style-name="ro2">
          <table:table-cell/>
          <table:table-cell office:value-type="float" office:value="285">
            <text:p>285</text:p>
          </table:table-cell>
          <table:table-cell table:style-name="ce3" office:value-type="string">
            <text:p>2014-07-24 12:38:46</text:p>
          </table:table-cell>
          <table:table-cell office:value-type="string">
            <text:p>34.239 °C</text:p>
          </table:table-cell>
          <table:table-cell table:number-columns-repeated="2" office:value-type="string">
            <text:p>34.155 °C</text:p>
          </table:table-cell>
          <table:table-cell office:value-type="string">
            <text:p>58.1 %RH</text:p>
          </table:table-cell>
          <table:table-cell office:value-type="string">
            <text:p>56.8 %RH</text:p>
          </table:table-cell>
          <table:table-cell office:value-type="string">
            <text:p>55.8 %RH</text:p>
          </table:table-cell>
          <table:table-cell/>
          <table:table-cell office:value-type="float" office:value="283">
            <text:p>283</text:p>
          </table:table-cell>
          <table:table-cell table:style-name="ce3" office:value-type="string">
            <text:p>2014-07-24 12:38:38</text:p>
          </table:table-cell>
          <table:table-cell office:value-type="string">
            <text:p>32.752 °C</text:p>
          </table:table-cell>
          <table:table-cell office:value-type="string">
            <text:p>32.747 °C</text:p>
          </table:table-cell>
          <table:table-cell office:value-type="string">
            <text:p>32.741 °C</text:p>
          </table:table-cell>
          <table:table-cell table:number-columns-repeated="2" office:value-type="string">
            <text:p>59.9 %RH</text:p>
          </table:table-cell>
          <table:table-cell office:value-type="string">
            <text:p>58.8 %RH</text:p>
          </table:table-cell>
        </table:table-row>
        <table:table-row table:style-name="ro2">
          <table:table-cell/>
          <table:table-cell office:value-type="float" office:value="286">
            <text:p>286</text:p>
          </table:table-cell>
          <table:table-cell table:style-name="ce3" office:value-type="string">
            <text:p>2014-07-24 12:39:16</text:p>
          </table:table-cell>
          <table:table-cell office:value-type="string">
            <text:p>34.151 °C</text:p>
          </table:table-cell>
          <table:table-cell table:number-columns-repeated="2" office:value-type="string">
            <text:p>34.079 °C</text:p>
          </table:table-cell>
          <table:table-cell office:value-type="string">
            <text:p>57.3 %RH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  <table:table-cell/>
          <table:table-cell office:value-type="float" office:value="284">
            <text:p>284</text:p>
          </table:table-cell>
          <table:table-cell table:style-name="ce3" office:value-type="string">
            <text:p>2014-07-24 12:39:08</text:p>
          </table:table-cell>
          <table:table-cell office:value-type="string">
            <text:p>32.750 °C</text:p>
          </table:table-cell>
          <table:table-cell office:value-type="string">
            <text:p>32.736 °C</text:p>
          </table:table-cell>
          <table:table-cell office:value-type="string">
            <text:p>32.735 °C</text:p>
          </table:table-cell>
          <table:table-cell office:value-type="string">
            <text:p>61.5 %RH</text:p>
          </table:table-cell>
          <table:table-cell table:number-columns-repeated="2" office:value-type="string">
            <text:p>58.3 %RH</text:p>
          </table:table-cell>
        </table:table-row>
        <table:table-row table:style-name="ro2">
          <table:table-cell/>
          <table:table-cell office:value-type="float" office:value="287">
            <text:p>287</text:p>
          </table:table-cell>
          <table:table-cell table:style-name="ce3" office:value-type="string">
            <text:p>2014-07-24 12:39:46</text:p>
          </table:table-cell>
          <table:table-cell office:value-type="string">
            <text:p>34.077 °C</text:p>
          </table:table-cell>
          <table:table-cell table:number-columns-repeated="2" office:value-type="string">
            <text:p>33.995 °C</text:p>
          </table:table-cell>
          <table:table-cell office:value-type="string">
            <text:p>57.8 %RH</text:p>
          </table:table-cell>
          <table:table-cell table:number-columns-repeated="2" office:value-type="string">
            <text:p>54.8 %RH</text:p>
          </table:table-cell>
          <table:table-cell/>
          <table:table-cell office:value-type="float" office:value="285">
            <text:p>285</text:p>
          </table:table-cell>
          <table:table-cell table:style-name="ce3" office:value-type="string">
            <text:p>2014-07-24 12:39:38</text:p>
          </table:table-cell>
          <table:table-cell office:value-type="string">
            <text:p>32.738 °C</text:p>
          </table:table-cell>
          <table:table-cell table:number-columns-repeated="2" office:value-type="string">
            <text:p>32.716 °C</text:p>
          </table:table-cell>
          <table:table-cell office:value-type="string">
            <text:p>58.8 %RH</text:p>
          </table:table-cell>
          <table:table-cell table:number-columns-repeated="2" office:value-type="string">
            <text:p>57.5 %R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style-name="ce3" office:value-type="string">
            <text:p>2014-07-24 12:40:16</text:p>
          </table:table-cell>
          <table:table-cell office:value-type="string">
            <text:p>33.990 °C</text:p>
          </table:table-cell>
          <table:table-cell table:number-columns-repeated="2" office:value-type="string">
            <text:p>33.898 °C</text:p>
          </table:table-cell>
          <table:table-cell office:value-type="string">
            <text:p>55.8 %RH</text:p>
          </table:table-cell>
          <table:table-cell office:value-type="string">
            <text:p>53.8 %RH</text:p>
          </table:table-cell>
          <table:table-cell office:value-type="string">
            <text:p>53.5 %RH</text:p>
          </table:table-cell>
          <table:table-cell/>
          <table:table-cell office:value-type="float" office:value="286">
            <text:p>286</text:p>
          </table:table-cell>
          <table:table-cell table:style-name="ce3" office:value-type="string">
            <text:p>2014-07-24 12:40:08</text:p>
          </table:table-cell>
          <table:table-cell office:value-type="string">
            <text:p>32.721 °C</text:p>
          </table:table-cell>
          <table:table-cell office:value-type="string">
            <text:p>32.699 °C</text:p>
          </table:table-cell>
          <table:table-cell office:value-type="string">
            <text:p>32.691 °C</text:p>
          </table:table-cell>
          <table:table-cell table:number-columns-repeated="2" office:value-type="string">
            <text:p>60.4 %RH</text:p>
          </table:table-cell>
          <table:table-cell office:value-type="string">
            <text:p>57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292">
            <text:p>292</text:p>
          </table:table-cell>
          <table:table-cell table:style-name="ce3" office:value-type="string">
            <text:p>2014-07-24 12:42:16</text:p>
          </table:table-cell>
          <table:table-cell office:value-type="string">
            <text:p>33.657 °C</text:p>
          </table:table-cell>
          <table:table-cell table:number-columns-repeated="2" office:value-type="string">
            <text:p>33.613 °C</text:p>
          </table:table-cell>
          <table:table-cell office:value-type="string">
            <text:p>54.0 %RH</text:p>
          </table:table-cell>
          <table:table-cell office:value-type="string">
            <text:p>51.0 %RH</text:p>
          </table:table-cell>
          <table:table-cell office:value-type="string">
            <text:p>50.5 %RH</text:p>
          </table:table-cell>
          <table:table-cell/>
          <table:table-cell office:value-type="float" office:value="290">
            <text:p>290</text:p>
          </table:table-cell>
          <table:table-cell table:style-name="ce3" office:value-type="string">
            <text:p>2014-07-24 12:42:08</text:p>
          </table:table-cell>
          <table:table-cell office:value-type="string">
            <text:p>32.654 °C</text:p>
          </table:table-cell>
          <table:table-cell office:value-type="string">
            <text:p>32.624 °C</text:p>
          </table:table-cell>
          <table:table-cell office:value-type="string">
            <text:p>32.623 °C</text:p>
          </table:table-cell>
          <table:table-cell office:value-type="string">
            <text:p>57.8 %RH</text:p>
          </table:table-cell>
          <table:table-cell table:number-columns-repeated="2" office:value-type="string">
            <text:p>52.7 %RH</text:p>
          </table:table-cell>
        </table:table-row>
        <table:table-row table:style-name="ro2">
          <table:table-cell/>
          <table:table-cell office:value-type="float" office:value="293">
            <text:p>293</text:p>
          </table:table-cell>
          <table:table-cell table:style-name="ce3" office:value-type="string">
            <text:p>2014-07-24 12:42:46</text:p>
          </table:table-cell>
          <table:table-cell office:value-type="string">
            <text:p>33.613 °C</text:p>
          </table:table-cell>
          <table:table-cell table:number-columns-repeated="2" office:value-type="string">
            <text:p>33.537 °C</text:p>
          </table:table-cell>
          <table:table-cell office:value-type="string">
            <text:p>53.3 %RH</text:p>
          </table:table-cell>
          <table:table-cell office:value-type="string">
            <text:p>53.0 %RH</text:p>
          </table:table-cell>
          <table:table-cell office:value-type="string">
            <text:p>51.3 %RH</text:p>
          </table:table-cell>
          <table:table-cell/>
          <table:table-cell office:value-type="float" office:value="291">
            <text:p>291</text:p>
          </table:table-cell>
          <table:table-cell table:style-name="ce3" office:value-type="string">
            <text:p>2014-07-24 12:42:38</text:p>
          </table:table-cell>
          <table:table-cell office:value-type="string">
            <text:p>32.623 °C</text:p>
          </table:table-cell>
          <table:table-cell table:number-columns-repeated="2" office:value-type="string">
            <text:p>32.595 °C</text:p>
          </table:table-cell>
          <table:table-cell office:value-type="string">
            <text:p>54.5 %RH</text:p>
          </table:table-cell>
          <table:table-cell office:value-type="string">
            <text:p>54.0 %RH</text:p>
          </table:table-cell>
          <table:table-cell office:value-type="string">
            <text:p>53.2 %RH</text:p>
          </table:table-cell>
        </table:table-row>
        <table:table-row table:style-name="ro2">
          <table:table-cell/>
          <table:table-cell office:value-type="float" office:value="294">
            <text:p>294</text:p>
          </table:table-cell>
          <table:table-cell table:style-name="ce3" office:value-type="string">
            <text:p>2014-07-24 12:43:16</text:p>
          </table:table-cell>
          <table:table-cell office:value-type="string">
            <text:p>33.539 °C</text:p>
          </table:table-cell>
          <table:table-cell table:number-columns-repeated="2" office:value-type="string">
            <text:p>33.474 °C</text:p>
          </table:table-cell>
          <table:table-cell table:number-columns-repeated="2" office:value-type="string">
            <text:p>54.8 %RH</text:p>
          </table:table-cell>
          <table:table-cell office:value-type="string">
            <text:p>53.3 %RH</text:p>
          </table:table-cell>
          <table:table-cell/>
          <table:table-cell office:value-type="float" office:value="292">
            <text:p>292</text:p>
          </table:table-cell>
          <table:table-cell table:style-name="ce3" office:value-type="string">
            <text:p>2014-07-24 12:43:08</text:p>
          </table:table-cell>
          <table:table-cell office:value-type="string">
            <text:p>32.596 °C</text:p>
          </table:table-cell>
          <table:table-cell table:number-columns-repeated="2" office:value-type="string">
            <text:p>32.574 °C</text:p>
          </table:table-cell>
          <table:table-cell office:value-type="string">
            <text:p>56.2 %RH</text:p>
          </table:table-cell>
          <table:table-cell office:value-type="string">
            <text:p>56.0 %RH</text:p>
          </table:table-cell>
          <table:table-cell office:value-type="string">
            <text:p>54.2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table:style-name="ce3" office:value-type="string">
            <text:p>2014-07-24 12:43:46</text:p>
          </table:table-cell>
          <table:table-cell office:value-type="string">
            <text:p>33.474 °C</text:p>
          </table:table-cell>
          <table:table-cell table:number-columns-repeated="2" office:value-type="string">
            <text:p>33.421 °C</text:p>
          </table:table-cell>
          <table:table-cell office:value-type="string">
            <text:p>54.8 %RH</text:p>
          </table:table-cell>
          <table:table-cell office:value-type="string">
            <text:p>52.5 %RH</text:p>
          </table:table-cell>
          <table:table-cell office:value-type="string">
            <text:p>52.0 %RH</text:p>
          </table:table-cell>
          <table:table-cell/>
          <table:table-cell office:value-type="float" office:value="293">
            <text:p>293</text:p>
          </table:table-cell>
          <table:table-cell table:style-name="ce3" office:value-type="string">
            <text:p>2014-07-24 12:43:38</text:p>
          </table:table-cell>
          <table:table-cell office:value-type="string">
            <text:p>32.579 °C</text:p>
          </table:table-cell>
          <table:table-cell office:value-type="string">
            <text:p>32.573 °C</text:p>
          </table:table-cell>
          <table:table-cell office:value-type="string">
            <text:p>32.570 °C</text:p>
          </table:table-cell>
          <table:table-cell office:value-type="string">
            <text:p>56.0 %RH</text:p>
          </table:table-cell>
          <table:table-cell table:number-columns-repeated="2" office:value-type="string">
            <text:p>54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01">
            <text:p>301</text:p>
          </table:table-cell>
          <table:table-cell table:style-name="ce3" office:value-type="string">
            <text:p>2014-07-24 12:46:46</text:p>
          </table:table-cell>
          <table:table-cell office:value-type="string">
            <text:p>33.333 °C</text:p>
          </table:table-cell>
          <table:table-cell office:value-type="string">
            <text:p>33.331 °C</text:p>
          </table:table-cell>
          <table:table-cell office:value-type="string">
            <text:p>33.326 °C</text:p>
          </table:table-cell>
          <table:table-cell office:value-type="string">
            <text:p>52.8 %RH</text:p>
          </table:table-cell>
          <table:table-cell office:value-type="string">
            <text:p>52.3 %RH</text:p>
          </table:table-cell>
          <table:table-cell office:value-type="string">
            <text:p>51.5 %RH</text:p>
          </table:table-cell>
          <table:table-cell/>
          <table:table-cell office:value-type="float" office:value="299">
            <text:p>299</text:p>
          </table:table-cell>
          <table:table-cell table:style-name="ce3" office:value-type="string">
            <text:p>2014-07-24 12:46:38</text:p>
          </table:table-cell>
          <table:table-cell table:number-columns-repeated="2" office:value-type="string">
            <text:p>32.680 °C</text:p>
          </table:table-cell>
          <table:table-cell office:value-type="string">
            <text:p>32.654 °C</text:p>
          </table:table-cell>
          <table:table-cell office:value-type="string">
            <text:p>57.5 %RH</text:p>
          </table:table-cell>
          <table:table-cell office:value-type="string">
            <text:p>56.5 %RH</text:p>
          </table:table-cell>
          <table:table-cell office:value-type="string">
            <text:p>55.2 %RH</text:p>
          </table:table-cell>
        </table:table-row>
        <table:table-row table:style-name="ro2">
          <table:table-cell/>
          <table:table-cell office:value-type="float" office:value="302">
            <text:p>302</text:p>
          </table:table-cell>
          <table:table-cell table:style-name="ce3" office:value-type="string">
            <text:p>2014-07-24 12:47:16</text:p>
          </table:table-cell>
          <table:table-cell office:value-type="string">
            <text:p>33.337 °C</text:p>
          </table:table-cell>
          <table:table-cell office:value-type="string">
            <text:p>33.334 °C</text:p>
          </table:table-cell>
          <table:table-cell office:value-type="string">
            <text:p>33.329 °C</text:p>
          </table:table-cell>
          <table:table-cell office:value-type="string">
            <text:p>54.6 %RH</text:p>
          </table:table-cell>
          <table:table-cell table:number-columns-repeated="2" office:value-type="string">
            <text:p>49.2 %RH</text:p>
          </table:table-cell>
          <table:table-cell/>
          <table:table-cell office:value-type="float" office:value="300">
            <text:p>300</text:p>
          </table:table-cell>
          <table:table-cell table:style-name="ce3" office:value-type="string">
            <text:p>2014-07-24 12:47:08</text:p>
          </table:table-cell>
          <table:table-cell office:value-type="string">
            <text:p>32.722 °C</text:p>
          </table:table-cell>
          <table:table-cell office:value-type="string">
            <text:p>32.721 °C</text:p>
          </table:table-cell>
          <table:table-cell office:value-type="string">
            <text:p>32.679 °C</text:p>
          </table:table-cell>
          <table:table-cell office:value-type="string">
            <text:p>59.4 %RH</text:p>
          </table:table-cell>
          <table:table-cell office:value-type="string">
            <text:p>57.0 %RH</text:p>
          </table:table-cell>
          <table:table-cell office:value-type="string">
            <text:p>56.8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table:style-name="ce3" office:value-type="string">
            <text:p>2014-07-24 12:47:46</text:p>
          </table:table-cell>
          <table:table-cell office:value-type="string">
            <text:p>33.336 °C</text:p>
          </table:table-cell>
          <table:table-cell table:number-columns-repeated="2" office:value-type="string">
            <text:p>33.323 °C</text:p>
          </table:table-cell>
          <table:table-cell table:number-columns-repeated="2" office:value-type="string">
            <text:p>50.5 %RH</text:p>
          </table:table-cell>
          <table:table-cell office:value-type="string">
            <text:p>49.2 %RH</text:p>
          </table:table-cell>
          <table:table-cell/>
          <table:table-cell office:value-type="float" office:value="301">
            <text:p>301</text:p>
          </table:table-cell>
          <table:table-cell table:style-name="ce3" office:value-type="string">
            <text:p>2014-07-24 12:47:38</text:p>
          </table:table-cell>
          <table:table-cell table:number-columns-repeated="2" office:value-type="string">
            <text:p>32.760 °C</text:p>
          </table:table-cell>
          <table:table-cell office:value-type="string">
            <text:p>32.721 °C</text:p>
          </table:table-cell>
          <table:table-cell office:value-type="string">
            <text:p>57.0 %RH</text:p>
          </table:table-cell>
          <table:table-cell table:number-columns-repeated="2" office:value-type="string">
            <text:p>52.9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07">
            <text:p>307</text:p>
          </table:table-cell>
          <table:table-cell table:style-name="ce3" office:value-type="string">
            <text:p>2014-07-24 12:49:46</text:p>
          </table:table-cell>
          <table:table-cell table:number-columns-repeated="2" office:value-type="string">
            <text:p>33.433 °C</text:p>
          </table:table-cell>
          <table:table-cell office:value-type="string">
            <text:p>33.306 °C</text:p>
          </table:table-cell>
          <table:table-cell office:value-type="string">
            <text:p>52.5 %RH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  <table:table-cell/>
          <table:table-cell office:value-type="float" office:value="305">
            <text:p>305</text:p>
          </table:table-cell>
          <table:table-cell table:style-name="ce3" office:value-type="string">
            <text:p>2014-07-24 12:49:38</text:p>
          </table:table-cell>
          <table:table-cell table:number-columns-repeated="2" office:value-type="string">
            <text:p>32.913 °C</text:p>
          </table:table-cell>
          <table:table-cell office:value-type="string">
            <text:p>32.872 °C</text:p>
          </table:table-cell>
          <table:table-cell office:value-type="string">
            <text:p>54.5 %RH</text:p>
          </table:table-cell>
          <table:table-cell office:value-type="string">
            <text:p>51.7 %RH</text:p>
          </table:table-cell>
          <table:table-cell office:value-type="string">
            <text:p>51.4 %RH</text:p>
          </table:table-cell>
        </table:table-row>
        <table:table-row table:style-name="ro2">
          <table:table-cell/>
          <table:table-cell office:value-type="float" office:value="308">
            <text:p>308</text:p>
          </table:table-cell>
          <table:table-cell table:style-name="ce3" office:value-type="string">
            <text:p>2014-07-24 12:50:16</text:p>
          </table:table-cell>
          <table:table-cell table:number-columns-repeated="2" office:value-type="string">
            <text:p>33.561 °C</text:p>
          </table:table-cell>
          <table:table-cell office:value-type="string">
            <text:p>33.436 °C</text:p>
          </table:table-cell>
          <table:table-cell table:number-columns-repeated="2" office:value-type="string">
            <text:p>51.8 %RH</text:p>
          </table:table-cell>
          <table:table-cell office:value-type="string">
            <text:p>49.5 %RH</text:p>
          </table:table-cell>
          <table:table-cell/>
          <table:table-cell office:value-type="float" office:value="306">
            <text:p>306</text:p>
          </table:table-cell>
          <table:table-cell table:style-name="ce3" office:value-type="string">
            <text:p>2014-07-24 12:50:08</text:p>
          </table:table-cell>
          <table:table-cell office:value-type="string">
            <text:p>32.953 °C</text:p>
          </table:table-cell>
          <table:table-cell office:value-type="string">
            <text:p>32.950 °C</text:p>
          </table:table-cell>
          <table:table-cell office:value-type="string">
            <text:p>32.914 °C</text:p>
          </table:table-cell>
          <table:table-cell office:value-type="string">
            <text:p>53.7 %RH</text:p>
          </table:table-cell>
          <table:table-cell office:value-type="string">
            <text:p>53.4 %RH</text:p>
          </table:table-cell>
          <table:table-cell office:value-type="string">
            <text:p>51.7 %RH</text:p>
          </table:table-cell>
        </table:table-row>
        <table:table-row table:style-name="ro2">
          <table:table-cell/>
          <table:table-cell office:value-type="float" office:value="309">
            <text:p>309</text:p>
          </table:table-cell>
          <table:table-cell table:style-name="ce3" office:value-type="string">
            <text:p>2014-07-24 12:50:46</text:p>
          </table:table-cell>
          <table:table-cell office:value-type="string">
            <text:p>33.565 °C</text:p>
          </table:table-cell>
          <table:table-cell office:value-type="string">
            <text:p>33.554 °C</text:p>
          </table:table-cell>
          <table:table-cell office:value-type="string">
            <text:p>33.553 °C</text:p>
          </table:table-cell>
          <table:table-cell table:number-columns-repeated="2" office:value-type="string">
            <text:p>53.0 %RH</text:p>
          </table:table-cell>
          <table:table-cell office:value-type="string">
            <text:p>51.8 %RH</text:p>
          </table:table-cell>
          <table:table-cell/>
          <table:table-cell office:value-type="float" office:value="307">
            <text:p>307</text:p>
          </table:table-cell>
          <table:table-cell table:style-name="ce3" office:value-type="string">
            <text:p>2014-07-24 12:50:38</text:p>
          </table:table-cell>
          <table:table-cell table:number-columns-repeated="2" office:value-type="string">
            <text:p>32.988 °C</text:p>
          </table:table-cell>
          <table:table-cell office:value-type="string">
            <text:p>32.953 °C</text:p>
          </table:table-cell>
          <table:table-cell table:number-columns-repeated="2" office:value-type="string">
            <text:p>54.5 %RH</text:p>
          </table:table-cell>
          <table:table-cell office:value-type="string">
            <text:p>53.4 %RH</text:p>
          </table:table-cell>
        </table:table-row>
        <table:table-row table:style-name="ro2">
          <table:table-cell/>
          <table:table-cell office:value-type="float" office:value="310">
            <text:p>310</text:p>
          </table:table-cell>
          <table:table-cell table:style-name="ce3" office:value-type="string">
            <text:p>2014-07-24 12:51:16</text:p>
          </table:table-cell>
          <table:table-cell office:value-type="string">
            <text:p>33.559 °C</text:p>
          </table:table-cell>
          <table:table-cell table:number-columns-repeated="2" office:value-type="string">
            <text:p>33.550 °C</text:p>
          </table:table-cell>
          <table:table-cell office:value-type="string">
            <text:p>53.5 %RH</text:p>
          </table:table-cell>
          <table:table-cell office:value-type="string">
            <text:p>52.3 %RH</text:p>
          </table:table-cell>
          <table:table-cell office:value-type="string">
            <text:p>51.5 %RH</text:p>
          </table:table-cell>
          <table:table-cell/>
          <table:table-cell office:value-type="float" office:value="308">
            <text:p>308</text:p>
          </table:table-cell>
          <table:table-cell table:style-name="ce3" office:value-type="string">
            <text:p>2014-07-24 12:51:08</text:p>
          </table:table-cell>
          <table:table-cell table:number-columns-repeated="2" office:value-type="string">
            <text:p>33.032 °C</text:p>
          </table:table-cell>
          <table:table-cell office:value-type="string">
            <text:p>32.989 °C</text:p>
          </table:table-cell>
          <table:table-cell office:value-type="string">
            <text:p>55.0 %RH</text:p>
          </table:table-cell>
          <table:table-cell table:number-columns-repeated="2" office:value-type="string">
            <text:p>52.7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table:style-name="ce3" office:value-type="string">
            <text:p>2014-07-24 12:51:46</text:p>
          </table:table-cell>
          <table:table-cell office:value-type="string">
            <text:p>33.553 °C</text:p>
          </table:table-cell>
          <table:table-cell table:number-columns-repeated="2" office:value-type="string">
            <text:p>33.509 °C</text:p>
          </table:table-cell>
          <table:table-cell office:value-type="string">
            <text:p>53.3 %RH</text:p>
          </table:table-cell>
          <table:table-cell office:value-type="string">
            <text:p>53.0 %RH</text:p>
          </table:table-cell>
          <table:table-cell office:value-type="string">
            <text:p>52.5 %RH</text:p>
          </table:table-cell>
          <table:table-cell/>
          <table:table-cell office:value-type="float" office:value="309">
            <text:p>309</text:p>
          </table:table-cell>
          <table:table-cell table:style-name="ce3" office:value-type="string">
            <text:p>2014-07-24 12:51:38</text:p>
          </table:table-cell>
          <table:table-cell office:value-type="string">
            <text:p>33.060 °C</text:p>
          </table:table-cell>
          <table:table-cell office:value-type="string">
            <text:p>33.058 °C</text:p>
          </table:table-cell>
          <table:table-cell office:value-type="string">
            <text:p>33.032 °C</text:p>
          </table:table-cell>
          <table:table-cell office:value-type="string">
            <text:p>53.4 %RH</text:p>
          </table:table-cell>
          <table:table-cell office:value-type="string">
            <text:p>52.7 %RH</text:p>
          </table:table-cell>
          <table:table-cell office:value-type="string">
            <text:p>52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19">
            <text:p>319</text:p>
          </table:table-cell>
          <table:table-cell table:style-name="ce3" office:value-type="string">
            <text:p>2014-07-24 12:55:46</text:p>
          </table:table-cell>
          <table:table-cell table:number-columns-repeated="2" office:value-type="string">
            <text:p>33.680 °C</text:p>
          </table:table-cell>
          <table:table-cell office:value-type="string">
            <text:p>33.572 °C</text:p>
          </table:table-cell>
          <table:table-cell table:number-columns-repeated="2" office:value-type="string">
            <text:p>49.5 %RH</text:p>
          </table:table-cell>
          <table:table-cell office:value-type="string">
            <text:p>48.7 %RH</text:p>
          </table:table-cell>
          <table:table-cell/>
          <table:table-cell office:value-type="float" office:value="317">
            <text:p>317</text:p>
          </table:table-cell>
          <table:table-cell table:style-name="ce3" office:value-type="string">
            <text:p>2014-07-24 12:55:38</text:p>
          </table:table-cell>
          <table:table-cell table:number-columns-repeated="2" office:value-type="string">
            <text:p>33.130 °C</text:p>
          </table:table-cell>
          <table:table-cell office:value-type="string">
            <text:p>33.116 °C</text:p>
          </table:table-cell>
          <table:table-cell office:value-type="string">
            <text:p>53.4 %RH</text:p>
          </table:table-cell>
          <table:table-cell office:value-type="string">
            <text:p>53.2 %RH</text:p>
          </table:table-cell>
          <table:table-cell office:value-type="string">
            <text:p>52.4 %RH</text:p>
          </table:table-cell>
        </table:table-row>
        <table:table-row table:style-name="ro2">
          <table:table-cell/>
          <table:table-cell office:value-type="float" office:value="320">
            <text:p>320</text:p>
          </table:table-cell>
          <table:table-cell table:style-name="ce3" office:value-type="string">
            <text:p>2014-07-24 12:56:16</text:p>
          </table:table-cell>
          <table:table-cell table:number-columns-repeated="2" office:value-type="string">
            <text:p>33.742 °C</text:p>
          </table:table-cell>
          <table:table-cell office:value-type="string">
            <text:p>33.682 °C</text:p>
          </table:table-cell>
          <table:table-cell office:value-type="string">
            <text:p>51.0 %RH</text:p>
          </table:table-cell>
          <table:table-cell office:value-type="string">
            <text:p>50.3 %RH</text:p>
          </table:table-cell>
          <table:table-cell office:value-type="string">
            <text:p>49.5 %RH</text:p>
          </table:table-cell>
          <table:table-cell/>
          <table:table-cell office:value-type="float" office:value="318">
            <text:p>318</text:p>
          </table:table-cell>
          <table:table-cell table:style-name="ce3" office:value-type="string">
            <text:p>2014-07-24 12:56:08</text:p>
          </table:table-cell>
          <table:table-cell table:number-columns-repeated="2" office:value-type="string">
            <text:p>33.155 °C</text:p>
          </table:table-cell>
          <table:table-cell office:value-type="string">
            <text:p>33.127 °C</text:p>
          </table:table-cell>
          <table:table-cell office:value-type="string">
            <text:p>54.0 %RH</text:p>
          </table:table-cell>
          <table:table-cell office:value-type="string">
            <text:p>53.7 %RH</text:p>
          </table:table-cell>
          <table:table-cell office:value-type="string">
            <text:p>53.2 %RH</text:p>
          </table:table-cell>
        </table:table-row>
        <table:table-row table:style-name="ro2">
          <table:table-cell/>
          <table:table-cell office:value-type="float" office:value="321">
            <text:p>321</text:p>
          </table:table-cell>
          <table:table-cell table:style-name="ce3" office:value-type="string">
            <text:p>2014-07-24 12:56:46</text:p>
          </table:table-cell>
          <table:table-cell table:number-columns-repeated="2" office:value-type="string">
            <text:p>33.833 °C</text:p>
          </table:table-cell>
          <table:table-cell office:value-type="string">
            <text:p>33.745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  <table:table-cell office:value-type="string">
            <text:p>49.2 %RH</text:p>
          </table:table-cell>
          <table:table-cell/>
          <table:table-cell office:value-type="float" office:value="319">
            <text:p>319</text:p>
          </table:table-cell>
          <table:table-cell table:style-name="ce3" office:value-type="string">
            <text:p>2014-07-24 12:56:38</text:p>
          </table:table-cell>
          <table:table-cell table:number-columns-repeated="2" office:value-type="string">
            <text:p>33.196 °C</text:p>
          </table:table-cell>
          <table:table-cell office:value-type="string">
            <text:p>33.154 °C</text:p>
          </table:table-cell>
          <table:table-cell office:value-type="string">
            <text:p>53.7 %RH</text:p>
          </table:table-cell>
          <table:table-cell office:value-type="string">
            <text:p>53.2 %RH</text:p>
          </table:table-cell>
          <table:table-cell office:value-type="string">
            <text:p>52.4 %RH</text:p>
          </table:table-cell>
        </table:table-row>
        <table:table-row table:style-name="ro2">
          <table:table-cell/>
          <table:table-cell office:value-type="float" office:value="322">
            <text:p>322</text:p>
          </table:table-cell>
          <table:table-cell table:style-name="ce3" office:value-type="string">
            <text:p>2014-07-24 12:57:16</text:p>
          </table:table-cell>
          <table:table-cell table:number-columns-repeated="2" office:value-type="string">
            <text:p>33.972 °C</text:p>
          </table:table-cell>
          <table:table-cell office:value-type="string">
            <text:p>33.840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  <table:table-cell office:value-type="string">
            <text:p>49.8 %RH</text:p>
          </table:table-cell>
          <table:table-cell/>
          <table:table-cell office:value-type="float" office:value="320">
            <text:p>320</text:p>
          </table:table-cell>
          <table:table-cell table:style-name="ce3" office:value-type="string">
            <text:p>2014-07-24 12:57:08</text:p>
          </table:table-cell>
          <table:table-cell table:number-columns-repeated="2" office:value-type="string">
            <text:p>33.253 °C</text:p>
          </table:table-cell>
          <table:table-cell office:value-type="string">
            <text:p>33.196 °C</text:p>
          </table:table-cell>
          <table:table-cell office:value-type="string">
            <text:p>54.5 %RH</text:p>
          </table:table-cell>
          <table:table-cell table:number-columns-repeated="2" office:value-type="string">
            <text:p>53.2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3">
            <text:p>323</text:p>
          </table:table-cell>
          <table:table-cell table:style-name="ce3" office:value-type="string">
            <text:p>2014-07-24 12:57:46</text:p>
          </table:table-cell>
          <table:table-cell office:value-type="string">
            <text:p>33.995 °C</text:p>
          </table:table-cell>
          <table:table-cell office:value-type="string">
            <text:p>33.993 °C</text:p>
          </table:table-cell>
          <table:table-cell office:value-type="string">
            <text:p>33.976 °C</text:p>
          </table:table-cell>
          <table:table-cell office:value-type="string">
            <text:p>51.5 %RH</text:p>
          </table:table-cell>
          <table:table-cell table:number-columns-repeated="2" office:value-type="string">
            <text:p>48.7 %RH</text:p>
          </table:table-cell>
          <table:table-cell/>
          <table:table-cell office:value-type="float" office:value="321">
            <text:p>321</text:p>
          </table:table-cell>
          <table:table-cell table:style-name="ce3" office:value-type="string">
            <text:p>2014-07-24 12:57:38</text:p>
          </table:table-cell>
          <table:table-cell table:number-columns-repeated="2" office:value-type="string">
            <text:p>33.315 °C</text:p>
          </table:table-cell>
          <table:table-cell office:value-type="string">
            <text:p>33.254 °C</text:p>
          </table:table-cell>
          <table:table-cell table:number-columns-repeated="2" office:value-type="string">
            <text:p>53.7 %RH</text:p>
          </table:table-cell>
          <table:table-cell office:value-type="string">
            <text:p>52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28">
            <text:p>328</text:p>
          </table:table-cell>
          <table:table-cell table:style-name="ce3" office:value-type="string">
            <text:p>2014-07-24 13:00:16</text:p>
          </table:table-cell>
          <table:table-cell office:value-type="string">
            <text:p>34.105 °C</text:p>
          </table:table-cell>
          <table:table-cell table:number-columns-repeated="2" office:value-type="string">
            <text:p>34.090 °C</text:p>
          </table:table-cell>
          <table:table-cell table:number-columns-repeated="2" office:value-type="string">
            <text:p>48.5 %RH</text:p>
          </table:table-cell>
          <table:table-cell office:value-type="string">
            <text:p>47.0 %RH</text:p>
          </table:table-cell>
          <table:table-cell/>
          <table:table-cell office:value-type="float" office:value="326">
            <text:p>326</text:p>
          </table:table-cell>
          <table:table-cell table:style-name="ce3" office:value-type="string">
            <text:p>2014-07-24 13:00:08</text:p>
          </table:table-cell>
          <table:table-cell table:number-columns-repeated="2" office:value-type="string">
            <text:p>33.663 °C</text:p>
          </table:table-cell>
          <table:table-cell office:value-type="string">
            <text:p>33.589 °C</text:p>
          </table:table-cell>
          <table:table-cell office:value-type="string">
            <text:p>49.9 %RH</text:p>
          </table:table-cell>
          <table:table-cell office:value-type="string">
            <text:p>49.6 %RH</text:p>
          </table:table-cell>
          <table:table-cell office:value-type="string">
            <text:p>49.1 %RH</text:p>
          </table:table-cell>
        </table:table-row>
        <table:table-row table:style-name="ro2">
          <table:table-cell/>
          <table:table-cell office:value-type="float" office:value="329">
            <text:p>329</text:p>
          </table:table-cell>
          <table:table-cell table:style-name="ce3" office:value-type="string">
            <text:p>2014-07-24 13:00:46</text:p>
          </table:table-cell>
          <table:table-cell table:number-columns-repeated="2" office:value-type="string">
            <text:p>34.090 °C</text:p>
          </table:table-cell>
          <table:table-cell office:value-type="string">
            <text:p>34.085 °C</text:p>
          </table:table-cell>
          <table:table-cell office:value-type="string">
            <text:p>50.0 %RH</text:p>
          </table:table-cell>
          <table:table-cell office:value-type="string">
            <text:p>48.5 %RH</text:p>
          </table:table-cell>
          <table:table-cell office:value-type="string">
            <text:p>47.7 %RH</text:p>
          </table:table-cell>
          <table:table-cell/>
          <table:table-cell office:value-type="float" office:value="327">
            <text:p>327</text:p>
          </table:table-cell>
          <table:table-cell table:style-name="ce3" office:value-type="string">
            <text:p>2014-07-24 13:00:38</text:p>
          </table:table-cell>
          <table:table-cell table:number-columns-repeated="2" office:value-type="string">
            <text:p>33.754 °C</text:p>
          </table:table-cell>
          <table:table-cell office:value-type="string">
            <text:p>33.668 °C</text:p>
          </table:table-cell>
          <table:table-cell office:value-type="string">
            <text:p>51.7 %RH</text:p>
          </table:table-cell>
          <table:table-cell office:value-type="string">
            <text:p>49.9 %RH</text:p>
          </table:table-cell>
          <table:table-cell office:value-type="string">
            <text:p>49.1 %RH</text:p>
          </table:table-cell>
        </table:table-row>
        <table:table-row table:style-name="ro2">
          <table:table-cell/>
          <table:table-cell office:value-type="float" office:value="330">
            <text:p>330</text:p>
          </table:table-cell>
          <table:table-cell table:style-name="ce3" office:value-type="string">
            <text:p>2014-07-24 13:01:16</text:p>
          </table:table-cell>
          <table:table-cell table:number-columns-repeated="2" office:value-type="string">
            <text:p>34.120 °C</text:p>
          </table:table-cell>
          <table:table-cell office:value-type="string">
            <text:p>34.091 °C</text:p>
          </table:table-cell>
          <table:table-cell table:number-columns-repeated="2" office:value-type="string">
            <text:p>51.5 %RH</text:p>
          </table:table-cell>
          <table:table-cell office:value-type="string">
            <text:p>48.5 %RH</text:p>
          </table:table-cell>
          <table:table-cell/>
          <table:table-cell office:value-type="float" office:value="328">
            <text:p>328</text:p>
          </table:table-cell>
          <table:table-cell table:style-name="ce3" office:value-type="string">
            <text:p>2014-07-24 13:01:08</text:p>
          </table:table-cell>
          <table:table-cell table:number-columns-repeated="2" office:value-type="string">
            <text:p>33.849 °C</text:p>
          </table:table-cell>
          <table:table-cell office:value-type="string">
            <text:p>33.758 °C</text:p>
          </table:table-cell>
          <table:table-cell office:value-type="string">
            <text:p>50.6 %RH</text:p>
          </table:table-cell>
          <table:table-cell office:value-type="string">
            <text:p>50.4 %RH</text:p>
          </table:table-cell>
          <table:table-cell office:value-type="string">
            <text:p>49.6 %RH</text:p>
          </table:table-cell>
        </table:table-row>
        <table:table-row table:style-name="ro2">
          <table:table-cell/>
          <table:table-cell office:value-type="float" office:value="331">
            <text:p>331</text:p>
          </table:table-cell>
          <table:table-cell table:style-name="ce3" office:value-type="string">
            <text:p>2014-07-24 13:01:46</text:p>
          </table:table-cell>
          <table:table-cell table:number-columns-repeated="2" office:value-type="string">
            <text:p>34.151 °C</text:p>
          </table:table-cell>
          <table:table-cell office:value-type="string">
            <text:p>34.120 °C</text:p>
          </table:table-cell>
          <table:table-cell office:value-type="string">
            <text:p>51.5 %RH</text:p>
          </table:table-cell>
          <table:table-cell table:number-columns-repeated="2" office:value-type="string">
            <text:p>50.3 %RH</text:p>
          </table:table-cell>
          <table:table-cell/>
          <table:table-cell office:value-type="float" office:value="329">
            <text:p>329</text:p>
          </table:table-cell>
          <table:table-cell table:style-name="ce3" office:value-type="string">
            <text:p>2014-07-24 13:01:38</text:p>
          </table:table-cell>
          <table:table-cell table:number-columns-repeated="2" office:value-type="string">
            <text:p>33.947 °C</text:p>
          </table:table-cell>
          <table:table-cell office:value-type="string">
            <text:p>33.852 °C</text:p>
          </table:table-cell>
          <table:table-cell office:value-type="string">
            <text:p>51.7 %RH</text:p>
          </table:table-cell>
          <table:table-cell office:value-type="string">
            <text:p>51.4 %RH</text:p>
          </table:table-cell>
          <table:table-cell office:value-type="string">
            <text:p>50.6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table:style-name="ce3" office:value-type="string">
            <text:p>2014-07-24 13:02:16</text:p>
          </table:table-cell>
          <table:table-cell table:number-columns-repeated="2" office:value-type="string">
            <text:p>34.190 °C</text:p>
          </table:table-cell>
          <table:table-cell office:value-type="string">
            <text:p>34.150 °C</text:p>
          </table:table-cell>
          <table:table-cell office:value-type="string">
            <text:p>50.3 %RH</text:p>
          </table:table-cell>
          <table:table-cell office:value-type="string">
            <text:p>49.2 %RH</text:p>
          </table:table-cell>
          <table:table-cell office:value-type="string">
            <text:p>48.2 %RH</text:p>
          </table:table-cell>
          <table:table-cell/>
          <table:table-cell office:value-type="float" office:value="330">
            <text:p>330</text:p>
          </table:table-cell>
          <table:table-cell table:style-name="ce3" office:value-type="string">
            <text:p>2014-07-24 13:02:08</text:p>
          </table:table-cell>
          <table:table-cell table:number-columns-repeated="2" office:value-type="string">
            <text:p>34.033 °C</text:p>
          </table:table-cell>
          <table:table-cell office:value-type="string">
            <text:p>33.950 °C</text:p>
          </table:table-cell>
          <table:table-cell office:value-type="string">
            <text:p>52.2 %RH</text:p>
          </table:table-cell>
          <table:table-cell office:value-type="string">
            <text:p>51.7 %RH</text:p>
          </table:table-cell>
          <table:table-cell office:value-type="string">
            <text:p>50.9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44">
            <text:p>344</text:p>
          </table:table-cell>
          <table:table-cell table:style-name="ce3" office:value-type="string">
            <text:p>2014-07-24 13:08:16</text:p>
          </table:table-cell>
          <table:table-cell office:value-type="string">
            <text:p>34.148 °C</text:p>
          </table:table-cell>
          <table:table-cell table:number-columns-repeated="2" office:value-type="string">
            <text:p>34.129 °C</text:p>
          </table:table-cell>
          <table:table-cell table:number-columns-repeated="2" office:value-type="string">
            <text:p>51.5 %RH</text:p>
          </table:table-cell>
          <table:table-cell office:value-type="string">
            <text:p>50.8 %RH</text:p>
          </table:table-cell>
          <table:table-cell/>
          <table:table-cell office:value-type="float" office:value="342">
            <text:p>342</text:p>
          </table:table-cell>
          <table:table-cell table:style-name="ce3" office:value-type="string">
            <text:p>2014-07-24 13:08:08</text:p>
          </table:table-cell>
          <table:table-cell office:value-type="string">
            <text:p>34.361 °C</text:p>
          </table:table-cell>
          <table:table-cell office:value-type="string">
            <text:p>34.359 °C</text:p>
          </table:table-cell>
          <table:table-cell office:value-type="string">
            <text:p>34.331 °C</text:p>
          </table:table-cell>
          <table:table-cell office:value-type="string">
            <text:p>53.2 %RH</text:p>
          </table:table-cell>
          <table:table-cell office:value-type="string">
            <text:p>51.4 %RH</text:p>
          </table:table-cell>
          <table:table-cell office:value-type="string">
            <text:p>51.2 %RH</text:p>
          </table:table-cell>
        </table:table-row>
        <table:table-row table:style-name="ro2">
          <table:table-cell/>
          <table:table-cell office:value-type="float" office:value="345">
            <text:p>345</text:p>
          </table:table-cell>
          <table:table-cell table:style-name="ce3" office:value-type="string">
            <text:p>2014-07-24 13:08:46</text:p>
          </table:table-cell>
          <table:table-cell office:value-type="string">
            <text:p>34.129 °C</text:p>
          </table:table-cell>
          <table:table-cell table:number-columns-repeated="2" office:value-type="string">
            <text:p>34.090 °C</text:p>
          </table:table-cell>
          <table:table-cell office:value-type="string">
            <text:p>51.5 %RH</text:p>
          </table:table-cell>
          <table:table-cell office:value-type="string">
            <text:p>50.5 %RH</text:p>
          </table:table-cell>
          <table:table-cell office:value-type="string">
            <text:p>49.5 %RH</text:p>
          </table:table-cell>
          <table:table-cell/>
          <table:table-cell office:value-type="float" office:value="343">
            <text:p>343</text:p>
          </table:table-cell>
          <table:table-cell table:style-name="ce3" office:value-type="string">
            <text:p>2014-07-24 13:08:38</text:p>
          </table:table-cell>
          <table:table-cell office:value-type="string">
            <text:p>34.369 °C</text:p>
          </table:table-cell>
          <table:table-cell table:number-columns-repeated="2" office:value-type="string">
            <text:p>34.361 °C</text:p>
          </table:table-cell>
          <table:table-cell office:value-type="string">
            <text:p>52.4 %RH</text:p>
          </table:table-cell>
          <table:table-cell office:value-type="string">
            <text:p>51.7 %RH</text:p>
          </table:table-cell>
          <table:table-cell office:value-type="string">
            <text:p>51.2 %RH</text:p>
          </table:table-cell>
        </table:table-row>
        <table:table-row table:style-name="ro2">
          <table:table-cell/>
          <table:table-cell office:value-type="float" office:value="346">
            <text:p>346</text:p>
          </table:table-cell>
          <table:table-cell table:style-name="ce3" office:value-type="string">
            <text:p>2014-07-24 13:09:16</text:p>
          </table:table-cell>
          <table:table-cell office:value-type="string">
            <text:p>34.088 °C</text:p>
          </table:table-cell>
          <table:table-cell table:number-columns-repeated="2" office:value-type="string">
            <text:p>34.023 °C</text:p>
          </table:table-cell>
          <table:table-cell office:value-type="string">
            <text:p>51.5 %RH</text:p>
          </table:table-cell>
          <table:table-cell office:value-type="string">
            <text:p>51.0 %RH</text:p>
          </table:table-cell>
          <table:table-cell office:value-type="string">
            <text:p>50.5 %RH</text:p>
          </table:table-cell>
          <table:table-cell/>
          <table:table-cell office:value-type="float" office:value="344">
            <text:p>344</text:p>
          </table:table-cell>
          <table:table-cell table:style-name="ce3" office:value-type="string">
            <text:p>2014-07-24 13:09:08</text:p>
          </table:table-cell>
          <table:table-cell office:value-type="string">
            <text:p>34.364 °C</text:p>
          </table:table-cell>
          <table:table-cell table:number-columns-repeated="2" office:value-type="string">
            <text:p>34.320 °C</text:p>
          </table:table-cell>
          <table:table-cell table:number-columns-repeated="2" office:value-type="string">
            <text:p>52.7 %RH</text:p>
          </table:table-cell>
          <table:table-cell office:value-type="string">
            <text:p>51.4 %RH</text:p>
          </table:table-cell>
        </table:table-row>
        <table:table-row table:style-name="ro2">
          <table:table-cell/>
          <table:table-cell office:value-type="float" office:value="347">
            <text:p>347</text:p>
          </table:table-cell>
          <table:table-cell table:style-name="ce3" office:value-type="string">
            <text:p>2014-07-24 13:09:46</text:p>
          </table:table-cell>
          <table:table-cell office:value-type="string">
            <text:p>34.020 °C</text:p>
          </table:table-cell>
          <table:table-cell office:value-type="string">
            <text:p>33.991 °C</text:p>
          </table:table-cell>
          <table:table-cell office:value-type="string">
            <text:p>33.990 °C</text:p>
          </table:table-cell>
          <table:table-cell office:value-type="string">
            <text:p>51.3 %RH</text:p>
          </table:table-cell>
          <table:table-cell table:number-columns-repeated="2" office:value-type="string">
            <text:p>49.8 %RH</text:p>
          </table:table-cell>
          <table:table-cell/>
          <table:table-cell office:value-type="float" office:value="345">
            <text:p>345</text:p>
          </table:table-cell>
          <table:table-cell table:style-name="ce3" office:value-type="string">
            <text:p>2014-07-24 13:09:38</text:p>
          </table:table-cell>
          <table:table-cell office:value-type="string">
            <text:p>34.321 °C</text:p>
          </table:table-cell>
          <table:table-cell office:value-type="string">
            <text:p>34.313 °C</text:p>
          </table:table-cell>
          <table:table-cell office:value-type="string">
            <text:p>34.305 °C</text:p>
          </table:table-cell>
          <table:table-cell office:value-type="string">
            <text:p>53.7 %RH</text:p>
          </table:table-cell>
          <table:table-cell table:number-columns-repeated="2" office:value-type="string">
            <text:p>51.4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8">
            <text:p>348</text:p>
          </table:table-cell>
          <table:table-cell table:style-name="ce3" office:value-type="string">
            <text:p>2014-07-24 13:10:16</text:p>
          </table:table-cell>
          <table:table-cell office:value-type="string">
            <text:p>33.996 °C</text:p>
          </table:table-cell>
          <table:table-cell office:value-type="string">
            <text:p>33.995 °C</text:p>
          </table:table-cell>
          <table:table-cell office:value-type="string">
            <text:p>33.987 °C</text:p>
          </table:table-cell>
          <table:table-cell table:number-columns-repeated="2" office:value-type="string">
            <text:p>50.0 %RH</text:p>
          </table:table-cell>
          <table:table-cell office:value-type="string">
            <text:p>48.7 %RH</text:p>
          </table:table-cell>
          <table:table-cell/>
          <table:table-cell office:value-type="float" office:value="346">
            <text:p>346</text:p>
          </table:table-cell>
          <table:table-cell table:style-name="ce3" office:value-type="string">
            <text:p>2014-07-24 13:10:08</text:p>
          </table:table-cell>
          <table:table-cell table:number-columns-repeated="2" office:value-type="string">
            <text:p>34.353 °C</text:p>
          </table:table-cell>
          <table:table-cell office:value-type="string">
            <text:p>34.309 °C</text:p>
          </table:table-cell>
          <table:table-cell office:value-type="string">
            <text:p>51.9 %RH</text:p>
          </table:table-cell>
          <table:table-cell office:value-type="string">
            <text:p>51.7 %RH</text:p>
          </table:table-cell>
          <table:table-cell office:value-type="string">
            <text:p>50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52">
            <text:p>352</text:p>
          </table:table-cell>
          <table:table-cell table:style-name="ce3" office:value-type="string">
            <text:p>2014-07-24 13:12:16</text:p>
          </table:table-cell>
          <table:table-cell table:number-columns-repeated="2" office:value-type="string">
            <text:p>34.093 °C</text:p>
          </table:table-cell>
          <table:table-cell office:value-type="string">
            <text:p>34.061 °C</text:p>
          </table:table-cell>
          <table:table-cell office:value-type="string">
            <text:p>50.5 %RH</text:p>
          </table:table-cell>
          <table:table-cell table:number-columns-repeated="2" office:value-type="string">
            <text:p>48.0 %RH</text:p>
          </table:table-cell>
          <table:table-cell/>
          <table:table-cell office:value-type="float" office:value="350">
            <text:p>350</text:p>
          </table:table-cell>
          <table:table-cell table:style-name="ce3" office:value-type="string">
            <text:p>2014-07-24 13:12:08</text:p>
          </table:table-cell>
          <table:table-cell table:number-columns-repeated="2" office:value-type="string">
            <text:p>34.648 °C</text:p>
          </table:table-cell>
          <table:table-cell office:value-type="string">
            <text:p>34.593 °C</text:p>
          </table:table-cell>
          <table:table-cell office:value-type="string">
            <text:p>49.9 %RH</text:p>
          </table:table-cell>
          <table:table-cell table:number-columns-repeated="2" office:value-type="string">
            <text:p>48.9 %RH</text:p>
          </table:table-cell>
        </table:table-row>
        <table:table-row table:style-name="ro2">
          <table:table-cell/>
          <table:table-cell office:value-type="float" office:value="353">
            <text:p>353</text:p>
          </table:table-cell>
          <table:table-cell table:style-name="ce3" office:value-type="string">
            <text:p>2014-07-24 13:12:46</text:p>
          </table:table-cell>
          <table:table-cell table:number-columns-repeated="2" office:value-type="string">
            <text:p>34.156 °C</text:p>
          </table:table-cell>
          <table:table-cell office:value-type="string">
            <text:p>34.093 °C</text:p>
          </table:table-cell>
          <table:table-cell office:value-type="string">
            <text:p>48.0 %RH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  <table:table-cell/>
          <table:table-cell office:value-type="float" office:value="351">
            <text:p>351</text:p>
          </table:table-cell>
          <table:table-cell table:style-name="ce3" office:value-type="string">
            <text:p>2014-07-24 13:12:38</text:p>
          </table:table-cell>
          <table:table-cell table:number-columns-repeated="2" office:value-type="string">
            <text:p>34.716 °C</text:p>
          </table:table-cell>
          <table:table-cell office:value-type="string">
            <text:p>34.641 °C</text:p>
          </table:table-cell>
          <table:table-cell office:value-type="string">
            <text:p>48.6 %RH</text:p>
          </table:table-cell>
          <table:table-cell table:number-columns-repeated="2" office:value-type="string">
            <text:p>46.6 %RH</text:p>
          </table:table-cell>
        </table:table-row>
        <table:table-row table:style-name="ro2">
          <table:table-cell/>
          <table:table-cell office:value-type="float" office:value="354">
            <text:p>354</text:p>
          </table:table-cell>
          <table:table-cell table:style-name="ce3" office:value-type="string">
            <text:p>2014-07-24 13:13:16</text:p>
          </table:table-cell>
          <table:table-cell table:number-columns-repeated="2" office:value-type="string">
            <text:p>34.239 °C</text:p>
          </table:table-cell>
          <table:table-cell office:value-type="string">
            <text:p>34.159 °C</text:p>
          </table:table-cell>
          <table:table-cell table:number-columns-repeated="2" office:value-type="string">
            <text:p>45.2 %RH</text:p>
          </table:table-cell>
          <table:table-cell office:value-type="string">
            <text:p>45.0 %RH</text:p>
          </table:table-cell>
          <table:table-cell/>
          <table:table-cell office:value-type="float" office:value="352">
            <text:p>352</text:p>
          </table:table-cell>
          <table:table-cell table:style-name="ce3" office:value-type="string">
            <text:p>2014-07-24 13:13:08</text:p>
          </table:table-cell>
          <table:table-cell table:number-columns-repeated="2" office:value-type="string">
            <text:p>34.814 °C</text:p>
          </table:table-cell>
          <table:table-cell office:value-type="string">
            <text:p>34.719 °C</text:p>
          </table:table-cell>
          <table:table-cell office:value-type="string">
            <text:p>46.6 %RH</text:p>
          </table:table-cell>
          <table:table-cell office:value-type="string">
            <text:p>46.1 %RH</text:p>
          </table:table-cell>
          <table:table-cell office:value-type="string">
            <text:p>45.5 %RH</text:p>
          </table:table-cell>
        </table:table-row>
        <table:table-row table:style-name="ro2">
          <table:table-cell/>
          <table:table-cell office:value-type="float" office:value="355">
            <text:p>355</text:p>
          </table:table-cell>
          <table:table-cell table:style-name="ce3" office:value-type="string">
            <text:p>2014-07-24 13:13:46</text:p>
          </table:table-cell>
          <table:table-cell table:number-columns-repeated="2" office:value-type="string">
            <text:p>34.328 °C</text:p>
          </table:table-cell>
          <table:table-cell office:value-type="string">
            <text:p>34.245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  <table:table-cell/>
          <table:table-cell office:value-type="float" office:value="353">
            <text:p>353</text:p>
          </table:table-cell>
          <table:table-cell table:style-name="ce3" office:value-type="string">
            <text:p>2014-07-24 13:13:38</text:p>
          </table:table-cell>
          <table:table-cell office:value-type="string">
            <text:p>34.908 °C</text:p>
          </table:table-cell>
          <table:table-cell office:value-type="string">
            <text:p>34.905 °C</text:p>
          </table:table-cell>
          <table:table-cell office:value-type="string">
            <text:p>34.819 °C</text:p>
          </table:table-cell>
          <table:table-cell office:value-type="string">
            <text:p>46.1 %RH</text:p>
          </table:table-cell>
          <table:table-cell office:value-type="string">
            <text:p>45.8 %RH</text:p>
          </table:table-cell>
          <table:table-cell office:value-type="string">
            <text:p>45.3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6">
            <text:p>356</text:p>
          </table:table-cell>
          <table:table-cell table:style-name="ce3" office:value-type="string">
            <text:p>2014-07-24 13:14:16</text:p>
          </table:table-cell>
          <table:table-cell table:number-columns-repeated="2" office:value-type="string">
            <text:p>34.372 °C</text:p>
          </table:table-cell>
          <table:table-cell office:value-type="string">
            <text:p>34.324 °C</text:p>
          </table:table-cell>
          <table:table-cell table:number-columns-repeated="2" office:value-type="string">
            <text:p>48.2 %RH</text:p>
          </table:table-cell>
          <table:table-cell office:value-type="string">
            <text:p>45.7 %RH</text:p>
          </table:table-cell>
          <table:table-cell/>
          <table:table-cell office:value-type="float" office:value="354">
            <text:p>354</text:p>
          </table:table-cell>
          <table:table-cell table:style-name="ce3" office:value-type="string">
            <text:p>2014-07-24 13:14:08</text:p>
          </table:table-cell>
          <table:table-cell table:number-columns-repeated="2" office:value-type="string">
            <text:p>34.979 °C</text:p>
          </table:table-cell>
          <table:table-cell office:value-type="string">
            <text:p>34.910 °C</text:p>
          </table:table-cell>
          <table:table-cell table:number-columns-repeated="2" office:value-type="string">
            <text:p>47.8 %RH</text:p>
          </table:table-cell>
          <table:table-cell office:value-type="string">
            <text:p>46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61">
            <text:p>361</text:p>
          </table:table-cell>
          <table:table-cell table:style-name="ce3" office:value-type="string">
            <text:p>2014-07-24 13:16:46</text:p>
          </table:table-cell>
          <table:table-cell table:number-columns-repeated="2" office:value-type="string">
            <text:p>34.456 °C</text:p>
          </table:table-cell>
          <table:table-cell office:value-type="string">
            <text:p>34.442 °C</text:p>
          </table:table-cell>
          <table:table-cell office:value-type="string">
            <text:p>50.0 %RH</text:p>
          </table:table-cell>
          <table:table-cell office:value-type="string">
            <text:p>49.8 %RH</text:p>
          </table:table-cell>
          <table:table-cell office:value-type="string">
            <text:p>48.7 %RH</text:p>
          </table:table-cell>
          <table:table-cell/>
          <table:table-cell office:value-type="float" office:value="359">
            <text:p>359</text:p>
          </table:table-cell>
          <table:table-cell table:style-name="ce3" office:value-type="string">
            <text:p>2014-07-24 13:16:38</text:p>
          </table:table-cell>
          <table:table-cell table:number-columns-repeated="2" office:value-type="string">
            <text:p>35.259 °C</text:p>
          </table:table-cell>
          <table:table-cell office:value-type="string">
            <text:p>35.242 °C</text:p>
          </table:table-cell>
          <table:table-cell table:number-columns-repeated="2" office:value-type="string">
            <text:p>49.6 %RH</text:p>
          </table:table-cell>
          <table:table-cell office:value-type="string">
            <text:p>48.3 %RH</text:p>
          </table:table-cell>
        </table:table-row>
        <table:table-row table:style-name="ro2">
          <table:table-cell/>
          <table:table-cell office:value-type="float" office:value="362">
            <text:p>362</text:p>
          </table:table-cell>
          <table:table-cell table:style-name="ce3" office:value-type="string">
            <text:p>2014-07-24 13:17:16</text:p>
          </table:table-cell>
          <table:table-cell table:number-columns-repeated="2" office:value-type="string">
            <text:p>34.496 °C</text:p>
          </table:table-cell>
          <table:table-cell office:value-type="string">
            <text:p>34.456 °C</text:p>
          </table:table-cell>
          <table:table-cell office:value-type="string">
            <text:p>51.5 %RH</text:p>
          </table:table-cell>
          <table:table-cell office:value-type="string">
            <text:p>51.0 %RH</text:p>
          </table:table-cell>
          <table:table-cell office:value-type="string">
            <text:p>49.8 %RH</text:p>
          </table:table-cell>
          <table:table-cell/>
          <table:table-cell office:value-type="float" office:value="360">
            <text:p>360</text:p>
          </table:table-cell>
          <table:table-cell table:style-name="ce3" office:value-type="string">
            <text:p>2014-07-24 13:17:08</text:p>
          </table:table-cell>
          <table:table-cell office:value-type="string">
            <text:p>35.298 °C</text:p>
          </table:table-cell>
          <table:table-cell office:value-type="string">
            <text:p>35.296 °C</text:p>
          </table:table-cell>
          <table:table-cell office:value-type="string">
            <text:p>35.259 °C</text:p>
          </table:table-cell>
          <table:table-cell table:number-columns-repeated="2" office:value-type="string">
            <text:p>50.9 %RH</text:p>
          </table:table-cell>
          <table:table-cell office:value-type="string">
            <text:p>49.4 %RH</text:p>
          </table:table-cell>
        </table:table-row>
        <table:table-row table:style-name="ro2">
          <table:table-cell/>
          <table:table-cell office:value-type="float" office:value="363">
            <text:p>363</text:p>
          </table:table-cell>
          <table:table-cell table:style-name="ce3" office:value-type="string">
            <text:p>2014-07-24 13:17:46</text:p>
          </table:table-cell>
          <table:table-cell table:number-columns-repeated="2" office:value-type="string">
            <text:p>34.566 °C</text:p>
          </table:table-cell>
          <table:table-cell office:value-type="string">
            <text:p>34.499 °C</text:p>
          </table:table-cell>
          <table:table-cell office:value-type="string">
            <text:p>51.0 %RH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  <table:table-cell/>
          <table:table-cell office:value-type="float" office:value="361">
            <text:p>361</text:p>
          </table:table-cell>
          <table:table-cell table:style-name="ce3" office:value-type="string">
            <text:p>2014-07-24 13:17:38</text:p>
          </table:table-cell>
          <table:table-cell table:number-columns-repeated="2" office:value-type="string">
            <text:p>35.370 °C</text:p>
          </table:table-cell>
          <table:table-cell office:value-type="string">
            <text:p>35.298 °C</text:p>
          </table:table-cell>
          <table:table-cell office:value-type="string">
            <text:p>51.2 %RH</text:p>
          </table:table-cell>
          <table:table-cell office:value-type="string">
            <text:p>48.9 %RH</text:p>
          </table:table-cell>
          <table:table-cell office:value-type="string">
            <text:p>48.6 %RH</text:p>
          </table:table-cell>
        </table:table-row>
        <table:table-row table:style-name="ro2">
          <table:table-cell/>
          <table:table-cell office:value-type="float" office:value="364">
            <text:p>364</text:p>
          </table:table-cell>
          <table:table-cell table:style-name="ce3" office:value-type="string">
            <text:p>2014-07-24 13:18:16</text:p>
          </table:table-cell>
          <table:table-cell table:number-columns-repeated="2" office:value-type="string">
            <text:p>34.644 °C</text:p>
          </table:table-cell>
          <table:table-cell office:value-type="string">
            <text:p>34.568 °C</text:p>
          </table:table-cell>
          <table:table-cell office:value-type="string">
            <text:p>50.3 %RH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  <table:table-cell/>
          <table:table-cell office:value-type="float" office:value="362">
            <text:p>362</text:p>
          </table:table-cell>
          <table:table-cell table:style-name="ce3" office:value-type="string">
            <text:p>2014-07-24 13:18:08</text:p>
          </table:table-cell>
          <table:table-cell table:number-columns-repeated="2" office:value-type="string">
            <text:p>35.453 °C</text:p>
          </table:table-cell>
          <table:table-cell office:value-type="string">
            <text:p>35.372 °C</text:p>
          </table:table-cell>
          <table:table-cell office:value-type="string">
            <text:p>49.1 %RH</text:p>
          </table:table-cell>
          <table:table-cell table:number-columns-repeated="2" office:value-type="string">
            <text:p>47.8 %RH</text:p>
          </table:table-cell>
        </table:table-row>
        <table:table-row table:style-name="ro2">
          <table:table-cell/>
          <table:table-cell office:value-type="float" office:value="365">
            <text:p>365</text:p>
          </table:table-cell>
          <table:table-cell table:style-name="ce3" office:value-type="string">
            <text:p>2014-07-24 13:18:46</text:p>
          </table:table-cell>
          <table:table-cell table:number-columns-repeated="2" office:value-type="string">
            <text:p>34.702 °C</text:p>
          </table:table-cell>
          <table:table-cell office:value-type="string">
            <text:p>34.646 °C</text:p>
          </table:table-cell>
          <table:table-cell office:value-type="string">
            <text:p>50.0 %RH</text:p>
          </table:table-cell>
          <table:table-cell office:value-type="string">
            <text:p>48.7 %RH</text:p>
          </table:table-cell>
          <table:table-cell office:value-type="string">
            <text:p>48.5 %RH</text:p>
          </table:table-cell>
          <table:table-cell/>
          <table:table-cell office:value-type="float" office:value="363">
            <text:p>363</text:p>
          </table:table-cell>
          <table:table-cell table:style-name="ce3" office:value-type="string">
            <text:p>2014-07-24 13:18:38</text:p>
          </table:table-cell>
          <table:table-cell table:number-columns-repeated="2" office:value-type="string">
            <text:p>35.525 °C</text:p>
          </table:table-cell>
          <table:table-cell office:value-type="string">
            <text:p>35.456 °C</text:p>
          </table:table-cell>
          <table:table-cell office:value-type="string">
            <text:p>48.1 %RH</text:p>
          </table:table-cell>
          <table:table-cell office:value-type="string">
            <text:p>46.8 %RH</text:p>
          </table:table-cell>
          <table:table-cell office:value-type="string">
            <text:p>46.1 %RH</text:p>
          </table:table-cell>
        </table:table-row>
        <table:table-row table:style-name="ro2">
          <table:table-cell/>
          <table:table-cell office:value-type="float" office:value="366">
            <text:p>366</text:p>
          </table:table-cell>
          <table:table-cell table:style-name="ce3" office:value-type="string">
            <text:p>2014-07-24 13:19:16</text:p>
          </table:table-cell>
          <table:table-cell table:number-columns-repeated="2" office:value-type="string">
            <text:p>34.764 °C</text:p>
          </table:table-cell>
          <table:table-cell office:value-type="string">
            <text:p>34.702 °C</text:p>
          </table:table-cell>
          <table:table-cell office:value-type="string">
            <text:p>49.0 %RH</text:p>
          </table:table-cell>
          <table:table-cell table:number-columns-repeated="2" office:value-type="string">
            <text:p>47.7 %RH</text:p>
          </table:table-cell>
          <table:table-cell/>
          <table:table-cell office:value-type="float" office:value="364">
            <text:p>364</text:p>
          </table:table-cell>
          <table:table-cell table:style-name="ce3" office:value-type="string">
            <text:p>2014-07-24 13:19:08</text:p>
          </table:table-cell>
          <table:table-cell table:number-columns-repeated="2" office:value-type="string">
            <text:p>35.580 °C</text:p>
          </table:table-cell>
          <table:table-cell office:value-type="string">
            <text:p>35.527 °C</text:p>
          </table:table-cell>
          <table:table-cell office:value-type="string">
            <text:p>48.1 %RH</text:p>
          </table:table-cell>
          <table:table-cell office:value-type="string">
            <text:p>47.3 %RH</text:p>
          </table:table-cell>
          <table:table-cell office:value-type="string">
            <text:p>46.8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  <table:table-cell table:style-name="ce3" office:value-type="string">
            <text:p>2014-07-24 13:19:46</text:p>
          </table:table-cell>
          <table:table-cell table:number-columns-repeated="2" office:value-type="string">
            <text:p>34.835 °C</text:p>
          </table:table-cell>
          <table:table-cell office:value-type="string">
            <text:p>34.767 °C</text:p>
          </table:table-cell>
          <table:table-cell office:value-type="string">
            <text:p>47.7 %RH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  <table:table-cell/>
          <table:table-cell office:value-type="float" office:value="365">
            <text:p>365</text:p>
          </table:table-cell>
          <table:table-cell table:style-name="ce3" office:value-type="string">
            <text:p>2014-07-24 13:19:38</text:p>
          </table:table-cell>
          <table:table-cell office:value-type="string">
            <text:p>35.650 °C</text:p>
          </table:table-cell>
          <table:table-cell office:value-type="string">
            <text:p>35.645 °C</text:p>
          </table:table-cell>
          <table:table-cell office:value-type="string">
            <text:p>35.580 °C</text:p>
          </table:table-cell>
          <table:table-cell office:value-type="string">
            <text:p>47.6 %RH</text:p>
          </table:table-cell>
          <table:table-cell office:value-type="string">
            <text:p>46.1 %RH</text:p>
          </table:table-cell>
          <table:table-cell office:value-type="string">
            <text:p>45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72">
            <text:p>372</text:p>
          </table:table-cell>
          <table:table-cell table:style-name="ce3" office:value-type="string">
            <text:p>2014-07-24 13:22:16</text:p>
          </table:table-cell>
          <table:table-cell table:number-columns-repeated="2" office:value-type="string">
            <text:p>35.067 °C</text:p>
          </table:table-cell>
          <table:table-cell office:value-type="string">
            <text:p>35.027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  <table:table-cell office:value-type="string">
            <text:p>48.0 %RH</text:p>
          </table:table-cell>
          <table:table-cell/>
          <table:table-cell office:value-type="float" office:value="370">
            <text:p>370</text:p>
          </table:table-cell>
          <table:table-cell table:style-name="ce3" office:value-type="string">
            <text:p>2014-07-24 13:22:08</text:p>
          </table:table-cell>
          <table:table-cell table:number-columns-repeated="2" office:value-type="string">
            <text:p>35.836 °C</text:p>
          </table:table-cell>
          <table:table-cell office:value-type="string">
            <text:p>35.815 °C</text:p>
          </table:table-cell>
          <table:table-cell table:number-columns-repeated="2" office:value-type="string">
            <text:p>49.9 %RH</text:p>
          </table:table-cell>
          <table:table-cell office:value-type="string">
            <text:p>48.1 %RH</text:p>
          </table:table-cell>
        </table:table-row>
        <table:table-row table:style-name="ro2">
          <table:table-cell/>
          <table:table-cell office:value-type="float" office:value="373">
            <text:p>373</text:p>
          </table:table-cell>
          <table:table-cell table:style-name="ce3" office:value-type="string">
            <text:p>2014-07-24 13:22:46</text:p>
          </table:table-cell>
          <table:table-cell table:number-columns-repeated="2" office:value-type="string">
            <text:p>35.124 °C</text:p>
          </table:table-cell>
          <table:table-cell office:value-type="string">
            <text:p>35.067 °C</text:p>
          </table:table-cell>
          <table:table-cell office:value-type="string">
            <text:p>49.5 %RH</text:p>
          </table:table-cell>
          <table:table-cell office:value-type="string">
            <text:p>49.2 %RH</text:p>
          </table:table-cell>
          <table:table-cell office:value-type="string">
            <text:p>48.5 %RH</text:p>
          </table:table-cell>
          <table:table-cell/>
          <table:table-cell office:value-type="float" office:value="371">
            <text:p>371</text:p>
          </table:table-cell>
          <table:table-cell table:style-name="ce3" office:value-type="string">
            <text:p>2014-07-24 13:22:38</text:p>
          </table:table-cell>
          <table:table-cell office:value-type="string">
            <text:p>35.858 °C</text:p>
          </table:table-cell>
          <table:table-cell office:value-type="string">
            <text:p>35.852 °C</text:p>
          </table:table-cell>
          <table:table-cell office:value-type="string">
            <text:p>35.837 °C</text:p>
          </table:table-cell>
          <table:table-cell table:number-columns-repeated="2" office:value-type="string">
            <text:p>50.1 %RH</text:p>
          </table:table-cell>
          <table:table-cell office:value-type="string">
            <text:p>48.6 %RH</text:p>
          </table:table-cell>
        </table:table-row>
        <table:table-row table:style-name="ro2">
          <table:table-cell/>
          <table:table-cell office:value-type="float" office:value="374">
            <text:p>374</text:p>
          </table:table-cell>
          <table:table-cell table:style-name="ce3" office:value-type="string">
            <text:p>2014-07-24 13:23:16</text:p>
          </table:table-cell>
          <table:table-cell table:number-columns-repeated="2" office:value-type="string">
            <text:p>35.171 °C</text:p>
          </table:table-cell>
          <table:table-cell office:value-type="string">
            <text:p>35.126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  <table:table-cell office:value-type="string">
            <text:p>48.2 %RH</text:p>
          </table:table-cell>
          <table:table-cell/>
          <table:table-cell office:value-type="float" office:value="372">
            <text:p>372</text:p>
          </table:table-cell>
          <table:table-cell table:style-name="ce3" office:value-type="string">
            <text:p>2014-07-24 13:23:08</text:p>
          </table:table-cell>
          <table:table-cell office:value-type="string">
            <text:p>35.853 °C</text:p>
          </table:table-cell>
          <table:table-cell table:number-columns-repeated="2" office:value-type="string">
            <text:p>35.844 °C</text:p>
          </table:table-cell>
          <table:table-cell office:value-type="string">
            <text:p>50.4 %RH</text:p>
          </table:table-cell>
          <table:table-cell table:number-columns-repeated="2" office:value-type="string">
            <text:p>48.9 %RH</text:p>
          </table:table-cell>
        </table:table-row>
        <table:table-row table:style-name="ro2">
          <table:table-cell/>
          <table:table-cell office:value-type="float" office:value="375">
            <text:p>375</text:p>
          </table:table-cell>
          <table:table-cell table:style-name="ce3" office:value-type="string">
            <text:p>2014-07-24 13:23:46</text:p>
          </table:table-cell>
          <table:table-cell office:value-type="string">
            <text:p>35.229 °C</text:p>
          </table:table-cell>
          <table:table-cell office:value-type="string">
            <text:p>35.218 °C</text:p>
          </table:table-cell>
          <table:table-cell office:value-type="string">
            <text:p>35.174 °C</text:p>
          </table:table-cell>
          <table:table-cell office:value-type="string">
            <text:p>49.0 %RH</text:p>
          </table:table-cell>
          <table:table-cell office:value-type="string">
            <text:p>47.7 %RH</text:p>
          </table:table-cell>
          <table:table-cell office:value-type="string">
            <text:p>47.2 %RH</text:p>
          </table:table-cell>
          <table:table-cell/>
          <table:table-cell office:value-type="float" office:value="373">
            <text:p>373</text:p>
          </table:table-cell>
          <table:table-cell table:style-name="ce3" office:value-type="string">
            <text:p>2014-07-24 13:23:38</text:p>
          </table:table-cell>
          <table:table-cell office:value-type="string">
            <text:p>35.847 °C</text:p>
          </table:table-cell>
          <table:table-cell table:number-columns-repeated="2" office:value-type="string">
            <text:p>35.832 °C</text:p>
          </table:table-cell>
          <table:table-cell office:value-type="string">
            <text:p>49.1 %RH</text:p>
          </table:table-cell>
          <table:table-cell table:number-columns-repeated="2" office:value-type="string">
            <text:p>47.3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6">
            <text:p>376</text:p>
          </table:table-cell>
          <table:table-cell table:style-name="ce3" office:value-type="string">
            <text:p>2014-07-24 13:24:16</text:p>
          </table:table-cell>
          <table:table-cell office:value-type="string">
            <text:p>35.259 °C</text:p>
          </table:table-cell>
          <table:table-cell office:value-type="string">
            <text:p>35.251 °C</text:p>
          </table:table-cell>
          <table:table-cell office:value-type="string">
            <text:p>35.224 °C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  <table:table-cell/>
          <table:table-cell office:value-type="float" office:value="374">
            <text:p>374</text:p>
          </table:table-cell>
          <table:table-cell table:style-name="ce3" office:value-type="string">
            <text:p>2014-07-24 13:24:08</text:p>
          </table:table-cell>
          <table:table-cell office:value-type="string">
            <text:p>35.832 °C</text:p>
          </table:table-cell>
          <table:table-cell office:value-type="string">
            <text:p>35.824 °C</text:p>
          </table:table-cell>
          <table:table-cell office:value-type="string">
            <text:p>35.823 °C</text:p>
          </table:table-cell>
          <table:table-cell table:number-columns-repeated="2" office:value-type="string">
            <text:p>47.8 %RH</text:p>
          </table:table-cell>
          <table:table-cell office:value-type="string">
            <text:p>46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82">
            <text:p>382</text:p>
          </table:table-cell>
          <table:table-cell table:style-name="ce3" office:value-type="string">
            <text:p>2014-07-24 13:27:16</text:p>
          </table:table-cell>
          <table:table-cell office:value-type="string">
            <text:p>35.372 °C</text:p>
          </table:table-cell>
          <table:table-cell table:number-columns-repeated="2" office:value-type="string">
            <text:p>35.333 °C</text:p>
          </table:table-cell>
          <table:table-cell office:value-type="string">
            <text:p>48.7 %RH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  <table:table-cell/>
          <table:table-cell office:value-type="float" office:value="380">
            <text:p>380</text:p>
          </table:table-cell>
          <table:table-cell table:style-name="ce3" office:value-type="string">
            <text:p>2014-07-24 13:27:08</text:p>
          </table:table-cell>
          <table:table-cell office:value-type="string">
            <text:p>35.650 °C</text:p>
          </table:table-cell>
          <table:table-cell table:number-columns-repeated="2" office:value-type="string">
            <text:p>35.574 °C</text:p>
          </table:table-cell>
          <table:table-cell office:value-type="string">
            <text:p>49.9 %RH</text:p>
          </table:table-cell>
          <table:table-cell office:value-type="string">
            <text:p>49.4 %RH</text:p>
          </table:table-cell>
          <table:table-cell office:value-type="string">
            <text:p>48.9 %RH</text:p>
          </table:table-cell>
        </table:table-row>
        <table:table-row table:style-name="ro2">
          <table:table-cell/>
          <table:table-cell office:value-type="float" office:value="383">
            <text:p>383</text:p>
          </table:table-cell>
          <table:table-cell table:style-name="ce3" office:value-type="string">
            <text:p>2014-07-24 13:27:46</text:p>
          </table:table-cell>
          <table:table-cell office:value-type="string">
            <text:p>35.341 °C</text:p>
          </table:table-cell>
          <table:table-cell table:number-columns-repeated="2" office:value-type="string">
            <text:p>35.298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  <table:table-cell office:value-type="string">
            <text:p>46.5 %RH</text:p>
          </table:table-cell>
          <table:table-cell/>
          <table:table-cell office:value-type="float" office:value="381">
            <text:p>381</text:p>
          </table:table-cell>
          <table:table-cell table:style-name="ce3" office:value-type="string">
            <text:p>2014-07-24 13:27:38</text:p>
          </table:table-cell>
          <table:table-cell office:value-type="string">
            <text:p>35.570 °C</text:p>
          </table:table-cell>
          <table:table-cell table:number-columns-repeated="2" office:value-type="string">
            <text:p>35.438 °C</text:p>
          </table:table-cell>
          <table:table-cell table:number-columns-repeated="2" office:value-type="string">
            <text:p>49.4 %RH</text:p>
          </table:table-cell>
          <table:table-cell office:value-type="string">
            <text:p>48.9 %RH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 table:style-name="ce3" office:value-type="string">
            <text:p>2014-07-24 13:28:16</text:p>
          </table:table-cell>
          <table:table-cell office:value-type="string">
            <text:p>35.308 °C</text:p>
          </table:table-cell>
          <table:table-cell table:number-columns-repeated="2" office:value-type="string">
            <text:p>35.264 °C</text:p>
          </table:table-cell>
          <table:table-cell table:number-columns-repeated="2" office:value-type="string">
            <text:p>49.2 %RH</text:p>
          </table:table-cell>
          <table:table-cell office:value-type="string">
            <text:p>47.0 %RH</text:p>
          </table:table-cell>
          <table:table-cell/>
          <table:table-cell office:value-type="float" office:value="382">
            <text:p>382</text:p>
          </table:table-cell>
          <table:table-cell table:style-name="ce3" office:value-type="string">
            <text:p>2014-07-24 13:28:08</text:p>
          </table:table-cell>
          <table:table-cell office:value-type="string">
            <text:p>35.432 °C</text:p>
          </table:table-cell>
          <table:table-cell table:number-columns-repeated="2" office:value-type="string">
            <text:p>35.327 °C</text:p>
          </table:table-cell>
          <table:table-cell table:number-columns-repeated="2" office:value-type="string">
            <text:p>50.6 %RH</text:p>
          </table:table-cell>
          <table:table-cell office:value-type="string">
            <text:p>49.6 %RH</text:p>
          </table:table-cell>
        </table:table-row>
        <table:table-row table:style-name="ro2">
          <table:table-cell/>
          <table:table-cell office:value-type="float" office:value="385">
            <text:p>385</text:p>
          </table:table-cell>
          <table:table-cell table:style-name="ce3" office:value-type="string">
            <text:p>2014-07-24 13:28:46</text:p>
          </table:table-cell>
          <table:table-cell office:value-type="string">
            <text:p>35.264 °C</text:p>
          </table:table-cell>
          <table:table-cell table:number-columns-repeated="2" office:value-type="string">
            <text:p>35.226 °C</text:p>
          </table:table-cell>
          <table:table-cell office:value-type="string">
            <text:p>49.8 %RH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  <table:table-cell/>
          <table:table-cell office:value-type="float" office:value="383">
            <text:p>383</text:p>
          </table:table-cell>
          <table:table-cell table:style-name="ce3" office:value-type="string">
            <text:p>2014-07-24 13:28:38</text:p>
          </table:table-cell>
          <table:table-cell office:value-type="string">
            <text:p>35.324 °C</text:p>
          </table:table-cell>
          <table:table-cell table:number-columns-repeated="2" office:value-type="string">
            <text:p>35.271 °C</text:p>
          </table:table-cell>
          <table:table-cell office:value-type="string">
            <text:p>50.6 %RH</text:p>
          </table:table-cell>
          <table:table-cell table:number-columns-repeated="2" office:value-type="string">
            <text:p>49.1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table:style-name="ce3" office:value-type="string">
            <text:p>2014-07-24 13:29:16</text:p>
          </table:table-cell>
          <table:table-cell office:value-type="string">
            <text:p>35.253 °C</text:p>
          </table:table-cell>
          <table:table-cell office:value-type="string">
            <text:p>35.243 °C</text:p>
          </table:table-cell>
          <table:table-cell office:value-type="string">
            <text:p>35.226 °C</text:p>
          </table:table-cell>
          <table:table-cell office:value-type="string">
            <text:p>48.2 %RH</text:p>
          </table:table-cell>
          <table:table-cell office:value-type="string">
            <text:p>48.0 %RH</text:p>
          </table:table-cell>
          <table:table-cell office:value-type="string">
            <text:p>47.2 %RH</text:p>
          </table:table-cell>
          <table:table-cell/>
          <table:table-cell office:value-type="float" office:value="384">
            <text:p>384</text:p>
          </table:table-cell>
          <table:table-cell table:style-name="ce3" office:value-type="string">
            <text:p>2014-07-24 13:29:08</text:p>
          </table:table-cell>
          <table:table-cell office:value-type="string">
            <text:p>35.271 °C</text:p>
          </table:table-cell>
          <table:table-cell office:value-type="string">
            <text:p>35.243 °C</text:p>
          </table:table-cell>
          <table:table-cell office:value-type="string">
            <text:p>35.242 °C</text:p>
          </table:table-cell>
          <table:table-cell office:value-type="string">
            <text:p>49.1 %RH</text:p>
          </table:table-cell>
          <table:table-cell office:value-type="string">
            <text:p>48.3 %RH</text:p>
          </table:table-cell>
          <table:table-cell office:value-type="string">
            <text:p>48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392">
            <text:p>392</text:p>
          </table:table-cell>
          <table:table-cell table:style-name="ce3" office:value-type="string">
            <text:p>2014-07-24 13:32:16</text:p>
          </table:table-cell>
          <table:table-cell office:value-type="string">
            <text:p>35.335 °C</text:p>
          </table:table-cell>
          <table:table-cell office:value-type="string">
            <text:p>35.330 °C</text:p>
          </table:table-cell>
          <table:table-cell office:value-type="string">
            <text:p>35.324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4.3 %RH</text:p>
          </table:table-cell>
          <table:table-cell/>
          <table:table-cell office:value-type="float" office:value="390">
            <text:p>390</text:p>
          </table:table-cell>
          <table:table-cell table:style-name="ce3" office:value-type="string">
            <text:p>2014-07-24 13:32:08</text:p>
          </table:table-cell>
          <table:table-cell office:value-type="string">
            <text:p>35.084 °C</text:p>
          </table:table-cell>
          <table:table-cell office:value-type="string">
            <text:p>34.974 °C</text:p>
          </table:table-cell>
          <table:table-cell office:value-type="string">
            <text:p>34.972 °C</text:p>
          </table:table-cell>
          <table:table-cell table:number-columns-repeated="2" office:value-type="string">
            <text:p>49.1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393">
            <text:p>393</text:p>
          </table:table-cell>
          <table:table-cell table:style-name="ce3" office:value-type="string">
            <text:p>2014-07-24 13:32:46</text:p>
          </table:table-cell>
          <table:table-cell office:value-type="string">
            <text:p>35.370 °C</text:p>
          </table:table-cell>
          <table:table-cell office:value-type="string">
            <text:p>35.369 °C</text:p>
          </table:table-cell>
          <table:table-cell office:value-type="string">
            <text:p>35.335 °C</text:p>
          </table:table-cell>
          <table:table-cell office:value-type="string">
            <text:p>48.2 %RH</text:p>
          </table:table-cell>
          <table:table-cell office:value-type="string">
            <text:p>47.2 %RH</text:p>
          </table:table-cell>
          <table:table-cell office:value-type="string">
            <text:p>45.7 %RH</text:p>
          </table:table-cell>
          <table:table-cell/>
          <table:table-cell office:value-type="float" office:value="391">
            <text:p>391</text:p>
          </table:table-cell>
          <table:table-cell table:style-name="ce3" office:value-type="string">
            <text:p>2014-07-24 13:32:38</text:p>
          </table:table-cell>
          <table:table-cell table:number-columns-repeated="2" office:value-type="string">
            <text:p>35.006 °C</text:p>
          </table:table-cell>
          <table:table-cell office:value-type="string">
            <text:p>34.967 °C</text:p>
          </table:table-cell>
          <table:table-cell office:value-type="string">
            <text:p>50.9 %RH</text:p>
          </table:table-cell>
          <table:table-cell table:number-columns-repeated="2" office:value-type="string">
            <text:p>46.8 %RH</text:p>
          </table:table-cell>
        </table:table-row>
        <table:table-row table:style-name="ro2">
          <table:table-cell/>
          <table:table-cell office:value-type="float" office:value="394">
            <text:p>394</text:p>
          </table:table-cell>
          <table:table-cell table:style-name="ce3" office:value-type="string">
            <text:p>2014-07-24 13:33:16</text:p>
          </table:table-cell>
          <table:table-cell table:number-columns-repeated="2" office:value-type="string">
            <text:p>35.432 °C</text:p>
          </table:table-cell>
          <table:table-cell office:value-type="string">
            <text:p>35.370 °C</text:p>
          </table:table-cell>
          <table:table-cell office:value-type="string">
            <text:p>48.2 %RH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  <table:table-cell/>
          <table:table-cell office:value-type="float" office:value="392">
            <text:p>392</text:p>
          </table:table-cell>
          <table:table-cell table:style-name="ce3" office:value-type="string">
            <text:p>2014-07-24 13:33:08</text:p>
          </table:table-cell>
          <table:table-cell table:number-columns-repeated="2" office:value-type="string">
            <text:p>35.065 °C</text:p>
          </table:table-cell>
          <table:table-cell office:value-type="string">
            <text:p>35.011 °C</text:p>
          </table:table-cell>
          <table:table-cell office:value-type="string">
            <text:p>49.6 %RH</text:p>
          </table:table-cell>
          <table:table-cell office:value-type="string">
            <text:p>49.1 %RH</text:p>
          </table:table-cell>
          <table:table-cell office:value-type="string">
            <text:p>47.1 %RH</text:p>
          </table:table-cell>
        </table:table-row>
        <table:table-row table:style-name="ro2">
          <table:table-cell/>
          <table:table-cell office:value-type="float" office:value="395">
            <text:p>395</text:p>
          </table:table-cell>
          <table:table-cell table:style-name="ce3" office:value-type="string">
            <text:p>2014-07-24 13:33:46</text:p>
          </table:table-cell>
          <table:table-cell table:number-columns-repeated="2" office:value-type="string">
            <text:p>35.519 °C</text:p>
          </table:table-cell>
          <table:table-cell office:value-type="string">
            <text:p>35.441 °C</text:p>
          </table:table-cell>
          <table:table-cell office:value-type="string">
            <text:p>47.0 %RH</text:p>
          </table:table-cell>
          <table:table-cell office:value-type="string">
            <text:p>44.3 %RH</text:p>
          </table:table-cell>
          <table:table-cell office:value-type="string">
            <text:p>43.5 %RH</text:p>
          </table:table-cell>
          <table:table-cell/>
          <table:table-cell office:value-type="float" office:value="393">
            <text:p>393</text:p>
          </table:table-cell>
          <table:table-cell table:style-name="ce3" office:value-type="string">
            <text:p>2014-07-24 13:33:38</text:p>
          </table:table-cell>
          <table:table-cell office:value-type="string">
            <text:p>35.091 °C</text:p>
          </table:table-cell>
          <table:table-cell office:value-type="string">
            <text:p>35.089 °C</text:p>
          </table:table-cell>
          <table:table-cell office:value-type="string">
            <text:p>35.060 °C</text:p>
          </table:table-cell>
          <table:table-cell office:value-type="string">
            <text:p>49.9 %RH</text:p>
          </table:table-cell>
          <table:table-cell office:value-type="string">
            <text:p>46.8 %RH</text:p>
          </table:table-cell>
          <table:table-cell office:value-type="string">
            <text:p>46.1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6">
            <text:p>396</text:p>
          </table:table-cell>
          <table:table-cell table:style-name="ce3" office:value-type="string">
            <text:p>2014-07-24 13:34:16</text:p>
          </table:table-cell>
          <table:table-cell office:value-type="string">
            <text:p>35.546 °C</text:p>
          </table:table-cell>
          <table:table-cell office:value-type="string">
            <text:p>35.540 °C</text:p>
          </table:table-cell>
          <table:table-cell office:value-type="string">
            <text:p>35.519 °C</text:p>
          </table:table-cell>
          <table:table-cell table:number-columns-repeated="2" office:value-type="string">
            <text:p>45.2 %RH</text:p>
          </table:table-cell>
          <table:table-cell office:value-type="string">
            <text:p>43.8 %RH</text:p>
          </table:table-cell>
          <table:table-cell/>
          <table:table-cell office:value-type="float" office:value="394">
            <text:p>394</text:p>
          </table:table-cell>
          <table:table-cell table:style-name="ce3" office:value-type="string">
            <text:p>2014-07-24 13:34:08</text:p>
          </table:table-cell>
          <table:table-cell office:value-type="string">
            <text:p>35.091 °C</text:p>
          </table:table-cell>
          <table:table-cell table:number-columns-repeated="2" office:value-type="string">
            <text:p>35.054 °C</text:p>
          </table:table-cell>
          <table:table-cell table:number-columns-repeated="2" office:value-type="string">
            <text:p>47.8 %RH</text:p>
          </table:table-cell>
          <table:table-cell office:value-type="string">
            <text:p>45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08">
            <text:p>408</text:p>
          </table:table-cell>
          <table:table-cell table:style-name="ce3" office:value-type="string">
            <text:p>2014-07-24 13:40:16</text:p>
          </table:table-cell>
          <table:table-cell table:number-columns-repeated="2" office:value-type="string">
            <text:p>35.495 °C</text:p>
          </table:table-cell>
          <table:table-cell office:value-type="string">
            <text:p>35.457 °C</text:p>
          </table:table-cell>
          <table:table-cell table:number-columns-repeated="2" office:value-type="string">
            <text:p>48.7 %RH</text:p>
          </table:table-cell>
          <table:table-cell office:value-type="string">
            <text:p>47.2 %RH</text:p>
          </table:table-cell>
          <table:table-cell/>
          <table:table-cell office:value-type="float" office:value="406">
            <text:p>406</text:p>
          </table:table-cell>
          <table:table-cell table:style-name="ce3" office:value-type="string">
            <text:p>2014-07-24 13:40:08</text:p>
          </table:table-cell>
          <table:table-cell office:value-type="string">
            <text:p>34.977 °C</text:p>
          </table:table-cell>
          <table:table-cell office:value-type="string">
            <text:p>34.975 °C</text:p>
          </table:table-cell>
          <table:table-cell office:value-type="string">
            <text:p>34.947 °C</text:p>
          </table:table-cell>
          <table:table-cell table:number-columns-repeated="2" office:value-type="string">
            <text:p>50.6 %RH</text:p>
          </table:table-cell>
          <table:table-cell office:value-type="string">
            <text:p>47.3 %RH</text:p>
          </table:table-cell>
        </table:table-row>
        <table:table-row table:style-name="ro2">
          <table:table-cell/>
          <table:table-cell office:value-type="float" office:value="409">
            <text:p>409</text:p>
          </table:table-cell>
          <table:table-cell table:style-name="ce3" office:value-type="string">
            <text:p>2014-07-24 13:40:46</text:p>
          </table:table-cell>
          <table:table-cell table:number-columns-repeated="2" office:value-type="string">
            <text:p>35.538 °C</text:p>
          </table:table-cell>
          <table:table-cell office:value-type="string">
            <text:p>35.498 °C</text:p>
          </table:table-cell>
          <table:table-cell table:number-columns-repeated="2" office:value-type="string">
            <text:p>50.3 %RH</text:p>
          </table:table-cell>
          <table:table-cell office:value-type="string">
            <text:p>48.5 %RH</text:p>
          </table:table-cell>
          <table:table-cell/>
          <table:table-cell office:value-type="float" office:value="407">
            <text:p>407</text:p>
          </table:table-cell>
          <table:table-cell table:style-name="ce3" office:value-type="string">
            <text:p>2014-07-24 13:40:38</text:p>
          </table:table-cell>
          <table:table-cell office:value-type="string">
            <text:p>34.977 °C</text:p>
          </table:table-cell>
          <table:table-cell table:number-columns-repeated="2" office:value-type="string">
            <text:p>34.932 °C</text:p>
          </table:table-cell>
          <table:table-cell office:value-type="string">
            <text:p>52.4 %RH</text:p>
          </table:table-cell>
          <table:table-cell office:value-type="string">
            <text:p>51.9 %RH</text:p>
          </table:table-cell>
          <table:table-cell office:value-type="string">
            <text:p>50.1 %RH</text:p>
          </table:table-cell>
        </table:table-row>
        <table:table-row table:style-name="ro2">
          <table:table-cell/>
          <table:table-cell office:value-type="float" office:value="410">
            <text:p>410</text:p>
          </table:table-cell>
          <table:table-cell table:style-name="ce3" office:value-type="string">
            <text:p>2014-07-24 13:41:16</text:p>
          </table:table-cell>
          <table:table-cell table:number-columns-repeated="2" office:value-type="string">
            <text:p>35.604 °C</text:p>
          </table:table-cell>
          <table:table-cell office:value-type="string">
            <text:p>35.540 °C</text:p>
          </table:table-cell>
          <table:table-cell office:value-type="string">
            <text:p>50.3 %RH</text:p>
          </table:table-cell>
          <table:table-cell table:number-columns-repeated="2" office:value-type="string">
            <text:p>47.2 %RH</text:p>
          </table:table-cell>
          <table:table-cell/>
          <table:table-cell office:value-type="float" office:value="408">
            <text:p>408</text:p>
          </table:table-cell>
          <table:table-cell table:style-name="ce3" office:value-type="string">
            <text:p>2014-07-24 13:41:08</text:p>
          </table:table-cell>
          <table:table-cell office:value-type="string">
            <text:p>34.927 °C</text:p>
          </table:table-cell>
          <table:table-cell table:number-columns-repeated="2" office:value-type="string">
            <text:p>34.823 °C</text:p>
          </table:table-cell>
          <table:table-cell office:value-type="string">
            <text:p>53.2 %RH</text:p>
          </table:table-cell>
          <table:table-cell office:value-type="string">
            <text:p>52.7 %RH</text:p>
          </table:table-cell>
          <table:table-cell office:value-type="string">
            <text:p>51.2 %RH</text:p>
          </table:table-cell>
        </table:table-row>
        <table:table-row table:style-name="ro2">
          <table:table-cell/>
          <table:table-cell office:value-type="float" office:value="411">
            <text:p>411</text:p>
          </table:table-cell>
          <table:table-cell table:style-name="ce3" office:value-type="string">
            <text:p>2014-07-24 13:41:46</text:p>
          </table:table-cell>
          <table:table-cell table:number-columns-repeated="2" office:value-type="string">
            <text:p>35.666 °C</text:p>
          </table:table-cell>
          <table:table-cell office:value-type="string">
            <text:p>35.603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  <table:table-cell office:value-type="string">
            <text:p>46.7 %RH</text:p>
          </table:table-cell>
          <table:table-cell/>
          <table:table-cell office:value-type="float" office:value="409">
            <text:p>409</text:p>
          </table:table-cell>
          <table:table-cell table:style-name="ce3" office:value-type="string">
            <text:p>2014-07-24 13:41:38</text:p>
          </table:table-cell>
          <table:table-cell office:value-type="string">
            <text:p>34.819 °C</text:p>
          </table:table-cell>
          <table:table-cell table:number-columns-repeated="2" office:value-type="string">
            <text:p>34.742 °C</text:p>
          </table:table-cell>
          <table:table-cell office:value-type="string">
            <text:p>52.7 %RH</text:p>
          </table:table-cell>
          <table:table-cell office:value-type="string">
            <text:p>50.9 %RH</text:p>
          </table:table-cell>
          <table:table-cell office:value-type="string">
            <text:p>50.4 %RH</text:p>
          </table:table-cell>
        </table:table-row>
        <table:table-row table:style-name="ro2">
          <table:table-cell/>
          <table:table-cell office:value-type="float" office:value="412">
            <text:p>412</text:p>
          </table:table-cell>
          <table:table-cell table:style-name="ce3" office:value-type="string">
            <text:p>2014-07-24 13:42:16</text:p>
          </table:table-cell>
          <table:table-cell table:number-columns-repeated="2" office:value-type="string">
            <text:p>35.719 °C</text:p>
          </table:table-cell>
          <table:table-cell office:value-type="string">
            <text:p>35.667 °C</text:p>
          </table:table-cell>
          <table:table-cell office:value-type="string">
            <text:p>47.7 %RH</text:p>
          </table:table-cell>
          <table:table-cell office:value-type="string">
            <text:p>47.5 %RH</text:p>
          </table:table-cell>
          <table:table-cell office:value-type="string">
            <text:p>46.2 %RH</text:p>
          </table:table-cell>
          <table:table-cell/>
          <table:table-cell office:value-type="float" office:value="410">
            <text:p>410</text:p>
          </table:table-cell>
          <table:table-cell table:style-name="ce3" office:value-type="string">
            <text:p>2014-07-24 13:42:08</text:p>
          </table:table-cell>
          <table:table-cell office:value-type="string">
            <text:p>34.742 °C</text:p>
          </table:table-cell>
          <table:table-cell office:value-type="string">
            <text:p>34.710 °C</text:p>
          </table:table-cell>
          <table:table-cell office:value-type="string">
            <text:p>34.708 °C</text:p>
          </table:table-cell>
          <table:table-cell table:number-columns-repeated="2" office:value-type="string">
            <text:p>52.4 %RH</text:p>
          </table:table-cell>
          <table:table-cell office:value-type="string">
            <text:p>50.4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13">
            <text:p>413</text:p>
          </table:table-cell>
          <table:table-cell table:style-name="ce3" office:value-type="string">
            <text:p>2014-07-24 13:42:46</text:p>
          </table:table-cell>
          <table:table-cell office:value-type="string">
            <text:p>35.785 °C</text:p>
          </table:table-cell>
          <table:table-cell office:value-type="string">
            <text:p>35.784 °C</text:p>
          </table:table-cell>
          <table:table-cell office:value-type="string">
            <text:p>35.721 °C</text:p>
          </table:table-cell>
          <table:table-cell table:number-columns-repeated="2" office:value-type="string">
            <text:p>48.0 %RH</text:p>
          </table:table-cell>
          <table:table-cell office:value-type="string">
            <text:p>46.5 %RH</text:p>
          </table:table-cell>
          <table:table-cell/>
          <table:table-cell office:value-type="float" office:value="411">
            <text:p>411</text:p>
          </table:table-cell>
          <table:table-cell table:style-name="ce3" office:value-type="string">
            <text:p>2014-07-24 13:42:38</text:p>
          </table:table-cell>
          <table:table-cell office:value-type="string">
            <text:p>34.705 °C</text:p>
          </table:table-cell>
          <table:table-cell office:value-type="string">
            <text:p>34.692 °C</text:p>
          </table:table-cell>
          <table:table-cell office:value-type="string">
            <text:p>34.683 °C</text:p>
          </table:table-cell>
          <table:table-cell table:number-columns-repeated="2" office:value-type="string">
            <text:p>52.2 %RH</text:p>
          </table:table-cell>
          <table:table-cell office:value-type="string">
            <text:p>51.2 %RH</text:p>
          </table:table-cell>
        </table:table-row>
        <table:table-row table:style-name="ro2" table:number-rows-repeated="104575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07.24.2014 b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<text:span text:style-name="T1">TinyTag #002 with LP-80 #002 <text:s/>(RIL 63)</text:span>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<text:span text:style-name="T1">TinyTag #001 with LP-80 #001 <text:s/>(RIL 73)</text:span>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479">
            <text:p>720479</text:p>
          </table:table-cell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319">
            <text:p>72031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2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1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</table:table-row>
        <table:table-row table:style-name="ro2">
          <table:table-cell/>
          <table:table-cell office:value-type="float" office:value="421">
            <text:p>421</text:p>
          </table:table-cell>
          <table:table-cell table:style-name="ce3" office:value-type="string">
            <text:p>2014-07-24 13:47:38</text:p>
          </table:table-cell>
          <table:table-cell table:number-columns-repeated="2" office:value-type="string">
            <text:p>35.350 °C</text:p>
          </table:table-cell>
          <table:table-cell office:value-type="string">
            <text:p>35.261 °C</text:p>
          </table:table-cell>
          <table:table-cell office:value-type="string">
            <text:p>48.3 %RH</text:p>
          </table:table-cell>
          <table:table-cell office:value-type="string">
            <text:p>46.3 %RH</text:p>
          </table:table-cell>
          <table:table-cell office:value-type="string">
            <text:p>45.8 %RH</text:p>
          </table:table-cell>
          <table:table-cell/>
          <table:table-cell office:value-type="float" office:value="423">
            <text:p>423</text:p>
          </table:table-cell>
          <table:table-cell table:style-name="ce3" office:value-type="string">
            <text:p>2014-07-24 13:47:46</text:p>
          </table:table-cell>
          <table:table-cell office:value-type="string">
            <text:p>35.319 °C</text:p>
          </table:table-cell>
          <table:table-cell table:number-columns-repeated="2" office:value-type="string">
            <text:p>35.280 °C</text:p>
          </table:table-cell>
          <table:table-cell office:value-type="string">
            <text:p>49.5 %RH</text:p>
          </table:table-cell>
          <table:table-cell office:value-type="string">
            <text:p>47.7 %RH</text:p>
          </table:table-cell>
          <table:table-cell office:value-type="string">
            <text:p>47.0 %RH</text:p>
          </table:table-cell>
        </table:table-row>
        <table:table-row table:style-name="ro2">
          <table:table-cell/>
          <table:table-cell office:value-type="float" office:value="422">
            <text:p>422</text:p>
          </table:table-cell>
          <table:table-cell table:style-name="ce3" office:value-type="string">
            <text:p>2014-07-24 13:48:08</text:p>
          </table:table-cell>
          <table:table-cell table:number-columns-repeated="2" office:value-type="string">
            <text:p>35.443 °C</text:p>
          </table:table-cell>
          <table:table-cell office:value-type="string">
            <text:p>35.354 °C</text:p>
          </table:table-cell>
          <table:table-cell office:value-type="string">
            <text:p>47.3 %RH</text:p>
          </table:table-cell>
          <table:table-cell office:value-type="string">
            <text:p>47.1 %RH</text:p>
          </table:table-cell>
          <table:table-cell office:value-type="string">
            <text:p>46.1 %RH</text:p>
          </table:table-cell>
          <table:table-cell/>
          <table:table-cell office:value-type="float" office:value="424">
            <text:p>424</text:p>
          </table:table-cell>
          <table:table-cell table:style-name="ce3" office:value-type="string">
            <text:p>2014-07-24 13:48:16</text:p>
          </table:table-cell>
          <table:table-cell office:value-type="string">
            <text:p>35.285 °C</text:p>
          </table:table-cell>
          <table:table-cell table:number-columns-repeated="2" office:value-type="string">
            <text:p>35.242 °C</text:p>
          </table:table-cell>
          <table:table-cell table:number-columns-repeated="2" office:value-type="string">
            <text:p>49.8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23">
            <text:p>423</text:p>
          </table:table-cell>
          <table:table-cell table:style-name="ce3" office:value-type="string">
            <text:p>2014-07-24 13:48:38</text:p>
          </table:table-cell>
          <table:table-cell office:value-type="string">
            <text:p>35.506 °C</text:p>
          </table:table-cell>
          <table:table-cell office:value-type="string">
            <text:p>35.501 °C</text:p>
          </table:table-cell>
          <table:table-cell office:value-type="string">
            <text:p>35.446 °C</text:p>
          </table:table-cell>
          <table:table-cell office:value-type="string">
            <text:p>47.8 %RH</text:p>
          </table:table-cell>
          <table:table-cell table:number-columns-repeated="2" office:value-type="string">
            <text:p>45.5 %RH</text:p>
          </table:table-cell>
          <table:table-cell/>
          <table:table-cell office:value-type="float" office:value="425">
            <text:p>425</text:p>
          </table:table-cell>
          <table:table-cell table:style-name="ce3" office:value-type="string">
            <text:p>2014-07-24 13:48:46</text:p>
          </table:table-cell>
          <table:table-cell office:value-type="string">
            <text:p>35.242 °C</text:p>
          </table:table-cell>
          <table:table-cell table:number-columns-repeated="2" office:value-type="string">
            <text:p>35.133 °C</text:p>
          </table:table-cell>
          <table:table-cell office:value-type="string">
            <text:p>49.2 %RH</text:p>
          </table:table-cell>
          <table:table-cell office:value-type="string">
            <text:p>48.5 %RH</text:p>
          </table:table-cell>
          <table:table-cell office:value-type="string">
            <text:p>47.2 %RH</text:p>
          </table:table-cell>
        </table:table-row>
        <table:table-row table:style-name="ro2">
          <table:table-cell/>
          <table:table-cell office:value-type="float" office:value="424">
            <text:p>424</text:p>
          </table:table-cell>
          <table:table-cell table:style-name="ce3" office:value-type="string">
            <text:p>2014-07-24 13:49:08</text:p>
          </table:table-cell>
          <table:table-cell table:number-columns-repeated="2" office:value-type="string">
            <text:p>35.543 °C</text:p>
          </table:table-cell>
          <table:table-cell office:value-type="string">
            <text:p>35.514 °C</text:p>
          </table:table-cell>
          <table:table-cell office:value-type="string">
            <text:p>45.5 %RH</text:p>
          </table:table-cell>
          <table:table-cell office:value-type="string">
            <text:p>44.1 %RH</text:p>
          </table:table-cell>
          <table:table-cell office:value-type="string">
            <text:p>43.3 %RH</text:p>
          </table:table-cell>
          <table:table-cell/>
          <table:table-cell office:value-type="float" office:value="426">
            <text:p>426</text:p>
          </table:table-cell>
          <table:table-cell table:style-name="ce3" office:value-type="string">
            <text:p>2014-07-24 13:49:16</text:p>
          </table:table-cell>
          <table:table-cell office:value-type="string">
            <text:p>35.134 °C</text:p>
          </table:table-cell>
          <table:table-cell office:value-type="string">
            <text:p>35.128 °C</text:p>
          </table:table-cell>
          <table:table-cell office:value-type="string">
            <text:p>35.099 °C</text:p>
          </table:table-cell>
          <table:table-cell office:value-type="string">
            <text:p>48.0 %RH</text:p>
          </table:table-cell>
          <table:table-cell office:value-type="string">
            <text:p>43.0 %RH</text:p>
          </table:table-cell>
          <table:table-cell office:value-type="string">
            <text:p>42.8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25">
            <text:p>425</text:p>
          </table:table-cell>
          <table:table-cell table:style-name="ce3" office:value-type="string">
            <text:p>2014-07-24 13:49:38</text:p>
          </table:table-cell>
          <table:table-cell office:value-type="string">
            <text:p>35.575 °C</text:p>
          </table:table-cell>
          <table:table-cell office:value-type="string">
            <text:p>35.574 °C</text:p>
          </table:table-cell>
          <table:table-cell office:value-type="string">
            <text:p>35.543 °C</text:p>
          </table:table-cell>
          <table:table-cell office:value-type="string">
            <text:p>43.8 %RH</text:p>
          </table:table-cell>
          <table:table-cell office:value-type="string">
            <text:p>43.1 %RH</text:p>
          </table:table-cell>
          <table:table-cell office:value-type="string">
            <text:p>41.6 %RH</text:p>
          </table:table-cell>
          <table:table-cell/>
          <table:table-cell office:value-type="float" office:value="427">
            <text:p>427</text:p>
          </table:table-cell>
          <table:table-cell table:style-name="ce3" office:value-type="string">
            <text:p>2014-07-24 13:49:46</text:p>
          </table:table-cell>
          <table:table-cell office:value-type="string">
            <text:p>35.129 °C</text:p>
          </table:table-cell>
          <table:table-cell office:value-type="string">
            <text:p>35.124 °C</text:p>
          </table:table-cell>
          <table:table-cell office:value-type="string">
            <text:p>35.113 °C</text:p>
          </table:table-cell>
          <table:table-cell table:number-columns-repeated="2" office:value-type="string">
            <text:p>47.7 %RH</text:p>
          </table:table-cell>
          <table:table-cell office:value-type="string">
            <text:p>43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29">
            <text:p>429</text:p>
          </table:table-cell>
          <table:table-cell table:style-name="ce3" office:value-type="string">
            <text:p>2014-07-24 13:51:38</text:p>
          </table:table-cell>
          <table:table-cell office:value-type="string">
            <text:p>35.727 °C</text:p>
          </table:table-cell>
          <table:table-cell office:value-type="string">
            <text:p>35.722 °C</text:p>
          </table:table-cell>
          <table:table-cell office:value-type="string">
            <text:p>35.696 °C</text:p>
          </table:table-cell>
          <table:table-cell table:number-columns-repeated="2" office:value-type="string">
            <text:p>50.1 %RH</text:p>
          </table:table-cell>
          <table:table-cell office:value-type="string">
            <text:p>45.8 %RH</text:p>
          </table:table-cell>
          <table:table-cell/>
          <table:table-cell office:value-type="float" office:value="431">
            <text:p>431</text:p>
          </table:table-cell>
          <table:table-cell table:style-name="ce3" office:value-type="string">
            <text:p>2014-07-24 13:51:46</text:p>
          </table:table-cell>
          <table:table-cell office:value-type="string">
            <text:p>35.309 °C</text:p>
          </table:table-cell>
          <table:table-cell table:number-columns-repeated="2" office:value-type="string">
            <text:p>35.282 °C</text:p>
          </table:table-cell>
          <table:table-cell office:value-type="string">
            <text:p>49.2 %RH</text:p>
          </table:table-cell>
          <table:table-cell office:value-type="string">
            <text:p>48.7 %RH</text:p>
          </table:table-cell>
          <table:table-cell office:value-type="string">
            <text:p>47.5 %RH</text:p>
          </table:table-cell>
        </table:table-row>
        <table:table-row table:style-name="ro2">
          <table:table-cell/>
          <table:table-cell office:value-type="float" office:value="430">
            <text:p>430</text:p>
          </table:table-cell>
          <table:table-cell table:style-name="ce3" office:value-type="string">
            <text:p>2014-07-24 13:52:08</text:p>
          </table:table-cell>
          <table:table-cell office:value-type="string">
            <text:p>35.721 °C</text:p>
          </table:table-cell>
          <table:table-cell table:number-columns-repeated="2" office:value-type="string">
            <text:p>35.695 °C</text:p>
          </table:table-cell>
          <table:table-cell office:value-type="string">
            <text:p>49.9 %RH</text:p>
          </table:table-cell>
          <table:table-cell office:value-type="string">
            <text:p>49.4 %RH</text:p>
          </table:table-cell>
          <table:table-cell office:value-type="string">
            <text:p>48.6 %RH</text:p>
          </table:table-cell>
          <table:table-cell/>
          <table:table-cell office:value-type="float" office:value="432">
            <text:p>432</text:p>
          </table:table-cell>
          <table:table-cell table:style-name="ce3" office:value-type="string">
            <text:p>2014-07-24 13:52:16</text:p>
          </table:table-cell>
          <table:table-cell office:value-type="string">
            <text:p>35.279 °C</text:p>
          </table:table-cell>
          <table:table-cell table:number-columns-repeated="2" office:value-type="string">
            <text:p>35.197 °C</text:p>
          </table:table-cell>
          <table:table-cell table:number-columns-repeated="2" office:value-type="string">
            <text:p>50.5 %RH</text:p>
          </table:table-cell>
          <table:table-cell office:value-type="string">
            <text:p>47.7 %RH</text:p>
          </table:table-cell>
        </table:table-row>
        <table:table-row table:style-name="ro2">
          <table:table-cell/>
          <table:table-cell office:value-type="float" office:value="431">
            <text:p>431</text:p>
          </table:table-cell>
          <table:table-cell table:style-name="ce3" office:value-type="string">
            <text:p>2014-07-24 13:52:38</text:p>
          </table:table-cell>
          <table:table-cell office:value-type="string">
            <text:p>35.695 °C</text:p>
          </table:table-cell>
          <table:table-cell office:value-type="string">
            <text:p>35.688 °C</text:p>
          </table:table-cell>
          <table:table-cell office:value-type="string">
            <text:p>35.685 °C</text:p>
          </table:table-cell>
          <table:table-cell office:value-type="string">
            <text:p>50.4 %RH</text:p>
          </table:table-cell>
          <table:table-cell table:number-columns-repeated="2" office:value-type="string">
            <text:p>48.9 %RH</text:p>
          </table:table-cell>
          <table:table-cell/>
          <table:table-cell office:value-type="float" office:value="433">
            <text:p>433</text:p>
          </table:table-cell>
          <table:table-cell table:style-name="ce3" office:value-type="string">
            <text:p>2014-07-24 13:52:46</text:p>
          </table:table-cell>
          <table:table-cell office:value-type="string">
            <text:p>35.198 °C</text:p>
          </table:table-cell>
          <table:table-cell office:value-type="string">
            <text:p>35.177 °C</text:p>
          </table:table-cell>
          <table:table-cell office:value-type="string">
            <text:p>35.174 °C</text:p>
          </table:table-cell>
          <table:table-cell office:value-type="string">
            <text:p>50.5 %RH</text:p>
          </table:table-cell>
          <table:table-cell office:value-type="string">
            <text:p>50.3 %RH</text:p>
          </table:table-cell>
          <table:table-cell office:value-type="string">
            <text:p>48.2 %RH</text:p>
          </table:table-cell>
        </table:table-row>
        <table:table-row table:style-name="ro2">
          <table:table-cell/>
          <table:table-cell office:value-type="float" office:value="432">
            <text:p>432</text:p>
          </table:table-cell>
          <table:table-cell table:style-name="ce3" office:value-type="string">
            <text:p>2014-07-24 13:53:08</text:p>
          </table:table-cell>
          <table:table-cell table:number-columns-repeated="2" office:value-type="string">
            <text:p>35.698 °C</text:p>
          </table:table-cell>
          <table:table-cell office:value-type="string">
            <text:p>35.685 °C</text:p>
          </table:table-cell>
          <table:table-cell office:value-type="string">
            <text:p>50.6 %RH</text:p>
          </table:table-cell>
          <table:table-cell office:value-type="string">
            <text:p>49.6 %RH</text:p>
          </table:table-cell>
          <table:table-cell office:value-type="string">
            <text:p>48.9 %RH</text:p>
          </table:table-cell>
          <table:table-cell/>
          <table:table-cell office:value-type="float" office:value="434">
            <text:p>434</text:p>
          </table:table-cell>
          <table:table-cell table:style-name="ce3" office:value-type="string">
            <text:p>2014-07-24 13:53:16</text:p>
          </table:table-cell>
          <table:table-cell table:number-columns-repeated="2" office:value-type="string">
            <text:p>35.197 °C</text:p>
          </table:table-cell>
          <table:table-cell office:value-type="string">
            <text:p>35.179 °C</text:p>
          </table:table-cell>
          <table:table-cell office:value-type="string">
            <text:p>50.3 %RH</text:p>
          </table:table-cell>
          <table:table-cell office:value-type="string">
            <text:p>50.0 %RH</text:p>
          </table:table-cell>
          <table:table-cell office:value-type="string">
            <text:p>49.0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3">
            <text:p>433</text:p>
          </table:table-cell>
          <table:table-cell table:style-name="ce3" office:value-type="string">
            <text:p>2014-07-24 13:53:38</text:p>
          </table:table-cell>
          <table:table-cell table:number-columns-repeated="2" office:value-type="string">
            <text:p>35.753 °C</text:p>
          </table:table-cell>
          <table:table-cell office:value-type="string">
            <text:p>35.700 °C</text:p>
          </table:table-cell>
          <table:table-cell office:value-type="string">
            <text:p>49.6 %RH</text:p>
          </table:table-cell>
          <table:table-cell office:value-type="string">
            <text:p>46.3 %RH</text:p>
          </table:table-cell>
          <table:table-cell office:value-type="string">
            <text:p>46.1 %RH</text:p>
          </table:table-cell>
          <table:table-cell/>
          <table:table-cell office:value-type="float" office:value="435">
            <text:p>435</text:p>
          </table:table-cell>
          <table:table-cell table:style-name="ce3" office:value-type="string">
            <text:p>2014-07-24 13:53:46</text:p>
          </table:table-cell>
          <table:table-cell office:value-type="string">
            <text:p>35.226 °C</text:p>
          </table:table-cell>
          <table:table-cell office:value-type="string">
            <text:p>35.218 °C</text:p>
          </table:table-cell>
          <table:table-cell office:value-type="string">
            <text:p>35.197 °C</text:p>
          </table:table-cell>
          <table:table-cell office:value-type="string">
            <text:p>49.8 %RH</text:p>
          </table:table-cell>
          <table:table-cell office:value-type="string">
            <text:p>47.2 %RH</text:p>
          </table:table-cell>
          <table:table-cell office:value-type="string">
            <text:p>47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39">
            <text:p>439</text:p>
          </table:table-cell>
          <table:table-cell table:style-name="ce3" office:value-type="string">
            <text:p>2014-07-24 13:56:38</text:p>
          </table:table-cell>
          <table:table-cell table:number-columns-repeated="2" office:value-type="string">
            <text:p>36.110 °C</text:p>
          </table:table-cell>
          <table:table-cell office:value-type="string">
            <text:p>36.038 °C</text:p>
          </table:table-cell>
          <table:table-cell office:value-type="string">
            <text:p>48.1 %RH</text:p>
          </table:table-cell>
          <table:table-cell office:value-type="string">
            <text:p>46.3 %RH</text:p>
          </table:table-cell>
          <table:table-cell office:value-type="string">
            <text:p>45.8 %RH</text:p>
          </table:table-cell>
          <table:table-cell/>
          <table:table-cell office:value-type="float" office:value="441">
            <text:p>441</text:p>
          </table:table-cell>
          <table:table-cell table:style-name="ce3" office:value-type="string">
            <text:p>2014-07-24 13:56:46</text:p>
          </table:table-cell>
          <table:table-cell table:number-columns-repeated="2" office:value-type="string">
            <text:p>35.104 °C</text:p>
          </table:table-cell>
          <table:table-cell office:value-type="string">
            <text:p>35.075 °C</text:p>
          </table:table-cell>
          <table:table-cell office:value-type="string">
            <text:p>49.2 %RH</text:p>
          </table:table-cell>
          <table:table-cell office:value-type="string">
            <text:p>49.0 %RH</text:p>
          </table:table-cell>
          <table:table-cell office:value-type="string">
            <text:p>46.2 %RH</text:p>
          </table:table-cell>
        </table:table-row>
        <table:table-row table:style-name="ro2">
          <table:table-cell/>
          <table:table-cell office:value-type="float" office:value="440">
            <text:p>440</text:p>
          </table:table-cell>
          <table:table-cell table:style-name="ce3" office:value-type="string">
            <text:p>2014-07-24 13:57:08</text:p>
          </table:table-cell>
          <table:table-cell table:number-columns-repeated="2" office:value-type="string">
            <text:p>36.193 °C</text:p>
          </table:table-cell>
          <table:table-cell office:value-type="string">
            <text:p>36.103 °C</text:p>
          </table:table-cell>
          <table:table-cell office:value-type="string">
            <text:p>46.1 %RH</text:p>
          </table:table-cell>
          <table:table-cell office:value-type="string">
            <text:p>45.3 %RH</text:p>
          </table:table-cell>
          <table:table-cell office:value-type="string">
            <text:p>45.0 %RH</text:p>
          </table:table-cell>
          <table:table-cell/>
          <table:table-cell office:value-type="float" office:value="442">
            <text:p>442</text:p>
          </table:table-cell>
          <table:table-cell table:style-name="ce3" office:value-type="string">
            <text:p>2014-07-24 13:57:16</text:p>
          </table:table-cell>
          <table:table-cell office:value-type="string">
            <text:p>35.155 °C</text:p>
          </table:table-cell>
          <table:table-cell office:value-type="string">
            <text:p>35.149 °C</text:p>
          </table:table-cell>
          <table:table-cell office:value-type="string">
            <text:p>35.105 °C</text:p>
          </table:table-cell>
          <table:table-cell office:value-type="string">
            <text:p>49.8 %RH</text:p>
          </table:table-cell>
          <table:table-cell office:value-type="string">
            <text:p>49.5 %RH</text:p>
          </table:table-cell>
          <table:table-cell office:value-type="string">
            <text:p>45.7 %RH</text:p>
          </table:table-cell>
        </table:table-row>
        <table:table-row table:style-name="ro2">
          <table:table-cell/>
          <table:table-cell office:value-type="float" office:value="441">
            <text:p>441</text:p>
          </table:table-cell>
          <table:table-cell table:style-name="ce3" office:value-type="string">
            <text:p>2014-07-24 13:57:38</text:p>
          </table:table-cell>
          <table:table-cell table:number-columns-repeated="2" office:value-type="string">
            <text:p>36.318 °C</text:p>
          </table:table-cell>
          <table:table-cell office:value-type="string">
            <text:p>36.199 °C</text:p>
          </table:table-cell>
          <table:table-cell office:value-type="string">
            <text:p>45.8 %RH</text:p>
          </table:table-cell>
          <table:table-cell office:value-type="string">
            <text:p>44.3 %RH</text:p>
          </table:table-cell>
          <table:table-cell office:value-type="string">
            <text:p>44.1 %RH</text:p>
          </table:table-cell>
          <table:table-cell/>
          <table:table-cell office:value-type="float" office:value="443">
            <text:p>443</text:p>
          </table:table-cell>
          <table:table-cell table:style-name="ce3" office:value-type="string">
            <text:p>2014-07-24 13:57:46</text:p>
          </table:table-cell>
          <table:table-cell office:value-type="string">
            <text:p>35.205 °C</text:p>
          </table:table-cell>
          <table:table-cell office:value-type="string">
            <text:p>35.198 °C</text:p>
          </table:table-cell>
          <table:table-cell office:value-type="string">
            <text:p>35.149 °C</text:p>
          </table:table-cell>
          <table:table-cell office:value-type="string">
            <text:p>49.8 %RH</text:p>
          </table:table-cell>
          <table:table-cell office:value-type="string">
            <text:p>47.0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42">
            <text:p>442</text:p>
          </table:table-cell>
          <table:table-cell table:style-name="ce3" office:value-type="string">
            <text:p>2014-07-24 13:58:08</text:p>
          </table:table-cell>
          <table:table-cell table:number-columns-repeated="2" office:value-type="string">
            <text:p>36.401 °C</text:p>
          </table:table-cell>
          <table:table-cell office:value-type="string">
            <text:p>36.320 °C</text:p>
          </table:table-cell>
          <table:table-cell office:value-type="string">
            <text:p>44.1 %RH</text:p>
          </table:table-cell>
          <table:table-cell office:value-type="string">
            <text:p>43.6 %RH</text:p>
          </table:table-cell>
          <table:table-cell office:value-type="string">
            <text:p>42.4 %RH</text:p>
          </table:table-cell>
          <table:table-cell/>
          <table:table-cell office:value-type="float" office:value="444">
            <text:p>444</text:p>
          </table:table-cell>
          <table:table-cell table:style-name="ce3" office:value-type="string">
            <text:p>2014-07-24 13:58:16</text:p>
          </table:table-cell>
          <table:table-cell office:value-type="string">
            <text:p>35.251 °C</text:p>
          </table:table-cell>
          <table:table-cell office:value-type="string">
            <text:p>35.250 °C</text:p>
          </table:table-cell>
          <table:table-cell office:value-type="string">
            <text:p>35.198 °C</text:p>
          </table:table-cell>
          <table:table-cell table:number-columns-repeated="2" office:value-type="string">
            <text:p>48.2 %RH</text:p>
          </table:table-cell>
          <table:table-cell office:value-type="string">
            <text:p>46.5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table:style-name="ce3" office:value-type="string">
            <text:p>2014-07-24 13:58:38</text:p>
          </table:table-cell>
          <table:table-cell table:number-columns-repeated="2" office:value-type="string">
            <text:p>36.481 °C</text:p>
          </table:table-cell>
          <table:table-cell office:value-type="string">
            <text:p>36.411 °C</text:p>
          </table:table-cell>
          <table:table-cell office:value-type="string">
            <text:p>45.0 %RH</text:p>
          </table:table-cell>
          <table:table-cell office:value-type="string">
            <text:p>44.8 %RH</text:p>
          </table:table-cell>
          <table:table-cell office:value-type="string">
            <text:p>43.3 %RH</text:p>
          </table:table-cell>
          <table:table-cell/>
          <table:table-cell office:value-type="float" office:value="445">
            <text:p>445</text:p>
          </table:table-cell>
          <table:table-cell table:style-name="ce3" office:value-type="string">
            <text:p>2014-07-24 13:58:46</text:p>
          </table:table-cell>
          <table:table-cell table:number-columns-repeated="2" office:value-type="string">
            <text:p>35.321 °C</text:p>
          </table:table-cell>
          <table:table-cell office:value-type="string">
            <text:p>35.250 °C</text:p>
          </table:table-cell>
          <table:table-cell table:number-columns-repeated="2" office:value-type="string">
            <text:p>48.7 %RH</text:p>
          </table:table-cell>
          <table:table-cell office:value-type="string">
            <text:p>45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47">
            <text:p>447</text:p>
          </table:table-cell>
          <table:table-cell table:style-name="ce3" office:value-type="string">
            <text:p>2014-07-24 14:00:38</text:p>
          </table:table-cell>
          <table:table-cell table:number-columns-repeated="2" office:value-type="string">
            <text:p>36.643 °C</text:p>
          </table:table-cell>
          <table:table-cell office:value-type="string">
            <text:p>36.630 °C</text:p>
          </table:table-cell>
          <table:table-cell office:value-type="string">
            <text:p>46.1 %RH</text:p>
          </table:table-cell>
          <table:table-cell office:value-type="string">
            <text:p>45.3 %RH</text:p>
          </table:table-cell>
          <table:table-cell office:value-type="string">
            <text:p>44.8 %RH</text:p>
          </table:table-cell>
          <table:table-cell/>
          <table:table-cell office:value-type="float" office:value="449">
            <text:p>449</text:p>
          </table:table-cell>
          <table:table-cell table:style-name="ce3" office:value-type="string">
            <text:p>2014-07-24 14:00:46</text:p>
          </table:table-cell>
          <table:table-cell table:number-columns-repeated="2" office:value-type="string">
            <text:p>35.574 °C</text:p>
          </table:table-cell>
          <table:table-cell office:value-type="string">
            <text:p>35.501 °C</text:p>
          </table:table-cell>
          <table:table-cell table:number-columns-repeated="2" office:value-type="string">
            <text:p>48.7 %RH</text:p>
          </table:table-cell>
          <table:table-cell office:value-type="string">
            <text:p>46.7 %RH</text:p>
          </table:table-cell>
        </table:table-row>
        <table:table-row table:style-name="ro2">
          <table:table-cell/>
          <table:table-cell office:value-type="float" office:value="448">
            <text:p>448</text:p>
          </table:table-cell>
          <table:table-cell table:style-name="ce3" office:value-type="string">
            <text:p>2014-07-24 14:01:08</text:p>
          </table:table-cell>
          <table:table-cell office:value-type="string">
            <text:p>36.661 °C</text:p>
          </table:table-cell>
          <table:table-cell office:value-type="string">
            <text:p>36.655 °C</text:p>
          </table:table-cell>
          <table:table-cell office:value-type="string">
            <text:p>36.643 °C</text:p>
          </table:table-cell>
          <table:table-cell office:value-type="string">
            <text:p>46.3 %RH</text:p>
          </table:table-cell>
          <table:table-cell office:value-type="string">
            <text:p>45.3 %RH</text:p>
          </table:table-cell>
          <table:table-cell office:value-type="string">
            <text:p>45.0 %RH</text:p>
          </table:table-cell>
          <table:table-cell/>
          <table:table-cell office:value-type="float" office:value="450">
            <text:p>450</text:p>
          </table:table-cell>
          <table:table-cell table:style-name="ce3" office:value-type="string">
            <text:p>2014-07-24 14:01:16</text:p>
          </table:table-cell>
          <table:table-cell table:number-columns-repeated="2" office:value-type="string">
            <text:p>35.643 °C</text:p>
          </table:table-cell>
          <table:table-cell office:value-type="string">
            <text:p>35.575 °C</text:p>
          </table:table-cell>
          <table:table-cell office:value-type="string">
            <text:p>49.0 %RH</text:p>
          </table:table-cell>
          <table:table-cell office:value-type="string">
            <text:p>47.0 %RH</text:p>
          </table:table-cell>
          <table:table-cell office:value-type="string">
            <text:p>46.2 %RH</text:p>
          </table:table-cell>
        </table:table-row>
        <table:table-row table:style-name="ro2">
          <table:table-cell/>
          <table:table-cell office:value-type="float" office:value="449">
            <text:p>449</text:p>
          </table:table-cell>
          <table:table-cell table:style-name="ce3" office:value-type="string">
            <text:p>2014-07-24 14:01:38</text:p>
          </table:table-cell>
          <table:table-cell table:number-columns-repeated="2" office:value-type="string">
            <text:p>36.683 °C</text:p>
          </table:table-cell>
          <table:table-cell office:value-type="string">
            <text:p>36.653 °C</text:p>
          </table:table-cell>
          <table:table-cell office:value-type="string">
            <text:p>45.5 %RH</text:p>
          </table:table-cell>
          <table:table-cell table:number-columns-repeated="2" office:value-type="string">
            <text:p>43.3 %RH</text:p>
          </table:table-cell>
          <table:table-cell/>
          <table:table-cell office:value-type="float" office:value="451">
            <text:p>451</text:p>
          </table:table-cell>
          <table:table-cell table:style-name="ce3" office:value-type="string">
            <text:p>2014-07-24 14:01:46</text:p>
          </table:table-cell>
          <table:table-cell table:number-columns-repeated="2" office:value-type="string">
            <text:p>35.721 °C</text:p>
          </table:table-cell>
          <table:table-cell office:value-type="string">
            <text:p>35.645 °C</text:p>
          </table:table-cell>
          <table:table-cell office:value-type="string">
            <text:p>48.0 %RH</text:p>
          </table:table-cell>
          <table:table-cell table:number-columns-repeated="2" office:value-type="string">
            <text:p>47.0 %RH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table:style-name="ce3" office:value-type="string">
            <text:p>2014-07-24 14:02:08</text:p>
          </table:table-cell>
          <table:table-cell table:number-columns-repeated="2" office:value-type="string">
            <text:p>36.768 °C</text:p>
          </table:table-cell>
          <table:table-cell office:value-type="string">
            <text:p>36.686 °C</text:p>
          </table:table-cell>
          <table:table-cell office:value-type="string">
            <text:p>44.1 %RH</text:p>
          </table:table-cell>
          <table:table-cell table:number-columns-repeated="2" office:value-type="string">
            <text:p>43.3 %RH</text:p>
          </table:table-cell>
          <table:table-cell/>
          <table:table-cell office:value-type="float" office:value="452">
            <text:p>452</text:p>
          </table:table-cell>
          <table:table-cell table:style-name="ce3" office:value-type="string">
            <text:p>2014-07-24 14:02:16</text:p>
          </table:table-cell>
          <table:table-cell office:value-type="string">
            <text:p>35.803 °C</text:p>
          </table:table-cell>
          <table:table-cell office:value-type="string">
            <text:p>35.800 °C</text:p>
          </table:table-cell>
          <table:table-cell office:value-type="string">
            <text:p>35.722 °C</text:p>
          </table:table-cell>
          <table:table-cell office:value-type="string">
            <text:p>48.2 %RH</text:p>
          </table:table-cell>
          <table:table-cell office:value-type="string">
            <text:p>47.0 %RH</text:p>
          </table:table-cell>
          <table:table-cell office:value-type="string">
            <text:p>46.2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1">
            <text:p>451</text:p>
          </table:table-cell>
          <table:table-cell table:style-name="ce3" office:value-type="string">
            <text:p>2014-07-24 14:02:38</text:p>
          </table:table-cell>
          <table:table-cell table:number-columns-repeated="2" office:value-type="string">
            <text:p>36.871 °C</text:p>
          </table:table-cell>
          <table:table-cell office:value-type="string">
            <text:p>36.773 °C</text:p>
          </table:table-cell>
          <table:table-cell office:value-type="string">
            <text:p>44.6 %RH</text:p>
          </table:table-cell>
          <table:table-cell table:number-columns-repeated="2" office:value-type="string">
            <text:p>42.9 %RH</text:p>
          </table:table-cell>
          <table:table-cell/>
          <table:table-cell office:value-type="float" office:value="453">
            <text:p>453</text:p>
          </table:table-cell>
          <table:table-cell table:style-name="ce3" office:value-type="string">
            <text:p>2014-07-24 14:02:46</text:p>
          </table:table-cell>
          <table:table-cell table:number-columns-repeated="2" office:value-type="string">
            <text:p>35.857 °C</text:p>
          </table:table-cell>
          <table:table-cell office:value-type="string">
            <text:p>35.795 °C</text:p>
          </table:table-cell>
          <table:table-cell office:value-type="string">
            <text:p>51.3 %RH</text:p>
          </table:table-cell>
          <table:table-cell office:value-type="string">
            <text:p>50.3 %RH</text:p>
          </table:table-cell>
          <table:table-cell office:value-type="string">
            <text:p>46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58">
            <text:p>458</text:p>
          </table:table-cell>
          <table:table-cell table:style-name="ce3" office:value-type="string">
            <text:p>2014-07-24 14:06:08</text:p>
          </table:table-cell>
          <table:table-cell table:number-columns-repeated="2" office:value-type="string">
            <text:p>37.113 °C</text:p>
          </table:table-cell>
          <table:table-cell office:value-type="string">
            <text:p>37.075 °C</text:p>
          </table:table-cell>
          <table:table-cell table:number-columns-repeated="2" office:value-type="string">
            <text:p>44.8 %RH</text:p>
          </table:table-cell>
          <table:table-cell office:value-type="string">
            <text:p>42.6 %RH</text:p>
          </table:table-cell>
          <table:table-cell/>
          <table:table-cell office:value-type="float" office:value="460">
            <text:p>460</text:p>
          </table:table-cell>
          <table:table-cell table:style-name="ce3" office:value-type="string">
            <text:p>2014-07-24 14:06:16</text:p>
          </table:table-cell>
          <table:table-cell table:number-columns-repeated="2" office:value-type="string">
            <text:p>36.284 °C</text:p>
          </table:table-cell>
          <table:table-cell office:value-type="string">
            <text:p>36.168 °C</text:p>
          </table:table-cell>
          <table:table-cell office:value-type="string">
            <text:p>48.7 %RH</text:p>
          </table:table-cell>
          <table:table-cell office:value-type="string">
            <text:p>47.2 %RH</text:p>
          </table:table-cell>
          <table:table-cell office:value-type="string">
            <text:p>46.0 %RH</text:p>
          </table:table-cell>
        </table:table-row>
        <table:table-row table:style-name="ro2">
          <table:table-cell/>
          <table:table-cell office:value-type="float" office:value="459">
            <text:p>459</text:p>
          </table:table-cell>
          <table:table-cell table:style-name="ce3" office:value-type="string">
            <text:p>2014-07-24 14:06:38</text:p>
          </table:table-cell>
          <table:table-cell office:value-type="string">
            <text:p>37.153 °C</text:p>
          </table:table-cell>
          <table:table-cell office:value-type="string">
            <text:p>37.151 °C</text:p>
          </table:table-cell>
          <table:table-cell office:value-type="string">
            <text:p>37.115 °C</text:p>
          </table:table-cell>
          <table:table-cell office:value-type="string">
            <text:p>44.6 %RH</text:p>
          </table:table-cell>
          <table:table-cell office:value-type="string">
            <text:p>42.4 %RH</text:p>
          </table:table-cell>
          <table:table-cell office:value-type="string">
            <text:p>42.1 %RH</text:p>
          </table:table-cell>
          <table:table-cell/>
          <table:table-cell office:value-type="float" office:value="461">
            <text:p>461</text:p>
          </table:table-cell>
          <table:table-cell table:style-name="ce3" office:value-type="string">
            <text:p>2014-07-24 14:06:46</text:p>
          </table:table-cell>
          <table:table-cell table:number-columns-repeated="2" office:value-type="string">
            <text:p>36.387 °C</text:p>
          </table:table-cell>
          <table:table-cell office:value-type="string">
            <text:p>36.289 °C</text:p>
          </table:table-cell>
          <table:table-cell office:value-type="string">
            <text:p>48.7 %RH</text:p>
          </table:table-cell>
          <table:table-cell office:value-type="string">
            <text:p>47.7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60">
            <text:p>460</text:p>
          </table:table-cell>
          <table:table-cell table:style-name="ce3" office:value-type="string">
            <text:p>2014-07-24 14:07:08</text:p>
          </table:table-cell>
          <table:table-cell table:number-columns-repeated="2" office:value-type="string">
            <text:p>37.165 °C</text:p>
          </table:table-cell>
          <table:table-cell office:value-type="string">
            <text:p>37.151 °C</text:p>
          </table:table-cell>
          <table:table-cell table:number-columns-repeated="2" office:value-type="string">
            <text:p>43.6 %RH</text:p>
          </table:table-cell>
          <table:table-cell office:value-type="string">
            <text:p>42.1 %RH</text:p>
          </table:table-cell>
          <table:table-cell/>
          <table:table-cell office:value-type="float" office:value="462">
            <text:p>462</text:p>
          </table:table-cell>
          <table:table-cell table:style-name="ce3" office:value-type="string">
            <text:p>2014-07-24 14:07:16</text:p>
          </table:table-cell>
          <table:table-cell table:number-columns-repeated="2" office:value-type="string">
            <text:p>36.473 °C</text:p>
          </table:table-cell>
          <table:table-cell office:value-type="string">
            <text:p>36.387 °C</text:p>
          </table:table-cell>
          <table:table-cell office:value-type="string">
            <text:p>48.7 %RH</text:p>
          </table:table-cell>
          <table:table-cell office:value-type="string">
            <text:p>47.7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61">
            <text:p>461</text:p>
          </table:table-cell>
          <table:table-cell table:style-name="ce3" office:value-type="string">
            <text:p>2014-07-24 14:07:38</text:p>
          </table:table-cell>
          <table:table-cell office:value-type="string">
            <text:p>37.194 °C</text:p>
          </table:table-cell>
          <table:table-cell office:value-type="string">
            <text:p>37.191 °C</text:p>
          </table:table-cell>
          <table:table-cell office:value-type="string">
            <text:p>37.153 °C</text:p>
          </table:table-cell>
          <table:table-cell office:value-type="string">
            <text:p>44.3 %RH</text:p>
          </table:table-cell>
          <table:table-cell table:number-columns-repeated="2" office:value-type="string">
            <text:p>42.6 %RH</text:p>
          </table:table-cell>
          <table:table-cell/>
          <table:table-cell office:value-type="float" office:value="463">
            <text:p>463</text:p>
          </table:table-cell>
          <table:table-cell table:style-name="ce3" office:value-type="string">
            <text:p>2014-07-24 14:07:46</text:p>
          </table:table-cell>
          <table:table-cell table:number-columns-repeated="2" office:value-type="string">
            <text:p>36.571 °C</text:p>
          </table:table-cell>
          <table:table-cell office:value-type="string">
            <text:p>36.480 °C</text:p>
          </table:table-cell>
          <table:table-cell office:value-type="string">
            <text:p>47.0 %RH</text:p>
          </table:table-cell>
          <table:table-cell office:value-type="string">
            <text:p>46.0 %RH</text:p>
          </table:table-cell>
          <table:table-cell office:value-type="string">
            <text:p>45.2 %RH</text:p>
          </table:table-cell>
        </table:table-row>
        <table:table-row table:style-name="ro2">
          <table:table-cell/>
          <table:table-cell office:value-type="float" office:value="462">
            <text:p>462</text:p>
          </table:table-cell>
          <table:table-cell table:style-name="ce3" office:value-type="string">
            <text:p>2014-07-24 14:08:08</text:p>
          </table:table-cell>
          <table:table-cell office:value-type="string">
            <text:p>37.206 °C</text:p>
          </table:table-cell>
          <table:table-cell office:value-type="string">
            <text:p>37.202 °C</text:p>
          </table:table-cell>
          <table:table-cell office:value-type="string">
            <text:p>37.193 °C</text:p>
          </table:table-cell>
          <table:table-cell table:number-columns-repeated="2" office:value-type="string">
            <text:p>43.6 %RH</text:p>
          </table:table-cell>
          <table:table-cell office:value-type="string">
            <text:p>41.9 %RH</text:p>
          </table:table-cell>
          <table:table-cell/>
          <table:table-cell office:value-type="float" office:value="464">
            <text:p>464</text:p>
          </table:table-cell>
          <table:table-cell table:style-name="ce3" office:value-type="string">
            <text:p>2014-07-24 14:08:16</text:p>
          </table:table-cell>
          <table:table-cell table:number-columns-repeated="2" office:value-type="string">
            <text:p>36.655 °C</text:p>
          </table:table-cell>
          <table:table-cell office:value-type="string">
            <text:p>36.576 °C</text:p>
          </table:table-cell>
          <table:table-cell office:value-type="string">
            <text:p>47.7 %RH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3">
            <text:p>463</text:p>
          </table:table-cell>
          <table:table-cell table:style-name="ce3" office:value-type="string">
            <text:p>2014-07-24 14:08:38</text:p>
          </table:table-cell>
          <table:table-cell office:value-type="string">
            <text:p>37.207 °C</text:p>
          </table:table-cell>
          <table:table-cell table:number-columns-repeated="2" office:value-type="string">
            <text:p>37.196 °C</text:p>
          </table:table-cell>
          <table:table-cell table:number-columns-repeated="2" office:value-type="string">
            <text:p>45.0 %RH</text:p>
          </table:table-cell>
          <table:table-cell office:value-type="string">
            <text:p>42.4 %RH</text:p>
          </table:table-cell>
          <table:table-cell/>
          <table:table-cell office:value-type="float" office:value="465">
            <text:p>465</text:p>
          </table:table-cell>
          <table:table-cell table:style-name="ce3" office:value-type="string">
            <text:p>2014-07-24 14:08:46</text:p>
          </table:table-cell>
          <table:table-cell table:number-columns-repeated="2" office:value-type="string">
            <text:p>36.742 °C</text:p>
          </table:table-cell>
          <table:table-cell office:value-type="string">
            <text:p>36.665 °C</text:p>
          </table:table-cell>
          <table:table-cell table:number-columns-repeated="2" office:value-type="string">
            <text:p>47.2 %RH</text:p>
          </table:table-cell>
          <table:table-cell office:value-type="string">
            <text:p>45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71">
            <text:p>471</text:p>
          </table:table-cell>
          <table:table-cell table:style-name="ce3" office:value-type="string">
            <text:p>2014-07-24 14:12:38</text:p>
          </table:table-cell>
          <table:table-cell office:value-type="string">
            <text:p>37.046 °C</text:p>
          </table:table-cell>
          <table:table-cell table:number-columns-repeated="2" office:value-type="string">
            <text:p>36.913 °C</text:p>
          </table:table-cell>
          <table:table-cell office:value-type="string">
            <text:p>48.6 %RH</text:p>
          </table:table-cell>
          <table:table-cell table:number-columns-repeated="2" office:value-type="string">
            <text:p>47.8 %RH</text:p>
          </table:table-cell>
          <table:table-cell/>
          <table:table-cell office:value-type="float" office:value="473">
            <text:p>473</text:p>
          </table:table-cell>
          <table:table-cell table:style-name="ce3" office:value-type="string">
            <text:p>2014-07-24 14:12:46</text:p>
          </table:table-cell>
          <table:table-cell office:value-type="string">
            <text:p>36.940 °C</text:p>
          </table:table-cell>
          <table:table-cell table:number-columns-repeated="2" office:value-type="string">
            <text:p>36.860 °C</text:p>
          </table:table-cell>
          <table:table-cell office:value-type="string">
            <text:p>48.7 %RH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</table:table-row>
        <table:table-row table:style-name="ro2">
          <table:table-cell/>
          <table:table-cell office:value-type="float" office:value="472">
            <text:p>472</text:p>
          </table:table-cell>
          <table:table-cell table:style-name="ce3" office:value-type="string">
            <text:p>2014-07-24 14:13:08</text:p>
          </table:table-cell>
          <table:table-cell office:value-type="string">
            <text:p>36.906 °C</text:p>
          </table:table-cell>
          <table:table-cell table:number-columns-repeated="2" office:value-type="string">
            <text:p>36.794 °C</text:p>
          </table:table-cell>
          <table:table-cell office:value-type="string">
            <text:p>49.1 %RH</text:p>
          </table:table-cell>
          <table:table-cell office:value-type="string">
            <text:p>48.3 %RH</text:p>
          </table:table-cell>
          <table:table-cell office:value-type="string">
            <text:p>48.1 %RH</text:p>
          </table:table-cell>
          <table:table-cell/>
          <table:table-cell office:value-type="float" office:value="474">
            <text:p>474</text:p>
          </table:table-cell>
          <table:table-cell table:style-name="ce3" office:value-type="string">
            <text:p>2014-07-24 14:13:16</text:p>
          </table:table-cell>
          <table:table-cell office:value-type="string">
            <text:p>36.858 °C</text:p>
          </table:table-cell>
          <table:table-cell office:value-type="string">
            <text:p>36.842 °C</text:p>
          </table:table-cell>
          <table:table-cell office:value-type="string">
            <text:p>36.829 °C</text:p>
          </table:table-cell>
          <table:table-cell table:number-columns-repeated="2" office:value-type="string">
            <text:p>49.0 %RH</text:p>
          </table:table-cell>
          <table:table-cell office:value-type="string">
            <text:p>48.0 %RH</text:p>
          </table:table-cell>
        </table:table-row>
        <table:table-row table:style-name="ro2">
          <table:table-cell/>
          <table:table-cell office:value-type="float" office:value="473">
            <text:p>473</text:p>
          </table:table-cell>
          <table:table-cell table:style-name="ce3" office:value-type="string">
            <text:p>2014-07-24 14:13:38</text:p>
          </table:table-cell>
          <table:table-cell office:value-type="string">
            <text:p>36.791 °C</text:p>
          </table:table-cell>
          <table:table-cell table:number-columns-repeated="2" office:value-type="string">
            <text:p>36.720 °C</text:p>
          </table:table-cell>
          <table:table-cell table:number-columns-repeated="2" office:value-type="string">
            <text:p>49.6 %RH</text:p>
          </table:table-cell>
          <table:table-cell office:value-type="string">
            <text:p>47.8 %RH</text:p>
          </table:table-cell>
          <table:table-cell/>
          <table:table-cell office:value-type="float" office:value="475">
            <text:p>475</text:p>
          </table:table-cell>
          <table:table-cell table:style-name="ce3" office:value-type="string">
            <text:p>2014-07-24 14:13:46</text:p>
          </table:table-cell>
          <table:table-cell office:value-type="string">
            <text:p>36.853 °C</text:p>
          </table:table-cell>
          <table:table-cell office:value-type="string">
            <text:p>36.850 °C</text:p>
          </table:table-cell>
          <table:table-cell office:value-type="string">
            <text:p>36.839 °C</text:p>
          </table:table-cell>
          <table:table-cell office:value-type="string">
            <text:p>49.5 %RH</text:p>
          </table:table-cell>
          <table:table-cell table:number-columns-repeated="2" office:value-type="string">
            <text:p>47.0 %RH</text:p>
          </table:table-cell>
        </table:table-row>
        <table:table-row table:style-name="ro2">
          <table:table-cell/>
          <table:table-cell office:value-type="float" office:value="474">
            <text:p>474</text:p>
          </table:table-cell>
          <table:table-cell table:style-name="ce3" office:value-type="string">
            <text:p>2014-07-24 14:14:08</text:p>
          </table:table-cell>
          <table:table-cell office:value-type="string">
            <text:p>36.720 °C</text:p>
          </table:table-cell>
          <table:table-cell table:number-columns-repeated="2" office:value-type="string">
            <text:p>36.607 °C</text:p>
          </table:table-cell>
          <table:table-cell office:value-type="string">
            <text:p>49.6 %RH</text:p>
          </table:table-cell>
          <table:table-cell office:value-type="string">
            <text:p>48.6 %RH</text:p>
          </table:table-cell>
          <table:table-cell office:value-type="string">
            <text:p>46.8 %RH</text:p>
          </table:table-cell>
          <table:table-cell/>
          <table:table-cell office:value-type="float" office:value="476">
            <text:p>476</text:p>
          </table:table-cell>
          <table:table-cell table:style-name="ce3" office:value-type="string">
            <text:p>2014-07-24 14:14:16</text:p>
          </table:table-cell>
          <table:table-cell office:value-type="string">
            <text:p>36.853 °C</text:p>
          </table:table-cell>
          <table:table-cell table:number-columns-repeated="2" office:value-type="string">
            <text:p>36.811 °C</text:p>
          </table:table-cell>
          <table:table-cell table:number-columns-repeated="2" office:value-type="string">
            <text:p>47.0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75">
            <text:p>475</text:p>
          </table:table-cell>
          <table:table-cell table:style-name="ce3" office:value-type="string">
            <text:p>2014-07-24 14:14:38</text:p>
          </table:table-cell>
          <table:table-cell office:value-type="string">
            <text:p>36.606 °C</text:p>
          </table:table-cell>
          <table:table-cell table:number-columns-repeated="2" office:value-type="string">
            <text:p>36.475 °C</text:p>
          </table:table-cell>
          <table:table-cell office:value-type="string">
            <text:p>49.1 %RH</text:p>
          </table:table-cell>
          <table:table-cell office:value-type="string">
            <text:p>48.6 %RH</text:p>
          </table:table-cell>
          <table:table-cell office:value-type="string">
            <text:p>47.8 %RH</text:p>
          </table:table-cell>
          <table:table-cell/>
          <table:table-cell office:value-type="float" office:value="477">
            <text:p>477</text:p>
          </table:table-cell>
          <table:table-cell table:style-name="ce3" office:value-type="string">
            <text:p>2014-07-24 14:14:46</text:p>
          </table:table-cell>
          <table:table-cell office:value-type="string">
            <text:p>36.819 °C</text:p>
          </table:table-cell>
          <table:table-cell table:number-columns-repeated="2" office:value-type="string">
            <text:p>36.781 °C</text:p>
          </table:table-cell>
          <table:table-cell office:value-type="string">
            <text:p>47.5 %RH</text:p>
          </table:table-cell>
          <table:table-cell table:number-columns-repeated="2" office:value-type="string">
            <text:p>46.5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6">
            <text:p>476</text:p>
          </table:table-cell>
          <table:table-cell table:style-name="ce3" office:value-type="string">
            <text:p>2014-07-24 14:15:08</text:p>
          </table:table-cell>
          <table:table-cell office:value-type="string">
            <text:p>36.475 °C</text:p>
          </table:table-cell>
          <table:table-cell table:number-columns-repeated="2" office:value-type="string">
            <text:p>36.348 °C</text:p>
          </table:table-cell>
          <table:table-cell office:value-type="string">
            <text:p>48.6 %RH</text:p>
          </table:table-cell>
          <table:table-cell table:number-columns-repeated="2" office:value-type="string">
            <text:p>47.3 %RH</text:p>
          </table:table-cell>
          <table:table-cell/>
          <table:table-cell office:value-type="float" office:value="478">
            <text:p>478</text:p>
          </table:table-cell>
          <table:table-cell table:style-name="ce3" office:value-type="string">
            <text:p>2014-07-24 14:15:16</text:p>
          </table:table-cell>
          <table:table-cell office:value-type="string">
            <text:p>36.778 °C</text:p>
          </table:table-cell>
          <table:table-cell table:number-columns-repeated="2" office:value-type="string">
            <text:p>36.732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  <table:table-cell office:value-type="string">
            <text:p>46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81">
            <text:p>481</text:p>
          </table:table-cell>
          <table:table-cell table:style-name="ce3" office:value-type="string">
            <text:p>2014-07-24 14:17:38</text:p>
          </table:table-cell>
          <table:table-cell office:value-type="string">
            <text:p>36.201 °C</text:p>
          </table:table-cell>
          <table:table-cell office:value-type="string">
            <text:p>36.193 °C</text:p>
          </table:table-cell>
          <table:table-cell office:value-type="string">
            <text:p>36.185 °C</text:p>
          </table:table-cell>
          <table:table-cell office:value-type="string">
            <text:p>45.5 %RH</text:p>
          </table:table-cell>
          <table:table-cell office:value-type="string">
            <text:p>44.3 %RH</text:p>
          </table:table-cell>
          <table:table-cell office:value-type="string">
            <text:p>43.8 %RH</text:p>
          </table:table-cell>
          <table:table-cell/>
          <table:table-cell office:value-type="float" office:value="483">
            <text:p>483</text:p>
          </table:table-cell>
          <table:table-cell table:style-name="ce3" office:value-type="string">
            <text:p>2014-07-24 14:17:46</text:p>
          </table:table-cell>
          <table:table-cell office:value-type="string">
            <text:p>36.668 °C</text:p>
          </table:table-cell>
          <table:table-cell table:number-columns-repeated="2" office:value-type="string">
            <text:p>36.634 °C</text:p>
          </table:table-cell>
          <table:table-cell table:number-columns-repeated="2" office:value-type="string">
            <text:p>43.5 %RH</text:p>
          </table:table-cell>
          <table:table-cell office:value-type="string">
            <text:p>42.8 %RH</text:p>
          </table:table-cell>
        </table:table-row>
        <table:table-row table:style-name="ro2">
          <table:table-cell/>
          <table:table-cell office:value-type="float" office:value="482">
            <text:p>482</text:p>
          </table:table-cell>
          <table:table-cell table:style-name="ce3" office:value-type="string">
            <text:p>2014-07-24 14:18:08</text:p>
          </table:table-cell>
          <table:table-cell office:value-type="string">
            <text:p>36.207 °C</text:p>
          </table:table-cell>
          <table:table-cell office:value-type="string">
            <text:p>36.204 °C</text:p>
          </table:table-cell>
          <table:table-cell office:value-type="string">
            <text:p>36.193 °C</text:p>
          </table:table-cell>
          <table:table-cell office:value-type="string">
            <text:p>44.1 %RH</text:p>
          </table:table-cell>
          <table:table-cell office:value-type="string">
            <text:p>43.1 %RH</text:p>
          </table:table-cell>
          <table:table-cell office:value-type="string">
            <text:p>42.9 %RH</text:p>
          </table:table-cell>
          <table:table-cell/>
          <table:table-cell office:value-type="float" office:value="484">
            <text:p>484</text:p>
          </table:table-cell>
          <table:table-cell table:style-name="ce3" office:value-type="string">
            <text:p>2014-07-24 14:18:16</text:p>
          </table:table-cell>
          <table:table-cell office:value-type="string">
            <text:p>36.632 °C</text:p>
          </table:table-cell>
          <table:table-cell office:value-type="string">
            <text:p>36.622 °C</text:p>
          </table:table-cell>
          <table:table-cell office:value-type="string">
            <text:p>36.617 °C</text:p>
          </table:table-cell>
          <table:table-cell table:number-columns-repeated="2" office:value-type="string">
            <text:p>45.2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483">
            <text:p>483</text:p>
          </table:table-cell>
          <table:table-cell table:style-name="ce3" office:value-type="string">
            <text:p>2014-07-24 14:18:38</text:p>
          </table:table-cell>
          <table:table-cell table:number-columns-repeated="2" office:value-type="string">
            <text:p>36.229 °C</text:p>
          </table:table-cell>
          <table:table-cell office:value-type="string">
            <text:p>36.203 °C</text:p>
          </table:table-cell>
          <table:table-cell office:value-type="string">
            <text:p>43.3 %RH</text:p>
          </table:table-cell>
          <table:table-cell office:value-type="string">
            <text:p>43.1 %RH</text:p>
          </table:table-cell>
          <table:table-cell office:value-type="string">
            <text:p>42.9 %RH</text:p>
          </table:table-cell>
          <table:table-cell/>
          <table:table-cell office:value-type="float" office:value="485">
            <text:p>485</text:p>
          </table:table-cell>
          <table:table-cell table:style-name="ce3" office:value-type="string">
            <text:p>2014-07-24 14:18:46</text:p>
          </table:table-cell>
          <table:table-cell table:number-columns-repeated="2" office:value-type="string">
            <text:p>36.642 °C</text:p>
          </table:table-cell>
          <table:table-cell office:value-type="string">
            <text:p>36.621 °C</text:p>
          </table:table-cell>
          <table:table-cell office:value-type="string">
            <text:p>45.2 %RH</text:p>
          </table:table-cell>
          <table:table-cell office:value-type="string">
            <text:p>43.5 %RH</text:p>
          </table:table-cell>
          <table:table-cell office:value-type="string">
            <text:p>43.0 %RH</text:p>
          </table:table-cell>
        </table:table-row>
        <table:table-row table:style-name="ro2">
          <table:table-cell/>
          <table:table-cell office:value-type="float" office:value="484">
            <text:p>484</text:p>
          </table:table-cell>
          <table:table-cell table:style-name="ce3" office:value-type="string">
            <text:p>2014-07-24 14:19:08</text:p>
          </table:table-cell>
          <table:table-cell office:value-type="string">
            <text:p>36.238 °C</text:p>
          </table:table-cell>
          <table:table-cell office:value-type="string">
            <text:p>36.235 °C</text:p>
          </table:table-cell>
          <table:table-cell office:value-type="string">
            <text:p>36.227 °C</text:p>
          </table:table-cell>
          <table:table-cell office:value-type="string">
            <text:p>44.8 %RH</text:p>
          </table:table-cell>
          <table:table-cell office:value-type="string">
            <text:p>43.8 %RH</text:p>
          </table:table-cell>
          <table:table-cell office:value-type="string">
            <text:p>43.1 %RH</text:p>
          </table:table-cell>
          <table:table-cell/>
          <table:table-cell office:value-type="float" office:value="486">
            <text:p>486</text:p>
          </table:table-cell>
          <table:table-cell table:style-name="ce3" office:value-type="string">
            <text:p>2014-07-24 14:19:16</text:p>
          </table:table-cell>
          <table:table-cell table:number-columns-repeated="2" office:value-type="string">
            <text:p>36.657 °C</text:p>
          </table:table-cell>
          <table:table-cell office:value-type="string">
            <text:p>36.640 °C</text:p>
          </table:table-cell>
          <table:table-cell table:number-columns-repeated="2" office:value-type="string">
            <text:p>44.0 %RH</text:p>
          </table:table-cell>
          <table:table-cell office:value-type="string">
            <text:p>43.0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table:style-name="ce3" office:value-type="string">
            <text:p>2014-07-24 14:19:38</text:p>
          </table:table-cell>
          <table:table-cell office:value-type="string">
            <text:p>36.237 °C</text:p>
          </table:table-cell>
          <table:table-cell table:number-columns-repeated="2" office:value-type="string">
            <text:p>36.209 °C</text:p>
          </table:table-cell>
          <table:table-cell table:number-columns-repeated="2" office:value-type="string">
            <text:p>47.3 %RH</text:p>
          </table:table-cell>
          <table:table-cell office:value-type="string">
            <text:p>43.8 %RH</text:p>
          </table:table-cell>
          <table:table-cell/>
          <table:table-cell office:value-type="float" office:value="487">
            <text:p>487</text:p>
          </table:table-cell>
          <table:table-cell table:style-name="ce3" office:value-type="string">
            <text:p>2014-07-24 14:19:46</text:p>
          </table:table-cell>
          <table:table-cell office:value-type="string">
            <text:p>36.663 °C</text:p>
          </table:table-cell>
          <table:table-cell table:number-columns-repeated="2" office:value-type="string">
            <text:p>36.645 °C</text:p>
          </table:table-cell>
          <table:table-cell table:number-columns-repeated="2" office:value-type="string">
            <text:p>48.2 %RH</text:p>
          </table:table-cell>
          <table:table-cell office:value-type="string">
            <text:p>44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89">
            <text:p>489</text:p>
          </table:table-cell>
          <table:table-cell table:style-name="ce3" office:value-type="string">
            <text:p>2014-07-24 14:21:38</text:p>
          </table:table-cell>
          <table:table-cell office:value-type="string">
            <text:p>36.146 °C</text:p>
          </table:table-cell>
          <table:table-cell table:number-columns-repeated="2" office:value-type="string">
            <text:p>36.120 °C</text:p>
          </table:table-cell>
          <table:table-cell table:number-columns-repeated="2" office:value-type="string">
            <text:p>47.1 %RH</text:p>
          </table:table-cell>
          <table:table-cell office:value-type="string">
            <text:p>45.8 %RH</text:p>
          </table:table-cell>
          <table:table-cell/>
          <table:table-cell office:value-type="float" office:value="491">
            <text:p>491</text:p>
          </table:table-cell>
          <table:table-cell table:style-name="ce3" office:value-type="string">
            <text:p>2014-07-24 14:21:46</text:p>
          </table:table-cell>
          <table:table-cell office:value-type="string">
            <text:p>36.691 °C</text:p>
          </table:table-cell>
          <table:table-cell office:value-type="string">
            <text:p>36.689 °C</text:p>
          </table:table-cell>
          <table:table-cell office:value-type="string">
            <text:p>36.678 °C</text:p>
          </table:table-cell>
          <table:table-cell office:value-type="string">
            <text:p>46.5 %RH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</table:table-row>
        <table:table-row table:style-name="ro2">
          <table:table-cell/>
          <table:table-cell office:value-type="float" office:value="490">
            <text:p>490</text:p>
          </table:table-cell>
          <table:table-cell table:style-name="ce3" office:value-type="string">
            <text:p>2014-07-24 14:22:08</text:p>
          </table:table-cell>
          <table:table-cell office:value-type="string">
            <text:p>36.121 °C</text:p>
          </table:table-cell>
          <table:table-cell office:value-type="string">
            <text:p>36.103 °C</text:p>
          </table:table-cell>
          <table:table-cell office:value-type="string">
            <text:p>36.102 °C</text:p>
          </table:table-cell>
          <table:table-cell office:value-type="string">
            <text:p>47.1 %RH</text:p>
          </table:table-cell>
          <table:table-cell table:number-columns-repeated="2" office:value-type="string">
            <text:p>44.3 %RH</text:p>
          </table:table-cell>
          <table:table-cell/>
          <table:table-cell office:value-type="float" office:value="492">
            <text:p>492</text:p>
          </table:table-cell>
          <table:table-cell table:style-name="ce3" office:value-type="string">
            <text:p>2014-07-24 14:22:16</text:p>
          </table:table-cell>
          <table:table-cell table:number-columns-repeated="2" office:value-type="string">
            <text:p>36.706 °C</text:p>
          </table:table-cell>
          <table:table-cell office:value-type="string">
            <text:p>36.686 °C</text:p>
          </table:table-cell>
          <table:table-cell office:value-type="string">
            <text:p>46.0 %RH</text:p>
          </table:table-cell>
          <table:table-cell office:value-type="string">
            <text:p>43.3 %RH</text:p>
          </table:table-cell>
          <table:table-cell office:value-type="string">
            <text:p>43.0 %RH</text:p>
          </table:table-cell>
        </table:table-row>
        <table:table-row table:style-name="ro2">
          <table:table-cell/>
          <table:table-cell office:value-type="float" office:value="491">
            <text:p>491</text:p>
          </table:table-cell>
          <table:table-cell table:style-name="ce3" office:value-type="string">
            <text:p>2014-07-24 14:22:38</text:p>
          </table:table-cell>
          <table:table-cell office:value-type="string">
            <text:p>36.103 °C</text:p>
          </table:table-cell>
          <table:table-cell office:value-type="string">
            <text:p>36.092 °C</text:p>
          </table:table-cell>
          <table:table-cell office:value-type="string">
            <text:p>36.089 °C</text:p>
          </table:table-cell>
          <table:table-cell table:number-columns-repeated="2" office:value-type="string">
            <text:p>45.8 %RH</text:p>
          </table:table-cell>
          <table:table-cell office:value-type="string">
            <text:p>44.1 %RH</text:p>
          </table:table-cell>
          <table:table-cell/>
          <table:table-cell office:value-type="float" office:value="493">
            <text:p>493</text:p>
          </table:table-cell>
          <table:table-cell table:style-name="ce3" office:value-type="string">
            <text:p>2014-07-24 14:22:46</text:p>
          </table:table-cell>
          <table:table-cell office:value-type="string">
            <text:p>36.724 °C</text:p>
          </table:table-cell>
          <table:table-cell office:value-type="string">
            <text:p>36.720 °C</text:p>
          </table:table-cell>
          <table:table-cell office:value-type="string">
            <text:p>36.707 °C</text:p>
          </table:table-cell>
          <table:table-cell office:value-type="string">
            <text:p>45.5 %RH</text:p>
          </table:table-cell>
          <table:table-cell office:value-type="string">
            <text:p>44.5 %RH</text:p>
          </table:table-cell>
          <table:table-cell office:value-type="string">
            <text:p>43.5 %RH</text:p>
          </table:table-cell>
        </table:table-row>
        <table:table-row table:style-name="ro2">
          <table:table-cell/>
          <table:table-cell office:value-type="float" office:value="492">
            <text:p>492</text:p>
          </table:table-cell>
          <table:table-cell table:style-name="ce3" office:value-type="string">
            <text:p>2014-07-24 14:23:08</text:p>
          </table:table-cell>
          <table:table-cell office:value-type="string">
            <text:p>36.092 °C</text:p>
          </table:table-cell>
          <table:table-cell office:value-type="string">
            <text:p>36.066 °C</text:p>
          </table:table-cell>
          <table:table-cell office:value-type="string">
            <text:p>36.064 °C</text:p>
          </table:table-cell>
          <table:table-cell office:value-type="string">
            <text:p>45.8 %RH</text:p>
          </table:table-cell>
          <table:table-cell office:value-type="string">
            <text:p>44.3 %RH</text:p>
          </table:table-cell>
          <table:table-cell office:value-type="string">
            <text:p>44.1 %RH</text:p>
          </table:table-cell>
          <table:table-cell/>
          <table:table-cell office:value-type="float" office:value="494">
            <text:p>494</text:p>
          </table:table-cell>
          <table:table-cell table:style-name="ce3" office:value-type="string">
            <text:p>2014-07-24 14:23:16</text:p>
          </table:table-cell>
          <table:table-cell table:number-columns-repeated="2" office:value-type="string">
            <text:p>36.732 °C</text:p>
          </table:table-cell>
          <table:table-cell office:value-type="string">
            <text:p>36.719 °C</text:p>
          </table:table-cell>
          <table:table-cell table:number-columns-repeated="2" office:value-type="string">
            <text:p>45.2 %RH</text:p>
          </table:table-cell>
          <table:table-cell office:value-type="string">
            <text:p>44.3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3">
            <text:p>493</text:p>
          </table:table-cell>
          <table:table-cell table:style-name="ce3" office:value-type="string">
            <text:p>2014-07-24 14:23:38</text:p>
          </table:table-cell>
          <table:table-cell office:value-type="string">
            <text:p>36.064 °C</text:p>
          </table:table-cell>
          <table:table-cell office:value-type="string">
            <text:p>36.037 °C</text:p>
          </table:table-cell>
          <table:table-cell office:value-type="string">
            <text:p>36.035 °C</text:p>
          </table:table-cell>
          <table:table-cell table:number-columns-repeated="2" office:value-type="string">
            <text:p>44.3 %RH</text:p>
          </table:table-cell>
          <table:table-cell office:value-type="string">
            <text:p>43.6 %RH</text:p>
          </table:table-cell>
          <table:table-cell/>
          <table:table-cell office:value-type="float" office:value="495">
            <text:p>495</text:p>
          </table:table-cell>
          <table:table-cell table:style-name="ce3" office:value-type="string">
            <text:p>2014-07-24 14:23:46</text:p>
          </table:table-cell>
          <table:table-cell office:value-type="string">
            <text:p>36.750 °C</text:p>
          </table:table-cell>
          <table:table-cell office:value-type="string">
            <text:p>36.747 °C</text:p>
          </table:table-cell>
          <table:table-cell office:value-type="string">
            <text:p>36.727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  <table:table-cell office:value-type="string">
            <text:p>44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13">
            <text:p>513</text:p>
          </table:table-cell>
          <table:table-cell table:style-name="ce3" office:value-type="string">
            <text:p>2014-07-24 14:33:38</text:p>
          </table:table-cell>
          <table:table-cell office:value-type="string">
            <text:p>34.996 °C</text:p>
          </table:table-cell>
          <table:table-cell table:number-columns-repeated="2" office:value-type="string">
            <text:p>34.959 °C</text:p>
          </table:table-cell>
          <table:table-cell office:value-type="string">
            <text:p>45.8 %RH</text:p>
          </table:table-cell>
          <table:table-cell table:number-columns-repeated="2" office:value-type="string">
            <text:p>45.3 %RH</text:p>
          </table:table-cell>
          <table:table-cell/>
          <table:table-cell office:value-type="float" office:value="515">
            <text:p>515</text:p>
          </table:table-cell>
          <table:table-cell table:style-name="ce3" office:value-type="string">
            <text:p>2014-07-24 14:33:46</text:p>
          </table:table-cell>
          <table:table-cell office:value-type="string">
            <text:p>35.758 °C</text:p>
          </table:table-cell>
          <table:table-cell table:number-columns-repeated="2" office:value-type="string">
            <text:p>35.722 °C</text:p>
          </table:table-cell>
          <table:table-cell office:value-type="string">
            <text:p>45.7 %RH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514">
            <text:p>514</text:p>
          </table:table-cell>
          <table:table-cell table:style-name="ce3" office:value-type="string">
            <text:p>2014-07-24 14:34:08</text:p>
          </table:table-cell>
          <table:table-cell office:value-type="string">
            <text:p>34.971 °C</text:p>
          </table:table-cell>
          <table:table-cell office:value-type="string">
            <text:p>34.961 °C</text:p>
          </table:table-cell>
          <table:table-cell office:value-type="string">
            <text:p>34.955 °C</text:p>
          </table:table-cell>
          <table:table-cell office:value-type="string">
            <text:p>46.8 %RH</text:p>
          </table:table-cell>
          <table:table-cell office:value-type="string">
            <text:p>46.6 %RH</text:p>
          </table:table-cell>
          <table:table-cell office:value-type="string">
            <text:p>45.0 %RH</text:p>
          </table:table-cell>
          <table:table-cell/>
          <table:table-cell office:value-type="float" office:value="516">
            <text:p>516</text:p>
          </table:table-cell>
          <table:table-cell table:style-name="ce3" office:value-type="string">
            <text:p>2014-07-24 14:34:16</text:p>
          </table:table-cell>
          <table:table-cell office:value-type="string">
            <text:p>35.734 °C</text:p>
          </table:table-cell>
          <table:table-cell office:value-type="string">
            <text:p>35.732 °C</text:p>
          </table:table-cell>
          <table:table-cell office:value-type="string">
            <text:p>35.721 °C</text:p>
          </table:table-cell>
          <table:table-cell table:number-columns-repeated="2" office:value-type="string">
            <text:p>45.2 %RH</text:p>
          </table:table-cell>
          <table:table-cell office:value-type="string">
            <text:p>44.5 %RH</text:p>
          </table:table-cell>
        </table:table-row>
        <table:table-row table:style-name="ro2">
          <table:table-cell/>
          <table:table-cell office:value-type="float" office:value="515">
            <text:p>515</text:p>
          </table:table-cell>
          <table:table-cell table:style-name="ce3" office:value-type="string">
            <text:p>2014-07-24 14:34:38</text:p>
          </table:table-cell>
          <table:table-cell office:value-type="string">
            <text:p>34.966 °C</text:p>
          </table:table-cell>
          <table:table-cell office:value-type="string">
            <text:p>34.961 °C</text:p>
          </table:table-cell>
          <table:table-cell office:value-type="string">
            <text:p>34.959 °C</text:p>
          </table:table-cell>
          <table:table-cell office:value-type="string">
            <text:p>47.1 %RH</text:p>
          </table:table-cell>
          <table:table-cell office:value-type="string">
            <text:p>46.8 %RH</text:p>
          </table:table-cell>
          <table:table-cell office:value-type="string">
            <text:p>45.5 %RH</text:p>
          </table:table-cell>
          <table:table-cell/>
          <table:table-cell office:value-type="float" office:value="517">
            <text:p>517</text:p>
          </table:table-cell>
          <table:table-cell table:style-name="ce3" office:value-type="string">
            <text:p>2014-07-24 14:34:46</text:p>
          </table:table-cell>
          <table:table-cell table:number-columns-repeated="2" office:value-type="string">
            <text:p>35.751 °C</text:p>
          </table:table-cell>
          <table:table-cell office:value-type="string">
            <text:p>35.732 °C</text:p>
          </table:table-cell>
          <table:table-cell office:value-type="string">
            <text:p>45.7 %RH</text:p>
          </table:table-cell>
          <table:table-cell table:number-columns-repeated="2" office:value-type="string">
            <text:p>45.2 %RH</text:p>
          </table:table-cell>
        </table:table-row>
        <table:table-row table:style-name="ro2">
          <table:table-cell/>
          <table:table-cell office:value-type="float" office:value="516">
            <text:p>516</text:p>
          </table:table-cell>
          <table:table-cell table:style-name="ce3" office:value-type="string">
            <text:p>2014-07-24 14:35:08</text:p>
          </table:table-cell>
          <table:table-cell office:value-type="string">
            <text:p>34.975 °C</text:p>
          </table:table-cell>
          <table:table-cell office:value-type="string">
            <text:p>34.959 °C</text:p>
          </table:table-cell>
          <table:table-cell office:value-type="string">
            <text:p>34.958 °C</text:p>
          </table:table-cell>
          <table:table-cell office:value-type="string">
            <text:p>47.1 %RH</text:p>
          </table:table-cell>
          <table:table-cell table:number-columns-repeated="2" office:value-type="string">
            <text:p>45.3 %RH</text:p>
          </table:table-cell>
          <table:table-cell/>
          <table:table-cell office:value-type="float" office:value="518">
            <text:p>518</text:p>
          </table:table-cell>
          <table:table-cell table:style-name="ce3" office:value-type="string">
            <text:p>2014-07-24 14:35:16</text:p>
          </table:table-cell>
          <table:table-cell table:number-columns-repeated="2" office:value-type="string">
            <text:p>35.781 °C</text:p>
          </table:table-cell>
          <table:table-cell office:value-type="string">
            <text:p>35.748 °C</text:p>
          </table:table-cell>
          <table:table-cell office:value-type="string">
            <text:p>45.2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</table:table-row>
        <table:table-row table:style-name="ro2">
          <table:table-cell/>
          <table:table-cell office:value-type="float" office:value="517">
            <text:p>517</text:p>
          </table:table-cell>
          <table:table-cell table:style-name="ce3" office:value-type="string">
            <text:p>2014-07-24 14:35:38</text:p>
          </table:table-cell>
          <table:table-cell office:value-type="string">
            <text:p>34.991 °C</text:p>
          </table:table-cell>
          <table:table-cell office:value-type="string">
            <text:p>34.985 °C</text:p>
          </table:table-cell>
          <table:table-cell office:value-type="string">
            <text:p>34.961 °C</text:p>
          </table:table-cell>
          <table:table-cell office:value-type="string">
            <text:p>45.5 %RH</text:p>
          </table:table-cell>
          <table:table-cell table:number-columns-repeated="2" office:value-type="string">
            <text:p>45.0 %RH</text:p>
          </table:table-cell>
          <table:table-cell/>
          <table:table-cell office:value-type="float" office:value="519">
            <text:p>519</text:p>
          </table:table-cell>
          <table:table-cell table:style-name="ce3" office:value-type="string">
            <text:p>2014-07-24 14:35:46</text:p>
          </table:table-cell>
          <table:table-cell table:number-columns-repeated="2" office:value-type="string">
            <text:p>35.815 °C</text:p>
          </table:table-cell>
          <table:table-cell office:value-type="string">
            <text:p>35.781 °C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  <table:table-cell office:value-type="string">
            <text:p>44.0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8">
            <text:p>518</text:p>
          </table:table-cell>
          <table:table-cell table:style-name="ce3" office:value-type="string">
            <text:p>2014-07-24 14:36:08</text:p>
          </table:table-cell>
          <table:table-cell office:value-type="string">
            <text:p>35.007 °C</text:p>
          </table:table-cell>
          <table:table-cell office:value-type="string">
            <text:p>34.998 °C</text:p>
          </table:table-cell>
          <table:table-cell office:value-type="string">
            <text:p>34.987 °C</text:p>
          </table:table-cell>
          <table:table-cell office:value-type="string">
            <text:p>46.1 %RH</text:p>
          </table:table-cell>
          <table:table-cell office:value-type="string">
            <text:p>45.8 %RH</text:p>
          </table:table-cell>
          <table:table-cell office:value-type="string">
            <text:p>44.6 %RH</text:p>
          </table:table-cell>
          <table:table-cell/>
          <table:table-cell office:value-type="float" office:value="520">
            <text:p>520</text:p>
          </table:table-cell>
          <table:table-cell table:style-name="ce3" office:value-type="string">
            <text:p>2014-07-24 14:36:16</text:p>
          </table:table-cell>
          <table:table-cell office:value-type="string">
            <text:p>35.826 °C</text:p>
          </table:table-cell>
          <table:table-cell office:value-type="string">
            <text:p>35.823 °C</text:p>
          </table:table-cell>
          <table:table-cell office:value-type="string">
            <text:p>35.810 °C</text:p>
          </table:table-cell>
          <table:table-cell office:value-type="string">
            <text:p>46.0 %RH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55">
            <text:p>555</text:p>
          </table:table-cell>
          <table:table-cell table:style-name="ce3" office:value-type="string">
            <text:p>2014-07-24 14:54:38</text:p>
          </table:table-cell>
          <table:table-cell table:number-columns-repeated="2" office:value-type="string">
            <text:p>33.315 °C</text:p>
          </table:table-cell>
          <table:table-cell office:value-type="string">
            <text:p>33.289 °C</text:p>
          </table:table-cell>
          <table:table-cell table:number-columns-repeated="2" office:value-type="string">
            <text:p>50.9 %RH</text:p>
          </table:table-cell>
          <table:table-cell office:value-type="string">
            <text:p>47.8 %RH</text:p>
          </table:table-cell>
          <table:table-cell/>
          <table:table-cell office:value-type="float" office:value="557">
            <text:p>557</text:p>
          </table:table-cell>
          <table:table-cell table:style-name="ce3" office:value-type="string">
            <text:p>2014-07-24 14:54:46</text:p>
          </table:table-cell>
          <table:table-cell office:value-type="string">
            <text:p>33.742 °C</text:p>
          </table:table-cell>
          <table:table-cell office:value-type="string">
            <text:p>33.739 °C</text:p>
          </table:table-cell>
          <table:table-cell office:value-type="string">
            <text:p>33.712 °C</text:p>
          </table:table-cell>
          <table:table-cell office:value-type="string">
            <text:p>54.3 %RH</text:p>
          </table:table-cell>
          <table:table-cell office:value-type="string">
            <text:p>54.0 %RH</text:p>
          </table:table-cell>
          <table:table-cell office:value-type="string">
            <text:p>50.5 %RH</text:p>
          </table:table-cell>
        </table:table-row>
        <table:table-row table:style-name="ro2">
          <table:table-cell/>
          <table:table-cell office:value-type="float" office:value="556">
            <text:p>556</text:p>
          </table:table-cell>
          <table:table-cell table:style-name="ce3" office:value-type="string">
            <text:p>2014-07-24 14:55:08</text:p>
          </table:table-cell>
          <table:table-cell office:value-type="string">
            <text:p>33.369 °C</text:p>
          </table:table-cell>
          <table:table-cell office:value-type="string">
            <text:p>33.367 °C</text:p>
          </table:table-cell>
          <table:table-cell office:value-type="string">
            <text:p>33.318 °C</text:p>
          </table:table-cell>
          <table:table-cell office:value-type="string">
            <text:p>51.2 %RH</text:p>
          </table:table-cell>
          <table:table-cell table:number-columns-repeated="2" office:value-type="string">
            <text:p>49.6 %RH</text:p>
          </table:table-cell>
          <table:table-cell/>
          <table:table-cell office:value-type="float" office:value="558">
            <text:p>558</text:p>
          </table:table-cell>
          <table:table-cell table:style-name="ce3" office:value-type="string">
            <text:p>2014-07-24 14:55:16</text:p>
          </table:table-cell>
          <table:table-cell table:number-columns-repeated="2" office:value-type="string">
            <text:p>33.795 °C</text:p>
          </table:table-cell>
          <table:table-cell office:value-type="string">
            <text:p>33.742 °C</text:p>
          </table:table-cell>
          <table:table-cell office:value-type="string">
            <text:p>54.0 %RH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</table:table-row>
        <table:table-row table:style-name="ro2">
          <table:table-cell/>
          <table:table-cell office:value-type="float" office:value="557">
            <text:p>557</text:p>
          </table:table-cell>
          <table:table-cell table:style-name="ce3" office:value-type="string">
            <text:p>2014-07-24 14:55:38</text:p>
          </table:table-cell>
          <table:table-cell table:number-columns-repeated="2" office:value-type="string">
            <text:p>33.430 °C</text:p>
          </table:table-cell>
          <table:table-cell office:value-type="string">
            <text:p>33.373 °C</text:p>
          </table:table-cell>
          <table:table-cell office:value-type="string">
            <text:p>50.6 %RH</text:p>
          </table:table-cell>
          <table:table-cell office:value-type="string">
            <text:p>49.9 %RH</text:p>
          </table:table-cell>
          <table:table-cell office:value-type="string">
            <text:p>49.4 %RH</text:p>
          </table:table-cell>
          <table:table-cell/>
          <table:table-cell office:value-type="float" office:value="559">
            <text:p>559</text:p>
          </table:table-cell>
          <table:table-cell table:style-name="ce3" office:value-type="string">
            <text:p>2014-07-24 14:55:46</text:p>
          </table:table-cell>
          <table:table-cell table:number-columns-repeated="2" office:value-type="string">
            <text:p>33.854 °C</text:p>
          </table:table-cell>
          <table:table-cell office:value-type="string">
            <text:p>33.797 °C</text:p>
          </table:table-cell>
          <table:table-cell office:value-type="string">
            <text:p>53.3 %RH</text:p>
          </table:table-cell>
          <table:table-cell office:value-type="string">
            <text:p>52.8 %RH</text:p>
          </table:table-cell>
          <table:table-cell office:value-type="string">
            <text:p>51.5 %RH</text:p>
          </table:table-cell>
        </table:table-row>
        <table:table-row table:style-name="ro2">
          <table:table-cell/>
          <table:table-cell office:value-type="float" office:value="558">
            <text:p>558</text:p>
          </table:table-cell>
          <table:table-cell table:style-name="ce3" office:value-type="string">
            <text:p>2014-07-24 14:56:08</text:p>
          </table:table-cell>
          <table:table-cell table:number-columns-repeated="2" office:value-type="string">
            <text:p>33.490 °C</text:p>
          </table:table-cell>
          <table:table-cell office:value-type="string">
            <text:p>33.432 °C</text:p>
          </table:table-cell>
          <table:table-cell office:value-type="string">
            <text:p>50.4 %RH</text:p>
          </table:table-cell>
          <table:table-cell table:number-columns-repeated="2" office:value-type="string">
            <text:p>49.4 %RH</text:p>
          </table:table-cell>
          <table:table-cell/>
          <table:table-cell office:value-type="float" office:value="560">
            <text:p>560</text:p>
          </table:table-cell>
          <table:table-cell table:style-name="ce3" office:value-type="string">
            <text:p>2014-07-24 14:56:16</text:p>
          </table:table-cell>
          <table:table-cell table:number-columns-repeated="2" office:value-type="string">
            <text:p>33.903 °C</text:p>
          </table:table-cell>
          <table:table-cell office:value-type="string">
            <text:p>33.857 °C</text:p>
          </table:table-cell>
          <table:table-cell office:value-type="string">
            <text:p>52.5 %RH</text:p>
          </table:table-cell>
          <table:table-cell table:number-columns-repeated="2" office:value-type="string">
            <text:p>49.2 %RH</text:p>
          </table:table-cell>
        </table:table-row>
        <table:table-row table:style-name="ro2">
          <table:table-cell/>
          <table:table-cell office:value-type="float" office:value="559">
            <text:p>559</text:p>
          </table:table-cell>
          <table:table-cell table:style-name="ce3" office:value-type="string">
            <text:p>2014-07-24 14:56:38</text:p>
          </table:table-cell>
          <table:table-cell table:number-columns-repeated="2" office:value-type="string">
            <text:p>33.535 °C</text:p>
          </table:table-cell>
          <table:table-cell office:value-type="string">
            <text:p>33.488 °C</text:p>
          </table:table-cell>
          <table:table-cell office:value-type="string">
            <text:p>50.1 %RH</text:p>
          </table:table-cell>
          <table:table-cell table:number-columns-repeated="2" office:value-type="string">
            <text:p>47.8 %RH</text:p>
          </table:table-cell>
          <table:table-cell/>
          <table:table-cell office:value-type="float" office:value="561">
            <text:p>561</text:p>
          </table:table-cell>
          <table:table-cell table:style-name="ce3" office:value-type="string">
            <text:p>2014-07-24 14:56:46</text:p>
          </table:table-cell>
          <table:table-cell table:number-columns-repeated="2" office:value-type="string">
            <text:p>33.930 °C</text:p>
          </table:table-cell>
          <table:table-cell office:value-type="string">
            <text:p>33.904 °C</text:p>
          </table:table-cell>
          <table:table-cell office:value-type="string">
            <text:p>50.3 %RH</text:p>
          </table:table-cell>
          <table:table-cell office:value-type="string">
            <text:p>49.5 %RH</text:p>
          </table:table-cell>
          <table:table-cell office:value-type="string">
            <text:p>48.7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table:style-name="ce3" office:value-type="string">
            <text:p>2014-07-24 14:57:08</text:p>
          </table:table-cell>
          <table:table-cell table:number-columns-repeated="2" office:value-type="string">
            <text:p>33.581 °C</text:p>
          </table:table-cell>
          <table:table-cell office:value-type="string">
            <text:p>33.539 °C</text:p>
          </table:table-cell>
          <table:table-cell office:value-type="string">
            <text:p>49.6 %RH</text:p>
          </table:table-cell>
          <table:table-cell office:value-type="string">
            <text:p>48.1 %RH</text:p>
          </table:table-cell>
          <table:table-cell office:value-type="string">
            <text:p>47.8 %RH</text:p>
          </table:table-cell>
          <table:table-cell/>
          <table:table-cell office:value-type="float" office:value="562">
            <text:p>562</text:p>
          </table:table-cell>
          <table:table-cell table:style-name="ce3" office:value-type="string">
            <text:p>2014-07-24 14:57:16</text:p>
          </table:table-cell>
          <table:table-cell table:number-columns-repeated="2" office:value-type="string">
            <text:p>33.972 °C</text:p>
          </table:table-cell>
          <table:table-cell office:value-type="string">
            <text:p>33.931 °C</text:p>
          </table:table-cell>
          <table:table-cell office:value-type="string">
            <text:p>50.0 %RH</text:p>
          </table:table-cell>
          <table:table-cell table:number-columns-repeated="2" office:value-type="string">
            <text:p>47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64">
            <text:p>564</text:p>
          </table:table-cell>
          <table:table-cell table:style-name="ce3" office:value-type="string">
            <text:p>2014-07-24 14:59:08</text:p>
          </table:table-cell>
          <table:table-cell table:number-columns-repeated="2" office:value-type="string">
            <text:p>33.665 °C</text:p>
          </table:table-cell>
          <table:table-cell office:value-type="string">
            <text:p>33.653 °C</text:p>
          </table:table-cell>
          <table:table-cell office:value-type="string">
            <text:p>49.1 %RH</text:p>
          </table:table-cell>
          <table:table-cell table:number-columns-repeated="2" office:value-type="string">
            <text:p>47.1 %RH</text:p>
          </table:table-cell>
          <table:table-cell/>
          <table:table-cell office:value-type="float" office:value="566">
            <text:p>566</text:p>
          </table:table-cell>
          <table:table-cell table:style-name="ce3" office:value-type="string">
            <text:p>2014-07-24 14:59:16</text:p>
          </table:table-cell>
          <table:table-cell office:value-type="string">
            <text:p>34.120 °C</text:p>
          </table:table-cell>
          <table:table-cell office:value-type="string">
            <text:p>34.118 °C</text:p>
          </table:table-cell>
          <table:table-cell office:value-type="string">
            <text:p>34.088 °C</text:p>
          </table:table-cell>
          <table:table-cell office:value-type="string">
            <text:p>49.0 %RH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</table:table-row>
        <table:table-row table:style-name="ro2">
          <table:table-cell/>
          <table:table-cell office:value-type="float" office:value="565">
            <text:p>565</text:p>
          </table:table-cell>
          <table:table-cell table:style-name="ce3" office:value-type="string">
            <text:p>2014-07-24 14:59:38</text:p>
          </table:table-cell>
          <table:table-cell office:value-type="string">
            <text:p>33.676 °C</text:p>
          </table:table-cell>
          <table:table-cell office:value-type="string">
            <text:p>33.672 °C</text:p>
          </table:table-cell>
          <table:table-cell office:value-type="string">
            <text:p>33.665 °C</text:p>
          </table:table-cell>
          <table:table-cell office:value-type="string">
            <text:p>47.8 %RH</text:p>
          </table:table-cell>
          <table:table-cell table:number-columns-repeated="2" office:value-type="string">
            <text:p>46.6 %RH</text:p>
          </table:table-cell>
          <table:table-cell/>
          <table:table-cell office:value-type="float" office:value="567">
            <text:p>567</text:p>
          </table:table-cell>
          <table:table-cell table:style-name="ce3" office:value-type="string">
            <text:p>2014-07-24 14:59:46</text:p>
          </table:table-cell>
          <table:table-cell office:value-type="string">
            <text:p>34.139 °C</text:p>
          </table:table-cell>
          <table:table-cell office:value-type="string">
            <text:p>34.137 °C</text:p>
          </table:table-cell>
          <table:table-cell office:value-type="string">
            <text:p>34.110 °C</text:p>
          </table:table-cell>
          <table:table-cell office:value-type="string">
            <text:p>47.5 %RH</text:p>
          </table:table-cell>
          <table:table-cell table:number-columns-repeated="2" office:value-type="string">
            <text:p>46.0 %RH</text:p>
          </table:table-cell>
        </table:table-row>
        <table:table-row table:style-name="ro2">
          <table:table-cell/>
          <table:table-cell office:value-type="float" office:value="566">
            <text:p>566</text:p>
          </table:table-cell>
          <table:table-cell table:style-name="ce3" office:value-type="string">
            <text:p>2014-07-24 15:00:08</text:p>
          </table:table-cell>
          <table:table-cell office:value-type="string">
            <text:p>33.683 °C</text:p>
          </table:table-cell>
          <table:table-cell office:value-type="string">
            <text:p>33.680 °C</text:p>
          </table:table-cell>
          <table:table-cell office:value-type="string">
            <text:p>33.674 °C</text:p>
          </table:table-cell>
          <table:table-cell table:number-columns-repeated="2" office:value-type="string">
            <text:p>48.3 %RH</text:p>
          </table:table-cell>
          <table:table-cell office:value-type="string">
            <text:p>46.3 %RH</text:p>
          </table:table-cell>
          <table:table-cell/>
          <table:table-cell office:value-type="float" office:value="568">
            <text:p>568</text:p>
          </table:table-cell>
          <table:table-cell table:style-name="ce3" office:value-type="string">
            <text:p>2014-07-24 15:00:16</text:p>
          </table:table-cell>
          <table:table-cell table:number-columns-repeated="2" office:value-type="string">
            <text:p>34.158 °C</text:p>
          </table:table-cell>
          <table:table-cell office:value-type="string">
            <text:p>34.137 °C</text:p>
          </table:table-cell>
          <table:table-cell office:value-type="string">
            <text:p>48.2 %RH</text:p>
          </table:table-cell>
          <table:table-cell office:value-type="string">
            <text:p>48.0 %RH</text:p>
          </table:table-cell>
          <table:table-cell office:value-type="string">
            <text:p>46.0 %RH</text:p>
          </table:table-cell>
        </table:table-row>
        <table:table-row table:style-name="ro2">
          <table:table-cell/>
          <table:table-cell office:value-type="float" office:value="567">
            <text:p>567</text:p>
          </table:table-cell>
          <table:table-cell table:style-name="ce3" office:value-type="string">
            <text:p>2014-07-24 15:00:38</text:p>
          </table:table-cell>
          <table:table-cell table:number-columns-repeated="2" office:value-type="string">
            <text:p>33.696 °C</text:p>
          </table:table-cell>
          <table:table-cell office:value-type="string">
            <text:p>33.680 °C</text:p>
          </table:table-cell>
          <table:table-cell table:number-columns-repeated="2" office:value-type="string">
            <text:p>49.9 %RH</text:p>
          </table:table-cell>
          <table:table-cell office:value-type="string">
            <text:p>48.1 %RH</text:p>
          </table:table-cell>
          <table:table-cell/>
          <table:table-cell office:value-type="float" office:value="569">
            <text:p>569</text:p>
          </table:table-cell>
          <table:table-cell table:style-name="ce3" office:value-type="string">
            <text:p>2014-07-24 15:00:46</text:p>
          </table:table-cell>
          <table:table-cell table:number-columns-repeated="2" office:value-type="string">
            <text:p>34.191 °C</text:p>
          </table:table-cell>
          <table:table-cell office:value-type="string">
            <text:p>34.158 °C</text:p>
          </table:table-cell>
          <table:table-cell table:number-columns-repeated="2" office:value-type="string">
            <text:p>53.8 %RH</text:p>
          </table:table-cell>
          <table:table-cell office:value-type="string">
            <text:p>47.5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8">
            <text:p>568</text:p>
          </table:table-cell>
          <table:table-cell table:style-name="ce3" office:value-type="string">
            <text:p>2014-07-24 15:01:08</text:p>
          </table:table-cell>
          <table:table-cell table:number-columns-repeated="2" office:value-type="string">
            <text:p>33.723 °C</text:p>
          </table:table-cell>
          <table:table-cell office:value-type="string">
            <text:p>33.698 °C</text:p>
          </table:table-cell>
          <table:table-cell office:value-type="string">
            <text:p>52.7 %RH</text:p>
          </table:table-cell>
          <table:table-cell office:value-type="string">
            <text:p>50.1 %RH</text:p>
          </table:table-cell>
          <table:table-cell office:value-type="string">
            <text:p>49.9 %RH</text:p>
          </table:table-cell>
          <table:table-cell/>
          <table:table-cell office:value-type="float" office:value="570">
            <text:p>570</text:p>
          </table:table-cell>
          <table:table-cell table:style-name="ce3" office:value-type="string">
            <text:p>2014-07-24 15:01:16</text:p>
          </table:table-cell>
          <table:table-cell table:number-columns-repeated="2" office:value-type="string">
            <text:p>34.234 °C</text:p>
          </table:table-cell>
          <table:table-cell office:value-type="string">
            <text:p>34.186 °C</text:p>
          </table:table-cell>
          <table:table-cell office:value-type="string">
            <text:p>53.8 %RH</text:p>
          </table:table-cell>
          <table:table-cell table:number-columns-repeated="2" office:value-type="string">
            <text:p>48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71">
            <text:p>571</text:p>
          </table:table-cell>
          <table:table-cell table:style-name="ce3" office:value-type="string">
            <text:p>2014-07-24 15:02:38</text:p>
          </table:table-cell>
          <table:table-cell office:value-type="string">
            <text:p>33.753 °C</text:p>
          </table:table-cell>
          <table:table-cell office:value-type="string">
            <text:p>33.748 °C</text:p>
          </table:table-cell>
          <table:table-cell office:value-type="string">
            <text:p>33.747 °C</text:p>
          </table:table-cell>
          <table:table-cell office:value-type="string">
            <text:p>51.2 %RH</text:p>
          </table:table-cell>
          <table:table-cell office:value-type="string">
            <text:p>49.4 %RH</text:p>
          </table:table-cell>
          <table:table-cell office:value-type="string">
            <text:p>48.9 %RH</text:p>
          </table:table-cell>
          <table:table-cell/>
          <table:table-cell office:value-type="float" office:value="573">
            <text:p>573</text:p>
          </table:table-cell>
          <table:table-cell table:style-name="ce3" office:value-type="string">
            <text:p>2014-07-24 15:02:46</text:p>
          </table:table-cell>
          <table:table-cell table:number-columns-repeated="2" office:value-type="string">
            <text:p>34.297 °C</text:p>
          </table:table-cell>
          <table:table-cell office:value-type="string">
            <text:p>34.285 °C</text:p>
          </table:table-cell>
          <table:table-cell office:value-type="string">
            <text:p>52.0 %RH</text:p>
          </table:table-cell>
          <table:table-cell office:value-type="string">
            <text:p>48.7 %RH</text:p>
          </table:table-cell>
          <table:table-cell office:value-type="string">
            <text:p>48.5 %RH</text:p>
          </table:table-cell>
        </table:table-row>
        <table:table-row table:style-name="ro2">
          <table:table-cell/>
          <table:table-cell office:value-type="float" office:value="572">
            <text:p>572</text:p>
          </table:table-cell>
          <table:table-cell table:style-name="ce3" office:value-type="string">
            <text:p>2014-07-24 15:03:08</text:p>
          </table:table-cell>
          <table:table-cell table:number-columns-repeated="2" office:value-type="string">
            <text:p>33.754 °C</text:p>
          </table:table-cell>
          <table:table-cell office:value-type="string">
            <text:p>33.748 °C</text:p>
          </table:table-cell>
          <table:table-cell office:value-type="string">
            <text:p>49.4 %RH</text:p>
          </table:table-cell>
          <table:table-cell table:number-columns-repeated="2" office:value-type="string">
            <text:p>47.8 %RH</text:p>
          </table:table-cell>
          <table:table-cell/>
          <table:table-cell office:value-type="float" office:value="574">
            <text:p>574</text:p>
          </table:table-cell>
          <table:table-cell table:style-name="ce3" office:value-type="string">
            <text:p>2014-07-24 15:03:16</text:p>
          </table:table-cell>
          <table:table-cell table:number-columns-repeated="2" office:value-type="string">
            <text:p>34.320 °C</text:p>
          </table:table-cell>
          <table:table-cell office:value-type="string">
            <text:p>34.301 °C</text:p>
          </table:table-cell>
          <table:table-cell office:value-type="string">
            <text:p>51.0 %RH</text:p>
          </table:table-cell>
          <table:table-cell office:value-type="string">
            <text:p>50.0 %RH</text:p>
          </table:table-cell>
          <table:table-cell office:value-type="string">
            <text:p>48.7 %RH</text:p>
          </table:table-cell>
        </table:table-row>
        <table:table-row table:style-name="ro2">
          <table:table-cell/>
          <table:table-cell office:value-type="float" office:value="573">
            <text:p>573</text:p>
          </table:table-cell>
          <table:table-cell table:style-name="ce3" office:value-type="string">
            <text:p>2014-07-24 15:03:38</text:p>
          </table:table-cell>
          <table:table-cell office:value-type="string">
            <text:p>33.754 °C</text:p>
          </table:table-cell>
          <table:table-cell office:value-type="string">
            <text:p>33.753 °C</text:p>
          </table:table-cell>
          <table:table-cell office:value-type="string">
            <text:p>33.750 °C</text:p>
          </table:table-cell>
          <table:table-cell table:number-columns-repeated="2" office:value-type="string">
            <text:p>48.3 %RH</text:p>
          </table:table-cell>
          <table:table-cell office:value-type="string">
            <text:p>47.6 %RH</text:p>
          </table:table-cell>
          <table:table-cell/>
          <table:table-cell office:value-type="float" office:value="575">
            <text:p>575</text:p>
          </table:table-cell>
          <table:table-cell table:style-name="ce3" office:value-type="string">
            <text:p>2014-07-24 15:03:46</text:p>
          </table:table-cell>
          <table:table-cell office:value-type="string">
            <text:p>34.332 °C</text:p>
          </table:table-cell>
          <table:table-cell office:value-type="string">
            <text:p>34.331 °C</text:p>
          </table:table-cell>
          <table:table-cell office:value-type="string">
            <text:p>34.318 °C</text:p>
          </table:table-cell>
          <table:table-cell table:number-columns-repeated="2" office:value-type="string">
            <text:p>49.5 %RH</text:p>
          </table:table-cell>
          <table:table-cell office:value-type="string">
            <text:p>47.7 %RH</text:p>
          </table:table-cell>
        </table:table-row>
        <table:table-row table:style-name="ro2">
          <table:table-cell/>
          <table:table-cell office:value-type="float" office:value="574">
            <text:p>574</text:p>
          </table:table-cell>
          <table:table-cell table:style-name="ce3" office:value-type="string">
            <text:p>2014-07-24 15:04:08</text:p>
          </table:table-cell>
          <table:table-cell office:value-type="string">
            <text:p>33.756 °C</text:p>
          </table:table-cell>
          <table:table-cell office:value-type="string">
            <text:p>33.750 °C</text:p>
          </table:table-cell>
          <table:table-cell office:value-type="string">
            <text:p>33.748 °C</text:p>
          </table:table-cell>
          <table:table-cell table:number-columns-repeated="2" office:value-type="string">
            <text:p>49.9 %RH</text:p>
          </table:table-cell>
          <table:table-cell office:value-type="string">
            <text:p>47.8 %RH</text:p>
          </table:table-cell>
          <table:table-cell/>
          <table:table-cell office:value-type="float" office:value="576">
            <text:p>576</text:p>
          </table:table-cell>
          <table:table-cell table:style-name="ce3" office:value-type="string">
            <text:p>2014-07-24 15:04:16</text:p>
          </table:table-cell>
          <table:table-cell office:value-type="string">
            <text:p>34.342 °C</text:p>
          </table:table-cell>
          <table:table-cell office:value-type="string">
            <text:p>34.339 °C</text:p>
          </table:table-cell>
          <table:table-cell office:value-type="string">
            <text:p>34.332 °C</text:p>
          </table:table-cell>
          <table:table-cell office:value-type="string">
            <text:p>49.8 %RH</text:p>
          </table:table-cell>
          <table:table-cell office:value-type="string">
            <text:p>48.5 %RH</text:p>
          </table:table-cell>
          <table:table-cell office:value-type="string">
            <text:p>48.2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75">
            <text:p>575</text:p>
          </table:table-cell>
          <table:table-cell table:style-name="ce3" office:value-type="string">
            <text:p>2014-07-24 15:04:38</text:p>
          </table:table-cell>
          <table:table-cell office:value-type="string">
            <text:p>33.753 °C</text:p>
          </table:table-cell>
          <table:table-cell table:number-columns-repeated="2" office:value-type="string">
            <text:p>33.747 °C</text:p>
          </table:table-cell>
          <table:table-cell office:value-type="string">
            <text:p>49.4 %RH</text:p>
          </table:table-cell>
          <table:table-cell office:value-type="string">
            <text:p>47.3 %RH</text:p>
          </table:table-cell>
          <table:table-cell office:value-type="string">
            <text:p>47.1 %RH</text:p>
          </table:table-cell>
          <table:table-cell/>
          <table:table-cell office:value-type="float" office:value="577">
            <text:p>577</text:p>
          </table:table-cell>
          <table:table-cell table:style-name="ce3" office:value-type="string">
            <text:p>2014-07-24 15:04:46</text:p>
          </table:table-cell>
          <table:table-cell office:value-type="string">
            <text:p>34.348 °C</text:p>
          </table:table-cell>
          <table:table-cell table:number-columns-repeated="2" office:value-type="string">
            <text:p>34.326 °C</text:p>
          </table:table-cell>
          <table:table-cell office:value-type="string">
            <text:p>48.2 %RH</text:p>
          </table:table-cell>
          <table:table-cell office:value-type="string">
            <text:p>47.5 %RH</text:p>
          </table:table-cell>
          <table:table-cell office:value-type="string">
            <text:p>46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79">
            <text:p>579</text:p>
          </table:table-cell>
          <table:table-cell table:style-name="ce3" office:value-type="string">
            <text:p>2014-07-24 15:06:38</text:p>
          </table:table-cell>
          <table:table-cell office:value-type="string">
            <text:p>33.682 °C</text:p>
          </table:table-cell>
          <table:table-cell table:number-columns-repeated="2" office:value-type="string">
            <text:p>33.647 °C</text:p>
          </table:table-cell>
          <table:table-cell table:number-columns-repeated="2" office:value-type="string">
            <text:p>52.7 %RH</text:p>
          </table:table-cell>
          <table:table-cell office:value-type="string">
            <text:p>50.9 %RH</text:p>
          </table:table-cell>
          <table:table-cell/>
          <table:table-cell office:value-type="float" office:value="581">
            <text:p>581</text:p>
          </table:table-cell>
          <table:table-cell table:style-name="ce3" office:value-type="string">
            <text:p>2014-07-24 15:06:46</text:p>
          </table:table-cell>
          <table:table-cell office:value-type="string">
            <text:p>34.263 °C</text:p>
          </table:table-cell>
          <table:table-cell table:number-columns-repeated="2" office:value-type="string">
            <text:p>34.237 °C</text:p>
          </table:table-cell>
          <table:table-cell office:value-type="string">
            <text:p>50.5 %RH</text:p>
          </table:table-cell>
          <table:table-cell table:number-columns-repeated="2" office:value-type="string">
            <text:p>50.3 %RH</text:p>
          </table:table-cell>
        </table:table-row>
        <table:table-row table:style-name="ro2">
          <table:table-cell/>
          <table:table-cell office:value-type="float" office:value="580">
            <text:p>580</text:p>
          </table:table-cell>
          <table:table-cell table:style-name="ce3" office:value-type="string">
            <text:p>2014-07-24 15:07:08</text:p>
          </table:table-cell>
          <table:table-cell office:value-type="string">
            <text:p>33.647 °C</text:p>
          </table:table-cell>
          <table:table-cell office:value-type="string">
            <text:p>33.624 °C</text:p>
          </table:table-cell>
          <table:table-cell office:value-type="string">
            <text:p>33.617 °C</text:p>
          </table:table-cell>
          <table:table-cell office:value-type="string">
            <text:p>52.9 %RH</text:p>
          </table:table-cell>
          <table:table-cell table:number-columns-repeated="2" office:value-type="string">
            <text:p>51.7 %RH</text:p>
          </table:table-cell>
          <table:table-cell/>
          <table:table-cell office:value-type="float" office:value="582">
            <text:p>582</text:p>
          </table:table-cell>
          <table:table-cell table:style-name="ce3" office:value-type="string">
            <text:p>2014-07-24 15:07:16</text:p>
          </table:table-cell>
          <table:table-cell office:value-type="string">
            <text:p>34.239 °C</text:p>
          </table:table-cell>
          <table:table-cell table:number-columns-repeated="2" office:value-type="string">
            <text:p>34.210 °C</text:p>
          </table:table-cell>
          <table:table-cell office:value-type="string">
            <text:p>50.8 %RH</text:p>
          </table:table-cell>
          <table:table-cell office:value-type="string">
            <text:p>49.8 %RH</text:p>
          </table:table-cell>
          <table:table-cell office:value-type="string">
            <text:p>49.2 %RH</text:p>
          </table:table-cell>
        </table:table-row>
        <table:table-row table:style-name="ro2">
          <table:table-cell/>
          <table:table-cell office:value-type="float" office:value="581">
            <text:p>581</text:p>
          </table:table-cell>
          <table:table-cell table:style-name="ce3" office:value-type="string">
            <text:p>2014-07-24 15:07:38</text:p>
          </table:table-cell>
          <table:table-cell office:value-type="string">
            <text:p>33.624 °C</text:p>
          </table:table-cell>
          <table:table-cell office:value-type="string">
            <text:p>33.597 °C</text:p>
          </table:table-cell>
          <table:table-cell office:value-type="string">
            <text:p>33.595 °C</text:p>
          </table:table-cell>
          <table:table-cell office:value-type="string">
            <text:p>51.9 %RH</text:p>
          </table:table-cell>
          <table:table-cell office:value-type="string">
            <text:p>51.7 %RH</text:p>
          </table:table-cell>
          <table:table-cell office:value-type="string">
            <text:p>51.2 %RH</text:p>
          </table:table-cell>
          <table:table-cell/>
          <table:table-cell office:value-type="float" office:value="583">
            <text:p>583</text:p>
          </table:table-cell>
          <table:table-cell table:style-name="ce3" office:value-type="string">
            <text:p>2014-07-24 15:07:46</text:p>
          </table:table-cell>
          <table:table-cell office:value-type="string">
            <text:p>34.209 °C</text:p>
          </table:table-cell>
          <table:table-cell table:number-columns-repeated="2" office:value-type="string">
            <text:p>34.172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  <table:table-cell office:value-type="string">
            <text:p>50.0 %RH</text:p>
          </table:table-cell>
        </table:table-row>
        <table:table-row table:style-name="ro2">
          <table:table-cell/>
          <table:table-cell office:value-type="float" office:value="582">
            <text:p>582</text:p>
          </table:table-cell>
          <table:table-cell table:style-name="ce3" office:value-type="string">
            <text:p>2014-07-24 15:08:08</text:p>
          </table:table-cell>
          <table:table-cell office:value-type="string">
            <text:p>33.595 °C</text:p>
          </table:table-cell>
          <table:table-cell table:number-columns-repeated="2" office:value-type="string">
            <text:p>33.562 °C</text:p>
          </table:table-cell>
          <table:table-cell office:value-type="string">
            <text:p>52.2 %RH</text:p>
          </table:table-cell>
          <table:table-cell office:value-type="string">
            <text:p>51.7 %RH</text:p>
          </table:table-cell>
          <table:table-cell office:value-type="string">
            <text:p>51.2 %RH</text:p>
          </table:table-cell>
          <table:table-cell/>
          <table:table-cell office:value-type="float" office:value="584">
            <text:p>584</text:p>
          </table:table-cell>
          <table:table-cell table:style-name="ce3" office:value-type="string">
            <text:p>2014-07-24 15:08:16</text:p>
          </table:table-cell>
          <table:table-cell office:value-type="string">
            <text:p>34.169 °C</text:p>
          </table:table-cell>
          <table:table-cell office:value-type="string">
            <text:p>34.137 °C</text:p>
          </table:table-cell>
          <table:table-cell office:value-type="string">
            <text:p>34.136 °C</text:p>
          </table:table-cell>
          <table:table-cell office:value-type="string">
            <text:p>51.8 %RH</text:p>
          </table:table-cell>
          <table:table-cell office:value-type="string">
            <text:p>51.5 %RH</text:p>
          </table:table-cell>
          <table:table-cell office:value-type="string">
            <text:p>51.0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table:style-name="ce3" office:value-type="string">
            <text:p>2014-07-24 15:08:38</text:p>
          </table:table-cell>
          <table:table-cell office:value-type="string">
            <text:p>33.562 °C</text:p>
          </table:table-cell>
          <table:table-cell table:number-columns-repeated="2" office:value-type="string">
            <text:p>33.521 °C</text:p>
          </table:table-cell>
          <table:table-cell table:number-columns-repeated="2" office:value-type="string">
            <text:p>52.2 %RH</text:p>
          </table:table-cell>
          <table:table-cell office:value-type="string">
            <text:p>50.1 %RH</text:p>
          </table:table-cell>
          <table:table-cell/>
          <table:table-cell office:value-type="float" office:value="585">
            <text:p>585</text:p>
          </table:table-cell>
          <table:table-cell table:style-name="ce3" office:value-type="string">
            <text:p>2014-07-24 15:08:46</text:p>
          </table:table-cell>
          <table:table-cell office:value-type="string">
            <text:p>34.134 °C</text:p>
          </table:table-cell>
          <table:table-cell office:value-type="string">
            <text:p>34.105 °C</text:p>
          </table:table-cell>
          <table:table-cell office:value-type="string">
            <text:p>34.102 °C</text:p>
          </table:table-cell>
          <table:table-cell office:value-type="string">
            <text:p>51.8 %RH</text:p>
          </table:table-cell>
          <table:table-cell table:number-columns-repeated="2" office:value-type="string">
            <text:p>50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90">
            <text:p>590</text:p>
          </table:table-cell>
          <table:table-cell table:style-name="ce3" office:value-type="string">
            <text:p>2014-07-24 15:12:08</text:p>
          </table:table-cell>
          <table:table-cell office:value-type="string">
            <text:p>33.271 °C</text:p>
          </table:table-cell>
          <table:table-cell table:number-columns-repeated="2" office:value-type="string">
            <text:p>33.237 °C</text:p>
          </table:table-cell>
          <table:table-cell office:value-type="string">
            <text:p>56.8 %RH</text:p>
          </table:table-cell>
          <table:table-cell office:value-type="string">
            <text:p>55.5 %RH</text:p>
          </table:table-cell>
          <table:table-cell office:value-type="string">
            <text:p>55.0 %RH</text:p>
          </table:table-cell>
          <table:table-cell/>
          <table:table-cell office:value-type="float" office:value="592">
            <text:p>592</text:p>
          </table:table-cell>
          <table:table-cell table:style-name="ce3" office:value-type="string">
            <text:p>2014-07-24 15:12:16</text:p>
          </table:table-cell>
          <table:table-cell office:value-type="string">
            <text:p>34.004 °C</text:p>
          </table:table-cell>
          <table:table-cell office:value-type="string">
            <text:p>33.979 °C</text:p>
          </table:table-cell>
          <table:table-cell office:value-type="string">
            <text:p>33.976 °C</text:p>
          </table:table-cell>
          <table:table-cell office:value-type="string">
            <text:p>57.1 %RH</text:p>
          </table:table-cell>
          <table:table-cell office:value-type="string">
            <text:p>56.3 %RH</text:p>
          </table:table-cell>
          <table:table-cell office:value-type="string">
            <text:p>56.1 %RH</text:p>
          </table:table-cell>
        </table:table-row>
        <table:table-row table:style-name="ro2">
          <table:table-cell/>
          <table:table-cell office:value-type="float" office:value="591">
            <text:p>591</text:p>
          </table:table-cell>
          <table:table-cell table:style-name="ce3" office:value-type="string">
            <text:p>2014-07-24 15:12:38</text:p>
          </table:table-cell>
          <table:table-cell office:value-type="string">
            <text:p>33.242 °C</text:p>
          </table:table-cell>
          <table:table-cell office:value-type="string">
            <text:p>33.212 °C</text:p>
          </table:table-cell>
          <table:table-cell office:value-type="string">
            <text:p>33.210 °C</text:p>
          </table:table-cell>
          <table:table-cell table:number-columns-repeated="2" office:value-type="string">
            <text:p>58.0 %RH</text:p>
          </table:table-cell>
          <table:table-cell office:value-type="string">
            <text:p>55.5 %RH</text:p>
          </table:table-cell>
          <table:table-cell/>
          <table:table-cell office:value-type="float" office:value="593">
            <text:p>593</text:p>
          </table:table-cell>
          <table:table-cell table:style-name="ce3" office:value-type="string">
            <text:p>2014-07-24 15:12:46</text:p>
          </table:table-cell>
          <table:table-cell office:value-type="string">
            <text:p>33.977 °C</text:p>
          </table:table-cell>
          <table:table-cell table:number-columns-repeated="2" office:value-type="string">
            <text:p>33.935 °C</text:p>
          </table:table-cell>
          <table:table-cell office:value-type="string">
            <text:p>57.3 %RH</text:p>
          </table:table-cell>
          <table:table-cell table:number-columns-repeated="2" office:value-type="string">
            <text:p>55.6 %RH</text:p>
          </table:table-cell>
        </table:table-row>
        <table:table-row table:style-name="ro2">
          <table:table-cell/>
          <table:table-cell office:value-type="float" office:value="592">
            <text:p>592</text:p>
          </table:table-cell>
          <table:table-cell table:style-name="ce3" office:value-type="string">
            <text:p>2014-07-24 15:13:08</text:p>
          </table:table-cell>
          <table:table-cell office:value-type="string">
            <text:p>33.209 °C</text:p>
          </table:table-cell>
          <table:table-cell table:number-columns-repeated="2" office:value-type="string">
            <text:p>33.184 °C</text:p>
          </table:table-cell>
          <table:table-cell office:value-type="string">
            <text:p>58.3 %RH</text:p>
          </table:table-cell>
          <table:table-cell table:number-columns-repeated="2" office:value-type="string">
            <text:p>55.7 %RH</text:p>
          </table:table-cell>
          <table:table-cell/>
          <table:table-cell office:value-type="float" office:value="594">
            <text:p>594</text:p>
          </table:table-cell>
          <table:table-cell table:style-name="ce3" office:value-type="string">
            <text:p>2014-07-24 15:13:16</text:p>
          </table:table-cell>
          <table:table-cell office:value-type="string">
            <text:p>33.938 °C</text:p>
          </table:table-cell>
          <table:table-cell office:value-type="string">
            <text:p>33.885 °C</text:p>
          </table:table-cell>
          <table:table-cell office:value-type="string">
            <text:p>33.882 °C</text:p>
          </table:table-cell>
          <table:table-cell office:value-type="string">
            <text:p>55.3 %RH</text:p>
          </table:table-cell>
          <table:table-cell office:value-type="string">
            <text:p>54.3 %RH</text:p>
          </table:table-cell>
          <table:table-cell office:value-type="string">
            <text:p>53.8 %RH</text:p>
          </table:table-cell>
        </table:table-row>
        <table:table-row table:style-name="ro2">
          <table:table-cell/>
          <table:table-cell office:value-type="float" office:value="593">
            <text:p>593</text:p>
          </table:table-cell>
          <table:table-cell table:style-name="ce3" office:value-type="string">
            <text:p>2014-07-24 15:13:38</text:p>
          </table:table-cell>
          <table:table-cell office:value-type="string">
            <text:p>33.182 °C</text:p>
          </table:table-cell>
          <table:table-cell office:value-type="string">
            <text:p>33.151 °C</text:p>
          </table:table-cell>
          <table:table-cell office:value-type="string">
            <text:p>33.149 °C</text:p>
          </table:table-cell>
          <table:table-cell office:value-type="string">
            <text:p>55.7 %RH</text:p>
          </table:table-cell>
          <table:table-cell table:number-columns-repeated="2" office:value-type="string">
            <text:p>55.2 %RH</text:p>
          </table:table-cell>
          <table:table-cell/>
          <table:table-cell office:value-type="float" office:value="595">
            <text:p>595</text:p>
          </table:table-cell>
          <table:table-cell table:style-name="ce3" office:value-type="string">
            <text:p>2014-07-24 15:13:46</text:p>
          </table:table-cell>
          <table:table-cell office:value-type="string">
            <text:p>33.879 °C</text:p>
          </table:table-cell>
          <table:table-cell table:number-columns-repeated="2" office:value-type="string">
            <text:p>33.825 °C</text:p>
          </table:table-cell>
          <table:table-cell table:number-columns-repeated="2" office:value-type="string">
            <text:p>54.0 %RH</text:p>
          </table:table-cell>
          <table:table-cell office:value-type="string">
            <text:p>52.8 %R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94">
            <text:p>594</text:p>
          </table:table-cell>
          <table:table-cell table:style-name="ce3" office:value-type="string">
            <text:p>2014-07-24 15:14:08</text:p>
          </table:table-cell>
          <table:table-cell office:value-type="string">
            <text:p>33.149 °C</text:p>
          </table:table-cell>
          <table:table-cell table:number-columns-repeated="2" office:value-type="string">
            <text:p>33.121 °C</text:p>
          </table:table-cell>
          <table:table-cell office:value-type="string">
            <text:p>56.5 %RH</text:p>
          </table:table-cell>
          <table:table-cell table:number-columns-repeated="2" office:value-type="string">
            <text:p>54.5 %RH</text:p>
          </table:table-cell>
          <table:table-cell/>
          <table:table-cell office:value-type="float" office:value="596">
            <text:p>596</text:p>
          </table:table-cell>
          <table:table-cell table:style-name="ce3" office:value-type="string">
            <text:p>2014-07-24 15:14:16</text:p>
          </table:table-cell>
          <table:table-cell office:value-type="string">
            <text:p>33.822 °C</text:p>
          </table:table-cell>
          <table:table-cell table:number-columns-repeated="2" office:value-type="string">
            <text:p>33.775 °C</text:p>
          </table:table-cell>
          <table:table-cell office:value-type="string">
            <text:p>53.8 %RH</text:p>
          </table:table-cell>
          <table:table-cell office:value-type="string">
            <text:p>53.5 %RH</text:p>
          </table:table-cell>
          <table:table-cell office:value-type="string">
            <text:p>53.0 %RH</text:p>
          </table:table-cell>
        </table:table-row>
        <table:table-row table:style-name="ro2" table:number-rows-repeated="104576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07.25.2014 a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table:style-name="ce1" office:value-type="string" table:number-columns-spanned="8" table:number-rows-spanned="1">
            <text:p><text:span text:style-name="T1">TinyTag #002 with LP-80 #002 <text:s/>(RIL 63)</text:span>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<text:span text:style-name="T1">TinyTag #001 with LP-80 #001 <text:s/>(RIL 73)</text:span>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479">
            <text:p>720479</text:p>
          </table:table-cell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319">
            <text:p>72031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2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1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</table:table-row>
        <table:table-row table:style-name="ro2">
          <table:table-cell/>
          <table:table-cell office:value-type="float" office:value="392">
            <text:p>392</text:p>
          </table:table-cell>
          <table:table-cell table:style-name="ce3" office:value-type="string">
            <text:p>2014-07-25 12:33:13</text:p>
          </table:table-cell>
          <table:table-cell table:number-columns-repeated="2" office:value-type="string">
            <text:p>32.665 °C</text:p>
          </table:table-cell>
          <table:table-cell office:value-type="string">
            <text:p>32.599 °C</text:p>
          </table:table-cell>
          <table:table-cell office:value-type="string">
            <text:p>54.5 %RH</text:p>
          </table:table-cell>
          <table:table-cell office:value-type="string">
            <text:p>53.2 %RH</text:p>
          </table:table-cell>
          <table:table-cell office:value-type="string">
            <text:p>52.2 %RH</text:p>
          </table:table-cell>
          <table:table-cell/>
          <table:table-cell office:value-type="float" office:value="382">
            <text:p>382</text:p>
          </table:table-cell>
          <table:table-cell table:style-name="ce3" office:value-type="string">
            <text:p>2014-07-25 12:33:05</text:p>
          </table:table-cell>
          <table:table-cell office:value-type="string">
            <text:p>33.933 °C</text:p>
          </table:table-cell>
          <table:table-cell office:value-type="string">
            <text:p>33.931 °C</text:p>
          </table:table-cell>
          <table:table-cell office:value-type="string">
            <text:p>33.925 °C</text:p>
          </table:table-cell>
          <table:table-cell table:number-columns-repeated="2" office:value-type="string">
            <text:p>52.0 %RH</text:p>
          </table:table-cell>
          <table:table-cell office:value-type="string">
            <text:p>48.7 %RH</text:p>
          </table:table-cell>
        </table:table-row>
        <table:table-row table:style-name="ro2">
          <table:table-cell/>
          <table:table-cell office:value-type="float" office:value="393">
            <text:p>393</text:p>
          </table:table-cell>
          <table:table-cell table:style-name="ce3" office:value-type="string">
            <text:p>2014-07-25 12:33:43</text:p>
          </table:table-cell>
          <table:table-cell table:number-columns-repeated="2" office:value-type="string">
            <text:p>32.730 °C</text:p>
          </table:table-cell>
          <table:table-cell office:value-type="string">
            <text:p>32.662 °C</text:p>
          </table:table-cell>
          <table:table-cell office:value-type="string">
            <text:p>55.2 %RH</text:p>
          </table:table-cell>
          <table:table-cell office:value-type="string">
            <text:p>52.2 %RH</text:p>
          </table:table-cell>
          <table:table-cell office:value-type="string">
            <text:p>51.9 %RH</text:p>
          </table:table-cell>
          <table:table-cell/>
          <table:table-cell office:value-type="float" office:value="383">
            <text:p>383</text:p>
          </table:table-cell>
          <table:table-cell table:style-name="ce3" office:value-type="string">
            <text:p>2014-07-25 12:33:35</text:p>
          </table:table-cell>
          <table:table-cell office:value-type="string">
            <text:p>33.949 °C</text:p>
          </table:table-cell>
          <table:table-cell office:value-type="string">
            <text:p>33.947 °C</text:p>
          </table:table-cell>
          <table:table-cell office:value-type="string">
            <text:p>33.931 °C</text:p>
          </table:table-cell>
          <table:table-cell office:value-type="string">
            <text:p>51.8 %RH</text:p>
          </table:table-cell>
          <table:table-cell office:value-type="string">
            <text:p>50.5 %RH</text:p>
          </table:table-cell>
          <table:table-cell office:value-type="string">
            <text:p>50.0 %RH</text:p>
          </table:table-cell>
        </table:table-row>
        <table:table-row table:style-name="ro2">
          <table:table-cell/>
          <table:table-cell office:value-type="float" office:value="394">
            <text:p>394</text:p>
          </table:table-cell>
          <table:table-cell table:style-name="ce3" office:value-type="string">
            <text:p>2014-07-25 12:34:13</text:p>
          </table:table-cell>
          <table:table-cell table:number-columns-repeated="2" office:value-type="string">
            <text:p>32.783 °C</text:p>
          </table:table-cell>
          <table:table-cell office:value-type="string">
            <text:p>32.730 °C</text:p>
          </table:table-cell>
          <table:table-cell table:number-columns-repeated="2" office:value-type="string">
            <text:p>54.5 %RH</text:p>
          </table:table-cell>
          <table:table-cell office:value-type="string">
            <text:p>51.9 %RH</text:p>
          </table:table-cell>
          <table:table-cell/>
          <table:table-cell office:value-type="float" office:value="384">
            <text:p>384</text:p>
          </table:table-cell>
          <table:table-cell table:style-name="ce3" office:value-type="string">
            <text:p>2014-07-25 12:34:05</text:p>
          </table:table-cell>
          <table:table-cell office:value-type="string">
            <text:p>33.953 °C</text:p>
          </table:table-cell>
          <table:table-cell office:value-type="string">
            <text:p>33.952 °C</text:p>
          </table:table-cell>
          <table:table-cell office:value-type="string">
            <text:p>33.947 °C</text:p>
          </table:table-cell>
          <table:table-cell office:value-type="string">
            <text:p>51.5 %RH</text:p>
          </table:table-cell>
          <table:table-cell office:value-type="string">
            <text:p>51.3 %RH</text:p>
          </table:table-cell>
          <table:table-cell office:value-type="string">
            <text:p>49.5 %RH</text:p>
          </table:table-cell>
        </table:table-row>
        <table:table-row table:style-name="ro2">
          <table:table-cell/>
          <table:table-cell office:value-type="float" office:value="395">
            <text:p>395</text:p>
          </table:table-cell>
          <table:table-cell table:style-name="ce3" office:value-type="string">
            <text:p>2014-07-25 12:34:43</text:p>
          </table:table-cell>
          <table:table-cell table:number-columns-repeated="2" office:value-type="string">
            <text:p>32.852 °C</text:p>
          </table:table-cell>
          <table:table-cell office:value-type="string">
            <text:p>32.786 °C</text:p>
          </table:table-cell>
          <table:table-cell office:value-type="string">
            <text:p>54.5 %RH</text:p>
          </table:table-cell>
          <table:table-cell office:value-type="string">
            <text:p>52.9 %RH</text:p>
          </table:table-cell>
          <table:table-cell office:value-type="string">
            <text:p>50.9 %RH</text:p>
          </table:table-cell>
          <table:table-cell/>
          <table:table-cell office:value-type="float" office:value="385">
            <text:p>385</text:p>
          </table:table-cell>
          <table:table-cell table:style-name="ce3" office:value-type="string">
            <text:p>2014-07-25 12:34:35</text:p>
          </table:table-cell>
          <table:table-cell table:number-columns-repeated="2" office:value-type="string">
            <text:p>33.993 °C</text:p>
          </table:table-cell>
          <table:table-cell office:value-type="string">
            <text:p>33.950 °C</text:p>
          </table:table-cell>
          <table:table-cell office:value-type="string">
            <text:p>52.5 %RH</text:p>
          </table:table-cell>
          <table:table-cell table:number-columns-repeated="2" office:value-type="string">
            <text:p>49.0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table:style-name="ce3" office:value-type="string">
            <text:p>2014-07-25 12:35:13</text:p>
          </table:table-cell>
          <table:table-cell table:number-columns-repeated="2" office:value-type="string">
            <text:p>32.938 °C</text:p>
          </table:table-cell>
          <table:table-cell office:value-type="string">
            <text:p>32.858 °C</text:p>
          </table:table-cell>
          <table:table-cell table:number-columns-repeated="2" office:value-type="string">
            <text:p>54.0 %RH</text:p>
          </table:table-cell>
          <table:table-cell office:value-type="string">
            <text:p>52.2 %RH</text:p>
          </table:table-cell>
          <table:table-cell/>
          <table:table-cell office:value-type="float" office:value="386">
            <text:p>386</text:p>
          </table:table-cell>
          <table:table-cell table:style-name="ce3" office:value-type="string">
            <text:p>2014-07-25 12:35:05</text:p>
          </table:table-cell>
          <table:table-cell table:number-columns-repeated="2" office:value-type="string">
            <text:p>34.042 °C</text:p>
          </table:table-cell>
          <table:table-cell office:value-type="string">
            <text:p>33.993 °C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  <table:table-cell office:value-type="string">
            <text:p>48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01">
            <text:p>401</text:p>
          </table:table-cell>
          <table:table-cell table:style-name="ce3" office:value-type="string">
            <text:p>2014-07-25 12:37:43</text:p>
          </table:table-cell>
          <table:table-cell table:number-columns-repeated="2" office:value-type="string">
            <text:p>33.267 °C</text:p>
          </table:table-cell>
          <table:table-cell office:value-type="string">
            <text:p>33.212 °C</text:p>
          </table:table-cell>
          <table:table-cell office:value-type="string">
            <text:p>50.1 %RH</text:p>
          </table:table-cell>
          <table:table-cell table:number-columns-repeated="2" office:value-type="string">
            <text:p>48.1 %RH</text:p>
          </table:table-cell>
          <table:table-cell/>
          <table:table-cell office:value-type="float" office:value="391">
            <text:p>391</text:p>
          </table:table-cell>
          <table:table-cell table:style-name="ce3" office:value-type="string">
            <text:p>2014-07-25 12:37:35</text:p>
          </table:table-cell>
          <table:table-cell office:value-type="string">
            <text:p>34.344 °C</text:p>
          </table:table-cell>
          <table:table-cell office:value-type="string">
            <text:p>34.342 °C</text:p>
          </table:table-cell>
          <table:table-cell office:value-type="string">
            <text:p>34.280 °C</text:p>
          </table:table-cell>
          <table:table-cell office:value-type="string">
            <text:p>48.2 %RH</text:p>
          </table:table-cell>
          <table:table-cell table:number-columns-repeated="2" office:value-type="string">
            <text:p>46.2 %RH</text:p>
          </table:table-cell>
        </table:table-row>
        <table:table-row table:style-name="ro2">
          <table:table-cell/>
          <table:table-cell office:value-type="float" office:value="402">
            <text:p>402</text:p>
          </table:table-cell>
          <table:table-cell table:style-name="ce3" office:value-type="string">
            <text:p>2014-07-25 12:38:13</text:p>
          </table:table-cell>
          <table:table-cell table:number-columns-repeated="2" office:value-type="string">
            <text:p>33.333 °C</text:p>
          </table:table-cell>
          <table:table-cell office:value-type="string">
            <text:p>33.268 °C</text:p>
          </table:table-cell>
          <table:table-cell office:value-type="string">
            <text:p>49.1 %RH</text:p>
          </table:table-cell>
          <table:table-cell office:value-type="string">
            <text:p>47.3 %RH</text:p>
          </table:table-cell>
          <table:table-cell office:value-type="string">
            <text:p>47.1 %RH</text:p>
          </table:table-cell>
          <table:table-cell/>
          <table:table-cell office:value-type="float" office:value="392">
            <text:p>392</text:p>
          </table:table-cell>
          <table:table-cell table:style-name="ce3" office:value-type="string">
            <text:p>2014-07-25 12:38:05</text:p>
          </table:table-cell>
          <table:table-cell table:number-columns-repeated="2" office:value-type="string">
            <text:p>34.410 °C</text:p>
          </table:table-cell>
          <table:table-cell office:value-type="string">
            <text:p>34.340 °C</text:p>
          </table:table-cell>
          <table:table-cell office:value-type="string">
            <text:p>46.0 %RH</text:p>
          </table:table-cell>
          <table:table-cell office:value-type="string">
            <text:p>44.3 %RH</text:p>
          </table:table-cell>
          <table:table-cell office:value-type="string">
            <text:p>43.8 %RH</text:p>
          </table:table-cell>
        </table:table-row>
        <table:table-row table:style-name="ro2">
          <table:table-cell/>
          <table:table-cell office:value-type="float" office:value="403">
            <text:p>403</text:p>
          </table:table-cell>
          <table:table-cell table:style-name="ce3" office:value-type="string">
            <text:p>2014-07-25 12:38:43</text:p>
          </table:table-cell>
          <table:table-cell table:number-columns-repeated="2" office:value-type="string">
            <text:p>33.410 °C</text:p>
          </table:table-cell>
          <table:table-cell office:value-type="string">
            <text:p>33.334 °C</text:p>
          </table:table-cell>
          <table:table-cell table:number-columns-repeated="2" office:value-type="string">
            <text:p>49.6 %RH</text:p>
          </table:table-cell>
          <table:table-cell office:value-type="string">
            <text:p>47.1 %RH</text:p>
          </table:table-cell>
          <table:table-cell/>
          <table:table-cell office:value-type="float" office:value="393">
            <text:p>393</text:p>
          </table:table-cell>
          <table:table-cell table:style-name="ce3" office:value-type="string">
            <text:p>2014-07-25 12:38:35</text:p>
          </table:table-cell>
          <table:table-cell table:number-columns-repeated="2" office:value-type="string">
            <text:p>34.472 °C</text:p>
          </table:table-cell>
          <table:table-cell office:value-type="string">
            <text:p>34.409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4.5 %RH</text:p>
          </table:table-cell>
        </table:table-row>
        <table:table-row table:style-name="ro2">
          <table:table-cell/>
          <table:table-cell office:value-type="float" office:value="404">
            <text:p>404</text:p>
          </table:table-cell>
          <table:table-cell table:style-name="ce3" office:value-type="string">
            <text:p>2014-07-25 12:39:13</text:p>
          </table:table-cell>
          <table:table-cell table:number-columns-repeated="2" office:value-type="string">
            <text:p>33.463 °C</text:p>
          </table:table-cell>
          <table:table-cell office:value-type="string">
            <text:p>33.408 °C</text:p>
          </table:table-cell>
          <table:table-cell office:value-type="string">
            <text:p>51.7 %RH</text:p>
          </table:table-cell>
          <table:table-cell office:value-type="string">
            <text:p>51.4 %RH</text:p>
          </table:table-cell>
          <table:table-cell office:value-type="string">
            <text:p>49.4 %RH</text:p>
          </table:table-cell>
          <table:table-cell/>
          <table:table-cell office:value-type="float" office:value="394">
            <text:p>394</text:p>
          </table:table-cell>
          <table:table-cell table:style-name="ce3" office:value-type="string">
            <text:p>2014-07-25 12:39:05</text:p>
          </table:table-cell>
          <table:table-cell table:number-columns-repeated="2" office:value-type="string">
            <text:p>34.542 °C</text:p>
          </table:table-cell>
          <table:table-cell office:value-type="string">
            <text:p>34.469 °C</text:p>
          </table:table-cell>
          <table:table-cell office:value-type="string">
            <text:p>48.0 %RH</text:p>
          </table:table-cell>
          <table:table-cell table:number-columns-repeated="2" office:value-type="string">
            <text:p>45.2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5">
            <text:p>405</text:p>
          </table:table-cell>
          <table:table-cell table:style-name="ce3" office:value-type="string">
            <text:p>2014-07-25 12:39:43</text:p>
          </table:table-cell>
          <table:table-cell table:number-columns-repeated="2" office:value-type="string">
            <text:p>33.507 °C</text:p>
          </table:table-cell>
          <table:table-cell office:value-type="string">
            <text:p>33.463 °C</text:p>
          </table:table-cell>
          <table:table-cell office:value-type="string">
            <text:p>52.4 %RH</text:p>
          </table:table-cell>
          <table:table-cell office:value-type="string">
            <text:p>50.1 %RH</text:p>
          </table:table-cell>
          <table:table-cell office:value-type="string">
            <text:p>49.4 %RH</text:p>
          </table:table-cell>
          <table:table-cell/>
          <table:table-cell office:value-type="float" office:value="395">
            <text:p>395</text:p>
          </table:table-cell>
          <table:table-cell table:style-name="ce3" office:value-type="string">
            <text:p>2014-07-25 12:39:35</text:p>
          </table:table-cell>
          <table:table-cell table:number-columns-repeated="2" office:value-type="string">
            <text:p>34.581 °C</text:p>
          </table:table-cell>
          <table:table-cell office:value-type="string">
            <text:p>34.541 °C</text:p>
          </table:table-cell>
          <table:table-cell office:value-type="string">
            <text:p>48.2 %RH</text:p>
          </table:table-cell>
          <table:table-cell office:value-type="string">
            <text:p>47.5 %RH</text:p>
          </table:table-cell>
          <table:table-cell office:value-type="string">
            <text:p>44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17">
            <text:p>417</text:p>
          </table:table-cell>
          <table:table-cell table:style-name="ce3" office:value-type="string">
            <text:p>2014-07-25 12:45:43</text:p>
          </table:table-cell>
          <table:table-cell office:value-type="string">
            <text:p>33.100 °C</text:p>
          </table:table-cell>
          <table:table-cell office:value-type="string">
            <text:p>33.099 °C</text:p>
          </table:table-cell>
          <table:table-cell office:value-type="string">
            <text:p>33.055 °C</text:p>
          </table:table-cell>
          <table:table-cell office:value-type="string">
            <text:p>53.4 %RH</text:p>
          </table:table-cell>
          <table:table-cell office:value-type="string">
            <text:p>51.7 %RH</text:p>
          </table:table-cell>
          <table:table-cell office:value-type="string">
            <text:p>51.2 %RH</text:p>
          </table:table-cell>
          <table:table-cell/>
          <table:table-cell office:value-type="float" office:value="407">
            <text:p>407</text:p>
          </table:table-cell>
          <table:table-cell table:style-name="ce3" office:value-type="string">
            <text:p>2014-07-25 12:45:35</text:p>
          </table:table-cell>
          <table:table-cell table:number-columns-repeated="2" office:value-type="string">
            <text:p>33.854 °C</text:p>
          </table:table-cell>
          <table:table-cell office:value-type="string">
            <text:p>33.837 °C</text:p>
          </table:table-cell>
          <table:table-cell office:value-type="string">
            <text:p>50.0 %RH</text:p>
          </table:table-cell>
          <table:table-cell table:number-columns-repeated="2" office:value-type="string">
            <text:p>47.5 %RH</text:p>
          </table:table-cell>
        </table:table-row>
        <table:table-row table:style-name="ro2">
          <table:table-cell/>
          <table:table-cell office:value-type="float" office:value="418">
            <text:p>418</text:p>
          </table:table-cell>
          <table:table-cell table:style-name="ce3" office:value-type="string">
            <text:p>2014-07-25 12:46:13</text:p>
          </table:table-cell>
          <table:table-cell table:number-columns-repeated="2" office:value-type="string">
            <text:p>33.176 °C</text:p>
          </table:table-cell>
          <table:table-cell office:value-type="string">
            <text:p>33.100 °C</text:p>
          </table:table-cell>
          <table:table-cell office:value-type="string">
            <text:p>51.4 %RH</text:p>
          </table:table-cell>
          <table:table-cell office:value-type="string">
            <text:p>51.2 %RH</text:p>
          </table:table-cell>
          <table:table-cell office:value-type="string">
            <text:p>49.6 %RH</text:p>
          </table:table-cell>
          <table:table-cell/>
          <table:table-cell office:value-type="float" office:value="408">
            <text:p>408</text:p>
          </table:table-cell>
          <table:table-cell table:style-name="ce3" office:value-type="string">
            <text:p>2014-07-25 12:46:05</text:p>
          </table:table-cell>
          <table:table-cell office:value-type="string">
            <text:p>33.901 °C</text:p>
          </table:table-cell>
          <table:table-cell office:value-type="string">
            <text:p>33.895 °C</text:p>
          </table:table-cell>
          <table:table-cell office:value-type="string">
            <text:p>33.852 °C</text:p>
          </table:table-cell>
          <table:table-cell office:value-type="string">
            <text:p>49.2 %RH</text:p>
          </table:table-cell>
          <table:table-cell office:value-type="string">
            <text:p>47.2 %RH</text:p>
          </table:table-cell>
          <table:table-cell office:value-type="string">
            <text:p>47.0 %RH</text:p>
          </table:table-cell>
        </table:table-row>
        <table:table-row table:style-name="ro2">
          <table:table-cell/>
          <table:table-cell office:value-type="float" office:value="419">
            <text:p>419</text:p>
          </table:table-cell>
          <table:table-cell table:style-name="ce3" office:value-type="string">
            <text:p>2014-07-25 12:46:43</text:p>
          </table:table-cell>
          <table:table-cell table:number-columns-repeated="2" office:value-type="string">
            <text:p>33.284 °C</text:p>
          </table:table-cell>
          <table:table-cell office:value-type="string">
            <text:p>33.177 °C</text:p>
          </table:table-cell>
          <table:table-cell office:value-type="string">
            <text:p>52.9 %RH</text:p>
          </table:table-cell>
          <table:table-cell office:value-type="string">
            <text:p>51.7 %RH</text:p>
          </table:table-cell>
          <table:table-cell office:value-type="string">
            <text:p>51.2 %RH</text:p>
          </table:table-cell>
          <table:table-cell/>
          <table:table-cell office:value-type="float" office:value="409">
            <text:p>409</text:p>
          </table:table-cell>
          <table:table-cell table:style-name="ce3" office:value-type="string">
            <text:p>2014-07-25 12:46:35</text:p>
          </table:table-cell>
          <table:table-cell table:number-columns-repeated="2" office:value-type="string">
            <text:p>33.988 °C</text:p>
          </table:table-cell>
          <table:table-cell office:value-type="string">
            <text:p>33.908 °C</text:p>
          </table:table-cell>
          <table:table-cell office:value-type="string">
            <text:p>50.5 %RH</text:p>
          </table:table-cell>
          <table:table-cell office:value-type="string">
            <text:p>50.0 %RH</text:p>
          </table:table-cell>
          <table:table-cell office:value-type="string">
            <text:p>47.2 %RH</text:p>
          </table:table-cell>
        </table:table-row>
        <table:table-row table:style-name="ro2">
          <table:table-cell/>
          <table:table-cell office:value-type="float" office:value="420">
            <text:p>420</text:p>
          </table:table-cell>
          <table:table-cell table:style-name="ce3" office:value-type="string">
            <text:p>2014-07-25 12:47:13</text:p>
          </table:table-cell>
          <table:table-cell table:number-columns-repeated="2" office:value-type="string">
            <text:p>33.413 °C</text:p>
          </table:table-cell>
          <table:table-cell office:value-type="string">
            <text:p>33.289 °C</text:p>
          </table:table-cell>
          <table:table-cell office:value-type="string">
            <text:p>51.7 %RH</text:p>
          </table:table-cell>
          <table:table-cell office:value-type="string">
            <text:p>50.9 %RH</text:p>
          </table:table-cell>
          <table:table-cell office:value-type="string">
            <text:p>50.1 %RH</text:p>
          </table:table-cell>
          <table:table-cell/>
          <table:table-cell office:value-type="float" office:value="410">
            <text:p>410</text:p>
          </table:table-cell>
          <table:table-cell table:style-name="ce3" office:value-type="string">
            <text:p>2014-07-25 12:47:05</text:p>
          </table:table-cell>
          <table:table-cell table:number-columns-repeated="2" office:value-type="string">
            <text:p>34.101 °C</text:p>
          </table:table-cell>
          <table:table-cell office:value-type="string">
            <text:p>33.995 °C</text:p>
          </table:table-cell>
          <table:table-cell office:value-type="string">
            <text:p>49.8 %RH</text:p>
          </table:table-cell>
          <table:table-cell table:number-columns-repeated="2" office:value-type="string">
            <text:p>47.0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table:style-name="ce3" office:value-type="string">
            <text:p>2014-07-25 12:47:43</text:p>
          </table:table-cell>
          <table:table-cell table:number-columns-repeated="2" office:value-type="string">
            <text:p>33.537 °C</text:p>
          </table:table-cell>
          <table:table-cell office:value-type="string">
            <text:p>33.416 °C</text:p>
          </table:table-cell>
          <table:table-cell office:value-type="string">
            <text:p>51.2 %RH</text:p>
          </table:table-cell>
          <table:table-cell office:value-type="string">
            <text:p>49.4 %RH</text:p>
          </table:table-cell>
          <table:table-cell office:value-type="string">
            <text:p>49.1 %RH</text:p>
          </table:table-cell>
          <table:table-cell/>
          <table:table-cell office:value-type="float" office:value="411">
            <text:p>411</text:p>
          </table:table-cell>
          <table:table-cell table:style-name="ce3" office:value-type="string">
            <text:p>2014-07-25 12:47:35</text:p>
          </table:table-cell>
          <table:table-cell table:number-columns-repeated="2" office:value-type="string">
            <text:p>34.185 °C</text:p>
          </table:table-cell>
          <table:table-cell office:value-type="string">
            <text:p>34.107 °C</text:p>
          </table:table-cell>
          <table:table-cell office:value-type="string">
            <text:p>48.0 %RH</text:p>
          </table:table-cell>
          <table:table-cell office:value-type="string">
            <text:p>47.5 %RH</text:p>
          </table:table-cell>
          <table:table-cell office:value-type="string">
            <text:p>47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26">
            <text:p>426</text:p>
          </table:table-cell>
          <table:table-cell table:style-name="ce3" office:value-type="string">
            <text:p>2014-07-25 12:50:13</text:p>
          </table:table-cell>
          <table:table-cell table:number-columns-repeated="2" office:value-type="string">
            <text:p>33.789 °C</text:p>
          </table:table-cell>
          <table:table-cell office:value-type="string">
            <text:p>33.754 °C</text:p>
          </table:table-cell>
          <table:table-cell office:value-type="string">
            <text:p>49.1 %RH</text:p>
          </table:table-cell>
          <table:table-cell office:value-type="string">
            <text:p>48.1 %RH</text:p>
          </table:table-cell>
          <table:table-cell office:value-type="string">
            <text:p>47.1 %RH</text:p>
          </table:table-cell>
          <table:table-cell/>
          <table:table-cell office:value-type="float" office:value="416">
            <text:p>416</text:p>
          </table:table-cell>
          <table:table-cell table:style-name="ce3" office:value-type="string">
            <text:p>2014-07-25 12:50:05</text:p>
          </table:table-cell>
          <table:table-cell table:number-columns-repeated="2" office:value-type="string">
            <text:p>34.533 °C</text:p>
          </table:table-cell>
          <table:table-cell office:value-type="string">
            <text:p>34.490 °C</text:p>
          </table:table-cell>
          <table:table-cell table:number-columns-repeated="2" office:value-type="string">
            <text:p>46.2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427">
            <text:p>427</text:p>
          </table:table-cell>
          <table:table-cell table:style-name="ce3" office:value-type="string">
            <text:p>2014-07-25 12:50:43</text:p>
          </table:table-cell>
          <table:table-cell table:number-columns-repeated="2" office:value-type="string">
            <text:p>33.840 °C</text:p>
          </table:table-cell>
          <table:table-cell office:value-type="string">
            <text:p>33.792 °C</text:p>
          </table:table-cell>
          <table:table-cell office:value-type="string">
            <text:p>49.6 %RH</text:p>
          </table:table-cell>
          <table:table-cell office:value-type="string">
            <text:p>48.9 %RH</text:p>
          </table:table-cell>
          <table:table-cell office:value-type="string">
            <text:p>48.1 %RH</text:p>
          </table:table-cell>
          <table:table-cell/>
          <table:table-cell office:value-type="float" office:value="417">
            <text:p>417</text:p>
          </table:table-cell>
          <table:table-cell table:style-name="ce3" office:value-type="string">
            <text:p>2014-07-25 12:50:35</text:p>
          </table:table-cell>
          <table:table-cell table:number-columns-repeated="2" office:value-type="string">
            <text:p>34.557 °C</text:p>
          </table:table-cell>
          <table:table-cell office:value-type="string">
            <text:p>34.528 °C</text:p>
          </table:table-cell>
          <table:table-cell office:value-type="string">
            <text:p>49.8 %RH</text:p>
          </table:table-cell>
          <table:table-cell office:value-type="string">
            <text:p>48.2 %RH</text:p>
          </table:table-cell>
          <table:table-cell office:value-type="string">
            <text:p>45.7 %RH</text:p>
          </table:table-cell>
        </table:table-row>
        <table:table-row table:style-name="ro2">
          <table:table-cell/>
          <table:table-cell office:value-type="float" office:value="428">
            <text:p>428</text:p>
          </table:table-cell>
          <table:table-cell table:style-name="ce3" office:value-type="string">
            <text:p>2014-07-25 12:51:13</text:p>
          </table:table-cell>
          <table:table-cell table:number-columns-repeated="2" office:value-type="string">
            <text:p>33.884 °C</text:p>
          </table:table-cell>
          <table:table-cell office:value-type="string">
            <text:p>33.841 °C</text:p>
          </table:table-cell>
          <table:table-cell table:number-columns-repeated="2" office:value-type="string">
            <text:p>50.1 %RH</text:p>
          </table:table-cell>
          <table:table-cell office:value-type="string">
            <text:p>49.1 %RH</text:p>
          </table:table-cell>
          <table:table-cell/>
          <table:table-cell office:value-type="float" office:value="418">
            <text:p>418</text:p>
          </table:table-cell>
          <table:table-cell table:style-name="ce3" office:value-type="string">
            <text:p>2014-07-25 12:51:05</text:p>
          </table:table-cell>
          <table:table-cell office:value-type="string">
            <text:p>34.590 °C</text:p>
          </table:table-cell>
          <table:table-cell office:value-type="string">
            <text:p>34.582 °C</text:p>
          </table:table-cell>
          <table:table-cell office:value-type="string">
            <text:p>34.555 °C</text:p>
          </table:table-cell>
          <table:table-cell table:number-columns-repeated="2" office:value-type="string">
            <text:p>48.5 %RH</text:p>
          </table:table-cell>
          <table:table-cell office:value-type="string">
            <text:p>45.5 %RH</text:p>
          </table:table-cell>
        </table:table-row>
        <table:table-row table:style-name="ro2">
          <table:table-cell/>
          <table:table-cell office:value-type="float" office:value="429">
            <text:p>429</text:p>
          </table:table-cell>
          <table:table-cell table:style-name="ce3" office:value-type="string">
            <text:p>2014-07-25 12:51:43</text:p>
          </table:table-cell>
          <table:table-cell table:number-columns-repeated="2" office:value-type="string">
            <text:p>33.917 °C</text:p>
          </table:table-cell>
          <table:table-cell office:value-type="string">
            <text:p>33.884 °C</text:p>
          </table:table-cell>
          <table:table-cell office:value-type="string">
            <text:p>49.6 %RH</text:p>
          </table:table-cell>
          <table:table-cell office:value-type="string">
            <text:p>49.1 %RH</text:p>
          </table:table-cell>
          <table:table-cell office:value-type="string">
            <text:p>47.1 %RH</text:p>
          </table:table-cell>
          <table:table-cell/>
          <table:table-cell office:value-type="float" office:value="419">
            <text:p>419</text:p>
          </table:table-cell>
          <table:table-cell table:style-name="ce3" office:value-type="string">
            <text:p>2014-07-25 12:51:35</text:p>
          </table:table-cell>
          <table:table-cell office:value-type="string">
            <text:p>34.587 °C</text:p>
          </table:table-cell>
          <table:table-cell office:value-type="string">
            <text:p>34.566 °C</text:p>
          </table:table-cell>
          <table:table-cell office:value-type="string">
            <text:p>34.562 °C</text:p>
          </table:table-cell>
          <table:table-cell table:number-columns-repeated="2" office:value-type="string">
            <text:p>48.0 %RH</text:p>
          </table:table-cell>
          <table:table-cell office:value-type="string">
            <text:p>46.0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table:style-name="ce3" office:value-type="string">
            <text:p>2014-07-25 12:52:13</text:p>
          </table:table-cell>
          <table:table-cell office:value-type="string">
            <text:p>33.971 °C</text:p>
          </table:table-cell>
          <table:table-cell office:value-type="string">
            <text:p>33.969 °C</text:p>
          </table:table-cell>
          <table:table-cell office:value-type="string">
            <text:p>33.917 °C</text:p>
          </table:table-cell>
          <table:table-cell office:value-type="string">
            <text:p>49.4 %RH</text:p>
          </table:table-cell>
          <table:table-cell table:number-columns-repeated="2" office:value-type="string">
            <text:p>47.6 %RH</text:p>
          </table:table-cell>
          <table:table-cell/>
          <table:table-cell office:value-type="float" office:value="420">
            <text:p>420</text:p>
          </table:table-cell>
          <table:table-cell table:style-name="ce3" office:value-type="string">
            <text:p>2014-07-25 12:52:05</text:p>
          </table:table-cell>
          <table:table-cell table:number-columns-repeated="2" office:value-type="string">
            <text:p>34.603 °C</text:p>
          </table:table-cell>
          <table:table-cell office:value-type="string">
            <text:p>34.560 °C</text:p>
          </table:table-cell>
          <table:table-cell office:value-type="string">
            <text:p>48.0 %RH</text:p>
          </table:table-cell>
          <table:table-cell table:number-columns-repeated="2" office:value-type="string">
            <text:p>45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50">
            <text:p>450</text:p>
          </table:table-cell>
          <table:table-cell table:style-name="ce3" office:value-type="string">
            <text:p>2014-07-25 13:02:13</text:p>
          </table:table-cell>
          <table:table-cell table:number-columns-repeated="2" office:value-type="string">
            <text:p>34.107 °C</text:p>
          </table:table-cell>
          <table:table-cell office:value-type="string">
            <text:p>34.071 °C</text:p>
          </table:table-cell>
          <table:table-cell office:value-type="string">
            <text:p>49.1 %RH</text:p>
          </table:table-cell>
          <table:table-cell table:number-columns-repeated="2" office:value-type="string">
            <text:p>48.1 %RH</text:p>
          </table:table-cell>
          <table:table-cell/>
          <table:table-cell office:value-type="float" office:value="440">
            <text:p>440</text:p>
          </table:table-cell>
          <table:table-cell table:style-name="ce3" office:value-type="string">
            <text:p>2014-07-25 13:02:05</text:p>
          </table:table-cell>
          <table:table-cell table:number-columns-repeated="2" office:value-type="string">
            <text:p>34.321 °C</text:p>
          </table:table-cell>
          <table:table-cell office:value-type="string">
            <text:p>34.302 °C</text:p>
          </table:table-cell>
          <table:table-cell office:value-type="string">
            <text:p>50.5 %RH</text:p>
          </table:table-cell>
          <table:table-cell table:number-columns-repeated="2" office:value-type="string">
            <text:p>48.0 %RH</text:p>
          </table:table-cell>
        </table:table-row>
        <table:table-row table:style-name="ro2">
          <table:table-cell/>
          <table:table-cell office:value-type="float" office:value="451">
            <text:p>451</text:p>
          </table:table-cell>
          <table:table-cell table:style-name="ce3" office:value-type="string">
            <text:p>2014-07-25 13:02:43</text:p>
          </table:table-cell>
          <table:table-cell table:number-columns-repeated="2" office:value-type="string">
            <text:p>34.159 °C</text:p>
          </table:table-cell>
          <table:table-cell office:value-type="string">
            <text:p>34.109 °C</text:p>
          </table:table-cell>
          <table:table-cell table:number-columns-repeated="2" office:value-type="string">
            <text:p>49.6 %RH</text:p>
          </table:table-cell>
          <table:table-cell office:value-type="string">
            <text:p>47.8 %RH</text:p>
          </table:table-cell>
          <table:table-cell/>
          <table:table-cell office:value-type="float" office:value="441">
            <text:p>441</text:p>
          </table:table-cell>
          <table:table-cell table:style-name="ce3" office:value-type="string">
            <text:p>2014-07-25 13:02:35</text:p>
          </table:table-cell>
          <table:table-cell table:number-columns-repeated="2" office:value-type="string">
            <text:p>34.345 °C</text:p>
          </table:table-cell>
          <table:table-cell office:value-type="string">
            <text:p>34.321 °C</text:p>
          </table:table-cell>
          <table:table-cell office:value-type="string">
            <text:p>48.7 %RH</text:p>
          </table:table-cell>
          <table:table-cell office:value-type="string">
            <text:p>48.0 %RH</text:p>
          </table:table-cell>
          <table:table-cell office:value-type="string">
            <text:p>47.7 %RH</text:p>
          </table:table-cell>
        </table:table-row>
        <table:table-row table:style-name="ro2">
          <table:table-cell/>
          <table:table-cell office:value-type="float" office:value="452">
            <text:p>452</text:p>
          </table:table-cell>
          <table:table-cell table:style-name="ce3" office:value-type="string">
            <text:p>2014-07-25 13:03:13</text:p>
          </table:table-cell>
          <table:table-cell table:number-columns-repeated="2" office:value-type="string">
            <text:p>34.218 °C</text:p>
          </table:table-cell>
          <table:table-cell office:value-type="string">
            <text:p>34.161 °C</text:p>
          </table:table-cell>
          <table:table-cell table:number-columns-repeated="2" office:value-type="string">
            <text:p>50.4 %RH</text:p>
          </table:table-cell>
          <table:table-cell office:value-type="string">
            <text:p>47.8 %RH</text:p>
          </table:table-cell>
          <table:table-cell/>
          <table:table-cell office:value-type="float" office:value="442">
            <text:p>442</text:p>
          </table:table-cell>
          <table:table-cell table:style-name="ce3" office:value-type="string">
            <text:p>2014-07-25 13:03:05</text:p>
          </table:table-cell>
          <table:table-cell table:number-columns-repeated="2" office:value-type="string">
            <text:p>34.399 °C</text:p>
          </table:table-cell>
          <table:table-cell office:value-type="string">
            <text:p>34.347 °C</text:p>
          </table:table-cell>
          <table:table-cell office:value-type="string">
            <text:p>49.8 %RH</text:p>
          </table:table-cell>
          <table:table-cell office:value-type="string">
            <text:p>48.7 %RH</text:p>
          </table:table-cell>
          <table:table-cell office:value-type="string">
            <text:p>47.5 %RH</text:p>
          </table:table-cell>
        </table:table-row>
        <table:table-row table:style-name="ro2">
          <table:table-cell/>
          <table:table-cell office:value-type="float" office:value="453">
            <text:p>453</text:p>
          </table:table-cell>
          <table:table-cell table:style-name="ce3" office:value-type="string">
            <text:p>2014-07-25 13:03:43</text:p>
          </table:table-cell>
          <table:table-cell table:number-columns-repeated="2" office:value-type="string">
            <text:p>34.304 °C</text:p>
          </table:table-cell>
          <table:table-cell office:value-type="string">
            <text:p>34.220 °C</text:p>
          </table:table-cell>
          <table:table-cell office:value-type="string">
            <text:p>50.6 %RH</text:p>
          </table:table-cell>
          <table:table-cell office:value-type="string">
            <text:p>47.3 %RH</text:p>
          </table:table-cell>
          <table:table-cell office:value-type="string">
            <text:p>47.1 %RH</text:p>
          </table:table-cell>
          <table:table-cell/>
          <table:table-cell office:value-type="float" office:value="443">
            <text:p>443</text:p>
          </table:table-cell>
          <table:table-cell table:style-name="ce3" office:value-type="string">
            <text:p>2014-07-25 13:03:35</text:p>
          </table:table-cell>
          <table:table-cell table:number-columns-repeated="2" office:value-type="string">
            <text:p>34.466 °C</text:p>
          </table:table-cell>
          <table:table-cell office:value-type="string">
            <text:p>34.402 °C</text:p>
          </table:table-cell>
          <table:table-cell office:value-type="string">
            <text:p>50.0 %RH</text:p>
          </table:table-cell>
          <table:table-cell office:value-type="string">
            <text:p>49.0 %RH</text:p>
          </table:table-cell>
          <table:table-cell office:value-type="string">
            <text:p>48.7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">
            <text:p>454</text:p>
          </table:table-cell>
          <table:table-cell table:style-name="ce3" office:value-type="string">
            <text:p>2014-07-25 13:04:13</text:p>
          </table:table-cell>
          <table:table-cell table:number-columns-repeated="2" office:value-type="string">
            <text:p>34.353 °C</text:p>
          </table:table-cell>
          <table:table-cell office:value-type="string">
            <text:p>34.305 °C</text:p>
          </table:table-cell>
          <table:table-cell office:value-type="string">
            <text:p>50.1 %RH</text:p>
          </table:table-cell>
          <table:table-cell office:value-type="string">
            <text:p>47.8 %RH</text:p>
          </table:table-cell>
          <table:table-cell office:value-type="string">
            <text:p>47.6 %RH</text:p>
          </table:table-cell>
          <table:table-cell/>
          <table:table-cell office:value-type="float" office:value="444">
            <text:p>444</text:p>
          </table:table-cell>
          <table:table-cell table:style-name="ce3" office:value-type="string">
            <text:p>2014-07-25 13:04:05</text:p>
          </table:table-cell>
          <table:table-cell table:number-columns-repeated="2" office:value-type="string">
            <text:p>34.527 °C</text:p>
          </table:table-cell>
          <table:table-cell office:value-type="string">
            <text:p>34.466 °C</text:p>
          </table:table-cell>
          <table:table-cell office:value-type="string">
            <text:p>49.5 %RH</text:p>
          </table:table-cell>
          <table:table-cell office:value-type="string">
            <text:p>49.0 %RH</text:p>
          </table:table-cell>
          <table:table-cell office:value-type="string">
            <text:p>48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61">
            <text:p>461</text:p>
          </table:table-cell>
          <table:table-cell table:style-name="ce3" office:value-type="string">
            <text:p>2014-07-25 13:07:43</text:p>
          </table:table-cell>
          <table:table-cell table:number-columns-repeated="2" office:value-type="string">
            <text:p>34.267 °C</text:p>
          </table:table-cell>
          <table:table-cell office:value-type="string">
            <text:p>34.236 °C</text:p>
          </table:table-cell>
          <table:table-cell office:value-type="string">
            <text:p>50.1 %RH</text:p>
          </table:table-cell>
          <table:table-cell office:value-type="string">
            <text:p>49.9 %RH</text:p>
          </table:table-cell>
          <table:table-cell office:value-type="string">
            <text:p>48.1 %RH</text:p>
          </table:table-cell>
          <table:table-cell/>
          <table:table-cell office:value-type="float" office:value="451">
            <text:p>451</text:p>
          </table:table-cell>
          <table:table-cell table:style-name="ce3" office:value-type="string">
            <text:p>2014-07-25 13:07:35</text:p>
          </table:table-cell>
          <table:table-cell office:value-type="string">
            <text:p>34.593 °C</text:p>
          </table:table-cell>
          <table:table-cell office:value-type="string">
            <text:p>34.585 °C</text:p>
          </table:table-cell>
          <table:table-cell office:value-type="string">
            <text:p>34.576 °C</text:p>
          </table:table-cell>
          <table:table-cell office:value-type="string">
            <text:p>48.7 %RH</text:p>
          </table:table-cell>
          <table:table-cell table:number-columns-repeated="2" office:value-type="string">
            <text:p>48.0 %RH</text:p>
          </table:table-cell>
        </table:table-row>
        <table:table-row table:style-name="ro2">
          <table:table-cell/>
          <table:table-cell office:value-type="float" office:value="462">
            <text:p>462</text:p>
          </table:table-cell>
          <table:table-cell table:style-name="ce3" office:value-type="string">
            <text:p>2014-07-25 13:08:13</text:p>
          </table:table-cell>
          <table:table-cell table:number-columns-repeated="2" office:value-type="string">
            <text:p>34.359 °C</text:p>
          </table:table-cell>
          <table:table-cell office:value-type="string">
            <text:p>34.267 °C</text:p>
          </table:table-cell>
          <table:table-cell office:value-type="string">
            <text:p>49.6 %RH</text:p>
          </table:table-cell>
          <table:table-cell office:value-type="string">
            <text:p>47.8 %RH</text:p>
          </table:table-cell>
          <table:table-cell office:value-type="string">
            <text:p>47.1 %RH</text:p>
          </table:table-cell>
          <table:table-cell/>
          <table:table-cell office:value-type="float" office:value="452">
            <text:p>452</text:p>
          </table:table-cell>
          <table:table-cell table:style-name="ce3" office:value-type="string">
            <text:p>2014-07-25 13:08:05</text:p>
          </table:table-cell>
          <table:table-cell table:number-columns-repeated="2" office:value-type="string">
            <text:p>34.640 °C</text:p>
          </table:table-cell>
          <table:table-cell office:value-type="string">
            <text:p>34.585 °C</text:p>
          </table:table-cell>
          <table:table-cell office:value-type="string">
            <text:p>48.2 %RH</text:p>
          </table:table-cell>
          <table:table-cell office:value-type="string">
            <text:p>47.5 %RH</text:p>
          </table:table-cell>
          <table:table-cell office:value-type="string">
            <text:p>46.7 %RH</text:p>
          </table:table-cell>
        </table:table-row>
        <table:table-row table:style-name="ro2">
          <table:table-cell/>
          <table:table-cell office:value-type="float" office:value="463">
            <text:p>463</text:p>
          </table:table-cell>
          <table:table-cell table:style-name="ce3" office:value-type="string">
            <text:p>2014-07-25 13:08:43</text:p>
          </table:table-cell>
          <table:table-cell table:number-columns-repeated="2" office:value-type="string">
            <text:p>34.455 °C</text:p>
          </table:table-cell>
          <table:table-cell office:value-type="string">
            <text:p>34.363 °C</text:p>
          </table:table-cell>
          <table:table-cell office:value-type="string">
            <text:p>48.1 %RH</text:p>
          </table:table-cell>
          <table:table-cell office:value-type="string">
            <text:p>46.8 %RH</text:p>
          </table:table-cell>
          <table:table-cell office:value-type="string">
            <text:p>46.3 %RH</text:p>
          </table:table-cell>
          <table:table-cell/>
          <table:table-cell office:value-type="float" office:value="453">
            <text:p>453</text:p>
          </table:table-cell>
          <table:table-cell table:style-name="ce3" office:value-type="string">
            <text:p>2014-07-25 13:08:35</text:p>
          </table:table-cell>
          <table:table-cell table:number-columns-repeated="2" office:value-type="string">
            <text:p>34.694 °C</text:p>
          </table:table-cell>
          <table:table-cell office:value-type="string">
            <text:p>34.644 °C</text:p>
          </table:table-cell>
          <table:table-cell office:value-type="string">
            <text:p>47.7 %RH</text:p>
          </table:table-cell>
          <table:table-cell office:value-type="string">
            <text:p>46.0 %RH</text:p>
          </table:table-cell>
          <table:table-cell office:value-type="string">
            <text:p>45.2 %RH</text:p>
          </table:table-cell>
        </table:table-row>
        <table:table-row table:style-name="ro2">
          <table:table-cell/>
          <table:table-cell office:value-type="float" office:value="464">
            <text:p>464</text:p>
          </table:table-cell>
          <table:table-cell table:style-name="ce3" office:value-type="string">
            <text:p>2014-07-25 13:09:13</text:p>
          </table:table-cell>
          <table:table-cell table:number-columns-repeated="2" office:value-type="string">
            <text:p>34.552 °C</text:p>
          </table:table-cell>
          <table:table-cell office:value-type="string">
            <text:p>34.456 °C</text:p>
          </table:table-cell>
          <table:table-cell office:value-type="string">
            <text:p>46.8 %RH</text:p>
          </table:table-cell>
          <table:table-cell office:value-type="string">
            <text:p>46.6 %RH</text:p>
          </table:table-cell>
          <table:table-cell office:value-type="string">
            <text:p>45.3 %RH</text:p>
          </table:table-cell>
          <table:table-cell/>
          <table:table-cell office:value-type="float" office:value="454">
            <text:p>454</text:p>
          </table:table-cell>
          <table:table-cell table:style-name="ce3" office:value-type="string">
            <text:p>2014-07-25 13:09:05</text:p>
          </table:table-cell>
          <table:table-cell table:number-columns-repeated="2" office:value-type="string">
            <text:p>34.795 °C</text:p>
          </table:table-cell>
          <table:table-cell office:value-type="string">
            <text:p>34.688 °C</text:p>
          </table:table-cell>
          <table:table-cell office:value-type="string">
            <text:p>48.5 %RH</text:p>
          </table:table-cell>
          <table:table-cell office:value-type="string">
            <text:p>47.5 %RH</text:p>
          </table:table-cell>
          <table:table-cell office:value-type="string">
            <text:p>46.0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table:style-name="ce3" office:value-type="string">
            <text:p>2014-07-25 13:09:43</text:p>
          </table:table-cell>
          <table:table-cell table:number-columns-repeated="2" office:value-type="string">
            <text:p>34.660 °C</text:p>
          </table:table-cell>
          <table:table-cell office:value-type="string">
            <text:p>34.555 °C</text:p>
          </table:table-cell>
          <table:table-cell table:number-columns-repeated="2" office:value-type="string">
            <text:p>48.3 %RH</text:p>
          </table:table-cell>
          <table:table-cell office:value-type="string">
            <text:p>45.5 %RH</text:p>
          </table:table-cell>
          <table:table-cell/>
          <table:table-cell office:value-type="float" office:value="455">
            <text:p>455</text:p>
          </table:table-cell>
          <table:table-cell table:style-name="ce3" office:value-type="string">
            <text:p>2014-07-25 13:09:35</text:p>
          </table:table-cell>
          <table:table-cell table:number-columns-repeated="2" office:value-type="string">
            <text:p>34.929 °C</text:p>
          </table:table-cell>
          <table:table-cell office:value-type="string">
            <text:p>34.795 °C</text:p>
          </table:table-cell>
          <table:table-cell office:value-type="string">
            <text:p>47.2 %RH</text:p>
          </table:table-cell>
          <table:table-cell office:value-type="string">
            <text:p>45.2 %RH</text:p>
          </table:table-cell>
          <table:table-cell office:value-type="string">
            <text:p>44.3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69">
            <text:p>469</text:p>
          </table:table-cell>
          <table:table-cell table:style-name="ce3" office:value-type="string">
            <text:p>2014-07-25 13:11:43</text:p>
          </table:table-cell>
          <table:table-cell table:number-columns-repeated="2" office:value-type="string">
            <text:p>34.927 °C</text:p>
          </table:table-cell>
          <table:table-cell office:value-type="string">
            <text:p>34.836 °C</text:p>
          </table:table-cell>
          <table:table-cell office:value-type="string">
            <text:p>48.3 %RH</text:p>
          </table:table-cell>
          <table:table-cell office:value-type="string">
            <text:p>47.3 %RH</text:p>
          </table:table-cell>
          <table:table-cell office:value-type="string">
            <text:p>46.1 %RH</text:p>
          </table:table-cell>
          <table:table-cell/>
          <table:table-cell office:value-type="float" office:value="459">
            <text:p>459</text:p>
          </table:table-cell>
          <table:table-cell table:style-name="ce3" office:value-type="string">
            <text:p>2014-07-25 13:11:35</text:p>
          </table:table-cell>
          <table:table-cell table:number-columns-repeated="2" office:value-type="string">
            <text:p>35.112 °C</text:p>
          </table:table-cell>
          <table:table-cell office:value-type="string">
            <text:p>35.007 °C</text:p>
          </table:table-cell>
          <table:table-cell table:number-columns-repeated="2" office:value-type="string">
            <text:p>48.0 %RH</text:p>
          </table:table-cell>
          <table:table-cell office:value-type="string">
            <text:p>46.7 %RH</text:p>
          </table:table-cell>
        </table:table-row>
        <table:table-row table:style-name="ro2">
          <table:table-cell/>
          <table:table-cell office:value-type="float" office:value="470">
            <text:p>470</text:p>
          </table:table-cell>
          <table:table-cell table:style-name="ce3" office:value-type="string">
            <text:p>2014-07-25 13:12:13</text:p>
          </table:table-cell>
          <table:table-cell office:value-type="string">
            <text:p>34.987 °C</text:p>
          </table:table-cell>
          <table:table-cell office:value-type="string">
            <text:p>34.983 °C</text:p>
          </table:table-cell>
          <table:table-cell office:value-type="string">
            <text:p>34.929 °C</text:p>
          </table:table-cell>
          <table:table-cell office:value-type="string">
            <text:p>50.9 %RH</text:p>
          </table:table-cell>
          <table:table-cell office:value-type="string">
            <text:p>50.4 %RH</text:p>
          </table:table-cell>
          <table:table-cell office:value-type="string">
            <text:p>47.3 %RH</text:p>
          </table:table-cell>
          <table:table-cell/>
          <table:table-cell office:value-type="float" office:value="460">
            <text:p>460</text:p>
          </table:table-cell>
          <table:table-cell table:style-name="ce3" office:value-type="string">
            <text:p>2014-07-25 13:12:05</text:p>
          </table:table-cell>
          <table:table-cell table:number-columns-repeated="2" office:value-type="string">
            <text:p>35.230 °C</text:p>
          </table:table-cell>
          <table:table-cell office:value-type="string">
            <text:p>35.105 °C</text:p>
          </table:table-cell>
          <table:table-cell office:value-type="string">
            <text:p>49.0 %RH</text:p>
          </table:table-cell>
          <table:table-cell office:value-type="string">
            <text:p>48.2 %RH</text:p>
          </table:table-cell>
          <table:table-cell office:value-type="string">
            <text:p>46.5 %RH</text:p>
          </table:table-cell>
        </table:table-row>
        <table:table-row table:style-name="ro2">
          <table:table-cell/>
          <table:table-cell office:value-type="float" office:value="471">
            <text:p>471</text:p>
          </table:table-cell>
          <table:table-cell table:style-name="ce3" office:value-type="string">
            <text:p>2014-07-25 13:12:43</text:p>
          </table:table-cell>
          <table:table-cell table:number-columns-repeated="2" office:value-type="string">
            <text:p>35.073 °C</text:p>
          </table:table-cell>
          <table:table-cell office:value-type="string">
            <text:p>34.987 °C</text:p>
          </table:table-cell>
          <table:table-cell office:value-type="string">
            <text:p>50.1 %RH</text:p>
          </table:table-cell>
          <table:table-cell table:number-columns-repeated="2" office:value-type="string">
            <text:p>44.6 %RH</text:p>
          </table:table-cell>
          <table:table-cell/>
          <table:table-cell office:value-type="float" office:value="461">
            <text:p>461</text:p>
          </table:table-cell>
          <table:table-cell table:style-name="ce3" office:value-type="string">
            <text:p>2014-07-25 13:12:35</text:p>
          </table:table-cell>
          <table:table-cell table:number-columns-repeated="2" office:value-type="string">
            <text:p>35.322 °C</text:p>
          </table:table-cell>
          <table:table-cell office:value-type="string">
            <text:p>35.232 °C</text:p>
          </table:table-cell>
          <table:table-cell office:value-type="string">
            <text:p>49.0 %RH</text:p>
          </table:table-cell>
          <table:table-cell office:value-type="string">
            <text:p>47.5 %RH</text:p>
          </table:table-cell>
          <table:table-cell office:value-type="string">
            <text:p>47.2 %RH</text:p>
          </table:table-cell>
        </table:table-row>
        <table:table-row table:style-name="ro2">
          <table:table-cell/>
          <table:table-cell office:value-type="float" office:value="472">
            <text:p>472</text:p>
          </table:table-cell>
          <table:table-cell table:style-name="ce3" office:value-type="string">
            <text:p>2014-07-25 13:13:13</text:p>
          </table:table-cell>
          <table:table-cell table:number-columns-repeated="2" office:value-type="string">
            <text:p>35.221 °C</text:p>
          </table:table-cell>
          <table:table-cell office:value-type="string">
            <text:p>35.076 °C</text:p>
          </table:table-cell>
          <table:table-cell office:value-type="string">
            <text:p>46.6 %RH</text:p>
          </table:table-cell>
          <table:table-cell office:value-type="string">
            <text:p>45.8 %RH</text:p>
          </table:table-cell>
          <table:table-cell office:value-type="string">
            <text:p>44.3 %RH</text:p>
          </table:table-cell>
          <table:table-cell/>
          <table:table-cell office:value-type="float" office:value="462">
            <text:p>462</text:p>
          </table:table-cell>
          <table:table-cell table:style-name="ce3" office:value-type="string">
            <text:p>2014-07-25 13:13:05</text:p>
          </table:table-cell>
          <table:table-cell table:number-columns-repeated="2" office:value-type="string">
            <text:p>35.411 °C</text:p>
          </table:table-cell>
          <table:table-cell office:value-type="string">
            <text:p>35.313 °C</text:p>
          </table:table-cell>
          <table:table-cell office:value-type="string">
            <text:p>47.2 %RH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</table:table-row>
        <table:table-row table:style-name="ro2">
          <table:table-cell/>
          <table:table-cell office:value-type="float" office:value="473">
            <text:p>473</text:p>
          </table:table-cell>
          <table:table-cell table:style-name="ce3" office:value-type="string">
            <text:p>2014-07-25 13:13:43</text:p>
          </table:table-cell>
          <table:table-cell table:number-columns-repeated="2" office:value-type="string">
            <text:p>35.353 °C</text:p>
          </table:table-cell>
          <table:table-cell office:value-type="string">
            <text:p>35.226 °C</text:p>
          </table:table-cell>
          <table:table-cell office:value-type="string">
            <text:p>45.8 %RH</text:p>
          </table:table-cell>
          <table:table-cell office:value-type="string">
            <text:p>44.1 %RH</text:p>
          </table:table-cell>
          <table:table-cell office:value-type="string">
            <text:p>43.3 %RH</text:p>
          </table:table-cell>
          <table:table-cell/>
          <table:table-cell office:value-type="float" office:value="463">
            <text:p>463</text:p>
          </table:table-cell>
          <table:table-cell table:style-name="ce3" office:value-type="string">
            <text:p>2014-07-25 13:13:35</text:p>
          </table:table-cell>
          <table:table-cell table:number-columns-repeated="2" office:value-type="string">
            <text:p>35.536 °C</text:p>
          </table:table-cell>
          <table:table-cell office:value-type="string">
            <text:p>35.412 °C</text:p>
          </table:table-cell>
          <table:table-cell office:value-type="string">
            <text:p>45.2 %RH</text:p>
          </table:table-cell>
          <table:table-cell table:number-columns-repeated="2" office:value-type="string">
            <text:p>43.8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4">
            <text:p>474</text:p>
          </table:table-cell>
          <table:table-cell table:style-name="ce3" office:value-type="string">
            <text:p>2014-07-25 13:14:13</text:p>
          </table:table-cell>
          <table:table-cell table:number-columns-repeated="2" office:value-type="string">
            <text:p>35.461 °C</text:p>
          </table:table-cell>
          <table:table-cell office:value-type="string">
            <text:p>35.351 °C</text:p>
          </table:table-cell>
          <table:table-cell office:value-type="string">
            <text:p>44.8 %RH</text:p>
          </table:table-cell>
          <table:table-cell office:value-type="string">
            <text:p>44.1 %RH</text:p>
          </table:table-cell>
          <table:table-cell office:value-type="string">
            <text:p>42.6 %RH</text:p>
          </table:table-cell>
          <table:table-cell/>
          <table:table-cell office:value-type="float" office:value="464">
            <text:p>464</text:p>
          </table:table-cell>
          <table:table-cell table:style-name="ce3" office:value-type="string">
            <text:p>2014-07-25 13:14:05</text:p>
          </table:table-cell>
          <table:table-cell table:number-columns-repeated="2" office:value-type="string">
            <text:p>35.617 °C</text:p>
          </table:table-cell>
          <table:table-cell office:value-type="string">
            <text:p>35.538 °C</text:p>
          </table:table-cell>
          <table:table-cell office:value-type="string">
            <text:p>45.0 %RH</text:p>
          </table:table-cell>
          <table:table-cell office:value-type="string">
            <text:p>44.7 %RH</text:p>
          </table:table-cell>
          <table:table-cell office:value-type="string">
            <text:p>42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494">
            <text:p>494</text:p>
          </table:table-cell>
          <table:table-cell table:style-name="ce3" office:value-type="string">
            <text:p>2014-07-25 13:24:13</text:p>
          </table:table-cell>
          <table:table-cell table:number-columns-repeated="2" office:value-type="string">
            <text:p>34.202 °C</text:p>
          </table:table-cell>
          <table:table-cell office:value-type="string">
            <text:p>34.136 °C</text:p>
          </table:table-cell>
          <table:table-cell office:value-type="string">
            <text:p>46.6 %RH</text:p>
          </table:table-cell>
          <table:table-cell table:number-columns-repeated="2" office:value-type="string">
            <text:p>44.8 %RH</text:p>
          </table:table-cell>
          <table:table-cell/>
          <table:table-cell office:value-type="float" office:value="484">
            <text:p>484</text:p>
          </table:table-cell>
          <table:table-cell table:style-name="ce3" office:value-type="string">
            <text:p>2014-07-25 13:24:05</text:p>
          </table:table-cell>
          <table:table-cell table:number-columns-repeated="2" office:value-type="string">
            <text:p>34.562 °C</text:p>
          </table:table-cell>
          <table:table-cell office:value-type="string">
            <text:p>34.482 °C</text:p>
          </table:table-cell>
          <table:table-cell office:value-type="string">
            <text:p>45.7 %RH</text:p>
          </table:table-cell>
          <table:table-cell table:number-columns-repeated="2" office:value-type="string">
            <text:p>43.3 %RH</text:p>
          </table:table-cell>
        </table:table-row>
        <table:table-row table:style-name="ro2">
          <table:table-cell/>
          <table:table-cell office:value-type="float" office:value="495">
            <text:p>495</text:p>
          </table:table-cell>
          <table:table-cell table:style-name="ce3" office:value-type="string">
            <text:p>2014-07-25 13:24:43</text:p>
          </table:table-cell>
          <table:table-cell table:number-columns-repeated="2" office:value-type="string">
            <text:p>34.329 °C</text:p>
          </table:table-cell>
          <table:table-cell office:value-type="string">
            <text:p>34.196 °C</text:p>
          </table:table-cell>
          <table:table-cell office:value-type="string">
            <text:p>46.6 %RH</text:p>
          </table:table-cell>
          <table:table-cell office:value-type="string">
            <text:p>46.1 %RH</text:p>
          </table:table-cell>
          <table:table-cell office:value-type="string">
            <text:p>44.3 %RH</text:p>
          </table:table-cell>
          <table:table-cell/>
          <table:table-cell office:value-type="float" office:value="485">
            <text:p>485</text:p>
          </table:table-cell>
          <table:table-cell table:style-name="ce3" office:value-type="string">
            <text:p>2014-07-25 13:24:35</text:p>
          </table:table-cell>
          <table:table-cell table:number-columns-repeated="2" office:value-type="string">
            <text:p>34.684 °C</text:p>
          </table:table-cell>
          <table:table-cell office:value-type="string">
            <text:p>34.566 °C</text:p>
          </table:table-cell>
          <table:table-cell table:number-columns-repeated="2" office:value-type="string">
            <text:p>45.0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496">
            <text:p>496</text:p>
          </table:table-cell>
          <table:table-cell table:style-name="ce3" office:value-type="string">
            <text:p>2014-07-25 13:25:13</text:p>
          </table:table-cell>
          <table:table-cell table:number-columns-repeated="2" office:value-type="string">
            <text:p>34.453 °C</text:p>
          </table:table-cell>
          <table:table-cell office:value-type="string">
            <text:p>34.332 °C</text:p>
          </table:table-cell>
          <table:table-cell office:value-type="string">
            <text:p>47.8 %RH</text:p>
          </table:table-cell>
          <table:table-cell office:value-type="string">
            <text:p>47.6 %RH</text:p>
          </table:table-cell>
          <table:table-cell office:value-type="string">
            <text:p>45.8 %RH</text:p>
          </table:table-cell>
          <table:table-cell/>
          <table:table-cell office:value-type="float" office:value="486">
            <text:p>486</text:p>
          </table:table-cell>
          <table:table-cell table:style-name="ce3" office:value-type="string">
            <text:p>2014-07-25 13:25:05</text:p>
          </table:table-cell>
          <table:table-cell table:number-columns-repeated="2" office:value-type="string">
            <text:p>34.831 °C</text:p>
          </table:table-cell>
          <table:table-cell office:value-type="string">
            <text:p>34.691 °C</text:p>
          </table:table-cell>
          <table:table-cell table:number-columns-repeated="2" office:value-type="string">
            <text:p>46.7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497">
            <text:p>497</text:p>
          </table:table-cell>
          <table:table-cell table:style-name="ce3" office:value-type="string">
            <text:p>2014-07-25 13:25:43</text:p>
          </table:table-cell>
          <table:table-cell table:number-columns-repeated="2" office:value-type="string">
            <text:p>34.544 °C</text:p>
          </table:table-cell>
          <table:table-cell office:value-type="string">
            <text:p>34.458 °C</text:p>
          </table:table-cell>
          <table:table-cell office:value-type="string">
            <text:p>49.1 %RH</text:p>
          </table:table-cell>
          <table:table-cell office:value-type="string">
            <text:p>48.9 %RH</text:p>
          </table:table-cell>
          <table:table-cell office:value-type="string">
            <text:p>47.3 %RH</text:p>
          </table:table-cell>
          <table:table-cell/>
          <table:table-cell office:value-type="float" office:value="487">
            <text:p>487</text:p>
          </table:table-cell>
          <table:table-cell table:style-name="ce3" office:value-type="string">
            <text:p>2014-07-25 13:25:35</text:p>
          </table:table-cell>
          <table:table-cell table:number-columns-repeated="2" office:value-type="string">
            <text:p>34.953 °C</text:p>
          </table:table-cell>
          <table:table-cell office:value-type="string">
            <text:p>34.844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5.5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8">
            <text:p>498</text:p>
          </table:table-cell>
          <table:table-cell table:style-name="ce3" office:value-type="string">
            <text:p>2014-07-25 13:26:13</text:p>
          </table:table-cell>
          <table:table-cell table:number-columns-repeated="2" office:value-type="string">
            <text:p>34.648 °C</text:p>
          </table:table-cell>
          <table:table-cell office:value-type="string">
            <text:p>34.549 °C</text:p>
          </table:table-cell>
          <table:table-cell office:value-type="string">
            <text:p>49.6 %RH</text:p>
          </table:table-cell>
          <table:table-cell office:value-type="string">
            <text:p>48.6 %RH</text:p>
          </table:table-cell>
          <table:table-cell office:value-type="string">
            <text:p>46.3 %RH</text:p>
          </table:table-cell>
          <table:table-cell/>
          <table:table-cell office:value-type="float" office:value="488">
            <text:p>488</text:p>
          </table:table-cell>
          <table:table-cell table:style-name="ce3" office:value-type="string">
            <text:p>2014-07-25 13:26:05</text:p>
          </table:table-cell>
          <table:table-cell office:value-type="string">
            <text:p>35.036 °C</text:p>
          </table:table-cell>
          <table:table-cell office:value-type="string">
            <text:p>35.035 °C</text:p>
          </table:table-cell>
          <table:table-cell office:value-type="string">
            <text:p>34.956 °C</text:p>
          </table:table-cell>
          <table:table-cell office:value-type="string">
            <text:p>48.5 %RH</text:p>
          </table:table-cell>
          <table:table-cell table:number-columns-repeated="2" office:value-type="string">
            <text:p>46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04">
            <text:p>504</text:p>
          </table:table-cell>
          <table:table-cell table:style-name="ce3" office:value-type="string">
            <text:p>2014-07-25 13:29:13</text:p>
          </table:table-cell>
          <table:table-cell table:number-columns-repeated="2" office:value-type="string">
            <text:p>35.440 °C</text:p>
          </table:table-cell>
          <table:table-cell office:value-type="string">
            <text:p>35.287 °C</text:p>
          </table:table-cell>
          <table:table-cell office:value-type="string">
            <text:p>44.8 %RH</text:p>
          </table:table-cell>
          <table:table-cell table:number-columns-repeated="2" office:value-type="string">
            <text:p>40.9 %RH</text:p>
          </table:table-cell>
          <table:table-cell/>
          <table:table-cell office:value-type="float" office:value="494">
            <text:p>494</text:p>
          </table:table-cell>
          <table:table-cell table:style-name="ce3" office:value-type="string">
            <text:p>2014-07-25 13:29:05</text:p>
          </table:table-cell>
          <table:table-cell table:number-columns-repeated="2" office:value-type="string">
            <text:p>35.622 °C</text:p>
          </table:table-cell>
          <table:table-cell office:value-type="string">
            <text:p>35.535 °C</text:p>
          </table:table-cell>
          <table:table-cell table:number-columns-repeated="2" office:value-type="string">
            <text:p>44.7 %RH</text:p>
          </table:table-cell>
          <table:table-cell office:value-type="string">
            <text:p>42.3 %RH</text:p>
          </table:table-cell>
        </table:table-row>
        <table:table-row table:style-name="ro2">
          <table:table-cell/>
          <table:table-cell office:value-type="float" office:value="505">
            <text:p>505</text:p>
          </table:table-cell>
          <table:table-cell table:style-name="ce3" office:value-type="string">
            <text:p>2014-07-25 13:29:43</text:p>
          </table:table-cell>
          <table:table-cell table:number-columns-repeated="2" office:value-type="string">
            <text:p>35.556 °C</text:p>
          </table:table-cell>
          <table:table-cell office:value-type="string">
            <text:p>35.445 °C</text:p>
          </table:table-cell>
          <table:table-cell office:value-type="string">
            <text:p>45.0 %RH</text:p>
          </table:table-cell>
          <table:table-cell office:value-type="string">
            <text:p>44.8 %RH</text:p>
          </table:table-cell>
          <table:table-cell office:value-type="string">
            <text:p>40.9 %RH</text:p>
          </table:table-cell>
          <table:table-cell/>
          <table:table-cell office:value-type="float" office:value="495">
            <text:p>495</text:p>
          </table:table-cell>
          <table:table-cell table:style-name="ce3" office:value-type="string">
            <text:p>2014-07-25 13:29:35</text:p>
          </table:table-cell>
          <table:table-cell office:value-type="string">
            <text:p>35.747 °C</text:p>
          </table:table-cell>
          <table:table-cell office:value-type="string">
            <text:p>35.743 °C</text:p>
          </table:table-cell>
          <table:table-cell office:value-type="string">
            <text:p>35.625 °C</text:p>
          </table:table-cell>
          <table:table-cell office:value-type="string">
            <text:p>44.3 %RH</text:p>
          </table:table-cell>
          <table:table-cell office:value-type="string">
            <text:p>42.8 %RH</text:p>
          </table:table-cell>
          <table:table-cell office:value-type="string">
            <text:p>41.1 %RH</text:p>
          </table:table-cell>
        </table:table-row>
        <table:table-row table:style-name="ro2">
          <table:table-cell/>
          <table:table-cell office:value-type="float" office:value="506">
            <text:p>506</text:p>
          </table:table-cell>
          <table:table-cell table:style-name="ce3" office:value-type="string">
            <text:p>2014-07-25 13:30:13</text:p>
          </table:table-cell>
          <table:table-cell table:number-columns-repeated="2" office:value-type="string">
            <text:p>35.609 °C</text:p>
          </table:table-cell>
          <table:table-cell office:value-type="string">
            <text:p>35.556 °C</text:p>
          </table:table-cell>
          <table:table-cell office:value-type="string">
            <text:p>46.1 %RH</text:p>
          </table:table-cell>
          <table:table-cell table:number-columns-repeated="2" office:value-type="string">
            <text:p>44.1 %RH</text:p>
          </table:table-cell>
          <table:table-cell/>
          <table:table-cell office:value-type="float" office:value="496">
            <text:p>496</text:p>
          </table:table-cell>
          <table:table-cell table:style-name="ce3" office:value-type="string">
            <text:p>2014-07-25 13:30:05</text:p>
          </table:table-cell>
          <table:table-cell office:value-type="string">
            <text:p>35.816 °C</text:p>
          </table:table-cell>
          <table:table-cell office:value-type="string">
            <text:p>35.810 °C</text:p>
          </table:table-cell>
          <table:table-cell office:value-type="string">
            <text:p>35.743 °C</text:p>
          </table:table-cell>
          <table:table-cell table:number-columns-repeated="2" office:value-type="string">
            <text:p>45.0 %RH</text:p>
          </table:table-cell>
          <table:table-cell office:value-type="string">
            <text:p>42.8 %RH</text:p>
          </table:table-cell>
        </table:table-row>
        <table:table-row table:style-name="ro2">
          <table:table-cell/>
          <table:table-cell office:value-type="float" office:value="507">
            <text:p>507</text:p>
          </table:table-cell>
          <table:table-cell table:style-name="ce3" office:value-type="string">
            <text:p>2014-07-25 13:30:43</text:p>
          </table:table-cell>
          <table:table-cell office:value-type="string">
            <text:p>35.638 °C</text:p>
          </table:table-cell>
          <table:table-cell office:value-type="string">
            <text:p>35.628 °C</text:p>
          </table:table-cell>
          <table:table-cell office:value-type="string">
            <text:p>35.614 °C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  <table:table-cell office:value-type="string">
            <text:p>43.1 %RH</text:p>
          </table:table-cell>
          <table:table-cell/>
          <table:table-cell office:value-type="float" office:value="497">
            <text:p>497</text:p>
          </table:table-cell>
          <table:table-cell table:style-name="ce3" office:value-type="string">
            <text:p>2014-07-25 13:30:35</text:p>
          </table:table-cell>
          <table:table-cell office:value-type="string">
            <text:p>35.837 °C</text:p>
          </table:table-cell>
          <table:table-cell office:value-type="string">
            <text:p>35.836 °C</text:p>
          </table:table-cell>
          <table:table-cell office:value-type="string">
            <text:p>35.815 °C</text:p>
          </table:table-cell>
          <table:table-cell office:value-type="string">
            <text:p>45.5 %RH</text:p>
          </table:table-cell>
          <table:table-cell table:number-columns-repeated="2" office:value-type="string">
            <text:p>42.6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8">
            <text:p>508</text:p>
          </table:table-cell>
          <table:table-cell table:style-name="ce3" office:value-type="string">
            <text:p>2014-07-25 13:31:13</text:p>
          </table:table-cell>
          <table:table-cell table:number-columns-repeated="2" office:value-type="string">
            <text:p>35.651 °C</text:p>
          </table:table-cell>
          <table:table-cell office:value-type="string">
            <text:p>35.625 °C</text:p>
          </table:table-cell>
          <table:table-cell table:number-columns-repeated="2" office:value-type="string">
            <text:p>45.8 %RH</text:p>
          </table:table-cell>
          <table:table-cell office:value-type="string">
            <text:p>42.4 %RH</text:p>
          </table:table-cell>
          <table:table-cell/>
          <table:table-cell office:value-type="float" office:value="498">
            <text:p>498</text:p>
          </table:table-cell>
          <table:table-cell table:style-name="ce3" office:value-type="string">
            <text:p>2014-07-25 13:31:05</text:p>
          </table:table-cell>
          <table:table-cell office:value-type="string">
            <text:p>35.839 °C</text:p>
          </table:table-cell>
          <table:table-cell office:value-type="string">
            <text:p>35.837 °C</text:p>
          </table:table-cell>
          <table:table-cell office:value-type="string">
            <text:p>35.818 °C</text:p>
          </table:table-cell>
          <table:table-cell office:value-type="string">
            <text:p>44.3 %RH</text:p>
          </table:table-cell>
          <table:table-cell office:value-type="string">
            <text:p>43.5 %RH</text:p>
          </table:table-cell>
          <table:table-cell office:value-type="string">
            <text:p>42.6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15">
            <text:p>515</text:p>
          </table:table-cell>
          <table:table-cell table:style-name="ce3" office:value-type="string">
            <text:p>2014-07-25 13:34:43</text:p>
          </table:table-cell>
          <table:table-cell office:value-type="string">
            <text:p>35.086 °C</text:p>
          </table:table-cell>
          <table:table-cell office:value-type="string">
            <text:p>35.060 °C</text:p>
          </table:table-cell>
          <table:table-cell office:value-type="string">
            <text:p>35.054 °C</text:p>
          </table:table-cell>
          <table:table-cell office:value-type="string">
            <text:p>48.9 %RH</text:p>
          </table:table-cell>
          <table:table-cell office:value-type="string">
            <text:p>46.6 %RH</text:p>
          </table:table-cell>
          <table:table-cell office:value-type="string">
            <text:p>46.3 %RH</text:p>
          </table:table-cell>
          <table:table-cell/>
          <table:table-cell office:value-type="float" office:value="505">
            <text:p>505</text:p>
          </table:table-cell>
          <table:table-cell table:style-name="ce3" office:value-type="string">
            <text:p>2014-07-25 13:34:35</text:p>
          </table:table-cell>
          <table:table-cell office:value-type="string">
            <text:p>35.401 °C</text:p>
          </table:table-cell>
          <table:table-cell table:number-columns-repeated="2" office:value-type="string">
            <text:p>35.353 °C</text:p>
          </table:table-cell>
          <table:table-cell office:value-type="string">
            <text:p>46.5 %RH</text:p>
          </table:table-cell>
          <table:table-cell office:value-type="string">
            <text:p>46.0 %RH</text:p>
          </table:table-cell>
          <table:table-cell office:value-type="string">
            <text:p>45.0 %RH</text:p>
          </table:table-cell>
        </table:table-row>
        <table:table-row table:style-name="ro2">
          <table:table-cell/>
          <table:table-cell office:value-type="float" office:value="516">
            <text:p>516</text:p>
          </table:table-cell>
          <table:table-cell table:style-name="ce3" office:value-type="string">
            <text:p>2014-07-25 13:35:13</text:p>
          </table:table-cell>
          <table:table-cell table:number-columns-repeated="2" office:value-type="string">
            <text:p>35.168 °C</text:p>
          </table:table-cell>
          <table:table-cell office:value-type="string">
            <text:p>35.060 °C</text:p>
          </table:table-cell>
          <table:table-cell office:value-type="string">
            <text:p>47.6 %RH</text:p>
          </table:table-cell>
          <table:table-cell office:value-type="string">
            <text:p>44.1 %RH</text:p>
          </table:table-cell>
          <table:table-cell office:value-type="string">
            <text:p>43.3 %RH</text:p>
          </table:table-cell>
          <table:table-cell/>
          <table:table-cell office:value-type="float" office:value="506">
            <text:p>506</text:p>
          </table:table-cell>
          <table:table-cell table:style-name="ce3" office:value-type="string">
            <text:p>2014-07-25 13:35:05</text:p>
          </table:table-cell>
          <table:table-cell table:number-columns-repeated="2" office:value-type="string">
            <text:p>35.391 °C</text:p>
          </table:table-cell>
          <table:table-cell office:value-type="string">
            <text:p>35.343 °C</text:p>
          </table:table-cell>
          <table:table-cell office:value-type="string">
            <text:p>46.0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</table:table-row>
        <table:table-row table:style-name="ro2">
          <table:table-cell/>
          <table:table-cell office:value-type="float" office:value="517">
            <text:p>517</text:p>
          </table:table-cell>
          <table:table-cell table:style-name="ce3" office:value-type="string">
            <text:p>2014-07-25 13:35:43</text:p>
          </table:table-cell>
          <table:table-cell table:number-columns-repeated="2" office:value-type="string">
            <text:p>35.321 °C</text:p>
          </table:table-cell>
          <table:table-cell office:value-type="string">
            <text:p>35.168 °C</text:p>
          </table:table-cell>
          <table:table-cell office:value-type="string">
            <text:p>44.6 %RH</text:p>
          </table:table-cell>
          <table:table-cell office:value-type="string">
            <text:p>44.3 %RH</text:p>
          </table:table-cell>
          <table:table-cell office:value-type="string">
            <text:p>43.1 %RH</text:p>
          </table:table-cell>
          <table:table-cell/>
          <table:table-cell office:value-type="float" office:value="507">
            <text:p>507</text:p>
          </table:table-cell>
          <table:table-cell table:style-name="ce3" office:value-type="string">
            <text:p>2014-07-25 13:35:35</text:p>
          </table:table-cell>
          <table:table-cell table:number-columns-repeated="2" office:value-type="string">
            <text:p>35.546 °C</text:p>
          </table:table-cell>
          <table:table-cell office:value-type="string">
            <text:p>35.395 °C</text:p>
          </table:table-cell>
          <table:table-cell office:value-type="string">
            <text:p>44.5 %RH</text:p>
          </table:table-cell>
          <table:table-cell office:value-type="string">
            <text:p>42.8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518">
            <text:p>518</text:p>
          </table:table-cell>
          <table:table-cell table:style-name="ce3" office:value-type="string">
            <text:p>2014-07-25 13:36:13</text:p>
          </table:table-cell>
          <table:table-cell table:number-columns-repeated="2" office:value-type="string">
            <text:p>35.483 °C</text:p>
          </table:table-cell>
          <table:table-cell office:value-type="string">
            <text:p>35.329 °C</text:p>
          </table:table-cell>
          <table:table-cell office:value-type="string">
            <text:p>46.8 %RH</text:p>
          </table:table-cell>
          <table:table-cell office:value-type="string">
            <text:p>46.3 %RH</text:p>
          </table:table-cell>
          <table:table-cell office:value-type="string">
            <text:p>44.1 %RH</text:p>
          </table:table-cell>
          <table:table-cell/>
          <table:table-cell office:value-type="float" office:value="508">
            <text:p>508</text:p>
          </table:table-cell>
          <table:table-cell table:style-name="ce3" office:value-type="string">
            <text:p>2014-07-25 13:36:05</text:p>
          </table:table-cell>
          <table:table-cell table:number-columns-repeated="2" office:value-type="string">
            <text:p>35.709 °C</text:p>
          </table:table-cell>
          <table:table-cell office:value-type="string">
            <text:p>35.553 °C</text:p>
          </table:table-cell>
          <table:table-cell table:number-columns-repeated="2" office:value-type="string">
            <text:p>43.0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519">
            <text:p>519</text:p>
          </table:table-cell>
          <table:table-cell table:style-name="ce3" office:value-type="string">
            <text:p>2014-07-25 13:36:43</text:p>
          </table:table-cell>
          <table:table-cell table:number-columns-repeated="2" office:value-type="string">
            <text:p>35.611 °C</text:p>
          </table:table-cell>
          <table:table-cell office:value-type="string">
            <text:p>35.480 °C</text:p>
          </table:table-cell>
          <table:table-cell office:value-type="string">
            <text:p>46.1 %RH</text:p>
          </table:table-cell>
          <table:table-cell office:value-type="string">
            <text:p>45.5 %RH</text:p>
          </table:table-cell>
          <table:table-cell office:value-type="string">
            <text:p>43.6 %RH</text:p>
          </table:table-cell>
          <table:table-cell/>
          <table:table-cell office:value-type="float" office:value="509">
            <text:p>509</text:p>
          </table:table-cell>
          <table:table-cell table:style-name="ce3" office:value-type="string">
            <text:p>2014-07-25 13:36:35</text:p>
          </table:table-cell>
          <table:table-cell table:number-columns-repeated="2" office:value-type="string">
            <text:p>35.878 °C</text:p>
          </table:table-cell>
          <table:table-cell office:value-type="string">
            <text:p>35.724 °C</text:p>
          </table:table-cell>
          <table:table-cell office:value-type="string">
            <text:p>47.0 %RH</text:p>
          </table:table-cell>
          <table:table-cell office:value-type="string">
            <text:p>43.5 %RH</text:p>
          </table:table-cell>
          <table:table-cell office:value-type="string">
            <text:p>43.3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0">
            <text:p>520</text:p>
          </table:table-cell>
          <table:table-cell table:style-name="ce3" office:value-type="string">
            <text:p>2014-07-25 13:37:13</text:p>
          </table:table-cell>
          <table:table-cell table:number-columns-repeated="2" office:value-type="string">
            <text:p>35.661 °C</text:p>
          </table:table-cell>
          <table:table-cell office:value-type="string">
            <text:p>35.603 °C</text:p>
          </table:table-cell>
          <table:table-cell office:value-type="string">
            <text:p>46.1 %RH</text:p>
          </table:table-cell>
          <table:table-cell office:value-type="string">
            <text:p>44.3 %RH</text:p>
          </table:table-cell>
          <table:table-cell office:value-type="string">
            <text:p>43.6 %RH</text:p>
          </table:table-cell>
          <table:table-cell/>
          <table:table-cell office:value-type="float" office:value="510">
            <text:p>510</text:p>
          </table:table-cell>
          <table:table-cell table:style-name="ce3" office:value-type="string">
            <text:p>2014-07-25 13:37:05</text:p>
          </table:table-cell>
          <table:table-cell table:number-columns-repeated="2" office:value-type="string">
            <text:p>35.982 °C</text:p>
          </table:table-cell>
          <table:table-cell office:value-type="string">
            <text:p>35.887 °C</text:p>
          </table:table-cell>
          <table:table-cell office:value-type="string">
            <text:p>43.8 %RH</text:p>
          </table:table-cell>
          <table:table-cell office:value-type="string">
            <text:p>43.5 %RH</text:p>
          </table:table-cell>
          <table:table-cell office:value-type="string">
            <text:p>42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36">
            <text:p>536</text:p>
          </table:table-cell>
          <table:table-cell table:style-name="ce3" office:value-type="string">
            <text:p>2014-07-25 13:45:13</text:p>
          </table:table-cell>
          <table:table-cell table:number-columns-repeated="2" office:value-type="string">
            <text:p>36.129 °C</text:p>
          </table:table-cell>
          <table:table-cell office:value-type="string">
            <text:p>36.007 °C</text:p>
          </table:table-cell>
          <table:table-cell office:value-type="string">
            <text:p>44.6 %RH</text:p>
          </table:table-cell>
          <table:table-cell office:value-type="string">
            <text:p>44.3 %RH</text:p>
          </table:table-cell>
          <table:table-cell office:value-type="string">
            <text:p>43.3 %RH</text:p>
          </table:table-cell>
          <table:table-cell/>
          <table:table-cell office:value-type="float" office:value="526">
            <text:p>526</text:p>
          </table:table-cell>
          <table:table-cell table:style-name="ce3" office:value-type="string">
            <text:p>2014-07-25 13:45:05</text:p>
          </table:table-cell>
          <table:table-cell table:number-columns-repeated="2" office:value-type="string">
            <text:p>36.240 °C</text:p>
          </table:table-cell>
          <table:table-cell office:value-type="string">
            <text:p>36.141 °C</text:p>
          </table:table-cell>
          <table:table-cell office:value-type="string">
            <text:p>44.7 %RH</text:p>
          </table:table-cell>
          <table:table-cell office:value-type="string">
            <text:p>44.5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537">
            <text:p>537</text:p>
          </table:table-cell>
          <table:table-cell table:style-name="ce3" office:value-type="string">
            <text:p>2014-07-25 13:45:43</text:p>
          </table:table-cell>
          <table:table-cell table:number-columns-repeated="2" office:value-type="string">
            <text:p>36.188 °C</text:p>
          </table:table-cell>
          <table:table-cell office:value-type="string">
            <text:p>36.134 °C</text:p>
          </table:table-cell>
          <table:table-cell office:value-type="string">
            <text:p>44.6 %RH</text:p>
          </table:table-cell>
          <table:table-cell office:value-type="string">
            <text:p>44.1 %RH</text:p>
          </table:table-cell>
          <table:table-cell office:value-type="string">
            <text:p>42.9 %RH</text:p>
          </table:table-cell>
          <table:table-cell/>
          <table:table-cell office:value-type="float" office:value="527">
            <text:p>527</text:p>
          </table:table-cell>
          <table:table-cell table:style-name="ce3" office:value-type="string">
            <text:p>2014-07-25 13:45:35</text:p>
          </table:table-cell>
          <table:table-cell table:number-columns-repeated="2" office:value-type="string">
            <text:p>36.322 °C</text:p>
          </table:table-cell>
          <table:table-cell office:value-type="string">
            <text:p>36.245 °C</text:p>
          </table:table-cell>
          <table:table-cell office:value-type="string">
            <text:p>45.0 %RH</text:p>
          </table:table-cell>
          <table:table-cell office:value-type="string">
            <text:p>42.8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538">
            <text:p>538</text:p>
          </table:table-cell>
          <table:table-cell table:style-name="ce3" office:value-type="string">
            <text:p>2014-07-25 13:46:13</text:p>
          </table:table-cell>
          <table:table-cell office:value-type="string">
            <text:p>36.191 °C</text:p>
          </table:table-cell>
          <table:table-cell office:value-type="string">
            <text:p>36.175 °C</text:p>
          </table:table-cell>
          <table:table-cell office:value-type="string">
            <text:p>36.167 °C</text:p>
          </table:table-cell>
          <table:table-cell office:value-type="string">
            <text:p>45.0 %RH</text:p>
          </table:table-cell>
          <table:table-cell office:value-type="string">
            <text:p>44.8 %RH</text:p>
          </table:table-cell>
          <table:table-cell office:value-type="string">
            <text:p>44.3 %RH</text:p>
          </table:table-cell>
          <table:table-cell/>
          <table:table-cell office:value-type="float" office:value="528">
            <text:p>528</text:p>
          </table:table-cell>
          <table:table-cell table:style-name="ce3" office:value-type="string">
            <text:p>2014-07-25 13:46:05</text:p>
          </table:table-cell>
          <table:table-cell office:value-type="string">
            <text:p>36.325 °C</text:p>
          </table:table-cell>
          <table:table-cell table:number-columns-repeated="2" office:value-type="string">
            <text:p>36.315 °C</text:p>
          </table:table-cell>
          <table:table-cell office:value-type="string">
            <text:p>44.5 %RH</text:p>
          </table:table-cell>
          <table:table-cell office:value-type="string">
            <text:p>43.5 %RH</text:p>
          </table:table-cell>
          <table:table-cell office:value-type="string">
            <text:p>42.8 %RH</text:p>
          </table:table-cell>
        </table:table-row>
        <table:table-row table:style-name="ro2">
          <table:table-cell/>
          <table:table-cell office:value-type="float" office:value="539">
            <text:p>539</text:p>
          </table:table-cell>
          <table:table-cell table:style-name="ce3" office:value-type="string">
            <text:p>2014-07-25 13:46:43</text:p>
          </table:table-cell>
          <table:table-cell office:value-type="string">
            <text:p>36.168 °C</text:p>
          </table:table-cell>
          <table:table-cell table:number-columns-repeated="2" office:value-type="string">
            <text:p>36.110 °C</text:p>
          </table:table-cell>
          <table:table-cell office:value-type="string">
            <text:p>45.3 %RH</text:p>
          </table:table-cell>
          <table:table-cell office:value-type="string">
            <text:p>44.1 %RH</text:p>
          </table:table-cell>
          <table:table-cell office:value-type="string">
            <text:p>43.8 %RH</text:p>
          </table:table-cell>
          <table:table-cell/>
          <table:table-cell office:value-type="float" office:value="529">
            <text:p>529</text:p>
          </table:table-cell>
          <table:table-cell table:style-name="ce3" office:value-type="string">
            <text:p>2014-07-25 13:46:35</text:p>
          </table:table-cell>
          <table:table-cell office:value-type="string">
            <text:p>36.315 °C</text:p>
          </table:table-cell>
          <table:table-cell table:number-columns-repeated="2" office:value-type="string">
            <text:p>36.274 °C</text:p>
          </table:table-cell>
          <table:table-cell office:value-type="string">
            <text:p>45.0 %RH</text:p>
          </table:table-cell>
          <table:table-cell table:number-columns-repeated="2" office:value-type="string">
            <text:p>43.3 %RH</text:p>
          </table:table-cell>
        </table:table-row>
        <table:table-row table:style-name="ro2">
          <table:table-cell/>
          <table:table-cell office:value-type="float" office:value="540">
            <text:p>540</text:p>
          </table:table-cell>
          <table:table-cell table:style-name="ce3" office:value-type="string">
            <text:p>2014-07-25 13:47:13</text:p>
          </table:table-cell>
          <table:table-cell office:value-type="string">
            <text:p>36.107 °C</text:p>
          </table:table-cell>
          <table:table-cell table:number-columns-repeated="2" office:value-type="string">
            <text:p>36.006 °C</text:p>
          </table:table-cell>
          <table:table-cell table:number-columns-repeated="2" office:value-type="string">
            <text:p>45.3 %RH</text:p>
          </table:table-cell>
          <table:table-cell office:value-type="string">
            <text:p>43.6 %RH</text:p>
          </table:table-cell>
          <table:table-cell/>
          <table:table-cell office:value-type="float" office:value="530">
            <text:p>530</text:p>
          </table:table-cell>
          <table:table-cell table:style-name="ce3" office:value-type="string">
            <text:p>2014-07-25 13:47:05</text:p>
          </table:table-cell>
          <table:table-cell office:value-type="string">
            <text:p>36.271 °C</text:p>
          </table:table-cell>
          <table:table-cell table:number-columns-repeated="2" office:value-type="string">
            <text:p>36.180 °C</text:p>
          </table:table-cell>
          <table:table-cell table:number-columns-repeated="2" office:value-type="string">
            <text:p>43.3 %RH</text:p>
          </table:table-cell>
          <table:table-cell office:value-type="string">
            <text:p>42.3 %RH</text:p>
          </table:table-cell>
        </table:table-row>
        <table:table-row table:style-name="ro2">
          <table:table-cell/>
          <table:table-cell office:value-type="float" office:value="541">
            <text:p>541</text:p>
          </table:table-cell>
          <table:table-cell table:style-name="ce3" office:value-type="string">
            <text:p>2014-07-25 13:47:43</text:p>
          </table:table-cell>
          <table:table-cell office:value-type="string">
            <text:p>36.003 °C</text:p>
          </table:table-cell>
          <table:table-cell table:number-columns-repeated="2" office:value-type="string">
            <text:p>35.891 °C</text:p>
          </table:table-cell>
          <table:table-cell office:value-type="string">
            <text:p>45.3 %RH</text:p>
          </table:table-cell>
          <table:table-cell office:value-type="string">
            <text:p>44.3 %RH</text:p>
          </table:table-cell>
          <table:table-cell office:value-type="string">
            <text:p>43.8 %RH</text:p>
          </table:table-cell>
          <table:table-cell/>
          <table:table-cell office:value-type="float" office:value="531">
            <text:p>531</text:p>
          </table:table-cell>
          <table:table-cell table:style-name="ce3" office:value-type="string">
            <text:p>2014-07-25 13:47:35</text:p>
          </table:table-cell>
          <table:table-cell office:value-type="string">
            <text:p>36.177 °C</text:p>
          </table:table-cell>
          <table:table-cell table:number-columns-repeated="2" office:value-type="string">
            <text:p>36.030 °C</text:p>
          </table:table-cell>
          <table:table-cell office:value-type="string">
            <text:p>44.0 %RH</text:p>
          </table:table-cell>
          <table:table-cell office:value-type="string">
            <text:p>43.5 %RH</text:p>
          </table:table-cell>
          <table:table-cell office:value-type="string">
            <text:p>43.3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2">
            <text:p>542</text:p>
          </table:table-cell>
          <table:table-cell table:style-name="ce3" office:value-type="string">
            <text:p>2014-07-25 13:48:13</text:p>
          </table:table-cell>
          <table:table-cell office:value-type="string">
            <text:p>35.887 °C</text:p>
          </table:table-cell>
          <table:table-cell table:number-columns-repeated="2" office:value-type="string">
            <text:p>35.792 °C</text:p>
          </table:table-cell>
          <table:table-cell table:number-columns-repeated="2" office:value-type="string">
            <text:p>45.3 %RH</text:p>
          </table:table-cell>
          <table:table-cell office:value-type="string">
            <text:p>44.6 %RH</text:p>
          </table:table-cell>
          <table:table-cell/>
          <table:table-cell office:value-type="float" office:value="532">
            <text:p>532</text:p>
          </table:table-cell>
          <table:table-cell table:style-name="ce3" office:value-type="string">
            <text:p>2014-07-25 13:48:05</text:p>
          </table:table-cell>
          <table:table-cell office:value-type="string">
            <text:p>36.027 °C</text:p>
          </table:table-cell>
          <table:table-cell table:number-columns-repeated="2" office:value-type="string">
            <text:p>35.902 °C</text:p>
          </table:table-cell>
          <table:table-cell office:value-type="string">
            <text:p>44.0 %RH</text:p>
          </table:table-cell>
          <table:table-cell office:value-type="string">
            <text:p>43.8 %RH</text:p>
          </table:table-cell>
          <table:table-cell office:value-type="string">
            <text:p>43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46">
            <text:p>546</text:p>
          </table:table-cell>
          <table:table-cell table:style-name="ce3" office:value-type="string">
            <text:p>2014-07-25 13:50:13</text:p>
          </table:table-cell>
          <table:table-cell office:value-type="string">
            <text:p>35.654 °C</text:p>
          </table:table-cell>
          <table:table-cell table:number-columns-repeated="2" office:value-type="string">
            <text:p>35.559 °C</text:p>
          </table:table-cell>
          <table:table-cell office:value-type="string">
            <text:p>47.6 %RH</text:p>
          </table:table-cell>
          <table:table-cell office:value-type="string">
            <text:p>47.1 %RH</text:p>
          </table:table-cell>
          <table:table-cell office:value-type="string">
            <text:p>46.6 %RH</text:p>
          </table:table-cell>
          <table:table-cell/>
          <table:table-cell office:value-type="float" office:value="536">
            <text:p>536</text:p>
          </table:table-cell>
          <table:table-cell table:style-name="ce3" office:value-type="string">
            <text:p>2014-07-25 13:50:05</text:p>
          </table:table-cell>
          <table:table-cell office:value-type="string">
            <text:p>35.711 °C</text:p>
          </table:table-cell>
          <table:table-cell table:number-columns-repeated="2" office:value-type="string">
            <text:p>35.638 °C</text:p>
          </table:table-cell>
          <table:table-cell office:value-type="string">
            <text:p>46.0 %RH</text:p>
          </table:table-cell>
          <table:table-cell office:value-type="string">
            <text:p>45.2 %RH</text:p>
          </table:table-cell>
          <table:table-cell office:value-type="string">
            <text:p>44.7 %RH</text:p>
          </table:table-cell>
        </table:table-row>
        <table:table-row table:style-name="ro2">
          <table:table-cell/>
          <table:table-cell office:value-type="float" office:value="547">
            <text:p>547</text:p>
          </table:table-cell>
          <table:table-cell table:style-name="ce3" office:value-type="string">
            <text:p>2014-07-25 13:50:43</text:p>
          </table:table-cell>
          <table:table-cell office:value-type="string">
            <text:p>35.559 °C</text:p>
          </table:table-cell>
          <table:table-cell table:number-columns-repeated="2" office:value-type="string">
            <text:p>35.478 °C</text:p>
          </table:table-cell>
          <table:table-cell office:value-type="string">
            <text:p>47.1 %RH</text:p>
          </table:table-cell>
          <table:table-cell table:number-columns-repeated="2" office:value-type="string">
            <text:p>45.8 %RH</text:p>
          </table:table-cell>
          <table:table-cell/>
          <table:table-cell office:value-type="float" office:value="537">
            <text:p>537</text:p>
          </table:table-cell>
          <table:table-cell table:style-name="ce3" office:value-type="string">
            <text:p>2014-07-25 13:50:35</text:p>
          </table:table-cell>
          <table:table-cell office:value-type="string">
            <text:p>35.638 °C</text:p>
          </table:table-cell>
          <table:table-cell table:number-columns-repeated="2" office:value-type="string">
            <text:p>35.575 °C</text:p>
          </table:table-cell>
          <table:table-cell office:value-type="string">
            <text:p>45.2 %RH</text:p>
          </table:table-cell>
          <table:table-cell office:value-type="string">
            <text:p>44.7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548">
            <text:p>548</text:p>
          </table:table-cell>
          <table:table-cell table:style-name="ce3" office:value-type="string">
            <text:p>2014-07-25 13:51:13</text:p>
          </table:table-cell>
          <table:table-cell office:value-type="string">
            <text:p>35.488 °C</text:p>
          </table:table-cell>
          <table:table-cell office:value-type="string">
            <text:p>35.464 °C</text:p>
          </table:table-cell>
          <table:table-cell office:value-type="string">
            <text:p>35.461 °C</text:p>
          </table:table-cell>
          <table:table-cell office:value-type="string">
            <text:p>46.6 %RH</text:p>
          </table:table-cell>
          <table:table-cell office:value-type="string">
            <text:p>46.3 %RH</text:p>
          </table:table-cell>
          <table:table-cell office:value-type="string">
            <text:p>45.5 %RH</text:p>
          </table:table-cell>
          <table:table-cell/>
          <table:table-cell office:value-type="float" office:value="538">
            <text:p>538</text:p>
          </table:table-cell>
          <table:table-cell table:style-name="ce3" office:value-type="string">
            <text:p>2014-07-25 13:51:05</text:p>
          </table:table-cell>
          <table:table-cell office:value-type="string">
            <text:p>35.572 °C</text:p>
          </table:table-cell>
          <table:table-cell table:number-columns-repeated="2" office:value-type="string">
            <text:p>35.527 °C</text:p>
          </table:table-cell>
          <table:table-cell table:number-columns-repeated="2" office:value-type="string">
            <text:p>45.7 %RH</text:p>
          </table:table-cell>
          <table:table-cell office:value-type="string">
            <text:p>44.7 %RH</text:p>
          </table:table-cell>
        </table:table-row>
        <table:table-row table:style-name="ro2">
          <table:table-cell/>
          <table:table-cell office:value-type="float" office:value="549">
            <text:p>549</text:p>
          </table:table-cell>
          <table:table-cell table:style-name="ce3" office:value-type="string">
            <text:p>2014-07-25 13:51:43</text:p>
          </table:table-cell>
          <table:table-cell office:value-type="string">
            <text:p>35.466 °C</text:p>
          </table:table-cell>
          <table:table-cell office:value-type="string">
            <text:p>35.461 °C</text:p>
          </table:table-cell>
          <table:table-cell office:value-type="string">
            <text:p>35.451 °C</text:p>
          </table:table-cell>
          <table:table-cell office:value-type="string">
            <text:p>46.6 %RH</text:p>
          </table:table-cell>
          <table:table-cell office:value-type="string">
            <text:p>45.0 %RH</text:p>
          </table:table-cell>
          <table:table-cell office:value-type="string">
            <text:p>44.8 %RH</text:p>
          </table:table-cell>
          <table:table-cell/>
          <table:table-cell office:value-type="float" office:value="539">
            <text:p>539</text:p>
          </table:table-cell>
          <table:table-cell table:style-name="ce3" office:value-type="string">
            <text:p>2014-07-25 13:51:35</text:p>
          </table:table-cell>
          <table:table-cell office:value-type="string">
            <text:p>35.525 °C</text:p>
          </table:table-cell>
          <table:table-cell office:value-type="string">
            <text:p>35.506 °C</text:p>
          </table:table-cell>
          <table:table-cell office:value-type="string">
            <text:p>35.501 °C</text:p>
          </table:table-cell>
          <table:table-cell office:value-type="string">
            <text:p>45.7 %RH</text:p>
          </table:table-cell>
          <table:table-cell office:value-type="string">
            <text:p>45.0 %RH</text:p>
          </table:table-cell>
          <table:table-cell office:value-type="string">
            <text:p>44.0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0">
            <text:p>550</text:p>
          </table:table-cell>
          <table:table-cell table:style-name="ce3" office:value-type="string">
            <text:p>2014-07-25 13:52:13</text:p>
          </table:table-cell>
          <table:table-cell office:value-type="string">
            <text:p>35.467 °C</text:p>
          </table:table-cell>
          <table:table-cell table:number-columns-repeated="2" office:value-type="string">
            <text:p>35.436 °C</text:p>
          </table:table-cell>
          <table:table-cell office:value-type="string">
            <text:p>47.1 %RH</text:p>
          </table:table-cell>
          <table:table-cell office:value-type="string">
            <text:p>46.3 %RH</text:p>
          </table:table-cell>
          <table:table-cell office:value-type="string">
            <text:p>45.0 %RH</text:p>
          </table:table-cell>
          <table:table-cell/>
          <table:table-cell office:value-type="float" office:value="540">
            <text:p>540</text:p>
          </table:table-cell>
          <table:table-cell table:style-name="ce3" office:value-type="string">
            <text:p>2014-07-25 13:52:05</text:p>
          </table:table-cell>
          <table:table-cell office:value-type="string">
            <text:p>35.501 °C</text:p>
          </table:table-cell>
          <table:table-cell table:number-columns-repeated="2" office:value-type="string">
            <text:p>35.461 °C</text:p>
          </table:table-cell>
          <table:table-cell office:value-type="string">
            <text:p>45.7 %RH</text:p>
          </table:table-cell>
          <table:table-cell office:value-type="string">
            <text:p>45.5 %RH</text:p>
          </table:table-cell>
          <table:table-cell office:value-type="string">
            <text:p>44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53">
            <text:p>553</text:p>
          </table:table-cell>
          <table:table-cell table:style-name="ce3" office:value-type="string">
            <text:p>2014-07-25 13:53:43</text:p>
          </table:table-cell>
          <table:table-cell office:value-type="string">
            <text:p>35.443 °C</text:p>
          </table:table-cell>
          <table:table-cell office:value-type="string">
            <text:p>35.440 °C</text:p>
          </table:table-cell>
          <table:table-cell office:value-type="string">
            <text:p>35.404 °C</text:p>
          </table:table-cell>
          <table:table-cell office:value-type="string">
            <text:p>44.8 %RH</text:p>
          </table:table-cell>
          <table:table-cell table:number-columns-repeated="2" office:value-type="string">
            <text:p>43.6 %RH</text:p>
          </table:table-cell>
          <table:table-cell/>
          <table:table-cell office:value-type="float" office:value="543">
            <text:p>543</text:p>
          </table:table-cell>
          <table:table-cell table:style-name="ce3" office:value-type="string">
            <text:p>2014-07-25 13:53:35</text:p>
          </table:table-cell>
          <table:table-cell office:value-type="string">
            <text:p>35.277 °C</text:p>
          </table:table-cell>
          <table:table-cell table:number-columns-repeated="2" office:value-type="string">
            <text:p>35.205 °C</text:p>
          </table:table-cell>
          <table:table-cell office:value-type="string">
            <text:p>45.2 %RH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554">
            <text:p>554</text:p>
          </table:table-cell>
          <table:table-cell table:style-name="ce3" office:value-type="string">
            <text:p>2014-07-25 13:54:13</text:p>
          </table:table-cell>
          <table:table-cell table:number-columns-repeated="2" office:value-type="string">
            <text:p>35.486 °C</text:p>
          </table:table-cell>
          <table:table-cell office:value-type="string">
            <text:p>35.445 °C</text:p>
          </table:table-cell>
          <table:table-cell office:value-type="string">
            <text:p>43.6 %RH</text:p>
          </table:table-cell>
          <table:table-cell office:value-type="string">
            <text:p>42.9 %RH</text:p>
          </table:table-cell>
          <table:table-cell office:value-type="string">
            <text:p>42.4 %RH</text:p>
          </table:table-cell>
          <table:table-cell/>
          <table:table-cell office:value-type="float" office:value="544">
            <text:p>544</text:p>
          </table:table-cell>
          <table:table-cell table:style-name="ce3" office:value-type="string">
            <text:p>2014-07-25 13:54:05</text:p>
          </table:table-cell>
          <table:table-cell office:value-type="string">
            <text:p>35.205 °C</text:p>
          </table:table-cell>
          <table:table-cell table:number-columns-repeated="2" office:value-type="string">
            <text:p>35.166 °C</text:p>
          </table:table-cell>
          <table:table-cell office:value-type="string">
            <text:p>44.7 %RH</text:p>
          </table:table-cell>
          <table:table-cell office:value-type="string">
            <text:p>44.0 %RH</text:p>
          </table:table-cell>
          <table:table-cell office:value-type="string">
            <text:p>43.8 %RH</text:p>
          </table:table-cell>
        </table:table-row>
        <table:table-row table:style-name="ro2">
          <table:table-cell/>
          <table:table-cell office:value-type="float" office:value="555">
            <text:p>555</text:p>
          </table:table-cell>
          <table:table-cell table:style-name="ce3" office:value-type="string">
            <text:p>2014-07-25 13:54:43</text:p>
          </table:table-cell>
          <table:table-cell table:number-columns-repeated="2" office:value-type="string">
            <text:p>35.517 °C</text:p>
          </table:table-cell>
          <table:table-cell office:value-type="string">
            <text:p>35.486 °C</text:p>
          </table:table-cell>
          <table:table-cell office:value-type="string">
            <text:p>44.3 %RH</text:p>
          </table:table-cell>
          <table:table-cell office:value-type="string">
            <text:p>43.3 %RH</text:p>
          </table:table-cell>
          <table:table-cell office:value-type="string">
            <text:p>42.9 %RH</text:p>
          </table:table-cell>
          <table:table-cell/>
          <table:table-cell office:value-type="float" office:value="545">
            <text:p>545</text:p>
          </table:table-cell>
          <table:table-cell table:style-name="ce3" office:value-type="string">
            <text:p>2014-07-25 13:54:35</text:p>
          </table:table-cell>
          <table:table-cell office:value-type="string">
            <text:p>35.166 °C</text:p>
          </table:table-cell>
          <table:table-cell table:number-columns-repeated="2" office:value-type="string">
            <text:p>35.118 °C</text:p>
          </table:table-cell>
          <table:table-cell office:value-type="string">
            <text:p>46.0 %RH</text:p>
          </table:table-cell>
          <table:table-cell office:value-type="string">
            <text:p>45.7 %RH</text:p>
          </table:table-cell>
          <table:table-cell office:value-type="string">
            <text:p>44.0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6">
            <text:p>556</text:p>
          </table:table-cell>
          <table:table-cell table:style-name="ce3" office:value-type="string">
            <text:p>2014-07-25 13:55:13</text:p>
          </table:table-cell>
          <table:table-cell table:number-columns-repeated="2" office:value-type="string">
            <text:p>35.616 °C</text:p>
          </table:table-cell>
          <table:table-cell office:value-type="string">
            <text:p>35.515 °C</text:p>
          </table:table-cell>
          <table:table-cell office:value-type="string">
            <text:p>43.1 %RH</text:p>
          </table:table-cell>
          <table:table-cell office:value-type="string">
            <text:p>42.9 %RH</text:p>
          </table:table-cell>
          <table:table-cell office:value-type="string">
            <text:p>42.4 %RH</text:p>
          </table:table-cell>
          <table:table-cell/>
          <table:table-cell office:value-type="float" office:value="546">
            <text:p>546</text:p>
          </table:table-cell>
          <table:table-cell table:style-name="ce3" office:value-type="string">
            <text:p>2014-07-25 13:55:05</text:p>
          </table:table-cell>
          <table:table-cell office:value-type="string">
            <text:p>35.123 °C</text:p>
          </table:table-cell>
          <table:table-cell office:value-type="string">
            <text:p>35.096 °C</text:p>
          </table:table-cell>
          <table:table-cell office:value-type="string">
            <text:p>35.094 °C</text:p>
          </table:table-cell>
          <table:table-cell office:value-type="string">
            <text:p>45.5 %RH</text:p>
          </table:table-cell>
          <table:table-cell office:value-type="string">
            <text:p>45.2 %RH</text:p>
          </table:table-cell>
          <table:table-cell office:value-type="string">
            <text:p>45.0 %RH</text:p>
          </table:table-cell>
        </table:table-row>
        <table:table-row table:style-name="ro2" table:number-rows-repeated="104770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07.25.2014 b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4">
          <table:table-cell/>
          <table:table-cell table:style-name="ce1" office:value-type="string" table:number-columns-spanned="8" table:number-rows-spanned="1">
            <text:p><text:span text:style-name="T1">TinyTag #002 with LP-80 #002 <text:s/>(RIL 63)</text:span>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<text:span text:style-name="T1">TinyTag #001 with LP-80 #001 <text:s/>(RIL 73)</text:span>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479">
            <text:p>720479</text:p>
          </table:table-cell>
          <table:table-cell/>
          <table:table-cell office:value-type="string">
            <text:p>S/N</text:p>
          </table:table-cell>
          <table:table-cell/>
          <table:table-cell table:number-columns-repeated="6" office:value-type="float" office:value="720319">
            <text:p>720319</text:p>
          </table:table-cell>
        </table:table-row>
        <table:table-row table:style-name="ro2"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  <table:table-cell/>
          <table:table-cell office:value-type="string">
            <text:p>Type</text:p>
          </table:table-cell>
          <table:table-cell/>
          <table:table-cell table:number-columns-repeated="6" office:value-type="string">
            <text:p>TGP-4500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2</text:p>
          </table:table-cell>
          <table:table-cell/>
          <table:table-cell office:value-type="string">
            <text:p>Description</text:p>
          </table:table-cell>
          <table:table-cell/>
          <table:table-cell table:number-columns-repeated="6" office:value-type="string">
            <text:p>Light Interception 001</text:p>
          </table:table-cell>
        </table:table-row>
        <table:table-row table:style-name="ro2"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  <table:table-cell/>
          <table:table-cell office:value-type="string">
            <text:p>Property</text:p>
          </table:table-cell>
          <table:table-cell/>
          <table:table-cell office:value-type="string">
            <text:p>Maximum Temperature</text:p>
          </table:table-cell>
          <table:table-cell office:value-type="string">
            <text:p>Temperature</text:p>
          </table:table-cell>
          <table:table-cell office:value-type="string">
            <text:p>Minimum Temperature</text:p>
          </table:table-cell>
          <table:table-cell office:value-type="string">
            <text:p>Maximum Humidity</text:p>
          </table:table-cell>
          <table:table-cell office:value-type="string">
            <text:p>Humidity</text:p>
          </table:table-cell>
          <table:table-cell office:value-type="string">
            <text:p>Minimum Humidity</text:p>
          </table:table-cell>
        </table:table-row>
        <table:table-row table:style-name="ro2">
          <table:table-cell/>
          <table:table-cell office:value-type="float" office:value="560">
            <text:p>560</text:p>
          </table:table-cell>
          <table:table-cell table:style-name="ce3" office:value-type="string">
            <text:p>2014-07-25 13:57:13</text:p>
          </table:table-cell>
          <table:table-cell table:number-columns-repeated="2" office:value-type="string">
            <text:p>36.473 °C</text:p>
          </table:table-cell>
          <table:table-cell office:value-type="string">
            <text:p>36.289 °C</text:p>
          </table:table-cell>
          <table:table-cell office:value-type="string">
            <text:p>42.1 %RH</text:p>
          </table:table-cell>
          <table:table-cell office:value-type="string">
            <text:p>41.1 %RH</text:p>
          </table:table-cell>
          <table:table-cell office:value-type="string">
            <text:p>40.9 %RH</text:p>
          </table:table-cell>
          <table:table-cell/>
          <table:table-cell office:value-type="float" office:value="550">
            <text:p>550</text:p>
          </table:table-cell>
          <table:table-cell table:style-name="ce3" office:value-type="string">
            <text:p>2014-07-25 13:57:05</text:p>
          </table:table-cell>
          <table:table-cell table:number-columns-repeated="2" office:value-type="string">
            <text:p>35.763 °C</text:p>
          </table:table-cell>
          <table:table-cell office:value-type="string">
            <text:p>35.598 °C</text:p>
          </table:table-cell>
          <table:table-cell office:value-type="string">
            <text:p>43.5 %RH</text:p>
          </table:table-cell>
          <table:table-cell office:value-type="string">
            <text:p>43.0 %RH</text:p>
          </table:table-cell>
          <table:table-cell office:value-type="string">
            <text:p>42.8 %RH</text:p>
          </table:table-cell>
        </table:table-row>
        <table:table-row table:style-name="ro2">
          <table:table-cell/>
          <table:table-cell office:value-type="float" office:value="561">
            <text:p>561</text:p>
          </table:table-cell>
          <table:table-cell table:style-name="ce3" office:value-type="string">
            <text:p>2014-07-25 13:57:43</text:p>
          </table:table-cell>
          <table:table-cell table:number-columns-repeated="2" office:value-type="string">
            <text:p>36.658 °C</text:p>
          </table:table-cell>
          <table:table-cell office:value-type="string">
            <text:p>36.481 °C</text:p>
          </table:table-cell>
          <table:table-cell office:value-type="string">
            <text:p>41.9 %RH</text:p>
          </table:table-cell>
          <table:table-cell table:number-columns-repeated="2" office:value-type="string">
            <text:p>39.9 %RH</text:p>
          </table:table-cell>
          <table:table-cell/>
          <table:table-cell office:value-type="float" office:value="551">
            <text:p>551</text:p>
          </table:table-cell>
          <table:table-cell table:style-name="ce3" office:value-type="string">
            <text:p>2014-07-25 13:57:35</text:p>
          </table:table-cell>
          <table:table-cell table:number-columns-repeated="2" office:value-type="string">
            <text:p>35.943 °C</text:p>
          </table:table-cell>
          <table:table-cell office:value-type="string">
            <text:p>35.774 °C</text:p>
          </table:table-cell>
          <table:table-cell office:value-type="string">
            <text:p>43.5 %RH</text:p>
          </table:table-cell>
          <table:table-cell office:value-type="string">
            <text:p>42.3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562">
            <text:p>562</text:p>
          </table:table-cell>
          <table:table-cell table:style-name="ce3" office:value-type="string">
            <text:p>2014-07-25 13:58:13</text:p>
          </table:table-cell>
          <table:table-cell table:number-columns-repeated="2" office:value-type="string">
            <text:p>36.837 °C</text:p>
          </table:table-cell>
          <table:table-cell office:value-type="string">
            <text:p>36.665 °C</text:p>
          </table:table-cell>
          <table:table-cell office:value-type="string">
            <text:p>40.2 %RH</text:p>
          </table:table-cell>
          <table:table-cell office:value-type="string">
            <text:p>39.9 %RH</text:p>
          </table:table-cell>
          <table:table-cell office:value-type="string">
            <text:p>38.2 %RH</text:p>
          </table:table-cell>
          <table:table-cell/>
          <table:table-cell office:value-type="float" office:value="552">
            <text:p>552</text:p>
          </table:table-cell>
          <table:table-cell table:style-name="ce3" office:value-type="string">
            <text:p>2014-07-25 13:58:05</text:p>
          </table:table-cell>
          <table:table-cell table:number-columns-repeated="2" office:value-type="string">
            <text:p>36.102 °C</text:p>
          </table:table-cell>
          <table:table-cell office:value-type="string">
            <text:p>35.949 °C</text:p>
          </table:table-cell>
          <table:table-cell office:value-type="string">
            <text:p>42.1 %RH</text:p>
          </table:table-cell>
          <table:table-cell office:value-type="string">
            <text:p>40.6 %RH</text:p>
          </table:table-cell>
          <table:table-cell office:value-type="string">
            <text:p>39.4 %RH</text:p>
          </table:table-cell>
        </table:table-row>
        <table:table-row table:style-name="ro2">
          <table:table-cell/>
          <table:table-cell office:value-type="float" office:value="563">
            <text:p>563</text:p>
          </table:table-cell>
          <table:table-cell table:style-name="ce3" office:value-type="string">
            <text:p>2014-07-25 13:58:43</text:p>
          </table:table-cell>
          <table:table-cell table:number-columns-repeated="2" office:value-type="string">
            <text:p>37.049 °C</text:p>
          </table:table-cell>
          <table:table-cell office:value-type="string">
            <text:p>36.848 °C</text:p>
          </table:table-cell>
          <table:table-cell table:number-columns-repeated="2" office:value-type="string">
            <text:p>40.2 %RH</text:p>
          </table:table-cell>
          <table:table-cell office:value-type="string">
            <text:p>39.0 %RH</text:p>
          </table:table-cell>
          <table:table-cell/>
          <table:table-cell office:value-type="float" office:value="553">
            <text:p>553</text:p>
          </table:table-cell>
          <table:table-cell table:style-name="ce3" office:value-type="string">
            <text:p>2014-07-25 13:58:35</text:p>
          </table:table-cell>
          <table:table-cell table:number-columns-repeated="2" office:value-type="string">
            <text:p>36.273 °C</text:p>
          </table:table-cell>
          <table:table-cell office:value-type="string">
            <text:p>36.107 °C</text:p>
          </table:table-cell>
          <table:table-cell office:value-type="string">
            <text:p>41.1 %RH</text:p>
          </table:table-cell>
          <table:table-cell office:value-type="string">
            <text:p>40.6 %RH</text:p>
          </table:table-cell>
          <table:table-cell office:value-type="string">
            <text:p>40.1 %R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4">
            <text:p>564</text:p>
          </table:table-cell>
          <table:table-cell table:style-name="ce3" office:value-type="string">
            <text:p>2014-07-25 13:59:13</text:p>
          </table:table-cell>
          <table:table-cell table:number-columns-repeated="2" office:value-type="string">
            <text:p>37.257 °C</text:p>
          </table:table-cell>
          <table:table-cell office:value-type="string">
            <text:p>37.057 °C</text:p>
          </table:table-cell>
          <table:table-cell office:value-type="string">
            <text:p>40.4 %RH</text:p>
          </table:table-cell>
          <table:table-cell table:number-columns-repeated="2" office:value-type="string">
            <text:p>37.3 %RH</text:p>
          </table:table-cell>
          <table:table-cell/>
          <table:table-cell office:value-type="float" office:value="554">
            <text:p>554</text:p>
          </table:table-cell>
          <table:table-cell table:style-name="ce3" office:value-type="string">
            <text:p>2014-07-25 13:59:05</text:p>
          </table:table-cell>
          <table:table-cell table:number-columns-repeated="2" office:value-type="string">
            <text:p>36.447 °C</text:p>
          </table:table-cell>
          <table:table-cell office:value-type="string">
            <text:p>36.284 °C</text:p>
          </table:table-cell>
          <table:table-cell office:value-type="string">
            <text:p>42.1 %RH</text:p>
          </table:table-cell>
          <table:table-cell table:number-columns-repeated="2" office:value-type="string">
            <text:p>40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69">
            <text:p>569</text:p>
          </table:table-cell>
          <table:table-cell table:style-name="ce3" office:value-type="string">
            <text:p>2014-07-25 14:01:43</text:p>
          </table:table-cell>
          <table:table-cell table:number-columns-repeated="2" office:value-type="string">
            <text:p>37.906 °C</text:p>
          </table:table-cell>
          <table:table-cell office:value-type="string">
            <text:p>37.718 °C</text:p>
          </table:table-cell>
          <table:table-cell office:value-type="string">
            <text:p>37.5 %RH</text:p>
          </table:table-cell>
          <table:table-cell office:value-type="string">
            <text:p>36.8 %RH</text:p>
          </table:table-cell>
          <table:table-cell office:value-type="string">
            <text:p>36.0 %RH</text:p>
          </table:table-cell>
          <table:table-cell/>
          <table:table-cell office:value-type="float" office:value="559">
            <text:p>559</text:p>
          </table:table-cell>
          <table:table-cell table:style-name="ce3" office:value-type="string">
            <text:p>2014-07-25 14:01:35</text:p>
          </table:table-cell>
          <table:table-cell table:number-columns-repeated="2" office:value-type="string">
            <text:p>37.165 °C</text:p>
          </table:table-cell>
          <table:table-cell office:value-type="string">
            <text:p>37.005 °C</text:p>
          </table:table-cell>
          <table:table-cell office:value-type="string">
            <text:p>41.1 %RH</text:p>
          </table:table-cell>
          <table:table-cell office:value-type="string">
            <text:p>40.9 %RH</text:p>
          </table:table-cell>
          <table:table-cell office:value-type="string">
            <text:p>38.4 %RH</text:p>
          </table:table-cell>
        </table:table-row>
        <table:table-row table:style-name="ro2">
          <table:table-cell/>
          <table:table-cell office:value-type="float" office:value="570">
            <text:p>570</text:p>
          </table:table-cell>
          <table:table-cell table:style-name="ce3" office:value-type="string">
            <text:p>2014-07-25 14:02:13</text:p>
          </table:table-cell>
          <table:table-cell office:value-type="string">
            <text:p>38.009 °C</text:p>
          </table:table-cell>
          <table:table-cell office:value-type="string">
            <text:p>38.006 °C</text:p>
          </table:table-cell>
          <table:table-cell office:value-type="string">
            <text:p>37.908 °C</text:p>
          </table:table-cell>
          <table:table-cell table:number-columns-repeated="2" office:value-type="string">
            <text:p>39.7 %RH</text:p>
          </table:table-cell>
          <table:table-cell office:value-type="string">
            <text:p>37.0 %RH</text:p>
          </table:table-cell>
          <table:table-cell/>
          <table:table-cell office:value-type="float" office:value="560">
            <text:p>560</text:p>
          </table:table-cell>
          <table:table-cell table:style-name="ce3" office:value-type="string">
            <text:p>2014-07-25 14:02:05</text:p>
          </table:table-cell>
          <table:table-cell table:number-columns-repeated="2" office:value-type="string">
            <text:p>37.295 °C</text:p>
          </table:table-cell>
          <table:table-cell office:value-type="string">
            <text:p>37.163 °C</text:p>
          </table:table-cell>
          <table:table-cell office:value-type="string">
            <text:p>40.6 %RH</text:p>
          </table:table-cell>
          <table:table-cell office:value-type="string">
            <text:p>39.7 %RH</text:p>
          </table:table-cell>
          <table:table-cell office:value-type="string">
            <text:p>37.7 %RH</text:p>
          </table:table-cell>
        </table:table-row>
        <table:table-row table:style-name="ro2">
          <table:table-cell/>
          <table:table-cell office:value-type="float" office:value="571">
            <text:p>571</text:p>
          </table:table-cell>
          <table:table-cell table:style-name="ce3" office:value-type="string">
            <text:p>2014-07-25 14:02:43</text:p>
          </table:table-cell>
          <table:table-cell office:value-type="string">
            <text:p>38.009 °C</text:p>
          </table:table-cell>
          <table:table-cell table:number-columns-repeated="2" office:value-type="string">
            <text:p>37.956 °C</text:p>
          </table:table-cell>
          <table:table-cell office:value-type="string">
            <text:p>41.1 %RH</text:p>
          </table:table-cell>
          <table:table-cell office:value-type="string">
            <text:p>40.7 %RH</text:p>
          </table:table-cell>
          <table:table-cell office:value-type="string">
            <text:p>39.7 %RH</text:p>
          </table:table-cell>
          <table:table-cell/>
          <table:table-cell office:value-type="float" office:value="561">
            <text:p>561</text:p>
          </table:table-cell>
          <table:table-cell table:style-name="ce3" office:value-type="string">
            <text:p>2014-07-25 14:02:35</text:p>
          </table:table-cell>
          <table:table-cell office:value-type="string">
            <text:p>37.316 °C</text:p>
          </table:table-cell>
          <table:table-cell office:value-type="string">
            <text:p>37.303 °C</text:p>
          </table:table-cell>
          <table:table-cell office:value-type="string">
            <text:p>37.287 °C</text:p>
          </table:table-cell>
          <table:table-cell office:value-type="string">
            <text:p>42.3 %RH</text:p>
          </table:table-cell>
          <table:table-cell table:number-columns-repeated="2" office:value-type="string">
            <text:p>39.2 %RH</text:p>
          </table:table-cell>
        </table:table-row>
        <table:table-row table:style-name="ro2">
          <table:table-cell/>
          <table:table-cell office:value-type="float" office:value="572">
            <text:p>572</text:p>
          </table:table-cell>
          <table:table-cell table:style-name="ce3" office:value-type="string">
            <text:p>2014-07-25 14:03:13</text:p>
          </table:table-cell>
          <table:table-cell office:value-type="string">
            <text:p>37.953 °C</text:p>
          </table:table-cell>
          <table:table-cell table:number-columns-repeated="2" office:value-type="string">
            <text:p>37.836 °C</text:p>
          </table:table-cell>
          <table:table-cell office:value-type="string">
            <text:p>41.4 %RH</text:p>
          </table:table-cell>
          <table:table-cell office:value-type="string">
            <text:p>40.9 %RH</text:p>
          </table:table-cell>
          <table:table-cell office:value-type="string">
            <text:p>40.4 %RH</text:p>
          </table:table-cell>
          <table:table-cell/>
          <table:table-cell office:value-type="float" office:value="562">
            <text:p>562</text:p>
          </table:table-cell>
          <table:table-cell table:style-name="ce3" office:value-type="string">
            <text:p>2014-07-25 14:03:05</text:p>
          </table:table-cell>
          <table:table-cell office:value-type="string">
            <text:p>37.302 °C</text:p>
          </table:table-cell>
          <table:table-cell table:number-columns-repeated="2" office:value-type="string">
            <text:p>37.224 °C</text:p>
          </table:table-cell>
          <table:table-cell table:number-columns-repeated="2" office:value-type="string">
            <text:p>41.1 %RH</text:p>
          </table:table-cell>
          <table:table-cell office:value-type="string">
            <text:p>39.2 %RH</text:p>
          </table:table-cell>
        </table:table-row>
        <table:table-row table:style-name="ro2">
          <table:table-cell/>
          <table:table-cell office:value-type="float" office:value="573">
            <text:p>573</text:p>
          </table:table-cell>
          <table:table-cell table:style-name="ce3" office:value-type="string">
            <text:p>2014-07-25 14:03:43</text:p>
          </table:table-cell>
          <table:table-cell office:value-type="string">
            <text:p>37.833 °C</text:p>
          </table:table-cell>
          <table:table-cell table:number-columns-repeated="2" office:value-type="string">
            <text:p>37.718 °C</text:p>
          </table:table-cell>
          <table:table-cell office:value-type="string">
            <text:p>41.4 %RH</text:p>
          </table:table-cell>
          <table:table-cell table:number-columns-repeated="2" office:value-type="string">
            <text:p>40.7 %RH</text:p>
          </table:table-cell>
          <table:table-cell/>
          <table:table-cell office:value-type="float" office:value="563">
            <text:p>563</text:p>
          </table:table-cell>
          <table:table-cell table:style-name="ce3" office:value-type="string">
            <text:p>2014-07-25 14:03:35</text:p>
          </table:table-cell>
          <table:table-cell office:value-type="string">
            <text:p>37.232 °C</text:p>
          </table:table-cell>
          <table:table-cell office:value-type="string">
            <text:p>37.161 °C</text:p>
          </table:table-cell>
          <table:table-cell office:value-type="string">
            <text:p>37.160 °C</text:p>
          </table:table-cell>
          <table:table-cell office:value-type="string">
            <text:p>42.8 %RH</text:p>
          </table:table-cell>
          <table:table-cell table:number-columns-repeated="2" office:value-type="string">
            <text:p>40.9 %RH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4">
            <text:p>574</text:p>
          </table:table-cell>
          <table:table-cell table:style-name="ce3" office:value-type="string">
            <text:p>2014-07-25 14:04:13</text:p>
          </table:table-cell>
          <table:table-cell office:value-type="string">
            <text:p>37.711 °C</text:p>
          </table:table-cell>
          <table:table-cell table:number-columns-repeated="2" office:value-type="string">
            <text:p>37.600 °C</text:p>
          </table:table-cell>
          <table:table-cell office:value-type="string">
            <text:p>40.4 %RH</text:p>
          </table:table-cell>
          <table:table-cell office:value-type="string">
            <text:p>40.2 %RH</text:p>
          </table:table-cell>
          <table:table-cell office:value-type="string">
            <text:p>39.4 %RH</text:p>
          </table:table-cell>
          <table:table-cell/>
          <table:table-cell office:value-type="float" office:value="564">
            <text:p>564</text:p>
          </table:table-cell>
          <table:table-cell table:style-name="ce3" office:value-type="string">
            <text:p>2014-07-25 14:04:05</text:p>
          </table:table-cell>
          <table:table-cell office:value-type="string">
            <text:p>37.169 °C</text:p>
          </table:table-cell>
          <table:table-cell table:number-columns-repeated="2" office:value-type="string">
            <text:p>37.112 °C</text:p>
          </table:table-cell>
          <table:table-cell office:value-type="string">
            <text:p>42.6 %RH</text:p>
          </table:table-cell>
          <table:table-cell office:value-type="string">
            <text:p>39.9 %RH</text:p>
          </table:table-cell>
          <table:table-cell office:value-type="string">
            <text:p>39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78">
            <text:p>578</text:p>
          </table:table-cell>
          <table:table-cell table:style-name="ce3" office:value-type="string">
            <text:p>2014-07-25 14:06:13</text:p>
          </table:table-cell>
          <table:table-cell office:value-type="string">
            <text:p>37.212 °C</text:p>
          </table:table-cell>
          <table:table-cell table:number-columns-repeated="2" office:value-type="string">
            <text:p>37.062 °C</text:p>
          </table:table-cell>
          <table:table-cell office:value-type="string">
            <text:p>43.3 %RH</text:p>
          </table:table-cell>
          <table:table-cell office:value-type="string">
            <text:p>43.1 %RH</text:p>
          </table:table-cell>
          <table:table-cell office:value-type="string">
            <text:p>41.6 %RH</text:p>
          </table:table-cell>
          <table:table-cell/>
          <table:table-cell office:value-type="float" office:value="568">
            <text:p>568</text:p>
          </table:table-cell>
          <table:table-cell table:style-name="ce3" office:value-type="string">
            <text:p>2014-07-25 14:06:05</text:p>
          </table:table-cell>
          <table:table-cell office:value-type="string">
            <text:p>36.860 °C</text:p>
          </table:table-cell>
          <table:table-cell office:value-type="string">
            <text:p>36.816 °C</text:p>
          </table:table-cell>
          <table:table-cell office:value-type="string">
            <text:p>36.804 °C</text:p>
          </table:table-cell>
          <table:table-cell office:value-type="string">
            <text:p>41.8 %RH</text:p>
          </table:table-cell>
          <table:table-cell office:value-type="string">
            <text:p>41.6 %RH</text:p>
          </table:table-cell>
          <table:table-cell office:value-type="string">
            <text:p>41.1 %RH</text:p>
          </table:table-cell>
        </table:table-row>
        <table:table-row table:style-name="ro2">
          <table:table-cell/>
          <table:table-cell office:value-type="float" office:value="579">
            <text:p>579</text:p>
          </table:table-cell>
          <table:table-cell table:style-name="ce3" office:value-type="string">
            <text:p>2014-07-25 14:06:43</text:p>
          </table:table-cell>
          <table:table-cell office:value-type="string">
            <text:p>37.059 °C</text:p>
          </table:table-cell>
          <table:table-cell table:number-columns-repeated="2" office:value-type="string">
            <text:p>36.942 °C</text:p>
          </table:table-cell>
          <table:table-cell office:value-type="string">
            <text:p>43.3 %RH</text:p>
          </table:table-cell>
          <table:table-cell office:value-type="string">
            <text:p>42.1 %RH</text:p>
          </table:table-cell>
          <table:table-cell office:value-type="string">
            <text:p>41.9 %RH</text:p>
          </table:table-cell>
          <table:table-cell/>
          <table:table-cell office:value-type="float" office:value="569">
            <text:p>569</text:p>
          </table:table-cell>
          <table:table-cell table:style-name="ce3" office:value-type="string">
            <text:p>2014-07-25 14:06:35</text:p>
          </table:table-cell>
          <table:table-cell office:value-type="string">
            <text:p>36.814 °C</text:p>
          </table:table-cell>
          <table:table-cell office:value-type="string">
            <text:p>36.784 °C</text:p>
          </table:table-cell>
          <table:table-cell office:value-type="string">
            <text:p>36.773 °C</text:p>
          </table:table-cell>
          <table:table-cell office:value-type="string">
            <text:p>42.3 %RH</text:p>
          </table:table-cell>
          <table:table-cell table:number-columns-repeated="2" office:value-type="string">
            <text:p>41.6 %RH</text:p>
          </table:table-cell>
        </table:table-row>
        <table:table-row table:style-name="ro2">
          <table:table-cell/>
          <table:table-cell office:value-type="float" office:value="580">
            <text:p>580</text:p>
          </table:table-cell>
          <table:table-cell table:style-name="ce3" office:value-type="string">
            <text:p>2014-07-25 14:07:13</text:p>
          </table:table-cell>
          <table:table-cell office:value-type="string">
            <text:p>36.936 °C</text:p>
          </table:table-cell>
          <table:table-cell table:number-columns-repeated="2" office:value-type="string">
            <text:p>36.862 °C</text:p>
          </table:table-cell>
          <table:table-cell office:value-type="string">
            <text:p>42.1 %RH</text:p>
          </table:table-cell>
          <table:table-cell office:value-type="string">
            <text:p>41.6 %RH</text:p>
          </table:table-cell>
          <table:table-cell office:value-type="string">
            <text:p>41.4 %RH</text:p>
          </table:table-cell>
          <table:table-cell/>
          <table:table-cell office:value-type="float" office:value="570">
            <text:p>570</text:p>
          </table:table-cell>
          <table:table-cell table:style-name="ce3" office:value-type="string">
            <text:p>2014-07-25 14:07:05</text:p>
          </table:table-cell>
          <table:table-cell office:value-type="string">
            <text:p>36.783 °C</text:p>
          </table:table-cell>
          <table:table-cell office:value-type="string">
            <text:p>36.753 °C</text:p>
          </table:table-cell>
          <table:table-cell office:value-type="string">
            <text:p>36.740 °C</text:p>
          </table:table-cell>
          <table:table-cell office:value-type="string">
            <text:p>41.8 %RH</text:p>
          </table:table-cell>
          <table:table-cell office:value-type="string">
            <text:p>41.6 %RH</text:p>
          </table:table-cell>
          <table:table-cell office:value-type="string">
            <text:p>41.4 %RH</text:p>
          </table:table-cell>
        </table:table-row>
        <table:table-row table:style-name="ro2">
          <table:table-cell/>
          <table:table-cell office:value-type="float" office:value="581">
            <text:p>581</text:p>
          </table:table-cell>
          <table:table-cell table:style-name="ce3" office:value-type="string">
            <text:p>2014-07-25 14:07:43</text:p>
          </table:table-cell>
          <table:table-cell office:value-type="string">
            <text:p>36.860 °C</text:p>
          </table:table-cell>
          <table:table-cell office:value-type="string">
            <text:p>36.835 °C</text:p>
          </table:table-cell>
          <table:table-cell office:value-type="string">
            <text:p>36.832 °C</text:p>
          </table:table-cell>
          <table:table-cell office:value-type="string">
            <text:p>42.1 %RH</text:p>
          </table:table-cell>
          <table:table-cell office:value-type="string">
            <text:p>41.9 %RH</text:p>
          </table:table-cell>
          <table:table-cell office:value-type="string">
            <text:p>41.6 %RH</text:p>
          </table:table-cell>
          <table:table-cell/>
          <table:table-cell office:value-type="float" office:value="571">
            <text:p>571</text:p>
          </table:table-cell>
          <table:table-cell table:style-name="ce3" office:value-type="string">
            <text:p>2014-07-25 14:07:35</text:p>
          </table:table-cell>
          <table:table-cell office:value-type="string">
            <text:p>36.760 °C</text:p>
          </table:table-cell>
          <table:table-cell office:value-type="string">
            <text:p>36.758 °C</text:p>
          </table:table-cell>
          <table:table-cell office:value-type="string">
            <text:p>36.747 °C</text:p>
          </table:table-cell>
          <table:table-cell office:value-type="string">
            <text:p>42.1 %RH</text:p>
          </table:table-cell>
          <table:table-cell office:value-type="string">
            <text:p>40.1 %RH</text:p>
          </table:table-cell>
          <table:table-cell office:value-type="string">
            <text:p>39.9 %RH</text:p>
          </table:table-cell>
        </table:table-row>
        <table:table-row table:style-name="ro2">
          <table:table-cell/>
          <table:table-cell office:value-type="float" office:value="582">
            <text:p>582</text:p>
          </table:table-cell>
          <table:table-cell table:style-name="ce3" office:value-type="string">
            <text:p>2014-07-25 14:08:13</text:p>
          </table:table-cell>
          <table:table-cell table:number-columns-repeated="2" office:value-type="string">
            <text:p>36.913 °C</text:p>
          </table:table-cell>
          <table:table-cell office:value-type="string">
            <text:p>36.837 °C</text:p>
          </table:table-cell>
          <table:table-cell office:value-type="string">
            <text:p>41.9 %RH</text:p>
          </table:table-cell>
          <table:table-cell table:number-columns-repeated="2" office:value-type="string">
            <text:p>39.9 %RH</text:p>
          </table:table-cell>
          <table:table-cell/>
          <table:table-cell office:value-type="float" office:value="572">
            <text:p>572</text:p>
          </table:table-cell>
          <table:table-cell table:style-name="ce3" office:value-type="string">
            <text:p>2014-07-25 14:08:05</text:p>
          </table:table-cell>
          <table:table-cell office:value-type="string">
            <text:p>36.832 °C</text:p>
          </table:table-cell>
          <table:table-cell office:value-type="string">
            <text:p>36.821 °C</text:p>
          </table:table-cell>
          <table:table-cell office:value-type="string">
            <text:p>36.757 °C</text:p>
          </table:table-cell>
          <table:table-cell office:value-type="string">
            <text:p>40.6 %RH</text:p>
          </table:table-cell>
          <table:table-cell office:value-type="string">
            <text:p>40.4 %RH</text:p>
          </table:table-cell>
          <table:table-cell office:value-type="string">
            <text:p>39.9 %RH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3">
            <text:p>583</text:p>
          </table:table-cell>
          <table:table-cell table:style-name="ce3" office:value-type="string">
            <text:p>2014-07-25 14:08:43</text:p>
          </table:table-cell>
          <table:table-cell table:number-columns-repeated="2" office:value-type="string">
            <text:p>37.067 °C</text:p>
          </table:table-cell>
          <table:table-cell office:value-type="string">
            <text:p>36.917 °C</text:p>
          </table:table-cell>
          <table:table-cell office:value-type="string">
            <text:p>39.9 %RH</text:p>
          </table:table-cell>
          <table:table-cell office:value-type="string">
            <text:p>39.2 %RH</text:p>
          </table:table-cell>
          <table:table-cell office:value-type="string">
            <text:p>39.0 %RH</text:p>
          </table:table-cell>
          <table:table-cell/>
          <table:table-cell office:value-type="float" office:value="573">
            <text:p>573</text:p>
          </table:table-cell>
          <table:table-cell table:style-name="ce3" office:value-type="string">
            <text:p>2014-07-25 14:08:35</text:p>
          </table:table-cell>
          <table:table-cell table:number-columns-repeated="2" office:value-type="string">
            <text:p>36.983 °C</text:p>
          </table:table-cell>
          <table:table-cell office:value-type="string">
            <text:p>36.830 °C</text:p>
          </table:table-cell>
          <table:table-cell office:value-type="string">
            <text:p>40.1 %RH</text:p>
          </table:table-cell>
          <table:table-cell office:value-type="string">
            <text:p>39.4 %RH</text:p>
          </table:table-cell>
          <table:table-cell office:value-type="string">
            <text:p>38.2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87">
            <text:p>587</text:p>
          </table:table-cell>
          <table:table-cell table:style-name="ce3" office:value-type="string">
            <text:p>2014-07-25 14:10:43</text:p>
          </table:table-cell>
          <table:table-cell office:value-type="string">
            <text:p>37.074 °C</text:p>
          </table:table-cell>
          <table:table-cell table:number-columns-repeated="2" office:value-type="string">
            <text:p>37.005 °C</text:p>
          </table:table-cell>
          <table:table-cell office:value-type="string">
            <text:p>44.1 %RH</text:p>
          </table:table-cell>
          <table:table-cell table:number-columns-repeated="2" office:value-type="string">
            <text:p>40.9 %RH</text:p>
          </table:table-cell>
          <table:table-cell/>
          <table:table-cell office:value-type="float" office:value="577">
            <text:p>577</text:p>
          </table:table-cell>
          <table:table-cell table:style-name="ce3" office:value-type="string">
            <text:p>2014-07-25 14:10:35</text:p>
          </table:table-cell>
          <table:table-cell office:value-type="string">
            <text:p>37.051 °C</text:p>
          </table:table-cell>
          <table:table-cell table:number-columns-repeated="2" office:value-type="string">
            <text:p>36.949 °C</text:p>
          </table:table-cell>
          <table:table-cell office:value-type="string">
            <text:p>43.5 %RH</text:p>
          </table:table-cell>
          <table:table-cell office:value-type="string">
            <text:p>42.8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588">
            <text:p>588</text:p>
          </table:table-cell>
          <table:table-cell table:style-name="ce3" office:value-type="string">
            <text:p>2014-07-25 14:11:13</text:p>
          </table:table-cell>
          <table:table-cell office:value-type="string">
            <text:p>37.003 °C</text:p>
          </table:table-cell>
          <table:table-cell table:number-columns-repeated="2" office:value-type="string">
            <text:p>36.949 °C</text:p>
          </table:table-cell>
          <table:table-cell office:value-type="string">
            <text:p>42.6 %RH</text:p>
          </table:table-cell>
          <table:table-cell office:value-type="string">
            <text:p>42.4 %RH</text:p>
          </table:table-cell>
          <table:table-cell office:value-type="string">
            <text:p>41.1 %RH</text:p>
          </table:table-cell>
          <table:table-cell/>
          <table:table-cell office:value-type="float" office:value="578">
            <text:p>578</text:p>
          </table:table-cell>
          <table:table-cell table:style-name="ce3" office:value-type="string">
            <text:p>2014-07-25 14:11:05</text:p>
          </table:table-cell>
          <table:table-cell office:value-type="string">
            <text:p>36.945 °C</text:p>
          </table:table-cell>
          <table:table-cell table:number-columns-repeated="2" office:value-type="string">
            <text:p>36.878 °C</text:p>
          </table:table-cell>
          <table:table-cell table:number-columns-repeated="2" office:value-type="string">
            <text:p>43.3 %RH</text:p>
          </table:table-cell>
          <table:table-cell office:value-type="string">
            <text:p>42.3 %RH</text:p>
          </table:table-cell>
        </table:table-row>
        <table:table-row table:style-name="ro2">
          <table:table-cell/>
          <table:table-cell office:value-type="float" office:value="589">
            <text:p>589</text:p>
          </table:table-cell>
          <table:table-cell table:style-name="ce3" office:value-type="string">
            <text:p>2014-07-25 14:11:43</text:p>
          </table:table-cell>
          <table:table-cell office:value-type="string">
            <text:p>36.950 °C</text:p>
          </table:table-cell>
          <table:table-cell office:value-type="string">
            <text:p>36.932 °C</text:p>
          </table:table-cell>
          <table:table-cell office:value-type="string">
            <text:p>36.931 °C</text:p>
          </table:table-cell>
          <table:table-cell office:value-type="string">
            <text:p>42.6 %RH</text:p>
          </table:table-cell>
          <table:table-cell office:value-type="string">
            <text:p>41.1 %RH</text:p>
          </table:table-cell>
          <table:table-cell office:value-type="string">
            <text:p>40.9 %RH</text:p>
          </table:table-cell>
          <table:table-cell/>
          <table:table-cell office:value-type="float" office:value="579">
            <text:p>579</text:p>
          </table:table-cell>
          <table:table-cell table:style-name="ce3" office:value-type="string">
            <text:p>2014-07-25 14:11:35</text:p>
          </table:table-cell>
          <table:table-cell office:value-type="string">
            <text:p>36.876 °C</text:p>
          </table:table-cell>
          <table:table-cell table:number-columns-repeated="2" office:value-type="string">
            <text:p>36.817 °C</text:p>
          </table:table-cell>
          <table:table-cell office:value-type="string">
            <text:p>43.8 %RH</text:p>
          </table:table-cell>
          <table:table-cell office:value-type="string">
            <text:p>42.8 %RH</text:p>
          </table:table-cell>
          <table:table-cell office:value-type="string">
            <text:p>42.6 %RH</text:p>
          </table:table-cell>
        </table:table-row>
        <table:table-row table:style-name="ro2">
          <table:table-cell/>
          <table:table-cell office:value-type="float" office:value="590">
            <text:p>590</text:p>
          </table:table-cell>
          <table:table-cell table:style-name="ce3" office:value-type="string">
            <text:p>2014-07-25 14:12:13</text:p>
          </table:table-cell>
          <table:table-cell table:number-columns-repeated="2" office:value-type="string">
            <text:p>36.973 °C</text:p>
          </table:table-cell>
          <table:table-cell office:value-type="string">
            <text:p>36.931 °C</text:p>
          </table:table-cell>
          <table:table-cell office:value-type="string">
            <text:p>41.9 %RH</text:p>
          </table:table-cell>
          <table:table-cell table:number-columns-repeated="2" office:value-type="string">
            <text:p>40.7 %RH</text:p>
          </table:table-cell>
          <table:table-cell/>
          <table:table-cell office:value-type="float" office:value="580">
            <text:p>580</text:p>
          </table:table-cell>
          <table:table-cell table:style-name="ce3" office:value-type="string">
            <text:p>2014-07-25 14:12:05</text:p>
          </table:table-cell>
          <table:table-cell office:value-type="string">
            <text:p>36.816 °C</text:p>
          </table:table-cell>
          <table:table-cell office:value-type="string">
            <text:p>36.804 °C</text:p>
          </table:table-cell>
          <table:table-cell office:value-type="string">
            <text:p>36.796 °C</text:p>
          </table:table-cell>
          <table:table-cell office:value-type="string">
            <text:p>43.3 %RH</text:p>
          </table:table-cell>
          <table:table-cell office:value-type="string">
            <text:p>43.0 %RH</text:p>
          </table:table-cell>
          <table:table-cell office:value-type="string">
            <text:p>42.8 %RH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91">
            <text:p>591</text:p>
          </table:table-cell>
          <table:table-cell table:style-name="ce3" office:value-type="string">
            <text:p>2014-07-25 14:12:43</text:p>
          </table:table-cell>
          <table:table-cell office:value-type="string">
            <text:p>37.108 °C</text:p>
          </table:table-cell>
          <table:table-cell office:value-type="string">
            <text:p>37.103 °C</text:p>
          </table:table-cell>
          <table:table-cell office:value-type="string">
            <text:p>36.977 °C</text:p>
          </table:table-cell>
          <table:table-cell office:value-type="string">
            <text:p>40.9 %RH</text:p>
          </table:table-cell>
          <table:table-cell office:value-type="string">
            <text:p>39.4 %RH</text:p>
          </table:table-cell>
          <table:table-cell office:value-type="string">
            <text:p>39.2 %RH</text:p>
          </table:table-cell>
          <table:table-cell/>
          <table:table-cell office:value-type="float" office:value="581">
            <text:p>581</text:p>
          </table:table-cell>
          <table:table-cell table:style-name="ce3" office:value-type="string">
            <text:p>2014-07-25 14:12:35</text:p>
          </table:table-cell>
          <table:table-cell table:number-columns-repeated="2" office:value-type="string">
            <text:p>36.914 °C</text:p>
          </table:table-cell>
          <table:table-cell office:value-type="string">
            <text:p>36.806 °C</text:p>
          </table:table-cell>
          <table:table-cell office:value-type="string">
            <text:p>42.8 %RH</text:p>
          </table:table-cell>
          <table:table-cell table:number-columns-repeated="2" office:value-type="string">
            <text:p>41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595">
            <text:p>595</text:p>
          </table:table-cell>
          <table:table-cell table:style-name="ce3" office:value-type="string">
            <text:p>2014-07-25 14:14:43</text:p>
          </table:table-cell>
          <table:table-cell office:value-type="string">
            <text:p>37.911 °C</text:p>
          </table:table-cell>
          <table:table-cell office:value-type="string">
            <text:p>37.909 °C</text:p>
          </table:table-cell>
          <table:table-cell office:value-type="string">
            <text:p>37.754 °C</text:p>
          </table:table-cell>
          <table:table-cell office:value-type="string">
            <text:p>38.5 %RH</text:p>
          </table:table-cell>
          <table:table-cell office:value-type="string">
            <text:p>38.2 %RH</text:p>
          </table:table-cell>
          <table:table-cell office:value-type="string">
            <text:p>37.7 %RH</text:p>
          </table:table-cell>
          <table:table-cell/>
          <table:table-cell office:value-type="float" office:value="585">
            <text:p>585</text:p>
          </table:table-cell>
          <table:table-cell table:style-name="ce3" office:value-type="string">
            <text:p>2014-07-25 14:14:35</text:p>
          </table:table-cell>
          <table:table-cell table:number-columns-repeated="2" office:value-type="string">
            <text:p>38.031 °C</text:p>
          </table:table-cell>
          <table:table-cell office:value-type="string">
            <text:p>37.773 °C</text:p>
          </table:table-cell>
          <table:table-cell office:value-type="string">
            <text:p>38.4 %RH</text:p>
          </table:table-cell>
          <table:table-cell office:value-type="string">
            <text:p>38.2 %RH</text:p>
          </table:table-cell>
          <table:table-cell office:value-type="string">
            <text:p>37.2 %RH</text:p>
          </table:table-cell>
        </table:table-row>
        <table:table-row table:style-name="ro2">
          <table:table-cell/>
          <table:table-cell office:value-type="float" office:value="596">
            <text:p>596</text:p>
          </table:table-cell>
          <table:table-cell table:style-name="ce3" office:value-type="string">
            <text:p>2014-07-25 14:15:13</text:p>
          </table:table-cell>
          <table:table-cell table:number-columns-repeated="2" office:value-type="string">
            <text:p>38.046 °C</text:p>
          </table:table-cell>
          <table:table-cell office:value-type="string">
            <text:p>37.908 °C</text:p>
          </table:table-cell>
          <table:table-cell table:number-columns-repeated="2" office:value-type="string">
            <text:p>40.9 %RH</text:p>
          </table:table-cell>
          <table:table-cell office:value-type="string">
            <text:p>37.5 %RH</text:p>
          </table:table-cell>
          <table:table-cell/>
          <table:table-cell office:value-type="float" office:value="586">
            <text:p>586</text:p>
          </table:table-cell>
          <table:table-cell table:style-name="ce3" office:value-type="string">
            <text:p>2014-07-25 14:15:05</text:p>
          </table:table-cell>
          <table:table-cell table:number-columns-repeated="2" office:value-type="string">
            <text:p>38.195 °C</text:p>
          </table:table-cell>
          <table:table-cell office:value-type="string">
            <text:p>38.038 °C</text:p>
          </table:table-cell>
          <table:table-cell table:number-columns-repeated="2" office:value-type="string">
            <text:p>39.4 %RH</text:p>
          </table:table-cell>
          <table:table-cell office:value-type="string">
            <text:p>38.2 %RH</text:p>
          </table:table-cell>
        </table:table-row>
        <table:table-row table:style-name="ro2">
          <table:table-cell/>
          <table:table-cell office:value-type="float" office:value="597">
            <text:p>597</text:p>
          </table:table-cell>
          <table:table-cell table:style-name="ce3" office:value-type="string">
            <text:p>2014-07-25 14:15:43</text:p>
          </table:table-cell>
          <table:table-cell table:number-columns-repeated="2" office:value-type="string">
            <text:p>38.125 °C</text:p>
          </table:table-cell>
          <table:table-cell office:value-type="string">
            <text:p>38.048 °C</text:p>
          </table:table-cell>
          <table:table-cell office:value-type="string">
            <text:p>40.9 %RH</text:p>
          </table:table-cell>
          <table:table-cell table:number-columns-repeated="2" office:value-type="string">
            <text:p>37.0 %RH</text:p>
          </table:table-cell>
          <table:table-cell/>
          <table:table-cell office:value-type="float" office:value="587">
            <text:p>587</text:p>
          </table:table-cell>
          <table:table-cell table:style-name="ce3" office:value-type="string">
            <text:p>2014-07-25 14:15:35</text:p>
          </table:table-cell>
          <table:table-cell office:value-type="string">
            <text:p>38.242 °C</text:p>
          </table:table-cell>
          <table:table-cell office:value-type="string">
            <text:p>38.233 °C</text:p>
          </table:table-cell>
          <table:table-cell office:value-type="string">
            <text:p>38.195 °C</text:p>
          </table:table-cell>
          <table:table-cell office:value-type="string">
            <text:p>40.1 %RH</text:p>
          </table:table-cell>
          <table:table-cell table:number-columns-repeated="2" office:value-type="string">
            <text:p>38.9 %RH</text:p>
          </table:table-cell>
        </table:table-row>
        <table:table-row table:style-name="ro2">
          <table:table-cell/>
          <table:table-cell office:value-type="float" office:value="598">
            <text:p>598</text:p>
          </table:table-cell>
          <table:table-cell table:style-name="ce3" office:value-type="string">
            <text:p>2014-07-25 14:16:13</text:p>
          </table:table-cell>
          <table:table-cell table:number-columns-repeated="2" office:value-type="string">
            <text:p>38.233 °C</text:p>
          </table:table-cell>
          <table:table-cell office:value-type="string">
            <text:p>38.125 °C</text:p>
          </table:table-cell>
          <table:table-cell office:value-type="string">
            <text:p>38.0 %RH</text:p>
          </table:table-cell>
          <table:table-cell office:value-type="string">
            <text:p>37.5 %RH</text:p>
          </table:table-cell>
          <table:table-cell office:value-type="string">
            <text:p>36.8 %RH</text:p>
          </table:table-cell>
          <table:table-cell/>
          <table:table-cell office:value-type="float" office:value="588">
            <text:p>588</text:p>
          </table:table-cell>
          <table:table-cell table:style-name="ce3" office:value-type="string">
            <text:p>2014-07-25 14:16:05</text:p>
          </table:table-cell>
          <table:table-cell table:number-columns-repeated="2" office:value-type="string">
            <text:p>38.290 °C</text:p>
          </table:table-cell>
          <table:table-cell office:value-type="string">
            <text:p>38.237 °C</text:p>
          </table:table-cell>
          <table:table-cell office:value-type="string">
            <text:p>38.9 %RH</text:p>
          </table:table-cell>
          <table:table-cell table:number-columns-repeated="2" office:value-type="string">
            <text:p>38.4 %RH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99">
            <text:p>599</text:p>
          </table:table-cell>
          <table:table-cell table:style-name="ce3" office:value-type="string">
            <text:p>2014-07-25 14:16:43</text:p>
          </table:table-cell>
          <table:table-cell table:number-columns-repeated="2" office:value-type="string">
            <text:p>38.322 °C</text:p>
          </table:table-cell>
          <table:table-cell office:value-type="string">
            <text:p>38.240 °C</text:p>
          </table:table-cell>
          <table:table-cell table:number-columns-repeated="2" office:value-type="string">
            <text:p>38.7 %RH</text:p>
          </table:table-cell>
          <table:table-cell office:value-type="string">
            <text:p>37.3 %RH</text:p>
          </table:table-cell>
          <table:table-cell/>
          <table:table-cell office:value-type="float" office:value="589">
            <text:p>589</text:p>
          </table:table-cell>
          <table:table-cell table:style-name="ce3" office:value-type="string">
            <text:p>2014-07-25 14:16:35</text:p>
          </table:table-cell>
          <table:table-cell office:value-type="string">
            <text:p>38.331 °C</text:p>
          </table:table-cell>
          <table:table-cell office:value-type="string">
            <text:p>38.322 °C</text:p>
          </table:table-cell>
          <table:table-cell office:value-type="string">
            <text:p>38.282 °C</text:p>
          </table:table-cell>
          <table:table-cell office:value-type="string">
            <text:p>39.4 %RH</text:p>
          </table:table-cell>
          <table:table-cell office:value-type="string">
            <text:p>38.9 %RH</text:p>
          </table:table-cell>
          <table:table-cell office:value-type="string">
            <text:p>38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style-name="ce3" office:value-type="string">
            <text:p>2014-07-25 14:19:13</text:p>
          </table:table-cell>
          <table:table-cell table:number-columns-repeated="2" office:value-type="string">
            <text:p>38.959 °C</text:p>
          </table:table-cell>
          <table:table-cell office:value-type="string">
            <text:p>38.821 °C</text:p>
          </table:table-cell>
          <table:table-cell office:value-type="string">
            <text:p>39.9 %RH</text:p>
          </table:table-cell>
          <table:table-cell office:value-type="string">
            <text:p>38.7 %RH</text:p>
          </table:table-cell>
          <table:table-cell office:value-type="string">
            <text:p>38.2 %RH</text:p>
          </table:table-cell>
          <table:table-cell/>
          <table:table-cell office:value-type="float" office:value="594">
            <text:p>594</text:p>
          </table:table-cell>
          <table:table-cell table:style-name="ce3" office:value-type="string">
            <text:p>2014-07-25 14:19:05</text:p>
          </table:table-cell>
          <table:table-cell office:value-type="string">
            <text:p>38.569 °C</text:p>
          </table:table-cell>
          <table:table-cell office:value-type="string">
            <text:p>38.568 °C</text:p>
          </table:table-cell>
          <table:table-cell office:value-type="string">
            <text:p>38.553 °C</text:p>
          </table:table-cell>
          <table:table-cell office:value-type="string">
            <text:p>42.8 %RH</text:p>
          </table:table-cell>
          <table:table-cell office:value-type="string">
            <text:p>41.1 %RH</text:p>
          </table:table-cell>
          <table:table-cell office:value-type="string">
            <text:p>40.9 %RH</text:p>
          </table:table-cell>
        </table:table-row>
        <table:table-row table:style-name="ro2">
          <table:table-cell/>
          <table:table-cell office:value-type="float" office:value="605">
            <text:p>605</text:p>
          </table:table-cell>
          <table:table-cell table:style-name="ce3" office:value-type="string">
            <text:p>2014-07-25 14:19:43</text:p>
          </table:table-cell>
          <table:table-cell office:value-type="string">
            <text:p>38.983 °C</text:p>
          </table:table-cell>
          <table:table-cell office:value-type="string">
            <text:p>38.968 °C</text:p>
          </table:table-cell>
          <table:table-cell office:value-type="string">
            <text:p>38.963 °C</text:p>
          </table:table-cell>
          <table:table-cell office:value-type="string">
            <text:p>39.9 %RH</text:p>
          </table:table-cell>
          <table:table-cell office:value-type="string">
            <text:p>39.2 %RH</text:p>
          </table:table-cell>
          <table:table-cell office:value-type="string">
            <text:p>37.7 %RH</text:p>
          </table:table-cell>
          <table:table-cell/>
          <table:table-cell office:value-type="float" office:value="595">
            <text:p>595</text:p>
          </table:table-cell>
          <table:table-cell table:style-name="ce3" office:value-type="string">
            <text:p>2014-07-25 14:19:35</text:p>
          </table:table-cell>
          <table:table-cell office:value-type="string">
            <text:p>38.571 °C</text:p>
          </table:table-cell>
          <table:table-cell table:number-columns-repeated="2" office:value-type="string">
            <text:p>38.534 °C</text:p>
          </table:table-cell>
          <table:table-cell office:value-type="string">
            <text:p>42.1 %RH</text:p>
          </table:table-cell>
          <table:table-cell office:value-type="string">
            <text:p>40.1 %RH</text:p>
          </table:table-cell>
          <table:table-cell office:value-type="string">
            <text:p>38.9 %RH</text:p>
          </table:table-cell>
        </table:table-row>
        <table:table-row table:style-name="ro2">
          <table:table-cell/>
          <table:table-cell office:value-type="float" office:value="606">
            <text:p>606</text:p>
          </table:table-cell>
          <table:table-cell table:style-name="ce3" office:value-type="string">
            <text:p>2014-07-25 14:20:13</text:p>
          </table:table-cell>
          <table:table-cell office:value-type="string">
            <text:p>38.968 °C</text:p>
          </table:table-cell>
          <table:table-cell table:number-columns-repeated="2" office:value-type="string">
            <text:p>38.816 °C</text:p>
          </table:table-cell>
          <table:table-cell office:value-type="string">
            <text:p>39.9 %RH</text:p>
          </table:table-cell>
          <table:table-cell office:value-type="string">
            <text:p>39.4 %RH</text:p>
          </table:table-cell>
          <table:table-cell office:value-type="string">
            <text:p>39.0 %RH</text:p>
          </table:table-cell>
          <table:table-cell/>
          <table:table-cell office:value-type="float" office:value="596">
            <text:p>596</text:p>
          </table:table-cell>
          <table:table-cell table:style-name="ce3" office:value-type="string">
            <text:p>2014-07-25 14:20:05</text:p>
          </table:table-cell>
          <table:table-cell office:value-type="string">
            <text:p>38.526 °C</text:p>
          </table:table-cell>
          <table:table-cell table:number-columns-repeated="2" office:value-type="string">
            <text:p>38.396 °C</text:p>
          </table:table-cell>
          <table:table-cell office:value-type="string">
            <text:p>42.1 %RH</text:p>
          </table:table-cell>
          <table:table-cell office:value-type="string">
            <text:p>41.8 %RH</text:p>
          </table:table-cell>
          <table:table-cell office:value-type="string">
            <text:p>39.9 %RH</text:p>
          </table:table-cell>
        </table:table-row>
        <table:table-row table:style-name="ro2">
          <table:table-cell/>
          <table:table-cell office:value-type="float" office:value="607">
            <text:p>607</text:p>
          </table:table-cell>
          <table:table-cell table:style-name="ce3" office:value-type="string">
            <text:p>2014-07-25 14:20:43</text:p>
          </table:table-cell>
          <table:table-cell office:value-type="string">
            <text:p>38.809 °C</text:p>
          </table:table-cell>
          <table:table-cell table:number-columns-repeated="2" office:value-type="string">
            <text:p>38.617 °C</text:p>
          </table:table-cell>
          <table:table-cell office:value-type="string">
            <text:p>41.9 %RH</text:p>
          </table:table-cell>
          <table:table-cell office:value-type="string">
            <text:p>40.9 %RH</text:p>
          </table:table-cell>
          <table:table-cell office:value-type="string">
            <text:p>39.4 %RH</text:p>
          </table:table-cell>
          <table:table-cell/>
          <table:table-cell office:value-type="float" office:value="597">
            <text:p>597</text:p>
          </table:table-cell>
          <table:table-cell table:style-name="ce3" office:value-type="string">
            <text:p>2014-07-25 14:20:35</text:p>
          </table:table-cell>
          <table:table-cell office:value-type="string">
            <text:p>38.389 °C</text:p>
          </table:table-cell>
          <table:table-cell table:number-columns-repeated="2" office:value-type="string">
            <text:p>38.187 °C</text:p>
          </table:table-cell>
          <table:table-cell office:value-type="string">
            <text:p>42.8 %RH</text:p>
          </table:table-cell>
          <table:table-cell office:value-type="string">
            <text:p>42.1 %RH</text:p>
          </table:table-cell>
          <table:table-cell office:value-type="string">
            <text:p>41.1 %RH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8">
            <text:p>608</text:p>
          </table:table-cell>
          <table:table-cell table:style-name="ce3" office:value-type="string">
            <text:p>2014-07-25 14:21:13</text:p>
          </table:table-cell>
          <table:table-cell office:value-type="string">
            <text:p>38.608 °C</text:p>
          </table:table-cell>
          <table:table-cell table:number-columns-repeated="2" office:value-type="string">
            <text:p>38.401 °C</text:p>
          </table:table-cell>
          <table:table-cell table:number-columns-repeated="2" office:value-type="string">
            <text:p>41.9 %RH</text:p>
          </table:table-cell>
          <table:table-cell office:value-type="string">
            <text:p>40.2 %RH</text:p>
          </table:table-cell>
          <table:table-cell/>
          <table:table-cell office:value-type="float" office:value="598">
            <text:p>598</text:p>
          </table:table-cell>
          <table:table-cell table:style-name="ce3" office:value-type="string">
            <text:p>2014-07-25 14:21:05</text:p>
          </table:table-cell>
          <table:table-cell office:value-type="string">
            <text:p>38.175 °C</text:p>
          </table:table-cell>
          <table:table-cell table:number-columns-repeated="2" office:value-type="string">
            <text:p>37.928 °C</text:p>
          </table:table-cell>
          <table:table-cell table:number-columns-repeated="2" office:value-type="string">
            <text:p>43.3 %RH</text:p>
          </table:table-cell>
          <table:table-cell office:value-type="string">
            <text:p>42.1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13">
            <text:p>613</text:p>
          </table:table-cell>
          <table:table-cell table:style-name="ce3" office:value-type="string">
            <text:p>2014-07-25 14:23:43</text:p>
          </table:table-cell>
          <table:table-cell office:value-type="string">
            <text:p>37.679 °C</text:p>
          </table:table-cell>
          <table:table-cell table:number-columns-repeated="2" office:value-type="string">
            <text:p>37.560 °C</text:p>
          </table:table-cell>
          <table:table-cell office:value-type="string">
            <text:p>43.3 %RH</text:p>
          </table:table-cell>
          <table:table-cell table:number-columns-repeated="2" office:value-type="string">
            <text:p>40.9 %RH</text:p>
          </table:table-cell>
          <table:table-cell/>
          <table:table-cell office:value-type="float" office:value="603">
            <text:p>603</text:p>
          </table:table-cell>
          <table:table-cell table:style-name="ce3" office:value-type="string">
            <text:p>2014-07-25 14:23:35</text:p>
          </table:table-cell>
          <table:table-cell office:value-type="string">
            <text:p>37.300 °C</text:p>
          </table:table-cell>
          <table:table-cell table:number-columns-repeated="2" office:value-type="string">
            <text:p>37.201 °C</text:p>
          </table:table-cell>
          <table:table-cell office:value-type="string">
            <text:p>44.0 %RH</text:p>
          </table:table-cell>
          <table:table-cell table:number-columns-repeated="2" office:value-type="string">
            <text:p>42.3 %RH</text:p>
          </table:table-cell>
        </table:table-row>
        <table:table-row table:style-name="ro2">
          <table:table-cell/>
          <table:table-cell office:value-type="float" office:value="614">
            <text:p>614</text:p>
          </table:table-cell>
          <table:table-cell table:style-name="ce3" office:value-type="string">
            <text:p>2014-07-25 14:24:13</text:p>
          </table:table-cell>
          <table:table-cell office:value-type="string">
            <text:p>37.635 °C</text:p>
          </table:table-cell>
          <table:table-cell office:value-type="string">
            <text:p>37.630 °C</text:p>
          </table:table-cell>
          <table:table-cell office:value-type="string">
            <text:p>37.552 °C</text:p>
          </table:table-cell>
          <table:table-cell office:value-type="string">
            <text:p>40.9 %RH</text:p>
          </table:table-cell>
          <table:table-cell table:number-columns-repeated="2" office:value-type="string">
            <text:p>37.3 %RH</text:p>
          </table:table-cell>
          <table:table-cell/>
          <table:table-cell office:value-type="float" office:value="604">
            <text:p>604</text:p>
          </table:table-cell>
          <table:table-cell table:style-name="ce3" office:value-type="string">
            <text:p>2014-07-25 14:24:05</text:p>
          </table:table-cell>
          <table:table-cell office:value-type="string">
            <text:p>37.198 °C</text:p>
          </table:table-cell>
          <table:table-cell table:number-columns-repeated="2" office:value-type="string">
            <text:p>37.141 °C</text:p>
          </table:table-cell>
          <table:table-cell table:number-columns-repeated="2" office:value-type="string">
            <text:p>42.6 %RH</text:p>
          </table:table-cell>
          <table:table-cell office:value-type="string">
            <text:p>41.4 %RH</text:p>
          </table:table-cell>
        </table:table-row>
        <table:table-row table:style-name="ro2">
          <table:table-cell/>
          <table:table-cell office:value-type="float" office:value="615">
            <text:p>615</text:p>
          </table:table-cell>
          <table:table-cell table:style-name="ce3" office:value-type="string">
            <text:p>2014-07-25 14:24:43</text:p>
          </table:table-cell>
          <table:table-cell table:number-columns-repeated="2" office:value-type="string">
            <text:p>37.958 °C</text:p>
          </table:table-cell>
          <table:table-cell office:value-type="string">
            <text:p>37.648 °C</text:p>
          </table:table-cell>
          <table:table-cell office:value-type="string">
            <text:p>37.3 %RH</text:p>
          </table:table-cell>
          <table:table-cell table:number-columns-repeated="2" office:value-type="string">
            <text:p>34.6 %RH</text:p>
          </table:table-cell>
          <table:table-cell/>
          <table:table-cell office:value-type="float" office:value="605">
            <text:p>605</text:p>
          </table:table-cell>
          <table:table-cell table:style-name="ce3" office:value-type="string">
            <text:p>2014-07-25 14:24:35</text:p>
          </table:table-cell>
          <table:table-cell office:value-type="string">
            <text:p>37.168 °C</text:p>
          </table:table-cell>
          <table:table-cell office:value-type="string">
            <text:p>37.155 °C</text:p>
          </table:table-cell>
          <table:table-cell office:value-type="string">
            <text:p>37.128 °C</text:p>
          </table:table-cell>
          <table:table-cell office:value-type="string">
            <text:p>42.6 %RH</text:p>
          </table:table-cell>
          <table:table-cell table:number-columns-repeated="2" office:value-type="string">
            <text:p>40.6 %RH</text:p>
          </table:table-cell>
        </table:table-row>
        <table:table-row table:style-name="ro2">
          <table:table-cell/>
          <table:table-cell office:value-type="float" office:value="616">
            <text:p>616</text:p>
          </table:table-cell>
          <table:table-cell table:style-name="ce3" office:value-type="string">
            <text:p>2014-07-25 14:25:13</text:p>
          </table:table-cell>
          <table:table-cell table:number-columns-repeated="2" office:value-type="string">
            <text:p>38.274 °C</text:p>
          </table:table-cell>
          <table:table-cell office:value-type="string">
            <text:p>37.966 °C</text:p>
          </table:table-cell>
          <table:table-cell office:value-type="string">
            <text:p>36.5 %RH</text:p>
          </table:table-cell>
          <table:table-cell office:value-type="string">
            <text:p>36.0 %RH</text:p>
          </table:table-cell>
          <table:table-cell office:value-type="string">
            <text:p>34.6 %RH</text:p>
          </table:table-cell>
          <table:table-cell/>
          <table:table-cell office:value-type="float" office:value="606">
            <text:p>606</text:p>
          </table:table-cell>
          <table:table-cell table:style-name="ce3" office:value-type="string">
            <text:p>2014-07-25 14:25:05</text:p>
          </table:table-cell>
          <table:table-cell office:value-type="string">
            <text:p>37.234 °C</text:p>
          </table:table-cell>
          <table:table-cell office:value-type="string">
            <text:p>37.232 °C</text:p>
          </table:table-cell>
          <table:table-cell office:value-type="string">
            <text:p>37.161 °C</text:p>
          </table:table-cell>
          <table:table-cell table:number-columns-repeated="2" office:value-type="string">
            <text:p>42.6 %RH</text:p>
          </table:table-cell>
          <table:table-cell office:value-type="string">
            <text:p>40.6 %RH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7">
            <text:p>617</text:p>
          </table:table-cell>
          <table:table-cell table:style-name="ce3" office:value-type="string">
            <text:p>2014-07-25 14:25:43</text:p>
          </table:table-cell>
          <table:table-cell office:value-type="string">
            <text:p>38.420 °C</text:p>
          </table:table-cell>
          <table:table-cell office:value-type="string">
            <text:p>38.411 °C</text:p>
          </table:table-cell>
          <table:table-cell office:value-type="string">
            <text:p>38.284 °C</text:p>
          </table:table-cell>
          <table:table-cell table:number-columns-repeated="2" office:value-type="string">
            <text:p>36.8 %RH</text:p>
          </table:table-cell>
          <table:table-cell office:value-type="string">
            <text:p>35.8 %RH</text:p>
          </table:table-cell>
          <table:table-cell/>
          <table:table-cell office:value-type="float" office:value="607">
            <text:p>607</text:p>
          </table:table-cell>
          <table:table-cell table:style-name="ce3" office:value-type="string">
            <text:p>2014-07-25 14:25:35</text:p>
          </table:table-cell>
          <table:table-cell table:number-columns-repeated="2" office:value-type="string">
            <text:p>37.295 °C</text:p>
          </table:table-cell>
          <table:table-cell office:value-type="string">
            <text:p>37.235 °C</text:p>
          </table:table-cell>
          <table:table-cell office:value-type="string">
            <text:p>42.6 %RH</text:p>
          </table:table-cell>
          <table:table-cell table:number-columns-repeated="2" office:value-type="string">
            <text:p>40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22">
            <text:p>622</text:p>
          </table:table-cell>
          <table:table-cell table:style-name="ce3" office:value-type="string">
            <text:p>2014-07-25 14:28:13</text:p>
          </table:table-cell>
          <table:table-cell office:value-type="string">
            <text:p>37.669 °C</text:p>
          </table:table-cell>
          <table:table-cell table:number-columns-repeated="2" office:value-type="string">
            <text:p>37.437 °C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  <table:table-cell office:value-type="string">
            <text:p>43.8 %RH</text:p>
          </table:table-cell>
          <table:table-cell/>
          <table:table-cell office:value-type="float" office:value="612">
            <text:p>612</text:p>
          </table:table-cell>
          <table:table-cell table:style-name="ce3" office:value-type="string">
            <text:p>2014-07-25 14:28:05</text:p>
          </table:table-cell>
          <table:table-cell office:value-type="string">
            <text:p>36.875 °C</text:p>
          </table:table-cell>
          <table:table-cell table:number-columns-repeated="2" office:value-type="string">
            <text:p>36.714 °C</text:p>
          </table:table-cell>
          <table:table-cell office:value-type="string">
            <text:p>45.0 %RH</text:p>
          </table:table-cell>
          <table:table-cell office:value-type="string">
            <text:p>44.0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623">
            <text:p>623</text:p>
          </table:table-cell>
          <table:table-cell table:style-name="ce3" office:value-type="string">
            <text:p>2014-07-25 14:28:43</text:p>
          </table:table-cell>
          <table:table-cell office:value-type="string">
            <text:p>37.421 °C</text:p>
          </table:table-cell>
          <table:table-cell table:number-columns-repeated="2" office:value-type="string">
            <text:p>37.174 °C</text:p>
          </table:table-cell>
          <table:table-cell office:value-type="string">
            <text:p>45.8 %RH</text:p>
          </table:table-cell>
          <table:table-cell table:number-columns-repeated="2" office:value-type="string">
            <text:p>42.9 %RH</text:p>
          </table:table-cell>
          <table:table-cell/>
          <table:table-cell office:value-type="float" office:value="613">
            <text:p>613</text:p>
          </table:table-cell>
          <table:table-cell table:style-name="ce3" office:value-type="string">
            <text:p>2014-07-25 14:28:35</text:p>
          </table:table-cell>
          <table:table-cell office:value-type="string">
            <text:p>36.707 °C</text:p>
          </table:table-cell>
          <table:table-cell table:number-columns-repeated="2" office:value-type="string">
            <text:p>36.547 °C</text:p>
          </table:table-cell>
          <table:table-cell office:value-type="string">
            <text:p>43.8 %RH</text:p>
          </table:table-cell>
          <table:table-cell office:value-type="string">
            <text:p>42.6 %RH</text:p>
          </table:table-cell>
          <table:table-cell office:value-type="string">
            <text:p>42.3 %RH</text:p>
          </table:table-cell>
        </table:table-row>
        <table:table-row table:style-name="ro2">
          <table:table-cell/>
          <table:table-cell office:value-type="float" office:value="624">
            <text:p>624</text:p>
          </table:table-cell>
          <table:table-cell table:style-name="ce3" office:value-type="string">
            <text:p>2014-07-25 14:29:13</text:p>
          </table:table-cell>
          <table:table-cell office:value-type="string">
            <text:p>37.166 °C</text:p>
          </table:table-cell>
          <table:table-cell office:value-type="string">
            <text:p>37.090 °C</text:p>
          </table:table-cell>
          <table:table-cell office:value-type="string">
            <text:p>37.087 °C</text:p>
          </table:table-cell>
          <table:table-cell office:value-type="string">
            <text:p>42.9 %RH</text:p>
          </table:table-cell>
          <table:table-cell table:number-columns-repeated="2" office:value-type="string">
            <text:p>40.2 %RH</text:p>
          </table:table-cell>
          <table:table-cell/>
          <table:table-cell office:value-type="float" office:value="614">
            <text:p>614</text:p>
          </table:table-cell>
          <table:table-cell table:style-name="ce3" office:value-type="string">
            <text:p>2014-07-25 14:29:05</text:p>
          </table:table-cell>
          <table:table-cell office:value-type="string">
            <text:p>36.544 °C</text:p>
          </table:table-cell>
          <table:table-cell office:value-type="string">
            <text:p>36.491 °C</text:p>
          </table:table-cell>
          <table:table-cell office:value-type="string">
            <text:p>36.483 °C</text:p>
          </table:table-cell>
          <table:table-cell table:number-columns-repeated="2" office:value-type="string">
            <text:p>42.8 %RH</text:p>
          </table:table-cell>
          <table:table-cell office:value-type="string">
            <text:p>42.1 %RH</text:p>
          </table:table-cell>
        </table:table-row>
        <table:table-row table:style-name="ro2">
          <table:table-cell/>
          <table:table-cell office:value-type="float" office:value="625">
            <text:p>625</text:p>
          </table:table-cell>
          <table:table-cell table:style-name="ce3" office:value-type="string">
            <text:p>2014-07-25 14:29:43</text:p>
          </table:table-cell>
          <table:table-cell table:number-columns-repeated="2" office:value-type="string">
            <text:p>37.298 °C</text:p>
          </table:table-cell>
          <table:table-cell office:value-type="string">
            <text:p>37.090 °C</text:p>
          </table:table-cell>
          <table:table-cell office:value-type="string">
            <text:p>39.7 %RH</text:p>
          </table:table-cell>
          <table:table-cell table:number-columns-repeated="2" office:value-type="string">
            <text:p>37.0 %RH</text:p>
          </table:table-cell>
          <table:table-cell/>
          <table:table-cell office:value-type="float" office:value="615">
            <text:p>615</text:p>
          </table:table-cell>
          <table:table-cell table:style-name="ce3" office:value-type="string">
            <text:p>2014-07-25 14:29:35</text:p>
          </table:table-cell>
          <table:table-cell table:number-columns-repeated="2" office:value-type="string">
            <text:p>36.549 °C</text:p>
          </table:table-cell>
          <table:table-cell office:value-type="string">
            <text:p>36.488 °C</text:p>
          </table:table-cell>
          <table:table-cell office:value-type="string">
            <text:p>42.8 %RH</text:p>
          </table:table-cell>
          <table:table-cell table:number-columns-repeated="2" office:value-type="string">
            <text:p>38.7 %R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6">
            <text:p>626</text:p>
          </table:table-cell>
          <table:table-cell table:style-name="ce3" office:value-type="string">
            <text:p>2014-07-25 14:30:13</text:p>
          </table:table-cell>
          <table:table-cell table:number-columns-repeated="2" office:value-type="string">
            <text:p>37.693 °C</text:p>
          </table:table-cell>
          <table:table-cell office:value-type="string">
            <text:p>37.313 °C</text:p>
          </table:table-cell>
          <table:table-cell table:number-columns-repeated="2" office:value-type="string">
            <text:p>37.7 %RH</text:p>
          </table:table-cell>
          <table:table-cell office:value-type="string">
            <text:p>35.8 %RH</text:p>
          </table:table-cell>
          <table:table-cell/>
          <table:table-cell office:value-type="float" office:value="616">
            <text:p>616</text:p>
          </table:table-cell>
          <table:table-cell table:style-name="ce3" office:value-type="string">
            <text:p>2014-07-25 14:30:05</text:p>
          </table:table-cell>
          <table:table-cell office:value-type="string">
            <text:p>36.629 °C</text:p>
          </table:table-cell>
          <table:table-cell office:value-type="string">
            <text:p>36.609 °C</text:p>
          </table:table-cell>
          <table:table-cell office:value-type="string">
            <text:p>36.552 °C</text:p>
          </table:table-cell>
          <table:table-cell table:number-columns-repeated="2" office:value-type="string">
            <text:p>41.4 %RH</text:p>
          </table:table-cell>
          <table:table-cell office:value-type="string">
            <text:p>38.4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31">
            <text:p>631</text:p>
          </table:table-cell>
          <table:table-cell table:style-name="ce3" office:value-type="string">
            <text:p>2014-07-25 14:32:43</text:p>
          </table:table-cell>
          <table:table-cell office:value-type="string">
            <text:p>37.480 °C</text:p>
          </table:table-cell>
          <table:table-cell table:number-columns-repeated="2" office:value-type="string">
            <text:p>37.336 °C</text:p>
          </table:table-cell>
          <table:table-cell office:value-type="string">
            <text:p>46.8 %RH</text:p>
          </table:table-cell>
          <table:table-cell office:value-type="string">
            <text:p>44.8 %RH</text:p>
          </table:table-cell>
          <table:table-cell office:value-type="string">
            <text:p>44.6 %RH</text:p>
          </table:table-cell>
          <table:table-cell/>
          <table:table-cell office:value-type="float" office:value="621">
            <text:p>621</text:p>
          </table:table-cell>
          <table:table-cell table:style-name="ce3" office:value-type="string">
            <text:p>2014-07-25 14:32:35</text:p>
          </table:table-cell>
          <table:table-cell office:value-type="string">
            <text:p>36.508 °C</text:p>
          </table:table-cell>
          <table:table-cell table:number-columns-repeated="2" office:value-type="string">
            <text:p>36.413 °C</text:p>
          </table:table-cell>
          <table:table-cell office:value-type="string">
            <text:p>46.2 %RH</text:p>
          </table:table-cell>
          <table:table-cell office:value-type="string">
            <text:p>46.0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632">
            <text:p>632</text:p>
          </table:table-cell>
          <table:table-cell table:style-name="ce3" office:value-type="string">
            <text:p>2014-07-25 14:33:13</text:p>
          </table:table-cell>
          <table:table-cell office:value-type="string">
            <text:p>37.335 °C</text:p>
          </table:table-cell>
          <table:table-cell table:number-columns-repeated="2" office:value-type="string">
            <text:p>37.178 °C</text:p>
          </table:table-cell>
          <table:table-cell office:value-type="string">
            <text:p>46.1 %RH</text:p>
          </table:table-cell>
          <table:table-cell office:value-type="string">
            <text:p>45.3 %RH</text:p>
          </table:table-cell>
          <table:table-cell office:value-type="string">
            <text:p>44.3 %RH</text:p>
          </table:table-cell>
          <table:table-cell/>
          <table:table-cell office:value-type="float" office:value="622">
            <text:p>622</text:p>
          </table:table-cell>
          <table:table-cell table:style-name="ce3" office:value-type="string">
            <text:p>2014-07-25 14:33:05</text:p>
          </table:table-cell>
          <table:table-cell office:value-type="string">
            <text:p>36.411 °C</text:p>
          </table:table-cell>
          <table:table-cell table:number-columns-repeated="2" office:value-type="string">
            <text:p>36.302 °C</text:p>
          </table:table-cell>
          <table:table-cell office:value-type="string">
            <text:p>46.0 %RH</text:p>
          </table:table-cell>
          <table:table-cell office:value-type="string">
            <text:p>45.2 %RH</text:p>
          </table:table-cell>
          <table:table-cell office:value-type="string">
            <text:p>44.0 %RH</text:p>
          </table:table-cell>
        </table:table-row>
        <table:table-row table:style-name="ro2">
          <table:table-cell/>
          <table:table-cell office:value-type="float" office:value="633">
            <text:p>633</text:p>
          </table:table-cell>
          <table:table-cell table:style-name="ce3" office:value-type="string">
            <text:p>2014-07-25 14:33:43</text:p>
          </table:table-cell>
          <table:table-cell office:value-type="string">
            <text:p>37.174 °C</text:p>
          </table:table-cell>
          <table:table-cell table:number-columns-repeated="2" office:value-type="string">
            <text:p>36.959 °C</text:p>
          </table:table-cell>
          <table:table-cell office:value-type="string">
            <text:p>47.8 %RH</text:p>
          </table:table-cell>
          <table:table-cell office:value-type="string">
            <text:p>46.3 %RH</text:p>
          </table:table-cell>
          <table:table-cell office:value-type="string">
            <text:p>45.3 %RH</text:p>
          </table:table-cell>
          <table:table-cell/>
          <table:table-cell office:value-type="float" office:value="623">
            <text:p>623</text:p>
          </table:table-cell>
          <table:table-cell table:style-name="ce3" office:value-type="string">
            <text:p>2014-07-25 14:33:35</text:p>
          </table:table-cell>
          <table:table-cell office:value-type="string">
            <text:p>36.300 °C</text:p>
          </table:table-cell>
          <table:table-cell table:number-columns-repeated="2" office:value-type="string">
            <text:p>36.203 °C</text:p>
          </table:table-cell>
          <table:table-cell office:value-type="string">
            <text:p>46.7 %RH</text:p>
          </table:table-cell>
          <table:table-cell office:value-type="string">
            <text:p>46.5 %RH</text:p>
          </table:table-cell>
          <table:table-cell office:value-type="string">
            <text:p>45.2 %RH</text:p>
          </table:table-cell>
        </table:table-row>
        <table:table-row table:style-name="ro2">
          <table:table-cell/>
          <table:table-cell office:value-type="float" office:value="634">
            <text:p>634</text:p>
          </table:table-cell>
          <table:table-cell table:style-name="ce3" office:value-type="string">
            <text:p>2014-07-25 14:34:13</text:p>
          </table:table-cell>
          <table:table-cell office:value-type="string">
            <text:p>36.967 °C</text:p>
          </table:table-cell>
          <table:table-cell table:number-columns-repeated="2" office:value-type="string">
            <text:p>36.755 °C</text:p>
          </table:table-cell>
          <table:table-cell office:value-type="string">
            <text:p>49.1 %RH</text:p>
          </table:table-cell>
          <table:table-cell office:value-type="string">
            <text:p>46.8 %RH</text:p>
          </table:table-cell>
          <table:table-cell office:value-type="string">
            <text:p>46.3 %RH</text:p>
          </table:table-cell>
          <table:table-cell/>
          <table:table-cell office:value-type="float" office:value="624">
            <text:p>624</text:p>
          </table:table-cell>
          <table:table-cell table:style-name="ce3" office:value-type="string">
            <text:p>2014-07-25 14:34:05</text:p>
          </table:table-cell>
          <table:table-cell office:value-type="string">
            <text:p>36.203 °C</text:p>
          </table:table-cell>
          <table:table-cell table:number-columns-repeated="2" office:value-type="string">
            <text:p>36.097 °C</text:p>
          </table:table-cell>
          <table:table-cell office:value-type="string">
            <text:p>46.7 %RH</text:p>
          </table:table-cell>
          <table:table-cell office:value-type="string">
            <text:p>46.2 %RH</text:p>
          </table:table-cell>
          <table:table-cell office:value-type="string">
            <text:p>45.5 %RH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35">
            <text:p>635</text:p>
          </table:table-cell>
          <table:table-cell table:style-name="ce3" office:value-type="string">
            <text:p>2014-07-25 14:34:43</text:p>
          </table:table-cell>
          <table:table-cell office:value-type="string">
            <text:p>36.755 °C</text:p>
          </table:table-cell>
          <table:table-cell table:number-columns-repeated="2" office:value-type="string">
            <text:p>36.586 °C</text:p>
          </table:table-cell>
          <table:table-cell office:value-type="string">
            <text:p>47.8 %RH</text:p>
          </table:table-cell>
          <table:table-cell office:value-type="string">
            <text:p>47.1 %RH</text:p>
          </table:table-cell>
          <table:table-cell office:value-type="string">
            <text:p>46.3 %RH</text:p>
          </table:table-cell>
          <table:table-cell/>
          <table:table-cell office:value-type="float" office:value="625">
            <text:p>625</text:p>
          </table:table-cell>
          <table:table-cell table:style-name="ce3" office:value-type="string">
            <text:p>2014-07-25 14:34:35</text:p>
          </table:table-cell>
          <table:table-cell office:value-type="string">
            <text:p>36.092 °C</text:p>
          </table:table-cell>
          <table:table-cell table:number-columns-repeated="2" office:value-type="string">
            <text:p>36.024 °C</text:p>
          </table:table-cell>
          <table:table-cell office:value-type="string">
            <text:p>47.0 %RH</text:p>
          </table:table-cell>
          <table:table-cell table:number-columns-repeated="2" office:value-type="string">
            <text:p>45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52">
            <text:p>652</text:p>
          </table:table-cell>
          <table:table-cell table:style-name="ce3" office:value-type="string">
            <text:p>2014-07-25 14:43:13</text:p>
          </table:table-cell>
          <table:table-cell office:value-type="string">
            <text:p>35.284 °C</text:p>
          </table:table-cell>
          <table:table-cell office:value-type="string">
            <text:p>35.274 °C</text:p>
          </table:table-cell>
          <table:table-cell office:value-type="string">
            <text:p>35.269 °C</text:p>
          </table:table-cell>
          <table:table-cell office:value-type="string">
            <text:p>44.6 %RH</text:p>
          </table:table-cell>
          <table:table-cell office:value-type="string">
            <text:p>44.1 %RH</text:p>
          </table:table-cell>
          <table:table-cell office:value-type="string">
            <text:p>43.6 %RH</text:p>
          </table:table-cell>
          <table:table-cell/>
          <table:table-cell office:value-type="float" office:value="642">
            <text:p>642</text:p>
          </table:table-cell>
          <table:table-cell table:style-name="ce3" office:value-type="string">
            <text:p>2014-07-25 14:43:05</text:p>
          </table:table-cell>
          <table:table-cell office:value-type="string">
            <text:p>35.551 °C</text:p>
          </table:table-cell>
          <table:table-cell office:value-type="string">
            <text:p>35.543 °C</text:p>
          </table:table-cell>
          <table:table-cell office:value-type="string">
            <text:p>35.517 °C</text:p>
          </table:table-cell>
          <table:table-cell office:value-type="string">
            <text:p>48.0 %RH</text:p>
          </table:table-cell>
          <table:table-cell office:value-type="string">
            <text:p>47.7 %RH</text:p>
          </table:table-cell>
          <table:table-cell office:value-type="string">
            <text:p>46.2 %RH</text:p>
          </table:table-cell>
        </table:table-row>
        <table:table-row table:style-name="ro2">
          <table:table-cell/>
          <table:table-cell office:value-type="float" office:value="653">
            <text:p>653</text:p>
          </table:table-cell>
          <table:table-cell table:style-name="ce3" office:value-type="string">
            <text:p>2014-07-25 14:43:43</text:p>
          </table:table-cell>
          <table:table-cell office:value-type="string">
            <text:p>35.277 °C</text:p>
          </table:table-cell>
          <table:table-cell office:value-type="string">
            <text:p>35.267 °C</text:p>
          </table:table-cell>
          <table:table-cell office:value-type="string">
            <text:p>35.261 °C</text:p>
          </table:table-cell>
          <table:table-cell table:number-columns-repeated="2" office:value-type="string">
            <text:p>46.3 %RH</text:p>
          </table:table-cell>
          <table:table-cell office:value-type="string">
            <text:p>44.1 %RH</text:p>
          </table:table-cell>
          <table:table-cell/>
          <table:table-cell office:value-type="float" office:value="643">
            <text:p>643</text:p>
          </table:table-cell>
          <table:table-cell table:style-name="ce3" office:value-type="string">
            <text:p>2014-07-25 14:43:35</text:p>
          </table:table-cell>
          <table:table-cell table:number-columns-repeated="2" office:value-type="string">
            <text:p>35.554 °C</text:p>
          </table:table-cell>
          <table:table-cell office:value-type="string">
            <text:p>35.545 °C</text:p>
          </table:table-cell>
          <table:table-cell office:value-type="string">
            <text:p>47.7 %RH</text:p>
          </table:table-cell>
          <table:table-cell office:value-type="string">
            <text:p>44.7 %RH</text:p>
          </table:table-cell>
          <table:table-cell office:value-type="string">
            <text:p>44.3 %RH</text:p>
          </table:table-cell>
        </table:table-row>
        <table:table-row table:style-name="ro2">
          <table:table-cell/>
          <table:table-cell office:value-type="float" office:value="654">
            <text:p>654</text:p>
          </table:table-cell>
          <table:table-cell table:style-name="ce3" office:value-type="string">
            <text:p>2014-07-25 14:44:13</text:p>
          </table:table-cell>
          <table:table-cell office:value-type="string">
            <text:p>35.267 °C</text:p>
          </table:table-cell>
          <table:table-cell office:value-type="string">
            <text:p>35.261 °C</text:p>
          </table:table-cell>
          <table:table-cell office:value-type="string">
            <text:p>35.251 °C</text:p>
          </table:table-cell>
          <table:table-cell office:value-type="string">
            <text:p>48.6 %RH</text:p>
          </table:table-cell>
          <table:table-cell table:number-columns-repeated="2" office:value-type="string">
            <text:p>46.1 %RH</text:p>
          </table:table-cell>
          <table:table-cell/>
          <table:table-cell office:value-type="float" office:value="644">
            <text:p>644</text:p>
          </table:table-cell>
          <table:table-cell table:style-name="ce3" office:value-type="string">
            <text:p>2014-07-25 14:44:05</text:p>
          </table:table-cell>
          <table:table-cell office:value-type="string">
            <text:p>35.554 °C</text:p>
          </table:table-cell>
          <table:table-cell table:number-columns-repeated="2" office:value-type="string">
            <text:p>35.530 °C</text:p>
          </table:table-cell>
          <table:table-cell table:number-columns-repeated="2" office:value-type="string">
            <text:p>46.2 %RH</text:p>
          </table:table-cell>
          <table:table-cell office:value-type="string">
            <text:p>44.5 %RH</text:p>
          </table:table-cell>
        </table:table-row>
        <table:table-row table:style-name="ro2">
          <table:table-cell/>
          <table:table-cell office:value-type="float" office:value="655">
            <text:p>655</text:p>
          </table:table-cell>
          <table:table-cell table:style-name="ce3" office:value-type="string">
            <text:p>2014-07-25 14:44:43</text:p>
          </table:table-cell>
          <table:table-cell office:value-type="string">
            <text:p>35.259 °C</text:p>
          </table:table-cell>
          <table:table-cell table:number-columns-repeated="2" office:value-type="string">
            <text:p>35.222 °C</text:p>
          </table:table-cell>
          <table:table-cell table:number-columns-repeated="2" office:value-type="string">
            <text:p>46.8 %RH</text:p>
          </table:table-cell>
          <table:table-cell office:value-type="string">
            <text:p>45.3 %RH</text:p>
          </table:table-cell>
          <table:table-cell/>
          <table:table-cell office:value-type="float" office:value="645">
            <text:p>645</text:p>
          </table:table-cell>
          <table:table-cell table:style-name="ce3" office:value-type="string">
            <text:p>2014-07-25 14:44:35</text:p>
          </table:table-cell>
          <table:table-cell office:value-type="string">
            <text:p>35.533 °C</text:p>
          </table:table-cell>
          <table:table-cell table:number-columns-repeated="2" office:value-type="string">
            <text:p>35.504 °C</text:p>
          </table:table-cell>
          <table:table-cell office:value-type="string">
            <text:p>46.5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56">
            <text:p>656</text:p>
          </table:table-cell>
          <table:table-cell table:style-name="ce3" office:value-type="string">
            <text:p>2014-07-25 14:45:13</text:p>
          </table:table-cell>
          <table:table-cell office:value-type="string">
            <text:p>35.219 °C</text:p>
          </table:table-cell>
          <table:table-cell office:value-type="string">
            <text:p>35.158 °C</text:p>
          </table:table-cell>
          <table:table-cell office:value-type="string">
            <text:p>35.155 °C</text:p>
          </table:table-cell>
          <table:table-cell office:value-type="string">
            <text:p>47.3 %RH</text:p>
          </table:table-cell>
          <table:table-cell table:number-columns-repeated="2" office:value-type="string">
            <text:p>45.8 %RH</text:p>
          </table:table-cell>
          <table:table-cell/>
          <table:table-cell office:value-type="float" office:value="646">
            <text:p>646</text:p>
          </table:table-cell>
          <table:table-cell table:style-name="ce3" office:value-type="string">
            <text:p>2014-07-25 14:45:05</text:p>
          </table:table-cell>
          <table:table-cell office:value-type="string">
            <text:p>35.503 °C</text:p>
          </table:table-cell>
          <table:table-cell table:number-columns-repeated="2" office:value-type="string">
            <text:p>35.427 °C</text:p>
          </table:table-cell>
          <table:table-cell office:value-type="string">
            <text:p>44.5 %RH</text:p>
          </table:table-cell>
          <table:table-cell office:value-type="string">
            <text:p>44.3 %RH</text:p>
          </table:table-cell>
          <table:table-cell office:value-type="string">
            <text:p>44.0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61">
            <text:p>661</text:p>
          </table:table-cell>
          <table:table-cell table:style-name="ce3" office:value-type="string">
            <text:p>2014-07-25 14:47:43</text:p>
          </table:table-cell>
          <table:table-cell table:number-columns-repeated="2" office:value-type="string">
            <text:p>35.182 °C</text:p>
          </table:table-cell>
          <table:table-cell office:value-type="string">
            <text:p>35.068 °C</text:p>
          </table:table-cell>
          <table:table-cell table:number-columns-repeated="2" office:value-type="string">
            <text:p>44.8 %RH</text:p>
          </table:table-cell>
          <table:table-cell office:value-type="string">
            <text:p>43.6 %RH</text:p>
          </table:table-cell>
          <table:table-cell/>
          <table:table-cell office:value-type="float" office:value="651">
            <text:p>651</text:p>
          </table:table-cell>
          <table:table-cell table:style-name="ce3" office:value-type="string">
            <text:p>2014-07-25 14:47:35</text:p>
          </table:table-cell>
          <table:table-cell table:number-columns-repeated="2" office:value-type="string">
            <text:p>35.322 °C</text:p>
          </table:table-cell>
          <table:table-cell office:value-type="string">
            <text:p>35.232 °C</text:p>
          </table:table-cell>
          <table:table-cell office:value-type="string">
            <text:p>46.2 %RH</text:p>
          </table:table-cell>
          <table:table-cell office:value-type="string">
            <text:p>43.8 %RH</text:p>
          </table:table-cell>
          <table:table-cell office:value-type="string">
            <text:p>43.3 %RH</text:p>
          </table:table-cell>
        </table:table-row>
        <table:table-row table:style-name="ro2">
          <table:table-cell/>
          <table:table-cell office:value-type="float" office:value="662">
            <text:p>662</text:p>
          </table:table-cell>
          <table:table-cell table:style-name="ce3" office:value-type="string">
            <text:p>2014-07-25 14:48:13</text:p>
          </table:table-cell>
          <table:table-cell table:number-columns-repeated="2" office:value-type="string">
            <text:p>35.313 °C</text:p>
          </table:table-cell>
          <table:table-cell office:value-type="string">
            <text:p>35.182 °C</text:p>
          </table:table-cell>
          <table:table-cell office:value-type="string">
            <text:p>45.5 %RH</text:p>
          </table:table-cell>
          <table:table-cell office:value-type="string">
            <text:p>45.0 %RH</text:p>
          </table:table-cell>
          <table:table-cell office:value-type="string">
            <text:p>44.1 %RH</text:p>
          </table:table-cell>
          <table:table-cell/>
          <table:table-cell office:value-type="float" office:value="652">
            <text:p>652</text:p>
          </table:table-cell>
          <table:table-cell table:style-name="ce3" office:value-type="string">
            <text:p>2014-07-25 14:48:05</text:p>
          </table:table-cell>
          <table:table-cell table:number-columns-repeated="2" office:value-type="string">
            <text:p>35.488 °C</text:p>
          </table:table-cell>
          <table:table-cell office:value-type="string">
            <text:p>35.332 °C</text:p>
          </table:table-cell>
          <table:table-cell table:number-columns-repeated="2" office:value-type="string">
            <text:p>45.7 %RH</text:p>
          </table:table-cell>
          <table:table-cell office:value-type="string">
            <text:p>43.8 %RH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63">
            <text:p>663</text:p>
          </table:table-cell>
          <table:table-cell table:style-name="ce3" office:value-type="string">
            <text:p>2014-07-25 14:48:43</text:p>
          </table:table-cell>
          <table:table-cell table:number-columns-repeated="2" office:value-type="string">
            <text:p>35.485 °C</text:p>
          </table:table-cell>
          <table:table-cell office:value-type="string">
            <text:p>35.317 °C</text:p>
          </table:table-cell>
          <table:table-cell office:value-type="string">
            <text:p>44.8 %RH</text:p>
          </table:table-cell>
          <table:table-cell table:number-columns-repeated="2" office:value-type="string">
            <text:p>44.6 %RH</text:p>
          </table:table-cell>
          <table:table-cell/>
          <table:table-cell office:value-type="float" office:value="653">
            <text:p>653</text:p>
          </table:table-cell>
          <table:table-cell table:style-name="ce3" office:value-type="string">
            <text:p>2014-07-25 14:48:35</text:p>
          </table:table-cell>
          <table:table-cell table:number-columns-repeated="2" office:value-type="string">
            <text:p>35.675 °C</text:p>
          </table:table-cell>
          <table:table-cell office:value-type="string">
            <text:p>35.488 °C</text:p>
          </table:table-cell>
          <table:table-cell office:value-type="string">
            <text:p>47.0 %RH</text:p>
          </table:table-cell>
          <table:table-cell office:value-type="string">
            <text:p>46.7 %RH</text:p>
          </table:table-cell>
          <table:table-cell office:value-type="string">
            <text:p>45.7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67">
            <text:p>667</text:p>
          </table:table-cell>
          <table:table-cell table:style-name="ce3" office:value-type="string">
            <text:p>2014-07-25 14:50:43</text:p>
          </table:table-cell>
          <table:table-cell table:number-columns-repeated="2" office:value-type="string">
            <text:p>36.714 °C</text:p>
          </table:table-cell>
          <table:table-cell office:value-type="string">
            <text:p>36.379 °C</text:p>
          </table:table-cell>
          <table:table-cell office:value-type="string">
            <text:p>42.4 %RH</text:p>
          </table:table-cell>
          <table:table-cell office:value-type="string">
            <text:p>41.6 %RH</text:p>
          </table:table-cell>
          <table:table-cell office:value-type="string">
            <text:p>40.7 %RH</text:p>
          </table:table-cell>
          <table:table-cell/>
          <table:table-cell office:value-type="float" office:value="657">
            <text:p>657</text:p>
          </table:table-cell>
          <table:table-cell table:style-name="ce3" office:value-type="string">
            <text:p>2014-07-25 14:50:35</text:p>
          </table:table-cell>
          <table:table-cell table:number-columns-repeated="2" office:value-type="string">
            <text:p>36.278 °C</text:p>
          </table:table-cell>
          <table:table-cell office:value-type="string">
            <text:p>36.134 °C</text:p>
          </table:table-cell>
          <table:table-cell table:number-columns-repeated="2" office:value-type="string">
            <text:p>43.3 %RH</text:p>
          </table:table-cell>
          <table:table-cell office:value-type="string">
            <text:p>42.3 %RH</text:p>
          </table:table-cell>
        </table:table-row>
        <table:table-row table:style-name="ro2">
          <table:table-cell/>
          <table:table-cell office:value-type="float" office:value="668">
            <text:p>668</text:p>
          </table:table-cell>
          <table:table-cell table:style-name="ce3" office:value-type="string">
            <text:p>2014-07-25 14:51:13</text:p>
          </table:table-cell>
          <table:table-cell table:number-columns-repeated="2" office:value-type="string">
            <text:p>36.964 °C</text:p>
          </table:table-cell>
          <table:table-cell office:value-type="string">
            <text:p>36.727 °C</text:p>
          </table:table-cell>
          <table:table-cell table:number-columns-repeated="2" office:value-type="string">
            <text:p>43.8 %RH</text:p>
          </table:table-cell>
          <table:table-cell office:value-type="string">
            <text:p>40.7 %RH</text:p>
          </table:table-cell>
          <table:table-cell/>
          <table:table-cell office:value-type="float" office:value="658">
            <text:p>658</text:p>
          </table:table-cell>
          <table:table-cell table:style-name="ce3" office:value-type="string">
            <text:p>2014-07-25 14:51:05</text:p>
          </table:table-cell>
          <table:table-cell table:number-columns-repeated="2" office:value-type="string">
            <text:p>36.388 °C</text:p>
          </table:table-cell>
          <table:table-cell office:value-type="string">
            <text:p>36.281 °C</text:p>
          </table:table-cell>
          <table:table-cell table:number-columns-repeated="2" office:value-type="string">
            <text:p>46.0 %RH</text:p>
          </table:table-cell>
          <table:table-cell office:value-type="string">
            <text:p>43.5 %R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69">
            <text:p>669</text:p>
          </table:table-cell>
          <table:table-cell table:style-name="ce3" office:value-type="string">
            <text:p>2014-07-25 14:51:43</text:p>
          </table:table-cell>
          <table:table-cell office:value-type="string">
            <text:p>37.000 °C</text:p>
          </table:table-cell>
          <table:table-cell office:value-type="string">
            <text:p>36.977 °C</text:p>
          </table:table-cell>
          <table:table-cell office:value-type="string">
            <text:p>36.967 °C</text:p>
          </table:table-cell>
          <table:table-cell office:value-type="string">
            <text:p>48.9 %RH</text:p>
          </table:table-cell>
          <table:table-cell office:value-type="string">
            <text:p>48.3 %RH</text:p>
          </table:table-cell>
          <table:table-cell office:value-type="string">
            <text:p>43.8 %RH</text:p>
          </table:table-cell>
          <table:table-cell/>
          <table:table-cell office:value-type="float" office:value="659">
            <text:p>659</text:p>
          </table:table-cell>
          <table:table-cell table:style-name="ce3" office:value-type="string">
            <text:p>2014-07-25 14:51:35</text:p>
          </table:table-cell>
          <table:table-cell table:number-columns-repeated="2" office:value-type="string">
            <text:p>36.486 °C</text:p>
          </table:table-cell>
          <table:table-cell office:value-type="string">
            <text:p>36.392 °C</text:p>
          </table:table-cell>
          <table:table-cell office:value-type="string">
            <text:p>47.5 %RH</text:p>
          </table:table-cell>
          <table:table-cell office:value-type="string">
            <text:p>46.5 %RH</text:p>
          </table:table-cell>
          <table:table-cell office:value-type="string">
            <text:p>45.5 %RH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674">
            <text:p>674</text:p>
          </table:table-cell>
          <table:table-cell table:style-name="ce3" office:value-type="string">
            <text:p>2014-07-25 14:54:13</text:p>
          </table:table-cell>
          <table:table-cell office:value-type="string">
            <text:p>36.681 °C</text:p>
          </table:table-cell>
          <table:table-cell table:number-columns-repeated="2" office:value-type="string">
            <text:p>36.619 °C</text:p>
          </table:table-cell>
          <table:table-cell office:value-type="string">
            <text:p>52.4 %RH</text:p>
          </table:table-cell>
          <table:table-cell table:number-columns-repeated="2" office:value-type="string">
            <text:p>47.3 %RH</text:p>
          </table:table-cell>
          <table:table-cell/>
          <table:table-cell office:value-type="float" office:value="664">
            <text:p>664</text:p>
          </table:table-cell>
          <table:table-cell table:style-name="ce3" office:value-type="string">
            <text:p>2014-07-25 14:54:05</text:p>
          </table:table-cell>
          <table:table-cell office:value-type="string">
            <text:p>36.817 °C</text:p>
          </table:table-cell>
          <table:table-cell table:number-columns-repeated="2" office:value-type="string">
            <text:p>36.794 °C</text:p>
          </table:table-cell>
          <table:table-cell table:number-columns-repeated="2" office:value-type="string">
            <text:p>50.0 %RH</text:p>
          </table:table-cell>
          <table:table-cell office:value-type="string">
            <text:p>47.5 %RH</text:p>
          </table:table-cell>
        </table:table-row>
        <table:table-row table:style-name="ro2">
          <table:table-cell/>
          <table:table-cell office:value-type="float" office:value="675">
            <text:p>675</text:p>
          </table:table-cell>
          <table:table-cell table:style-name="ce3" office:value-type="string">
            <text:p>2014-07-25 14:54:43</text:p>
          </table:table-cell>
          <table:table-cell office:value-type="string">
            <text:p>36.616 °C</text:p>
          </table:table-cell>
          <table:table-cell table:number-columns-repeated="2" office:value-type="string">
            <text:p>36.537 °C</text:p>
          </table:table-cell>
          <table:table-cell office:value-type="string">
            <text:p>47.1 %RH</text:p>
          </table:table-cell>
          <table:table-cell office:value-type="string">
            <text:p>45.8 %RH</text:p>
          </table:table-cell>
          <table:table-cell office:value-type="string">
            <text:p>45.5 %RH</text:p>
          </table:table-cell>
          <table:table-cell/>
          <table:table-cell office:value-type="float" office:value="665">
            <text:p>665</text:p>
          </table:table-cell>
          <table:table-cell table:style-name="ce3" office:value-type="string">
            <text:p>2014-07-25 14:54:35</text:p>
          </table:table-cell>
          <table:table-cell office:value-type="string">
            <text:p>36.796 °C</text:p>
          </table:table-cell>
          <table:table-cell office:value-type="string">
            <text:p>36.765 °C</text:p>
          </table:table-cell>
          <table:table-cell office:value-type="string">
            <text:p>36.761 °C</text:p>
          </table:table-cell>
          <table:table-cell office:value-type="string">
            <text:p>52.0 %RH</text:p>
          </table:table-cell>
          <table:table-cell table:number-columns-repeated="2" office:value-type="string">
            <text:p>46.7 %R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76">
            <text:p>676</text:p>
          </table:table-cell>
          <table:table-cell table:style-name="ce3" office:value-type="string">
            <text:p>2014-07-25 14:55:13</text:p>
          </table:table-cell>
          <table:table-cell office:value-type="string">
            <text:p>36.534 °C</text:p>
          </table:table-cell>
          <table:table-cell table:number-columns-repeated="2" office:value-type="string">
            <text:p>36.431 °C</text:p>
          </table:table-cell>
          <table:table-cell table:number-columns-repeated="2" office:value-type="string">
            <text:p>46.6 %RH</text:p>
          </table:table-cell>
          <table:table-cell office:value-type="string">
            <text:p>45.0 %RH</text:p>
          </table:table-cell>
          <table:table-cell/>
          <table:table-cell office:value-type="float" office:value="666">
            <text:p>666</text:p>
          </table:table-cell>
          <table:table-cell table:style-name="ce3" office:value-type="string">
            <text:p>2014-07-25 14:55:05</text:p>
          </table:table-cell>
          <table:table-cell office:value-type="string">
            <text:p>36.761 °C</text:p>
          </table:table-cell>
          <table:table-cell table:number-columns-repeated="2" office:value-type="string">
            <text:p>36.691 °C</text:p>
          </table:table-cell>
          <table:table-cell office:value-type="string">
            <text:p>48.2 %RH</text:p>
          </table:table-cell>
          <table:table-cell office:value-type="string">
            <text:p>47.7 %RH</text:p>
          </table:table-cell>
          <table:table-cell office:value-type="string">
            <text:p>46.5 %RH</text:p>
          </table:table-cell>
        </table:table-row>
        <table:table-row table:style-name="ro2" table:number-rows-repeated="104849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0:39:55</dc:date>
    <dc:creator>SKT </dc:creator>
    <meta:generator>LibreOffice/3.5$Linux_X86_64 LibreOffice_project/350m1$Build-2</meta:generator>
    <meta:editing-duration>PT21H48M38S</meta:editing-duration>
    <meta:editing-cycles>12</meta:editing-cycles>
    <meta:document-statistic meta:table-count="7" meta:cell-count="7674" meta:object-count="0"/>
  </office:meta>
</office:document-meta>
</file>